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  <style:font-face style:name="Var(--Jp-Code-Font-Family)" svg:font-family="Var(--Jp-Code-Font-Family)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 style:data-style-name="N119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10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24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Default" style:data-style-name="N1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Calibri" style:font-name-asian="Calibri" style:font-name-complex="Calibri"/>
    </style:style>
    <style:style style:name="ce15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17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18" style:family="table-cell" style:parent-style-name="Default" style:data-style-name="N119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0" style:family="table-cell" style:parent-style-name="Default" style:data-style-name="N1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1" style:family="table-cell" style:parent-style-name="Default" style:data-style-name="N1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4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6" style:family="table-cell" style:parent-style-name="Default" style:data-style-name="N119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7" style:family="table-cell" style:parent-style-name="Default" style:data-style-name="N1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" style:font-name-asian="Calibri" style:font-name-complex="Calibri"/>
    </style:style>
    <style:style style:name="ce29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Default" style:data-style-name="N1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119">
      <style:table-cell-properties fo:background-color="#ff6d6d" style:text-align-source="fix" style:repeat-content="false" fo:border="0.06pt solid #000000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2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8" style:family="table-cell" style:parent-style-name="Default" style:data-style-name="N2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bottom="none" fo:background-color="#b4c7dc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62" style:family="table-cell" style:parent-style-name="Default" style:data-style-name="N0"/>
    <style:style style:name="ce7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12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bottom="0.06pt solid #000000" fo:background-color="#ec9ba4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42" style:family="table-cell" style:parent-style-name="Default" style:data-style-name="N1">
      <style:table-cell-properties fo:border-bottom="0.06pt solid #000000" fo:background-color="#ec9ba4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43" style:family="table-cell" style:parent-style-name="Default" style:data-style-name="N119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44" style:family="table-cell" style:parent-style-name="Default" style:data-style-name="N1">
      <style:table-cell-properties fo:border-bottom="none" fo:background-color="transparent" fo:wrap-option="wrap" fo:border-left="0.06pt solid #000000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45" style:family="table-cell" style:parent-style-name="Default" style:data-style-name="N1">
      <style:table-cell-properties fo:border-bottom="none" fo:background-color="#ffffff" fo:wrap-option="wrap" fo:border-left="none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ext-properties style:font-name="Calibri" style:font-name-asian="Calibri" style:font-name-complex="Calibri"/>
    </style:style>
    <style:style style:name="ce47" style:family="table-cell" style:parent-style-name="Default" style:data-style-name="N12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48" style:family="table-cell" style:parent-style-name="Default" style:data-style-name="N12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49" style:family="table-cell" style:parent-style-name="Default" style:data-style-name="N119">
      <style:table-cell-properties fo:border-bottom="none" fo:border-left="none" fo:border-right="0.06pt solid #000000" fo:border-top="0.06pt solid #000000"/>
      <style:text-properties style:font-name="Calibri" style:font-name-asian="Calibri" style:font-name-complex="Calibri"/>
    </style:style>
    <style:style style:name="ce50" style:family="table-cell" style:parent-style-name="Default" style:data-style-name="N1">
      <style:table-cell-properties fo:border-bottom="none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51" style:family="table-cell" style:parent-style-name="Default" style:data-style-name="N1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52" style:family="table-cell" style:parent-style-name="Default" style:data-style-name="N119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53" style:family="table-cell" style:parent-style-name="Default" style:data-style-name="N1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54" style:family="table-cell" style:parent-style-name="Default" style:data-style-name="N2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55" style:family="table-cell" style:parent-style-name="Default" style:data-style-name="N119">
      <style:table-cell-properties fo:border-bottom="none" fo:border-left="0.06pt solid #000000" fo:border-right="none" fo:border-top="0.06pt solid #000000"/>
      <style:text-properties style:font-name="Calibri" style:font-name-asian="Calibri" style:font-name-complex="Calibri"/>
    </style:style>
    <style:style style:name="ce56" style:family="table-cell" style:parent-style-name="Default" style:data-style-name="N1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57" style:family="table-cell" style:parent-style-name="Default" style:data-style-name="N119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58" style:family="table-cell" style:parent-style-name="Default" style:data-style-name="N12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169" style:family="table-cell" style:parent-style-name="Default" style:data-style-name="N0">
      <style:table-cell-properties fo:background-color="#b4c7dc" fo:border="0.06pt solid #000000" style:vertical-align="automatic"/>
      <style:text-properties style:font-name="Calibri" style:font-name-asian="Calibri" style:font-name-complex="Calibri"/>
    </style:style>
    <style:style style:name="ce170" style:family="table-cell" style:parent-style-name="Default" style:data-style-name="N0">
      <style:table-cell-properties fo:background-color="#e8f2a1" fo:border="0.06pt solid #000000" style:vertical-align="automatic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ackground-color="#b4c7dc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60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63" style:family="table-cell" style:parent-style-name="Default" style:data-style-name="N119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64" style:family="table-cell" style:parent-style-name="Default" style:data-style-name="N1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65" style:family="table-cell" style:parent-style-name="Default" style:data-style-name="N2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67" style:family="table-cell" style:parent-style-name="Default" style:data-style-name="N1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68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78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79" style:family="table-cell" style:parent-style-name="Default" style:data-style-name="N121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80" style:family="table-cell" style:parent-style-name="Default" style:data-style-name="N120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121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82" style:family="table-cell" style:parent-style-name="Default" style:data-style-name="N120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83" style:family="table-cell" style:parent-style-name="Default" style:data-style-name="N2">
      <style:table-cell-properties fo:background-color="transparent"/>
    </style:style>
    <style:style style:name="ce84" style:family="table-cell" style:parent-style-name="Default" style:data-style-name="N0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</style:style>
    <style:style style:name="ce86" style:family="table-cell" style:parent-style-name="Default" style:data-style-name="N120">
      <style:table-cell-properties fo:background-color="transparent"/>
    </style:style>
    <style:style style:name="ce87" style:family="table-cell" style:parent-style-name="Default" style:data-style-name="N119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88" style:family="table-cell" style:parent-style-name="Default" style:data-style-name="N0">
      <style:table-cell-properties fo:background-color="#b4c7dc" fo:border="0.06pt solid #000000"/>
      <style:text-properties style:font-name="Calibri" style:font-name-asian="Calibri" style:font-name-complex="Calibri"/>
    </style:style>
    <style:style style:name="ce89" style:family="table-cell" style:parent-style-name="Default" style:data-style-name="N0">
      <style:table-cell-properties fo:background-color="#e8f2a1" fo:border="0.06pt solid #000000"/>
      <style:text-properties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91" style:family="table-cell" style:parent-style-name="Default" style:data-style-name="N1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92" style:family="table-cell" style:parent-style-name="Default" style:data-style-name="N2">
      <style:table-cell-properties fo:background-color="#ff6d6d" fo:border="0.06pt solid #000000" style:vertical-align="automatic"/>
      <style:text-properties style:font-name="Calibri" style:font-name-asian="Calibri" style:font-name-complex="Calibri"/>
    </style:style>
    <style:style style:name="ce93" style:family="table-cell" style:parent-style-name="Default" style:data-style-name="N2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94" style:family="table-cell" style:parent-style-name="Default" style:data-style-name="N119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2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13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1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7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95" style:family="table-cell" style:parent-style-name="Default" style:data-style-name="N0">
      <style:table-cell-properties fo:border-bottom="none" fo:background-color="#e8f2a1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99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100" style:family="table-cell" style:parent-style-name="Default" style:data-style-name="N0">
      <style:table-cell-properties fo:border-bottom="0.06pt solid #000000" fo:background-color="#e8f2a1" fo:border-left="0.06pt solid #000000" fo:border-right="none" fo:border-top="0.06pt solid #000000"/>
      <style:text-properties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-bottom="0.06pt solid #000000" fo:background-color="#e8f2a1" fo:border-left="none" fo:border-right="0.06pt solid #000000" fo:border-top="0.06pt solid #000000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ri" style:font-name-asian="Calibri" style:font-name-complex="Calibri"/>
    </style:style>
    <style:style style:name="ce103" style:family="table-cell" style:parent-style-name="Default" style:data-style-name="N10">
      <style:table-cell-properties fo:border-bottom="none" fo:border-left="none" fo:border-right="none" fo:border-top="0.06pt solid #000000"/>
      <style:text-properties style:font-name="Calibri" style:font-name-asian="Calibri" style:font-name-complex="Calibri"/>
    </style:style>
    <style:style style:name="ce104" style:family="table-cell" style:parent-style-name="Default" style:data-style-name="N10">
      <style:text-properties style:font-name="Calibri" style:font-name-asian="Calibri" style:font-name-complex="Calibri"/>
    </style:style>
    <style:style style:name="ce10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106" style:family="table-cell" style:parent-style-name="Default" style:data-style-name="N10">
      <style:table-cell-properties fo:border-bottom="0.06pt solid #000000" fo:border-left="none" fo:border-right="none" fo:border-top="none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order-bottom="none" fo:background-color="#b4c7dc" fo:border-left="none" fo:border-right="0.06pt solid #000000" fo:border-top="0.06pt solid #000000"/>
      <style:text-properties style:font-name="Calibri" style:font-name-asian="Calibri" style:font-name-complex="Calibri"/>
    </style:style>
    <style:style style:name="ce108" style:family="table-cell" style:parent-style-name="Default" style:data-style-name="N0">
      <style:table-cell-properties fo:border-bottom="none" fo:background-color="#b4c7dc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27" style:family="table-cell" style:parent-style-name="Default" style:data-style-name="N0">
      <style:table-cell-properties fo:border-bottom="none" fo:background-color="#e8f2a1" fo:border-left="none" fo:border-right="0.06pt solid #000000" fo:border-top="none"/>
      <style:text-properties style:font-name="Calibri" style:font-name-asian="Calibri" style:font-name-complex="Calibri"/>
    </style:style>
    <style:style style:name="ce228" style:family="table-cell" style:parent-style-name="Default" style:data-style-name="N10">
      <style:table-cell-properties fo:border-bottom="none" fo:border-left="0.06pt solid #000000" fo:border-right="0.06pt solid #000000" fo:border-top="0.06pt solid #000000"/>
    </style:style>
    <style:style style:name="ce229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220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21" style:family="table-cell" style:parent-style-name="Default" style:data-style-name="N0"/>
    <style:style style:name="ce22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23" style:family="table-cell" style:parent-style-name="Default" style:data-style-name="N119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24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25" style:family="table-cell" style:parent-style-name="Default" style:data-style-name="N1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26" style:family="table-cell" style:parent-style-name="Default" style:data-style-name="N12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3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31" style:family="table-cell" style:parent-style-name="Default" style:data-style-name="N119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32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1" style:family="table-cell" style:parent-style-name="Default" style:data-style-name="N0"/>
    <style:style style:name="ce234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3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38" style:family="table-cell" style:parent-style-name="Default" style:data-style-name="N0">
      <style:table-cell-properties fo:border-bottom="none" fo:background-color="#b4c7dc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Calibri" style:font-name-asian="Calibri" style:font-name-complex="Calibri"/>
    </style:style>
    <style:style style:name="ce239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40" style:family="table-cell" style:parent-style-name="Default" style:data-style-name="N119">
      <style:table-cell-properties fo:background-color="#ff6d6d" style:text-align-source="fix" style:repeat-content="false" fo:border="0.06pt solid #000000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241" style:family="table-cell" style:parent-style-name="Default" style:data-style-name="N2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42" style:family="table-cell" style:parent-style-name="Default" style:data-style-name="N1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43" style:family="table-cell" style:parent-style-name="Default" style:data-style-name="N119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44" style:family="table-cell" style:parent-style-name="Default" style:data-style-name="N0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45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46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47" style:family="table-cell" style:parent-style-name="Default" style:data-style-name="N10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248" style:family="table-cell" style:parent-style-name="Default" style:data-style-name="N10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249" style:family="table-cell" style:parent-style-name="Default" style:data-style-name="N1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50" style:family="table-cell" style:parent-style-name="Default" style:data-style-name="N1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51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5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Calibri" style:font-name-asian="Calibri" style:font-name-complex="Calibri"/>
    </style:style>
    <style:style style:name="ce25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5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" style:font-name-asian="Calibri" style:font-name-complex="Calibri"/>
    </style:style>
    <style:style style:name="ce255" style:family="table-cell" style:parent-style-name="Default" style:data-style-name="N2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5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5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58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59" style:family="table-cell" style:parent-style-name="Default" style:data-style-name="N120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261" style:family="table-cell" style:parent-style-name="Default" style:data-style-name="N0">
      <style:table-cell-properties fo:border-bottom="0.06pt solid #000000" fo:background-color="#ec9ba4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62" style:family="table-cell" style:parent-style-name="Default" style:data-style-name="N119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63" style:family="table-cell" style:parent-style-name="Default" style:data-style-name="N1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64" style:family="table-cell" style:parent-style-name="Default" style:data-style-name="N1">
      <style:table-cell-properties fo:border-bottom="0.06pt solid #000000" fo:background-color="#ec9ba4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65" style:family="table-cell" style:parent-style-name="Default" style:data-style-name="N12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6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67" style:family="table-cell" style:parent-style-name="Default" style:data-style-name="N119">
      <style:table-cell-properties fo:border-bottom="none" fo:border-left="0.06pt solid #000000" fo:border-right="none" fo:border-top="0.06pt solid #000000"/>
      <style:text-properties style:font-name="Calibri" style:font-name-asian="Calibri" style:font-name-complex="Calibri"/>
    </style:style>
    <style:style style:name="ce268" style:family="table-cell" style:parent-style-name="Default" style:data-style-name="N1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269" style:family="table-cell" style:parent-style-name="Default" style:data-style-name="N1">
      <style:table-cell-properties fo:border-bottom="none" fo:background-color="transparent" fo:wrap-option="wrap" fo:border-left="0.06pt solid #000000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70" style:family="table-cell" style:parent-style-name="Default" style:data-style-name="N1">
      <style:table-cell-properties fo:border-bottom="none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271" style:family="table-cell" style:parent-style-name="Default" style:data-style-name="N1">
      <style:table-cell-properties fo:border-bottom="none" fo:background-color="#ffffff" fo:wrap-option="wrap" fo:border-left="none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72" style:family="table-cell" style:parent-style-name="Default" style:data-style-name="N1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273" style:family="table-cell" style:parent-style-name="Default" style:data-style-name="N119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274" style:family="table-cell" style:parent-style-name="Default" style:data-style-name="N119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275" style:family="table-cell" style:parent-style-name="Default" style:data-style-name="N0">
      <style:text-properties style:font-name="Calibri" style:font-name-asian="Calibri" style:font-name-complex="Calibri"/>
    </style:style>
    <style:style style:name="ce276" style:family="table-cell" style:parent-style-name="Default" style:data-style-name="N12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277" style:family="table-cell" style:parent-style-name="Default" style:data-style-name="N120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278" style:family="table-cell" style:parent-style-name="Default" style:data-style-name="N119">
      <style:table-cell-properties fo:border-bottom="none" fo:border-left="none" fo:border-right="0.06pt solid #000000" fo:border-top="0.06pt solid #000000"/>
      <style:text-properties style:font-name="Calibri" style:font-name-asian="Calibri" style:font-name-complex="Calibri"/>
    </style:style>
    <style:style style:name="ce279" style:family="table-cell" style:parent-style-name="Default" style:data-style-name="N0">
      <style:table-cell-properties fo:background-color="#b4c7dc" fo:border="0.06pt solid #000000" style:vertical-align="automatic"/>
      <style:text-properties style:font-name="Calibri" style:font-name-asian="Calibri" style:font-name-complex="Calibri"/>
    </style:style>
    <style:style style:name="ce280" style:family="table-cell" style:parent-style-name="Default" style:data-style-name="N0">
      <style:table-cell-properties fo:background-color="#e8f2a1" fo:border="0.06pt solid #000000" style:vertical-align="automatic"/>
      <style:text-properties style:font-name="Calibri" style:font-name-asian="Calibri" style:font-name-complex="Calibri"/>
    </style:style>
    <style:style style:name="ce281" style:family="table-cell" style:parent-style-name="Default" style:data-style-name="N0">
      <style:table-cell-properties fo:background-color="#b4c7dc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282" style:family="table-cell" style:parent-style-name="Default" style:data-style-name="N119">
      <style:table-cell-properties fo:background-color="#ff6d6d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83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style:font-name-asian="Calibri" style:font-name-complex="Calibri"/>
    </style:style>
    <style:style style:name="ce284" style:family="table-cell" style:parent-style-name="Default" style:data-style-name="N1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85" style:family="table-cell" style:parent-style-name="Default" style:data-style-name="N1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286" style:family="table-cell" style:parent-style-name="Default" style:data-style-name="N2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287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28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ri" style:font-name-asian="Calibri" style:font-name-complex="Calibri"/>
    </style:style>
    <style:style style:name="ce289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0.06pt solid #000000" style:vertical-align="automatic"/>
      <style:text-properties style:font-name="Calibri" style:font-name-asian="Calibri" style:font-name-complex="Calibri"/>
    </style:style>
    <style:style style:name="ce29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71" style:family="table-cell" style:parent-style-name="Default" style:data-style-name="N0">
      <style:table-cell-properties fo:border-bottom="none" fo:background-color="#ffffff" fo:wrap-option="wrap" fo:border-left="0.06pt solid #000000" fo:border-right="0.06pt solid #000000" fo:border-top="0.06pt solid #000000" style:vertical-align="automatic"/>
      <style:text-properties style:font-name="Var(--Jp-Code-Font-Family)" style:font-name-asian="Var(--Jp-Code-Font-Family)" style:font-name-complex="Var(--Jp-Code-Font-Family)"/>
    </style:style>
    <style:style style:name="ce7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98" style:family="table-cell" style:parent-style-name="Default" style:data-style-name="N119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299" style:family="table-cell" style:parent-style-name="Default" style:data-style-name="N2">
      <style:table-cell-properties fo:background-color="transparent"/>
    </style:style>
    <style:style style:name="ce300" style:family="table-cell" style:parent-style-name="Default" style:data-style-name="N120">
      <style:table-cell-properties fo:background-color="transparent"/>
    </style:style>
    <style:style style:name="ce301" style:family="table-cell" style:parent-style-name="Default" style:data-style-name="N0">
      <style:table-cell-properties fo:background-color="transparent"/>
    </style:style>
    <style:style style:name="ce302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Calibri" style:font-name-asian="Calibri" style:font-name-complex="Calibri"/>
    </style:style>
    <style:style style:name="ce303" style:family="table-cell" style:parent-style-name="Default" style:data-style-name="N121">
      <style:table-cell-properties fo:border-bottom="none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304" style:family="table-cell" style:parent-style-name="Default" style:data-style-name="N121">
      <style:table-cell-properties fo:border-bottom="0.06pt solid #000000" fo:border-left="0.06pt solid #000000" fo:border-right="0.06pt solid #000000" fo:border-top="none"/>
      <style:text-properties style:font-name="Calibri" style:font-name-asian="Calibri" style:font-name-complex="Calibri"/>
    </style:style>
    <style:style style:name="ce305" style:family="table-cell" style:parent-style-name="Default" style:data-style-name="N120">
      <style:table-cell-properties fo:border-bottom="none" fo:border-left="none" fo:border-right="0.06pt solid #000000" fo:border-top="none"/>
      <style:text-properties style:font-name="Calibri" style:font-name-asian="Calibri" style:font-name-complex="Calibri"/>
    </style:style>
    <style:style style:name="ce306" style:family="table-cell" style:parent-style-name="Default" style:data-style-name="N120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307" style:family="table-cell" style:parent-style-name="Default" style:data-style-name="N1">
      <style:table-cell-properties fo:background-color="transparent"/>
    </style:style>
    <style:style style:name="ce308" style:family="table-cell" style:parent-style-name="Default" style:data-style-name="N1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309" style:family="table-cell" style:parent-style-name="Default" style:data-style-name="N119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310" style:family="table-cell" style:parent-style-name="Default" style:data-style-name="N0">
      <style:table-cell-properties fo:background-color="#b4c7dc" fo:border="0.06pt solid #000000"/>
      <style:text-properties style:font-name="Calibri" style:font-name-asian="Calibri" style:font-name-complex="Calibri"/>
    </style:style>
    <style:style style:name="ce311" style:family="table-cell" style:parent-style-name="Default" style:data-style-name="N2">
      <style:table-cell-properties fo:background-color="#ff6d6d" fo:border="0.06pt solid #000000" style:vertical-align="automatic"/>
      <style:text-properties style:font-name="Calibri" style:font-name-asian="Calibri" style:font-name-complex="Calibri"/>
    </style:style>
    <style:style style:name="ce312" style:family="table-cell" style:parent-style-name="Default" style:data-style-name="N0">
      <style:table-cell-properties fo:background-color="#e8f2a1" fo:border="0.06pt solid #000000"/>
      <style:text-properties style:font-name="Calibri" style:font-name-asian="Calibri" style:font-name-complex="Calibri"/>
    </style:style>
    <style:style style:name="ce313" style:family="table-cell" style:parent-style-name="Default" style:data-style-name="N2">
      <style:table-cell-properties fo:background-color="#ec9ba4" fo:border="0.06pt solid #000000" style:vertical-align="automatic"/>
      <style:text-properties style:font-name="Calibri" style:font-name-asian="Calibri" style:font-name-complex="Calibri"/>
    </style:style>
    <style:style style:name="ce3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ri" style:font-name-asian="Calibri" style:font-name-complex="Calibri"/>
    </style:style>
    <style:style style:name="ce315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31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317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" style:font-name-asian="Calibri" style:font-name-complex="Calibri"/>
    </style:style>
    <style:style style:name="ce318" style:family="table-cell" style:parent-style-name="Default" style:data-style-name="N0">
      <style:table-cell-properties fo:border-bottom="none" fo:background-color="#e8f2a1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319" style:family="table-cell" style:parent-style-name="Default" style:data-style-name="N0">
      <style:table-cell-properties fo:border-bottom="0.06pt solid #000000" fo:background-color="#e8f2a1" fo:border-left="0.06pt solid #000000" fo:border-right="none" fo:border-top="0.06pt solid #000000"/>
      <style:text-properties style:font-name="Calibri" style:font-name-asian="Calibri" style:font-name-complex="Calibri"/>
    </style:style>
    <style:style style:name="ce320" style:family="table-cell" style:parent-style-name="Default" style:data-style-name="N0">
      <style:table-cell-properties fo:border-bottom="0.06pt solid #000000" fo:background-color="#e8f2a1" fo:border-left="none" fo:border-right="0.06pt solid #000000" fo:border-top="0.06pt solid #000000"/>
      <style:text-properties style:font-name="Calibri" style:font-name-asian="Calibri" style:font-name-complex="Calibri"/>
    </style:style>
    <style:style style:name="ce32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ri" style:font-name-asian="Calibri" style:font-name-complex="Calibri"/>
    </style:style>
    <style:style style:name="ce322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Calibri" style:font-name-asian="Calibri" style:font-name-complex="Calibri"/>
    </style:style>
    <style:style style:name="ce323" style:family="table-cell" style:parent-style-name="Default" style:data-style-name="N10">
      <style:table-cell-properties fo:border-bottom="none" fo:border-left="none" fo:border-right="none" fo:border-top="0.06pt solid #000000"/>
      <style:text-properties style:font-name="Calibri" style:font-name-asian="Calibri" style:font-name-complex="Calibri"/>
    </style:style>
    <style:style style:name="ce324" style:family="table-cell" style:parent-style-name="Default" style:data-style-name="N10">
      <style:text-properties style:font-name="Calibri" style:font-name-asian="Calibri" style:font-name-complex="Calibri"/>
    </style:style>
    <style:style style:name="ce325" style:family="table-cell" style:parent-style-name="Default" style:data-style-name="N10">
      <style:table-cell-properties fo:border-bottom="0.06pt solid #000000" fo:border-left="none" fo:border-right="none" fo:border-top="none"/>
      <style:text-properties style:font-name="Calibri" style:font-name-asian="Calibri" style:font-name-complex="Calibri"/>
    </style:style>
    <style:style style:name="ce326" style:family="table-cell" style:parent-style-name="Default" style:data-style-name="N0">
      <style:table-cell-properties fo:border-bottom="none" fo:background-color="#b4c7dc" fo:border-left="none" fo:border-right="0.06pt solid #000000" fo:border-top="0.06pt solid #000000"/>
      <style:text-properties style:font-name="Calibri" style:font-name-asian="Calibri" style:font-name-complex="Calibri"/>
    </style:style>
    <style:style style:name="ce327" style:family="table-cell" style:parent-style-name="Default" style:data-style-name="N0">
      <style:table-cell-properties fo:border-bottom="none" fo:background-color="#b4c7dc" fo:border-left="0.06pt solid #000000" fo:border-right="0.06pt solid #000000" fo:border-top="0.06pt solid #000000"/>
      <style:text-properties style:font-name="Calibri" style:font-name-asian="Calibri" style:font-name-complex="Calibri"/>
    </style:style>
    <style:style style:name="ce328" style:family="table-cell" style:parent-style-name="Default" style:data-style-name="N0">
      <style:table-cell-properties fo:border-bottom="none" fo:background-color="#e8f2a1" fo:border-left="none" fo:border-right="0.06pt solid #000000" fo:border-top="none"/>
      <style:text-properties style:font-name="Calibri" style:font-name-asian="Calibri" style:font-name-complex="Calibri"/>
    </style:style>
    <style:style style:name="ce329" style:family="table-cell" style:parent-style-name="Default" style:data-style-name="N10">
      <style:table-cell-properties fo:border-bottom="none" fo:border-left="0.06pt solid #000000" fo:border-right="0.06pt solid #000000" fo:border-top="0.06pt solid #000000"/>
    </style:style>
    <style:style style:name="ce330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color="#000000" loext:opacity="100%" style:text-outline="false" style:text-line-through-style="none" style:text-line-through-type="none" style:text-position="-33% 58%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-33% 58%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Ca" table:style-name="ta1">
        <table:table-column table:style-name="co1" table:default-cell-style-name="ce1"/>
        <table:table-column table:style-name="co2" table:number-columns-repeated="30" table:default-cell-style-name="ce1"/>
        <table:table-column table:style-name="co3" table:number-columns-repeated="16353" table:default-cell-style-name="ce1"/>
        <table:table-row table:style-name="ro1"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34" office:value-type="string" calcext:value-type="string" table:number-columns-spanned="1" table:number-rows-spanned="2">
            <text:p>Read.</text:p>
          </table:table-cell>
          <table:table-cell table:style-name="ce220" office:value-type="string" calcext:value-type="string" table:number-columns-spanned="6" table:number-rows-spanned="1">
            <text:p>Voltage across capacitor</text:p>
          </table:table-cell>
          <table:covered-table-cell table:number-columns-repeated="5" table:style-name="ce221"/>
          <table:table-cell table:style-name="ce245" office:value-type="string" calcext:value-type="string" table:number-columns-spanned="4" table:number-rows-spanned="1">
            <text:p>Uncertainites</text:p>
          </table:table-cell>
          <table:covered-table-cell table:number-columns-repeated="3" table:style-name="ce221"/>
          <table:table-cell table:style-name="ce220" office:value-type="string" calcext:value-type="string" table:number-columns-spanned="6" table:number-rows-spanned="1">
            <text:p>Voltage across resistor</text:p>
          </table:table-cell>
          <table:covered-table-cell table:number-columns-repeated="5" table:style-name="ce221"/>
          <table:table-cell table:style-name="ce234" office:value-type="string" calcext:value-type="string" table:number-columns-spanned="4" table:number-rows-spanned="1">
            <text:p>Uncertainties</text:p>
          </table:table-cell>
          <table:covered-table-cell table:number-columns-repeated="3" table:style-name="ce221"/>
          <table:table-cell table:style-name="ce220" office:value-type="string" calcext:value-type="string" table:number-columns-spanned="6" table:number-rows-spanned="1">
            <text:p>V<text:span text:style-name="T3">C</text:span> to V<text:span text:style-name="T3">R</text:span> time difference</text:p>
          </table:table-cell>
          <table:covered-table-cell table:number-columns-repeated="5" table:style-name="ce221"/>
          <table:table-cell table:style-name="ce234" office:value-type="string" calcext:value-type="string" table:number-columns-spanned="3" table:number-rows-spanned="1">
            <text:p>Uncertainties</text:p>
          </table:table-cell>
          <table:covered-table-cell table:number-columns-repeated="2" table:style-name="ce221"/>
          <table:table-cell table:number-columns-repeated="16353"/>
        </table:table-row>
        <table:table-row table:style-name="ro1">
          <table:covered-table-cell table:number-columns-repeated="2" table:style-name="ce221"/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Calib.</text:p>
          </table:table-cell>
          <table:table-cell table:style-name="ce251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Calib.</text:p>
          </table:table-cell>
          <table:table-cell table:style-name="ce246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34" office:value-type="string" calcext:value-type="string">
            <text:p>Abs.</text:p>
          </table:table-cell>
          <table:table-cell table:number-columns-repeated="16353"/>
        </table:table-row>
        <table:table-row table:style-name="ro1">
          <table:table-cell table:style-name="ce222" office:value-type="string" calcext:value-type="string" table:number-columns-spanned="2" table:number-rows-spanned="1">
            <text:p>mHz</text:p>
          </table:table-cell>
          <table:covered-table-cell table:style-name="ce221"/>
          <table:table-cell table:style-name="ce239" office:value-type="string" calcext:value-type="string" table:number-columns-spanned="10" table:number-rows-spanned="1">
            <text:p>V <text:s/></text:p>
          </table:table-cell>
          <table:covered-table-cell table:number-columns-repeated="9" table:style-name="ce221"/>
          <table:table-cell table:style-name="ce222" office:value-type="string" calcext:value-type="string" table:number-columns-spanned="10" table:number-rows-spanned="1">
            <text:p>V <text:s/></text:p>
          </table:table-cell>
          <table:covered-table-cell table:number-columns-repeated="9" table:style-name="ce221"/>
          <table:table-cell table:style-name="ce239" office:value-type="string" calcext:value-type="string" table:number-columns-spanned="8" table:number-rows-spanned="1">
            <text:p>ms</text:p>
          </table:table-cell>
          <table:covered-table-cell table:number-columns-repeated="7" table:style-name="ce221"/>
          <table:table-cell table:style-name="ce258"/>
          <table:table-cell table:number-columns-repeated="16353"/>
        </table:table-row>
        <table:table-row table:style-name="ro1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52" calcext:value-type="float">
            <text:p>3.52</text:p>
          </table:table-cell>
          <table:table-cell table:number-columns-repeated="3" table:style-name="ce230" office:value-type="float" office:value="3.48" calcext:value-type="float">
            <text:p>3.48</text:p>
          </table:table-cell>
          <table:table-cell table:style-name="ce230" office:value-type="float" office:value="3.5" calcext:value-type="float">
            <text:p>3.50</text:p>
          </table:table-cell>
          <table:table-cell table:style-name="ce230" table:formula="of:=AVERAGE([.C4:.G4])" office:value-type="float" office:value="3.492" calcext:value-type="float">
            <text:p>3.49</text:p>
          </table:table-cell>
          <table:table-cell table:style-name="ce235" table:formula="of:=(MAX([.C4:.G4])-MIN([.C4:.G4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4])^2 + ([.J4])^2 + ([.K4]*[.H4])^2); -INT(LOG10(ABS(SQRT(([.I4])^2 + ([.J4])^2 + ([.K4]*[.H4])^2)))))" office:value-type="float" office:value="0.7" calcext:value-type="float">
            <text:p>0.7</text:p>
          </table:table-cell>
          <table:table-cell table:number-columns-repeated="3" table:style-name="ce230" office:value-type="float" office:value="3.5" calcext:value-type="float">
            <text:p>3.50</text:p>
          </table:table-cell>
          <table:table-cell table:style-name="ce230" office:value-type="float" office:value="3.46" calcext:value-type="float">
            <text:p>3.46</text:p>
          </table:table-cell>
          <table:table-cell table:style-name="ce230" office:value-type="float" office:value="3.5" calcext:value-type="float">
            <text:p>3.50</text:p>
          </table:table-cell>
          <table:table-cell table:style-name="ce230" table:formula="of:=AVERAGE([.M4:.Q4])" office:value-type="float" office:value="3.492" calcext:value-type="float">
            <text:p>3.49</text:p>
          </table:table-cell>
          <table:table-cell table:style-name="ce235" table:formula="of:=(MAX([.M4:.Q4])-MIN([.M4:.Q4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4])^2 + ([.T4])^2 + ([.U4]*[.R4])^2); -INT(LOG10(ABS(SQRT(([.S4])^2 + ([.T4])^2 + ([.U4]*[.R4])^2)))))" office:value-type="float" office:value="0.2" calcext:value-type="float">
            <text:p>0.2</text:p>
          </table:table-cell>
          <table:table-cell table:style-name="ce235" office:value-type="float" office:value="-70" calcext:value-type="float">
            <text:p>-70</text:p>
          </table:table-cell>
          <table:table-cell table:style-name="ce235" office:value-type="float" office:value="-40" calcext:value-type="float">
            <text:p>-40</text:p>
          </table:table-cell>
          <table:table-cell table:style-name="ce235" office:value-type="float" office:value="-30" calcext:value-type="float">
            <text:p>-30</text:p>
          </table:table-cell>
          <table:table-cell table:style-name="ce235" office:value-type="float" office:value="-48" calcext:value-type="float">
            <text:p>-48</text:p>
          </table:table-cell>
          <table:table-cell table:style-name="ce235" office:value-type="float" office:value="-70" calcext:value-type="float">
            <text:p>-70</text:p>
          </table:table-cell>
          <table:table-cell table:style-name="ce224" table:formula="of:=AVERAGE([.W4:.AA4])" office:value-type="float" office:value="-51.6" calcext:value-type="float">
            <text:p>-52</text:p>
          </table:table-cell>
          <table:table-cell table:style-name="ce235" table:formula="of:=ABS(((MIN([.W4:.AA4])-MAX([.W4:.AA4]))/5))" office:value-type="float" office:value="8" calcext:value-type="float">
            <text:p>8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4])^2 + ([.AD4])^2); -INT(LOG10(ABS(SQRT(([.AC4])^2 + ([.AD4])^2)))))" office:value-type="float" office:value="9" calcext:value-type="float">
            <text:p>9</text:p>
          </table:table-cell>
          <table:table-cell table:number-columns-repeated="16353"/>
        </table:table-row>
        <table:table-row table:style-name="ro1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4" calcext:value-type="float">
            <text:p>3.4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table:formula="of:=AVERAGE([.C5:.G5])" office:value-type="float" office:value="3.416" calcext:value-type="float">
            <text:p>3.42</text:p>
          </table:table-cell>
          <table:table-cell table:style-name="ce235" table:formula="of:=(MAX([.C5:.G5])-MIN([.C5:.G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5])^2 + ([.J5])^2 + ([.K5]*[.H5])^2); -INT(LOG10(ABS(SQRT(([.I5])^2 + ([.J5])^2 + ([.K5]*[.H5])^2)))))" office:value-type="float" office:value="0.7" calcext:value-type="float">
            <text:p>0.7</text:p>
          </table:table-cell>
          <table:table-cell table:style-name="ce230" office:value-type="float" office:value="3.44" calcext:value-type="float">
            <text:p>3.44</text:p>
          </table:table-cell>
          <table:table-cell table:number-columns-repeated="3" table:style-name="ce230" office:value-type="float" office:value="3.4" calcext:value-type="float">
            <text:p>3.40</text:p>
          </table:table-cell>
          <table:table-cell table:style-name="ce230" office:value-type="float" office:value="3.42" calcext:value-type="float">
            <text:p>3.42</text:p>
          </table:table-cell>
          <table:table-cell table:style-name="ce230" table:formula="of:=AVERAGE([.M5:.Q5])" office:value-type="float" office:value="3.412" calcext:value-type="float">
            <text:p>3.41</text:p>
          </table:table-cell>
          <table:table-cell table:style-name="ce235" table:formula="of:=(MAX([.M5:.Q5])-MIN([.M5:.Q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5])^2 + ([.T5])^2 + ([.U5]*[.R5])^2); -INT(LOG10(ABS(SQRT(([.S5])^2 + ([.T5])^2 + ([.U5]*[.R5])^2)))))" office:value-type="float" office:value="0.2" calcext:value-type="float">
            <text:p>0.2</text:p>
          </table:table-cell>
          <table:table-cell table:style-name="ce235" office:value-type="float" office:value="-40" calcext:value-type="float">
            <text:p>-40</text:p>
          </table:table-cell>
          <table:table-cell table:style-name="ce235" office:value-type="float" office:value="-52" calcext:value-type="float">
            <text:p>-52</text:p>
          </table:table-cell>
          <table:table-cell table:style-name="ce235" office:value-type="float" office:value="-32" calcext:value-type="float">
            <text:p>-32</text:p>
          </table:table-cell>
          <table:table-cell table:number-columns-repeated="2" table:style-name="ce235" office:value-type="float" office:value="-40" calcext:value-type="float">
            <text:p>-40</text:p>
          </table:table-cell>
          <table:table-cell table:style-name="ce224" table:formula="of:=AVERAGE([.W5:.AA5])" office:value-type="float" office:value="-40.8" calcext:value-type="float">
            <text:p>-41</text:p>
          </table:table-cell>
          <table:table-cell table:style-name="ce235" table:formula="of:=ABS(((MIN([.W5:.AA5])-MAX([.W5:.AA5]))/5))" office:value-type="float" office:value="4" calcext:value-type="float">
            <text:p>4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5])^2 + ([.AD5])^2); -INT(LOG10(ABS(SQRT(([.AC5])^2 + ([.AD5])^2)))))" office:value-type="float" office:value="6" calcext:value-type="float">
            <text:p>6</text:p>
          </table:table-cell>
          <table:table-cell table:number-columns-repeated="16353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5" table:style-name="ce230" office:value-type="float" office:value="3.28" calcext:value-type="float">
            <text:p>3.28</text:p>
          </table:table-cell>
          <table:table-cell table:style-name="ce230" table:formula="of:=AVERAGE([.C6:.G6])" office:value-type="float" office:value="3.28" calcext:value-type="float">
            <text:p>3.28</text:p>
          </table:table-cell>
          <table:table-cell table:style-name="ce247" office:value-type="string" calcext:value-type="string">
            <text:p>0.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6])^2 + ([.J6])^2 + ([.K6]*[.H6])^2); -INT(LOG10(ABS(SQRT(([.I6])^2 + ([.J6])^2 + ([.K6]*[.H6])^2)))))" office:value-type="float" office:value="0.7" calcext:value-type="float">
            <text:p>0.7</text:p>
          </table:table-cell>
          <table:table-cell table:style-name="ce230" office:value-type="float" office:value="3.34" calcext:value-type="float">
            <text:p>3.34</text:p>
          </table:table-cell>
          <table:table-cell table:number-columns-repeated="3" table:style-name="ce230" office:value-type="float" office:value="3.32" calcext:value-type="float">
            <text:p>3.32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table:formula="of:=AVERAGE([.M6:.Q6])" office:value-type="float" office:value="3.332" calcext:value-type="float">
            <text:p>3.33</text:p>
          </table:table-cell>
          <table:table-cell table:style-name="ce235" table:formula="of:=(MAX([.M6:.Q6])-MIN([.M6:.Q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6])^2 + ([.T6])^2 + ([.U6]*[.R6])^2); -INT(LOG10(ABS(SQRT(([.S6])^2 + ([.T6])^2 + ([.U6]*[.R6])^2)))))" office:value-type="float" office:value="0.2" calcext:value-type="float">
            <text:p>0.2</text:p>
          </table:table-cell>
          <table:table-cell table:style-name="ce224" office:value-type="float" office:value="-38" calcext:value-type="float">
            <text:p>-38</text:p>
          </table:table-cell>
          <table:table-cell table:number-columns-repeated="2" table:style-name="ce224" office:value-type="float" office:value="-40" calcext:value-type="float">
            <text:p>-40</text:p>
          </table:table-cell>
          <table:table-cell table:number-columns-repeated="2" table:style-name="ce224" office:value-type="float" office:value="-36" calcext:value-type="float">
            <text:p>-36</text:p>
          </table:table-cell>
          <table:table-cell table:style-name="ce224" table:formula="of:=AVERAGE([.W6:.AA6])" office:value-type="float" office:value="-38" calcext:value-type="float">
            <text:p>-38</text:p>
          </table:table-cell>
          <table:table-cell table:style-name="ce235" table:formula="of:=ABS(((MIN([.W6:.AA6])-MAX([.W6:.AA6]))/5))" office:value-type="float" office:value="0.8" calcext:value-type="float">
            <text:p>0.8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6])^2 + ([.AD6])^2); -INT(LOG10(ABS(SQRT(([.AC6])^2 + ([.AD6])^2)))))" office:value-type="float" office:value="4" calcext:value-type="float">
            <text:p>4</text:p>
          </table:table-cell>
          <table:table-cell table:number-columns-repeated="16353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2" calcext:value-type="float">
            <text:p>3.20</text:p>
          </table:table-cell>
          <table:table-cell table:style-name="ce230" office:value-type="float" office:value="3.24" calcext:value-type="float">
            <text:p>3.24</text:p>
          </table:table-cell>
          <table:table-cell table:style-name="ce230" office:value-type="float" office:value="3.28" calcext:value-type="float">
            <text:p>3.28</text:p>
          </table:table-cell>
          <table:table-cell table:style-name="ce230" office:value-type="float" office:value="3.24" calcext:value-type="float">
            <text:p>3.24</text:p>
          </table:table-cell>
          <table:table-cell table:style-name="ce230" table:formula="of:=AVERAGE([.C7:.G7])" office:value-type="float" office:value="3.232" calcext:value-type="float">
            <text:p>3.23</text:p>
          </table:table-cell>
          <table:table-cell table:style-name="ce235" table:formula="of:=(MAX([.C7:.G7])-MIN([.C7:.G7]))/5" office:value-type="float" office:value="0.0159999999999999" calcext:value-type="float">
            <text:p>0.015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7])^2 + ([.J7])^2 + ([.K7]*[.H7])^2); -INT(LOG10(ABS(SQRT(([.I7])^2 + ([.J7])^2 + ([.K7]*[.H7])^2)))))" office:value-type="float" office:value="0.6" calcext:value-type="float">
            <text:p>0.6</text:p>
          </table:table-cell>
          <table:table-cell table:style-name="ce230" office:value-type="float" office:value="3.26" calcext:value-type="float">
            <text:p>3.26</text:p>
          </table:table-cell>
          <table:table-cell table:style-name="ce230" office:value-type="float" office:value="3.24" calcext:value-type="float">
            <text:p>3.24</text:p>
          </table:table-cell>
          <table:table-cell table:number-columns-repeated="3" table:style-name="ce230" office:value-type="float" office:value="3.26" calcext:value-type="float">
            <text:p>3.26</text:p>
          </table:table-cell>
          <table:table-cell table:style-name="ce230" table:formula="of:=AVERAGE([.M7:.Q7])" office:value-type="float" office:value="3.256" calcext:value-type="float">
            <text:p>3.26</text:p>
          </table:table-cell>
          <table:table-cell table:style-name="ce235" table:formula="of:=(MAX([.M7:.Q7])-MIN([.M7:.Q7]))/5" office:value-type="float" office:value="0.00399999999999992" calcext:value-type="float">
            <text:p>0.0039999999999999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7])^2 + ([.T7])^2 + ([.U7]*[.R7])^2); -INT(LOG10(ABS(SQRT(([.S7])^2 + ([.T7])^2 + ([.U7]*[.R7])^2)))))" office:value-type="float" office:value="0.2" calcext:value-type="float">
            <text:p>0.2</text:p>
          </table:table-cell>
          <table:table-cell table:style-name="ce224" office:value-type="float" office:value="-46" calcext:value-type="float">
            <text:p>-46</text:p>
          </table:table-cell>
          <table:table-cell table:style-name="ce224" office:value-type="float" office:value="-40" calcext:value-type="float">
            <text:p>-40</text:p>
          </table:table-cell>
          <table:table-cell table:style-name="ce224" office:value-type="float" office:value="-32" calcext:value-type="float">
            <text:p>-32</text:p>
          </table:table-cell>
          <table:table-cell table:number-columns-repeated="2" table:style-name="ce224" office:value-type="float" office:value="-40" calcext:value-type="float">
            <text:p>-40</text:p>
          </table:table-cell>
          <table:table-cell table:style-name="ce224" table:formula="of:=AVERAGE([.W7:.AA7])" office:value-type="float" office:value="-39.6" calcext:value-type="float">
            <text:p>-40</text:p>
          </table:table-cell>
          <table:table-cell table:style-name="ce235" table:formula="of:=ABS(((MIN([.W7:.AA7])-MAX([.W7:.AA7]))/5))" office:value-type="float" office:value="2.8" calcext:value-type="float">
            <text:p>2.8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7])^2 + ([.AD7])^2); -INT(LOG10(ABS(SQRT(([.AC7])^2 + ([.AD7])^2)))))" office:value-type="float" office:value="5" calcext:value-type="float">
            <text:p>5</text:p>
          </table:table-cell>
          <table:table-cell table:number-columns-repeated="16353"/>
        </table:table-row>
        <table:table-row table:style-name="ro1">
          <table:table-cell table:style-name="ce224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4" table:style-name="ce230" office:value-type="float" office:value="3.08" calcext:value-type="float">
            <text:p>3.08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table:formula="of:=AVERAGE([.C8:.G8])" office:value-type="float" office:value="3.088" calcext:value-type="float">
            <text:p>3.09</text:p>
          </table:table-cell>
          <table:table-cell table:style-name="ce235" table:formula="of:=(MAX([.C8:.G8])-MIN([.C8:.G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8])^2 + ([.J8])^2 + ([.K8]*[.H8])^2); -INT(LOG10(ABS(SQRT(([.I8])^2 + ([.J8])^2 + ([.K8]*[.H8])^2)))))" office:value-type="float" office:value="0.6" calcext:value-type="float">
            <text:p>0.6</text:p>
          </table:table-cell>
          <table:table-cell table:style-name="ce230" office:value-type="float" office:value="3.16" calcext:value-type="float">
            <text:p>3.16</text:p>
          </table:table-cell>
          <table:table-cell table:style-name="ce230" office:value-type="float" office:value="3.18" calcext:value-type="float">
            <text:p>3.18</text:p>
          </table:table-cell>
          <table:table-cell table:number-columns-repeated="2" table:style-name="ce230" office:value-type="float" office:value="3.14" calcext:value-type="float">
            <text:p>3.14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table:formula="of:=AVERAGE([.M8:.Q8])" office:value-type="float" office:value="3.164" calcext:value-type="float">
            <text:p>3.16</text:p>
          </table:table-cell>
          <table:table-cell table:style-name="ce235" table:formula="of:=(MAX([.M8:.Q8])-MIN([.M8:.Q8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8])^2 + ([.T8])^2 + ([.U8]*[.R8])^2); -INT(LOG10(ABS(SQRT(([.S8])^2 + ([.T8])^2 + ([.U8]*[.R8])^2)))))" office:value-type="float" office:value="0.2" calcext:value-type="float">
            <text:p>0.2</text:p>
          </table:table-cell>
          <table:table-cell table:style-name="ce224" office:value-type="float" office:value="-42" calcext:value-type="float">
            <text:p>-42</text:p>
          </table:table-cell>
          <table:table-cell table:number-columns-repeated="2" table:style-name="ce224" office:value-type="float" office:value="-40" calcext:value-type="float">
            <text:p>-40</text:p>
          </table:table-cell>
          <table:table-cell table:style-name="ce224" office:value-type="float" office:value="-36" calcext:value-type="float">
            <text:p>-36</text:p>
          </table:table-cell>
          <table:table-cell table:style-name="ce224" office:value-type="float" office:value="-34" calcext:value-type="float">
            <text:p>-34</text:p>
          </table:table-cell>
          <table:table-cell table:style-name="ce224" table:formula="of:=AVERAGE([.W8:.AA8])" office:value-type="float" office:value="-38.4" calcext:value-type="float">
            <text:p>-38</text:p>
          </table:table-cell>
          <table:table-cell table:style-name="ce235" table:formula="of:=ABS(((MIN([.W8:.AA8])-MAX([.W8:.AA8]))/5))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8])^2 + ([.AD8])^2); -INT(LOG10(ABS(SQRT(([.AC8])^2 + ([.AD8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 table:style-name="ce221"/>
          <table:table-cell table:style-name="ce240" office:value-type="string" calcext:value-type="string" table:number-columns-spanned="10" table:number-rows-spanned="1">
            <text:p>V</text:p>
          </table:table-cell>
          <table:covered-table-cell table:number-columns-repeated="9" table:style-name="ce221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 table:style-name="ce221"/>
          <table:table-cell table:style-name="ce241" office:value-type="string" calcext:value-type="string" table:number-columns-spanned="9" table:number-rows-spanned="1">
            <text:p>ms</text:p>
          </table:table-cell>
          <table:covered-table-cell table:number-columns-repeated="8" table:style-name="ce221"/>
          <table:table-cell table:number-columns-repeated="16353"/>
        </table:table-row>
        <table:table-row table:style-name="ro1">
          <table:table-cell table:style-name="ce226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2.36" calcext:value-type="float">
            <text:p>2.36</text:p>
          </table:table-cell>
          <table:table-cell table:style-name="ce230" office:value-type="float" office:value="2.4" calcext:value-type="float">
            <text:p>2.40</text:p>
          </table:table-cell>
          <table:table-cell table:number-columns-repeated="2" table:style-name="ce230" office:value-type="float" office:value="2.36" calcext:value-type="float">
            <text:p>2.36</text:p>
          </table:table-cell>
          <table:table-cell table:style-name="ce230" office:value-type="float" office:value="2.4" calcext:value-type="float">
            <text:p>2.40</text:p>
          </table:table-cell>
          <table:table-cell table:style-name="ce230" table:formula="of:=AVERAGE([.C10:.G10])" office:value-type="float" office:value="2.376" calcext:value-type="float">
            <text:p>2.38</text:p>
          </table:table-cell>
          <table:table-cell table:style-name="ce235" table:formula="of:=(MAX([.C10:.G10])-MIN([.C10:.G1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0])^2 + ([.J10])^2 + ([.K10]*[.H10])^2); -INT(LOG10(ABS(SQRT(([.I10])^2 + ([.J10])^2 + ([.K10]*[.H10])^2)))))" office:value-type="float" office:value="0.5" calcext:value-type="float">
            <text:p>0.5</text:p>
          </table:table-cell>
          <table:table-cell table:style-name="ce230" office:value-type="float" office:value="2.68" calcext:value-type="float">
            <text:p>2.68</text:p>
          </table:table-cell>
          <table:table-cell table:style-name="ce230" office:value-type="float" office:value="2.64" calcext:value-type="float">
            <text:p>2.64</text:p>
          </table:table-cell>
          <table:table-cell table:style-name="ce230" office:value-type="float" office:value="2.62" calcext:value-type="float">
            <text:p>2.62</text:p>
          </table:table-cell>
          <table:table-cell table:style-name="ce230" office:value-type="float" office:value="2.66" calcext:value-type="float">
            <text:p>2.66</text:p>
          </table:table-cell>
          <table:table-cell table:style-name="ce230" office:value-type="float" office:value="2.68" calcext:value-type="float">
            <text:p>2.68</text:p>
          </table:table-cell>
          <table:table-cell table:style-name="ce230" table:formula="of:=AVERAGE([.M10:.Q10])" office:value-type="float" office:value="2.656" calcext:value-type="float">
            <text:p>2.66</text:p>
          </table:table-cell>
          <table:table-cell table:style-name="ce235" table:formula="of:=(MAX([.M10:.Q10])-MIN([.M10:.Q10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0])^2 + ([.T10])^2 + ([.U10]*[.R10])^2); -INT(LOG10(ABS(SQRT(([.S10])^2 + ([.T10])^2 + ([.U10]*[.R10])^2)))))" office:value-type="float" office:value="0.1" calcext:value-type="float">
            <text:p>0.1</text:p>
          </table:table-cell>
          <table:table-cell table:style-name="ce224" office:value-type="float" office:value="-37" calcext:value-type="float">
            <text:p>-37</text:p>
          </table:table-cell>
          <table:table-cell table:style-name="ce224" office:value-type="float" office:value="-34" calcext:value-type="float">
            <text:p>-34</text:p>
          </table:table-cell>
          <table:table-cell table:number-columns-repeated="2" table:style-name="ce224" office:value-type="float" office:value="-37" calcext:value-type="float">
            <text:p>-37</text:p>
          </table:table-cell>
          <table:table-cell table:style-name="ce224" office:value-type="float" office:value="-36" calcext:value-type="float">
            <text:p>-36</text:p>
          </table:table-cell>
          <table:table-cell table:style-name="ce224" table:formula="of:=AVERAGE([.W10:.AA10])" office:value-type="float" office:value="-36.2" calcext:value-type="float">
            <text:p>-36</text:p>
          </table:table-cell>
          <table:table-cell table:style-name="ce235" table:formula="of:=ABS(((MIN([.W10:.AA10])-MAX([.W10:.AA10]))/5))" office:value-type="float" office:value="0.6" calcext:value-type="float">
            <text:p>0.6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10])^2 + ([.AD10])^2); -INT(LOG10(ABS(SQRT(([.AC10])^2 + ([.AD10])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1.52" calcext:value-type="float">
            <text:p>1.52</text:p>
          </table:table-cell>
          <table:table-cell table:number-columns-repeated="3" table:style-name="ce230" office:value-type="float" office:value="1.48" calcext:value-type="float">
            <text:p>1.48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table:formula="of:=AVERAGE([.C11:.G11])" office:value-type="float" office:value="1.496" calcext:value-type="float">
            <text:p>1.50</text:p>
          </table:table-cell>
          <table:table-cell table:style-name="ce235" table:formula="of:=(MAX([.C11:.G11])-MIN([.C11:.G1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1])^2 + ([.J11])^2 + ([.K11]*[.H11])^2); -INT(LOG10(ABS(SQRT(([.I11])^2 + ([.J11])^2 + ([.K11]*[.H11])^2)))))" office:value-type="float" office:value="0.3" calcext:value-type="float">
            <text:p>0.3</text:p>
          </table:table-cell>
          <table:table-cell table:style-name="ce230" office:value-type="float" office:value="2.08" calcext:value-type="float">
            <text:p>2.08</text:p>
          </table:table-cell>
          <table:table-cell table:style-name="ce230" office:value-type="float" office:value="2.14" calcext:value-type="float">
            <text:p>2.14</text:p>
          </table:table-cell>
          <table:table-cell table:style-name="ce230" office:value-type="float" office:value="2.12" calcext:value-type="float">
            <text:p>2.12</text:p>
          </table:table-cell>
          <table:table-cell table:style-name="ce230" office:value-type="float" office:value="2.08" calcext:value-type="float">
            <text:p>2.08</text:p>
          </table:table-cell>
          <table:table-cell table:style-name="ce230" office:value-type="float" office:value="2.1" calcext:value-type="float">
            <text:p>2.10</text:p>
          </table:table-cell>
          <table:table-cell table:style-name="ce230" table:formula="of:=AVERAGE([.M11:.Q11])" office:value-type="float" office:value="2.104" calcext:value-type="float">
            <text:p>2.10</text:p>
          </table:table-cell>
          <table:table-cell table:style-name="ce235" table:formula="of:=(MAX([.M11:.Q11])-MIN([.M11:.Q11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1])^2 + ([.T11])^2 + ([.U11]*[.R11])^2); -INT(LOG10(ABS(SQRT(([.S11])^2 + ([.T11])^2 + ([.U11]*[.R11])^2)))))" office:value-type="float" office:value="0.1" calcext:value-type="float">
            <text:p>0.1</text:p>
          </table:table-cell>
          <table:table-cell table:style-name="ce223" office:value-type="float" office:value="-33.2" calcext:value-type="float">
            <text:p>-33.2</text:p>
          </table:table-cell>
          <table:table-cell table:style-name="ce223" office:value-type="float" office:value="-30.8" calcext:value-type="float">
            <text:p>-30.8</text:p>
          </table:table-cell>
          <table:table-cell table:style-name="ce223" office:value-type="float" office:value="-32" calcext:value-type="float">
            <text:p>-32.0</text:p>
          </table:table-cell>
          <table:table-cell table:style-name="ce223" office:value-type="float" office:value="-30.8" calcext:value-type="float">
            <text:p>-30.8</text:p>
          </table:table-cell>
          <table:table-cell table:style-name="ce223" office:value-type="float" office:value="-31.2" calcext:value-type="float">
            <text:p>-31.2</text:p>
          </table:table-cell>
          <table:table-cell table:style-name="ce223" table:formula="of:=AVERAGE([.W11:.AA11])" office:value-type="float" office:value="-31.6" calcext:value-type="float">
            <text:p>-31.6</text:p>
          </table:table-cell>
          <table:table-cell table:style-name="ce235" table:formula="of:=ABS(((MIN([.W11:.AA11])-MAX([.W11:.AA11]))/5))" office:value-type="float" office:value="0.48" calcext:value-type="float">
            <text:p>0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1])^2 + ([.AD11])^2); -INT(LOG10(ABS(SQRT(([.AC11])^2 + ([.AD11])^2)))))" office:value-type="float" office:value="0.5" calcext:value-type="float">
            <text:p>0.5</text:p>
          </table:table-cell>
          <table:table-cell table:number-columns-repeated="16353"/>
        </table:table-row>
        <table:table-row table:style-name="ro1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2" table:style-name="ce230" office:value-type="float" office:value="1.1" calcext:value-type="float">
            <text:p>1.10</text:p>
          </table:table-cell>
          <table:table-cell table:number-columns-repeated="2" table:style-name="ce230" office:value-type="float" office:value="1.08" calcext:value-type="float">
            <text:p>1.08</text:p>
          </table:table-cell>
          <table:table-cell table:style-name="ce230" office:value-type="float" office:value="1.06" calcext:value-type="float">
            <text:p>1.06</text:p>
          </table:table-cell>
          <table:table-cell table:style-name="ce230" table:formula="of:=AVERAGE([.C12:.G12])" office:value-type="float" office:value="1.084" calcext:value-type="float">
            <text:p>1.08</text:p>
          </table:table-cell>
          <table:table-cell table:style-name="ce235" table:formula="of:=(MAX([.C12:.G12])-MIN([.C12:.G12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2])^2 + ([.J12])^2 + ([.K12]*[.H12])^2); -INT(LOG10(ABS(SQRT(([.I12])^2 + ([.J12])^2 + ([.K12]*[.H12])^2)))))" office:value-type="float" office:value="0.2" calcext:value-type="float">
            <text:p>0.2</text:p>
          </table:table-cell>
          <table:table-cell table:style-name="ce230" office:value-type="float" office:value="1.88" calcext:value-type="float">
            <text:p>1.88</text:p>
          </table:table-cell>
          <table:table-cell table:style-name="ce230" office:value-type="float" office:value="1.9" calcext:value-type="float">
            <text:p>1.90</text:p>
          </table:table-cell>
          <table:table-cell table:style-name="ce230" office:value-type="float" office:value="1.86" calcext:value-type="float">
            <text:p>1.86</text:p>
          </table:table-cell>
          <table:table-cell table:style-name="ce230" office:value-type="float" office:value="1.88" calcext:value-type="float">
            <text:p>1.88</text:p>
          </table:table-cell>
          <table:table-cell table:style-name="ce230" office:value-type="float" office:value="1.92" calcext:value-type="float">
            <text:p>1.92</text:p>
          </table:table-cell>
          <table:table-cell table:style-name="ce230" table:formula="of:=AVERAGE([.M12:.Q12])" office:value-type="float" office:value="1.888" calcext:value-type="float">
            <text:p>1.89</text:p>
          </table:table-cell>
          <table:table-cell table:style-name="ce235" table:formula="of:=(MAX([.M12:.Q12])-MIN([.M12:.Q12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2])^2 + ([.T12])^2 + ([.U12]*[.R12])^2); -INT(LOG10(ABS(SQRT(([.S12])^2 + ([.T12])^2 + ([.U12]*[.R12])^2)))))" office:value-type="float" office:value="0.1" calcext:value-type="float">
            <text:p>0.1</text:p>
          </table:table-cell>
          <table:table-cell table:style-name="ce223" office:value-type="float" office:value="-26.4" calcext:value-type="float">
            <text:p>-26.4</text:p>
          </table:table-cell>
          <table:table-cell table:style-name="ce223" office:value-type="float" office:value="-24.8" calcext:value-type="float">
            <text:p>-24.8</text:p>
          </table:table-cell>
          <table:table-cell table:number-columns-repeated="2" table:style-name="ce223" office:value-type="float" office:value="-25.6" calcext:value-type="float">
            <text:p>-25.6</text:p>
          </table:table-cell>
          <table:table-cell table:style-name="ce223" office:value-type="float" office:value="-25.2" calcext:value-type="float">
            <text:p>-25.2</text:p>
          </table:table-cell>
          <table:table-cell table:style-name="ce223" table:formula="of:=AVERAGE([.W12:.AA12])" office:value-type="float" office:value="-25.52" calcext:value-type="float">
            <text:p>-25.5</text:p>
          </table:table-cell>
          <table:table-cell table:style-name="ce235" table:formula="of:=ABS(((MIN([.W12:.AA12])-MAX([.W12:.AA12]))/5))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2])^2 + ([.AD12])^2); -INT(LOG10(ABS(SQRT(([.AC12])^2 + ([.AD12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6" office:value-type="float" office:value="0.84" calcext:value-type="float">
            <text:p>0.840</text:p>
          </table:table-cell>
          <table:table-cell table:style-name="ce226" office:value-type="float" office:value="0.86" calcext:value-type="float">
            <text:p>0.860</text:p>
          </table:table-cell>
          <table:table-cell table:number-columns-repeated="2" table:style-name="ce226" office:value-type="float" office:value="0.84" calcext:value-type="float">
            <text:p>0.840</text:p>
          </table:table-cell>
          <table:table-cell table:style-name="ce226" office:value-type="float" office:value="0.86" calcext:value-type="float">
            <text:p>0.860</text:p>
          </table:table-cell>
          <table:table-cell table:style-name="ce235" table:formula="of:=AVERAGE([.C13:.G13])" office:value-type="float" office:value="0.848" calcext:value-type="float">
            <text:p>0.848</text:p>
          </table:table-cell>
          <table:table-cell table:style-name="ce235" table:formula="of:=(MAX([.C13:.G13])-MIN([.C13:.G13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3])^2 + ([.J13])^2 + ([.K13]*[.H13])^2); -INT(LOG10(ABS(SQRT(([.I13])^2 + ([.J13])^2 + ([.K13]*[.H13])^2)))))" office:value-type="float" office:value="0.2" calcext:value-type="float">
            <text:p>0.2</text:p>
          </table:table-cell>
          <table:table-cell table:style-name="ce230" office:value-type="float" office:value="1.76" calcext:value-type="float">
            <text:p>1.76</text:p>
          </table:table-cell>
          <table:table-cell table:number-columns-repeated="2" table:style-name="ce230" office:value-type="float" office:value="1.8" calcext:value-type="float">
            <text:p>1.80</text:p>
          </table:table-cell>
          <table:table-cell table:style-name="ce230" office:value-type="float" office:value="1.76" calcext:value-type="float">
            <text:p>1.76</text:p>
          </table:table-cell>
          <table:table-cell table:style-name="ce230" office:value-type="float" office:value="1.78" calcext:value-type="float">
            <text:p>1.78</text:p>
          </table:table-cell>
          <table:table-cell table:style-name="ce230" table:formula="of:=AVERAGE([.M13:.Q13])" office:value-type="float" office:value="1.78" calcext:value-type="float">
            <text:p>1.78</text:p>
          </table:table-cell>
          <table:table-cell table:style-name="ce235" table:formula="of:=(MAX([.M13:.Q13])-MIN([.M13:.Q13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3])^2 + ([.T13])^2 + ([.U13]*[.R13])^2); -INT(LOG10(ABS(SQRT(([.S13])^2 + ([.T13])^2 + ([.U13]*[.R13])^2)))))" office:value-type="float" office:value="0.09" calcext:value-type="float">
            <text:p>0.09</text:p>
          </table:table-cell>
          <table:table-cell table:style-name="ce223" office:value-type="float" office:value="-21.6" calcext:value-type="float">
            <text:p>-21.6</text:p>
          </table:table-cell>
          <table:table-cell table:style-name="ce223" office:value-type="float" office:value="-22.2" calcext:value-type="float">
            <text:p>-22.2</text:p>
          </table:table-cell>
          <table:table-cell table:style-name="ce223" office:value-type="float" office:value="-22.8" calcext:value-type="float">
            <text:p>-22.8</text:p>
          </table:table-cell>
          <table:table-cell table:style-name="ce223" office:value-type="float" office:value="-20.6" calcext:value-type="float">
            <text:p>-20.6</text:p>
          </table:table-cell>
          <table:table-cell table:style-name="ce223" office:value-type="float" office:value="-21.8" calcext:value-type="float">
            <text:p>-21.8</text:p>
          </table:table-cell>
          <table:table-cell table:style-name="ce223" table:formula="of:=AVERAGE([.W13:.AA13])" office:value-type="float" office:value="-21.8" calcext:value-type="float">
            <text:p>-21.8</text:p>
          </table:table-cell>
          <table:table-cell table:style-name="ce235" table:formula="of:=ABS(((MIN([.W13:.AA13])-MAX([.W13:.AA13]))/5))" office:value-type="float" office:value="0.44" calcext:value-type="float">
            <text:p>0.4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3])^2 + ([.AD13])^2); -INT(LOG10(ABS(SQRT(([.AC13])^2 + ([.AD13])^2)))))" office:value-type="float" office:value="0.5" calcext:value-type="float">
            <text:p>0.5</text:p>
          </table:table-cell>
          <table:table-cell table:number-columns-repeated="16353"/>
        </table:table-row>
        <table:table-row table:style-name="ro1">
          <table:table-cell table:style-name="ce226" office:value-type="float" office:value="10" calcext:value-type="float">
            <text:p>10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6" office:value-type="float" office:value="0.72" calcext:value-type="float">
            <text:p>0.720</text:p>
          </table:table-cell>
          <table:table-cell table:style-name="ce226" office:value-type="float" office:value="0.7" calcext:value-type="float">
            <text:p>0.700</text:p>
          </table:table-cell>
          <table:table-cell table:style-name="ce226" office:value-type="float" office:value="0.68" calcext:value-type="float">
            <text:p>0.680</text:p>
          </table:table-cell>
          <table:table-cell table:style-name="ce226" office:value-type="float" office:value="0.7" calcext:value-type="float">
            <text:p>0.700</text:p>
          </table:table-cell>
          <table:table-cell table:style-name="ce226" office:value-type="float" office:value="0.72" calcext:value-type="float">
            <text:p>0.720</text:p>
          </table:table-cell>
          <table:table-cell table:style-name="ce235" table:formula="of:=AVERAGE([.C14:.G14])" office:value-type="float" office:value="0.704" calcext:value-type="float">
            <text:p>0.704</text:p>
          </table:table-cell>
          <table:table-cell table:style-name="ce235" table:formula="of:=(MAX([.C14:.G14])-MIN([.C14:.G14]))/5" office:value-type="float" office:value="0.00799999999999999" calcext:value-type="float">
            <text:p>0.0079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4])^2 + ([.J14])^2 + ([.K14]*[.H14])^2); -INT(LOG10(ABS(SQRT(([.I14])^2 + ([.J14])^2 + ([.K14]*[.H14])^2)))))" office:value-type="float" office:value="0.1" calcext:value-type="float">
            <text:p>0.1</text:p>
          </table:table-cell>
          <table:table-cell table:number-columns-repeated="2" table:style-name="ce230" office:value-type="float" office:value="1.76" calcext:value-type="float">
            <text:p>1.76</text:p>
          </table:table-cell>
          <table:table-cell table:style-name="ce230" office:value-type="float" office:value="1.72" calcext:value-type="float">
            <text:p>1.72</text:p>
          </table:table-cell>
          <table:table-cell table:style-name="ce230" office:value-type="float" office:value="1.78" calcext:value-type="float">
            <text:p>1.78</text:p>
          </table:table-cell>
          <table:table-cell table:style-name="ce230" office:value-type="float" office:value="1.74" calcext:value-type="float">
            <text:p>1.74</text:p>
          </table:table-cell>
          <table:table-cell table:style-name="ce230" table:formula="of:=AVERAGE([.M14:.Q14])" office:value-type="float" office:value="1.752" calcext:value-type="float">
            <text:p>1.75</text:p>
          </table:table-cell>
          <table:table-cell table:style-name="ce235" table:formula="of:=(MAX([.M14:.Q14])-MIN([.M14:.Q14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4])^2 + ([.T14])^2 + ([.U14]*[.R14])^2); -INT(LOG10(ABS(SQRT(([.S14])^2 + ([.T14])^2 + ([.U14]*[.R14])^2)))))" office:value-type="float" office:value="0.09" calcext:value-type="float">
            <text:p>0.09</text:p>
          </table:table-cell>
          <table:table-cell table:style-name="ce223" office:value-type="float" office:value="-18" calcext:value-type="float">
            <text:p>-18.0</text:p>
          </table:table-cell>
          <table:table-cell table:style-name="ce223" office:value-type="float" office:value="-19" calcext:value-type="float">
            <text:p>-19.0</text:p>
          </table:table-cell>
          <table:table-cell table:style-name="ce223" office:value-type="float" office:value="-19.2" calcext:value-type="float">
            <text:p>-19.2</text:p>
          </table:table-cell>
          <table:table-cell table:style-name="ce223" office:value-type="float" office:value="-18.6" calcext:value-type="float">
            <text:p>-18.6</text:p>
          </table:table-cell>
          <table:table-cell table:style-name="ce223" office:value-type="float" office:value="-18.4" calcext:value-type="float">
            <text:p>-18.4</text:p>
          </table:table-cell>
          <table:table-cell table:style-name="ce223" table:formula="of:=AVERAGE([.W14:.AA14])" office:value-type="float" office:value="-18.64" calcext:value-type="float">
            <text:p>-18.6</text:p>
          </table:table-cell>
          <table:table-cell table:style-name="ce235" table:formula="of:=ABS(((MIN([.W14:.AA14])-MAX([.W14:.AA14]))/5))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4])^2 + ([.AD14])^2); -INT(LOG10(ABS(SQRT(([.AC14])^2 + ([.AD14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 table:style-name="ce221"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 table:style-name="ce221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 table:style-name="ce221"/>
          <table:table-cell table:style-name="ce241" office:value-type="string" calcext:value-type="string" table:number-columns-spanned="9" table:number-rows-spanned="1">
            <text:p>ms</text:p>
          </table:table-cell>
          <table:covered-table-cell table:number-columns-repeated="8" table:style-name="ce221"/>
          <table:table-cell table:number-columns-repeated="16353"/>
        </table:table-row>
        <table:table-row table:style-name="ro1">
          <table:table-cell table:style-name="ce230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24" office:value-type="float" office:value="360" calcext:value-type="float">
            <text:p>360</text:p>
          </table:table-cell>
          <table:table-cell table:style-name="ce224" office:value-type="float" office:value="376" calcext:value-type="float">
            <text:p>376</text:p>
          </table:table-cell>
          <table:table-cell table:style-name="ce224" office:value-type="float" office:value="360" calcext:value-type="float">
            <text:p>360</text:p>
          </table:table-cell>
          <table:table-cell table:style-name="ce224" office:value-type="float" office:value="368" calcext:value-type="float">
            <text:p>368</text:p>
          </table:table-cell>
          <table:table-cell table:style-name="ce224" table:formula="of:=AVERAGE([.C16:.G16])" office:value-type="float" office:value="364.8" calcext:value-type="float">
            <text:p>365</text:p>
          </table:table-cell>
          <table:table-cell table:style-name="ce235" table:formula="of:=(MAX([.C16:.G16])-MIN([.C16:.G16]))/5" office:value-type="float" office:value="3.2" calcext:value-type="float">
            <text:p>3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6])^2 + ([.J16])^2 + ([.K16]*[.H16])^2); -INT(LOG10(ABS(SQRT(([.I16])^2 + ([.J16])^2 + ([.K16]*[.H16])^2)))))" office:value-type="float" office:value="70" calcext:value-type="float">
            <text:p>70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16:.Q16])" office:value-type="float" office:value="1.636" calcext:value-type="float">
            <text:p>1.64</text:p>
          </table:table-cell>
          <table:table-cell table:style-name="ce235" table:formula="of:=(MAX([.M16:.Q16])-MIN([.M16:.Q16]))/5" office:value-type="float" office:value="0.00799999999999996" calcext:value-type="float">
            <text:p>0.007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6])^2 + ([.T16])^2 + ([.U16]*[.R16])^2); -INT(LOG10(ABS(SQRT(([.S16])^2 + ([.T16])^2 + ([.U16]*[.R16])^2)))))" office:value-type="float" office:value="0.08" calcext:value-type="float">
            <text:p>0.08</text:p>
          </table:table-cell>
          <table:table-cell table:style-name="ce223" office:value-type="float" office:value="-10.4" calcext:value-type="float">
            <text:p>-10.4</text:p>
          </table:table-cell>
          <table:table-cell table:number-columns-repeated="2" table:style-name="ce223" office:value-type="float" office:value="-10.8" calcext:value-type="float">
            <text:p>-10.8</text:p>
          </table:table-cell>
          <table:table-cell table:number-columns-repeated="2" table:style-name="ce223" office:value-type="float" office:value="-10.4" calcext:value-type="float">
            <text:p>-10.4</text:p>
          </table:table-cell>
          <table:table-cell table:style-name="ce223" table:formula="of:=AVERAGE([.W16:.AA16])" office:value-type="float" office:value="-10.56" calcext:value-type="float">
            <text:p>-10.6</text:p>
          </table:table-cell>
          <table:table-cell table:style-name="ce235" table:formula="of:=ABS(((MIN([.W16:.AA16])-MAX([.W16:.AA16]))/5))" office:value-type="float" office:value="0.0800000000000001" calcext:value-type="float">
            <text:p>0.080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6])^2 + ([.AD16])^2); -INT(LOG10(ABS(SQRT(([.AC16])^2 + ([.AD16])^2)))))" office:value-type="float" office:value="0.2" calcext:value-type="float">
            <text:p>0.2</text:p>
          </table:table-cell>
          <table:table-cell table:number-columns-repeated="16353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4" office:value-type="float" office:value="212" calcext:value-type="float">
            <text:p>212</text:p>
          </table:table-cell>
          <table:table-cell table:number-columns-repeated="2" table:style-name="ce224" office:value-type="float" office:value="200" calcext:value-type="float">
            <text:p>200</text:p>
          </table:table-cell>
          <table:table-cell table:number-columns-repeated="2" table:style-name="ce224" office:value-type="float" office:value="196" calcext:value-type="float">
            <text:p>196</text:p>
          </table:table-cell>
          <table:table-cell table:style-name="ce224" table:formula="of:=AVERAGE([.C17:.G17])" office:value-type="float" office:value="200.8" calcext:value-type="float">
            <text:p>201</text:p>
          </table:table-cell>
          <table:table-cell table:style-name="ce235" table:formula="of:=(MAX([.C17:.G17])-MIN([.C17:.G17]))/5" office:value-type="float" office:value="3.2" calcext:value-type="float">
            <text:p>3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7])^2 + ([.J17])^2 + ([.K17]*[.H17])^2); -INT(LOG10(ABS(SQRT(([.I17])^2 + ([.J17])^2 + ([.K17]*[.H17])^2)))))" office:value-type="float" office:value="40" calcext:value-type="float">
            <text:p>40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table:formula="of:=AVERAGE([.M17:.Q17])" office:value-type="float" office:value="1.572" calcext:value-type="float">
            <text:p>1.57</text:p>
          </table:table-cell>
          <table:table-cell table:style-name="ce235" table:formula="of:=(MAX([.M17:.Q17])-MIN([.M17:.Q17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7])^2 + ([.T17])^2 + ([.U17]*[.R17])^2); -INT(LOG10(ABS(SQRT(([.S17])^2 + ([.T17])^2 + ([.U17]*[.R17])^2)))))" office:value-type="float" office:value="0.08" calcext:value-type="float">
            <text:p>0.08</text:p>
          </table:table-cell>
          <table:table-cell table:style-name="ce230" office:value-type="float" office:value="-5.52" calcext:value-type="float">
            <text:p>-5.52</text:p>
          </table:table-cell>
          <table:table-cell table:style-name="ce230" office:value-type="float" office:value="-5.48" calcext:value-type="float">
            <text:p>-5.48</text:p>
          </table:table-cell>
          <table:table-cell table:style-name="ce230" office:value-type="float" office:value="-5.52" calcext:value-type="float">
            <text:p>-5.52</text:p>
          </table:table-cell>
          <table:table-cell table:number-columns-repeated="2" table:style-name="ce230" office:value-type="float" office:value="-5.56" calcext:value-type="float">
            <text:p>-5.56</text:p>
          </table:table-cell>
          <table:table-cell table:style-name="ce230" table:formula="of:=AVERAGE([.W17:.AA17])" office:value-type="float" office:value="-5.528" calcext:value-type="float">
            <text:p>-5.53</text:p>
          </table:table-cell>
          <table:table-cell table:style-name="ce235" table:formula="of:=ABS(((MIN([.W17:.AA17])-MAX([.W17:.AA17]))/5))" office:value-type="float" office:value="0.0159999999999998" calcext:value-type="float">
            <text:p>0.015999999999999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7])^2 + ([.AD17])^2); -INT(LOG10(ABS(SQRT(([.AC17])^2 + ([.AD17])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4" office:value-type="float" office:value="148" calcext:value-type="float">
            <text:p>148</text:p>
          </table:table-cell>
          <table:table-cell table:style-name="ce224" office:value-type="float" office:value="152" calcext:value-type="float">
            <text:p>152</text:p>
          </table:table-cell>
          <table:table-cell table:style-name="ce224" office:value-type="float" office:value="156" calcext:value-type="float">
            <text:p>156</text:p>
          </table:table-cell>
          <table:table-cell table:style-name="ce224" office:value-type="float" office:value="144" calcext:value-type="float">
            <text:p>144</text:p>
          </table:table-cell>
          <table:table-cell table:style-name="ce224" office:value-type="float" office:value="156" calcext:value-type="float">
            <text:p>156</text:p>
          </table:table-cell>
          <table:table-cell table:style-name="ce224" table:formula="of:=AVERAGE([.C18:.G18])" office:value-type="float" office:value="151.2" calcext:value-type="float">
            <text:p>151</text:p>
          </table:table-cell>
          <table:table-cell table:style-name="ce235" table:formula="of:=(MAX([.C18:.G18])-MIN([.C18:.G18]))/5" office:value-type="float" office:value="2.4" calcext:value-type="float">
            <text:p>2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8])^2 + ([.J18])^2 + ([.K18]*[.H18])^2); -INT(LOG10(ABS(SQRT(([.I18])^2 + ([.J18])^2 + ([.K18]*[.H18])^2)))))" office:value-type="float" office:value="30" calcext:value-type="float">
            <text:p>30</text:p>
          </table:table-cell>
          <table:table-cell table:number-columns-repeated="3" table:style-name="ce230" office:value-type="float" office:value="1.56" calcext:value-type="float">
            <text:p>1.5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18:.Q18])" office:value-type="float" office:value="1.572" calcext:value-type="float">
            <text:p>1.57</text:p>
          </table:table-cell>
          <table:table-cell table:style-name="ce235" table:formula="of:=(MAX([.M18:.Q18])-MIN([.M18:.Q1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8])^2 + ([.T18])^2 + ([.U18]*[.R18])^2); -INT(LOG10(ABS(SQRT(([.S18])^2 + ([.T18])^2 + ([.U18]*[.R18])^2)))))" office:value-type="float" office:value="0.08" calcext:value-type="float">
            <text:p>0.08</text:p>
          </table:table-cell>
          <table:table-cell table:style-name="ce230" office:value-type="float" office:value="-3.64" calcext:value-type="float">
            <text:p>-3.64</text:p>
          </table:table-cell>
          <table:table-cell table:style-name="ce230" office:value-type="float" office:value="-3.88" calcext:value-type="float">
            <text:p>-3.88</text:p>
          </table:table-cell>
          <table:table-cell table:style-name="ce230" office:value-type="float" office:value="-3.84" calcext:value-type="float">
            <text:p>-3.84</text:p>
          </table:table-cell>
          <table:table-cell table:number-columns-repeated="2" table:style-name="ce230" office:value-type="float" office:value="-3.8" calcext:value-type="float">
            <text:p>-3.80</text:p>
          </table:table-cell>
          <table:table-cell table:style-name="ce230" table:formula="of:=AVERAGE([.W18:.AA18])" office:value-type="float" office:value="-3.792" calcext:value-type="float">
            <text:p>-3.79</text:p>
          </table:table-cell>
          <table:table-cell table:style-name="ce235" table:formula="of:=ABS(((MIN([.W18:.AA18])-MAX([.W18:.AA18]))/5))" office:value-type="float" office:value="0.048" calcext:value-type="float">
            <text:p>0.04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8])^2 + ([.AD18])^2); -INT(LOG10(ABS(SQRT(([.AC18])^2 + ([.AD18])^2)))))" office:value-type="float" office:value="0.05" calcext:value-type="float">
            <text:p>0.05</text:p>
          </table:table-cell>
          <table:table-cell table:number-columns-repeated="16353"/>
        </table:table-row>
        <table:table-row table:style-name="ro1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4" office:value-type="float" office:value="102" calcext:value-type="float">
            <text:p>102</text:p>
          </table:table-cell>
          <table:table-cell table:style-name="ce224" office:value-type="float" office:value="112" calcext:value-type="float">
            <text:p>112</text:p>
          </table:table-cell>
          <table:table-cell table:style-name="ce224" office:value-type="float" office:value="114" calcext:value-type="float">
            <text:p>114</text:p>
          </table:table-cell>
          <table:table-cell table:number-columns-repeated="2" table:style-name="ce224" office:value-type="float" office:value="116" calcext:value-type="float">
            <text:p>116</text:p>
          </table:table-cell>
          <table:table-cell table:style-name="ce224" table:formula="of:=AVERAGE([.C19:.G19])" office:value-type="float" office:value="112" calcext:value-type="float">
            <text:p>112</text:p>
          </table:table-cell>
          <table:table-cell table:style-name="ce235" table:formula="of:=(MAX([.C19:.G19])-MIN([.C19:.G19]))/5" office:value-type="float" office:value="2.8" calcext:value-type="float">
            <text:p>2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9])^2 + ([.J19])^2 + ([.K19]*[.H19])^2); -INT(LOG10(ABS(SQRT(([.I19])^2 + ([.J19])^2 + ([.K19]*[.H19])^2)))))" office:value-type="float" office:value="20" calcext:value-type="float">
            <text:p>20</text:p>
          </table:table-cell>
          <table:table-cell table:number-columns-repeated="2" table:style-name="ce230" office:value-type="float" office:value="1.56" calcext:value-type="float">
            <text:p>1.56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table:formula="of:=AVERAGE([.M19:.Q19])" office:value-type="float" office:value="1.552" calcext:value-type="float">
            <text:p>1.55</text:p>
          </table:table-cell>
          <table:table-cell table:style-name="ce235" table:formula="of:=(MAX([.M19:.Q19])-MIN([.M19:.Q19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9])^2 + ([.T19])^2 + ([.U19]*[.R19])^2); -INT(LOG10(ABS(SQRT(([.S19])^2 + ([.T19])^2 + ([.U19]*[.R19])^2)))))" office:value-type="float" office:value="0.08" calcext:value-type="float">
            <text:p>0.08</text:p>
          </table:table-cell>
          <table:table-cell table:style-name="ce230" office:value-type="float" office:value="-2.8" calcext:value-type="float">
            <text:p>-2.80</text:p>
          </table:table-cell>
          <table:table-cell table:style-name="ce230" office:value-type="float" office:value="-2.92" calcext:value-type="float">
            <text:p>-2.92</text:p>
          </table:table-cell>
          <table:table-cell table:style-name="ce230" office:value-type="float" office:value="-2.82" calcext:value-type="float">
            <text:p>-2.82</text:p>
          </table:table-cell>
          <table:table-cell table:style-name="ce230" office:value-type="float" office:value="-2.78" calcext:value-type="float">
            <text:p>-2.78</text:p>
          </table:table-cell>
          <table:table-cell table:style-name="ce230" office:value-type="float" office:value="-2.7" calcext:value-type="float">
            <text:p>-2.70</text:p>
          </table:table-cell>
          <table:table-cell table:style-name="ce230" table:formula="of:=AVERAGE([.W19:.AA19])" office:value-type="float" office:value="-2.804" calcext:value-type="float">
            <text:p>-2.80</text:p>
          </table:table-cell>
          <table:table-cell table:style-name="ce235" table:formula="of:=ABS(((MIN([.W19:.AA19])-MAX([.W19:.AA19]))/5))" office:value-type="float" office:value="0.044" calcext:value-type="float">
            <text:p>0.04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9])^2 + ([.AD19])^2); -INT(LOG10(ABS(SQRT(([.AC19])^2 + ([.AD19])^2)))))" office:value-type="float" office:value="0.05" calcext:value-type="float">
            <text:p>0.05</text:p>
          </table:table-cell>
          <table:table-cell table:number-columns-repeated="16353"/>
        </table:table-row>
        <table:table-row table:style-name="ro1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4" office:value-type="float" office:value="102" calcext:value-type="float">
            <text:p>102</text:p>
          </table:table-cell>
          <table:table-cell table:style-name="ce224" office:value-type="float" office:value="86" calcext:value-type="float">
            <text:p>86</text:p>
          </table:table-cell>
          <table:table-cell table:style-name="ce224" office:value-type="float" office:value="92" calcext:value-type="float">
            <text:p>92</text:p>
          </table:table-cell>
          <table:table-cell table:style-name="ce224" office:value-type="float" office:value="94" calcext:value-type="float">
            <text:p>94</text:p>
          </table:table-cell>
          <table:table-cell table:style-name="ce224" office:value-type="float" office:value="84" calcext:value-type="float">
            <text:p>84</text:p>
          </table:table-cell>
          <table:table-cell table:style-name="ce224" table:formula="of:=AVERAGE([.C20:.G20])" office:value-type="float" office:value="91.6" calcext:value-type="float">
            <text:p>92</text:p>
          </table:table-cell>
          <table:table-cell table:style-name="ce235" table:formula="of:=(MAX([.C20:.G20])-MIN([.C20:.G20]))/5" office:value-type="float" office:value="3.6" calcext:value-type="float">
            <text:p>3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0])^2 + ([.J20])^2 + ([.K20]*[.H20])^2); -INT(LOG10(ABS(SQRT(([.I20])^2 + ([.J20])^2 + ([.K20]*[.H20])^2)))))" office:value-type="float" office:value="20" calcext:value-type="float">
            <text:p>20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2" table:style-name="ce230" office:value-type="float" office:value="1.54" calcext:value-type="float">
            <text:p>1.54</text:p>
          </table:table-cell>
          <table:table-cell table:number-columns-repeated="2" table:style-name="ce230" office:value-type="float" office:value="1.56" calcext:value-type="float">
            <text:p>1.56</text:p>
          </table:table-cell>
          <table:table-cell table:style-name="ce230" table:formula="of:=AVERAGE([.M20:.Q20])" office:value-type="float" office:value="1.556" calcext:value-type="float">
            <text:p>1.56</text:p>
          </table:table-cell>
          <table:table-cell table:style-name="ce235" table:formula="of:=(MAX([.M20:.Q20])-MIN([.M20:.Q2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0])^2 + ([.T20])^2 + ([.U20]*[.R20])^2); -INT(LOG10(ABS(SQRT(([.S20])^2 + ([.T20])^2 + ([.U20]*[.R20])^2)))))" office:value-type="float" office:value="0.08" calcext:value-type="float">
            <text:p>0.08</text:p>
          </table:table-cell>
          <table:table-cell table:style-name="ce230" office:value-type="float" office:value="-2.14" calcext:value-type="float">
            <text:p>-2.14</text:p>
          </table:table-cell>
          <table:table-cell table:style-name="ce230" office:value-type="float" office:value="-2.24" calcext:value-type="float">
            <text:p>-2.24</text:p>
          </table:table-cell>
          <table:table-cell table:style-name="ce230" office:value-type="float" office:value="-2.12" calcext:value-type="float">
            <text:p>-2.12</text:p>
          </table:table-cell>
          <table:table-cell table:style-name="ce230" office:value-type="float" office:value="-2.42" calcext:value-type="float">
            <text:p>-2.42</text:p>
          </table:table-cell>
          <table:table-cell table:style-name="ce230" office:value-type="float" office:value="-2.28" calcext:value-type="float">
            <text:p>-2.28</text:p>
          </table:table-cell>
          <table:table-cell table:style-name="ce230" table:formula="of:=AVERAGE([.W20:.AA20])" office:value-type="float" office:value="-2.24" calcext:value-type="float">
            <text:p>-2.24</text:p>
          </table:table-cell>
          <table:table-cell table:style-name="ce235" table:formula="of:=ABS(((MIN([.W20:.AA20])-MAX([.W20:.AA20]))/5))" office:value-type="float" office:value="0.06" calcext:value-type="float">
            <text:p>0.0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20])^2 + ([.AD20])^2); -INT(LOG10(ABS(SQRT(([.AC20])^2 + ([.AD20])^2)))))" office:value-type="float" office:value="0.06" calcext:value-type="float">
            <text:p>0.06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 table:style-name="ce221"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 table:style-name="ce221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 table:style-name="ce221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 table:style-name="ce221"/>
          <table:table-cell table:number-columns-repeated="16353"/>
        </table:table-row>
        <table:table-row table:style-name="ro1">
          <table:table-cell table:style-name="ce231" office:value-type="float" office:value="200" calcext:value-type="float">
            <text:p>200.0</text:p>
          </table:table-cell>
          <table:table-cell table:style-name="ce236" table:formula="of:=10" office:value-type="float" office:value="10" calcext:value-type="float">
            <text:p>10</text:p>
          </table:table-cell>
          <table:table-cell table:number-columns-repeated="2" table:style-name="ce242" office:value-type="float" office:value="60" calcext:value-type="float">
            <text:p>60</text:p>
          </table:table-cell>
          <table:table-cell table:style-name="ce242" office:value-type="float" office:value="62" calcext:value-type="float">
            <text:p>62</text:p>
          </table:table-cell>
          <table:table-cell table:style-name="ce242" office:value-type="float" office:value="60" calcext:value-type="float">
            <text:p>60</text:p>
          </table:table-cell>
          <table:table-cell table:style-name="ce242" office:value-type="float" office:value="62" calcext:value-type="float">
            <text:p>62</text:p>
          </table:table-cell>
          <table:table-cell table:style-name="ce242" table:formula="of:=AVERAGE([.C22:.G22])" office:value-type="float" office:value="60.8" calcext:value-type="float">
            <text:p>61</text:p>
          </table:table-cell>
          <table:table-cell table:style-name="ce236" table:formula="of:=(MAX([.C22:.G22])-MIN([.C22:.G22]))/5" office:value-type="float" office:value="0.4" calcext:value-type="float">
            <text:p>0.4</text:p>
          </table:table-cell>
          <table:table-cell table:style-name="ce236" table:formula="of:=2" office:value-type="float" office:value="2" calcext:value-type="float">
            <text:p>2</text:p>
          </table:table-cell>
          <table:table-cell table:style-name="ce249" table:formula="of:=20%" office:value-type="percentage" office:value="0.2" calcext:value-type="percentage">
            <text:p>20%</text:p>
          </table:table-cell>
          <table:table-cell table:style-name="ce253" table:formula="of:=ROUND(SQRT(([.I22])^2 + ([.J22])^2 + ([.K22]*[.H22])^2); -INT(LOG10(ABS(SQRT(([.I22])^2 + ([.J22])^2 + ([.K22]*[.H22])^2)))))" office:value-type="float" office:value="10" calcext:value-type="float">
            <text:p>10</text:p>
          </table:table-cell>
          <table:table-cell table:number-columns-repeated="2" table:style-name="ce256" office:value-type="float" office:value="1.56" calcext:value-type="float">
            <text:p>1.56</text:p>
          </table:table-cell>
          <table:table-cell table:style-name="ce256" office:value-type="float" office:value="1.54" calcext:value-type="float">
            <text:p>1.54</text:p>
          </table:table-cell>
          <table:table-cell table:style-name="ce256" office:value-type="float" office:value="1.56" calcext:value-type="float">
            <text:p>1.56</text:p>
          </table:table-cell>
          <table:table-cell table:style-name="ce256" office:value-type="float" office:value="1.6" calcext:value-type="float">
            <text:p>1.60</text:p>
          </table:table-cell>
          <table:table-cell table:style-name="ce256" table:formula="of:=AVERAGE([.M22:.Q22])" office:value-type="float" office:value="1.564" calcext:value-type="float">
            <text:p>1.56</text:p>
          </table:table-cell>
          <table:table-cell table:style-name="ce236" table:formula="of:=(MAX([.M22:.Q22])-MIN([.M22:.Q22]))/5" office:value-type="float" office:value="0.012" calcext:value-type="float">
            <text:p>0.012</text:p>
          </table:table-cell>
          <table:table-cell table:style-name="ce236" table:formula="of:=0.02" office:value-type="float" office:value="0.02" calcext:value-type="float">
            <text:p>0.02</text:p>
          </table:table-cell>
          <table:table-cell table:style-name="ce249" table:formula="of:=5%" office:value-type="percentage" office:value="0.05" calcext:value-type="percentage">
            <text:p>5%</text:p>
          </table:table-cell>
          <table:table-cell table:style-name="ce253" table:formula="of:=ROUND(SQRT(([.S22])^2 + ([.T22])^2 + ([.U22]*[.R22])^2); -INT(LOG10(ABS(SQRT(([.S22])^2 + ([.T22])^2 + ([.U22]*[.R22])^2)))))" office:value-type="float" office:value="0.08" calcext:value-type="float">
            <text:p>0.08</text:p>
          </table:table-cell>
          <table:table-cell table:style-name="ce242" office:value-type="float" office:value="-960" calcext:value-type="float">
            <text:p>-960</text:p>
          </table:table-cell>
          <table:table-cell table:style-name="ce242" office:value-type="float" office:value="-1100" calcext:value-type="float">
            <text:p>-1100</text:p>
          </table:table-cell>
          <table:table-cell table:style-name="ce242" office:value-type="float" office:value="-970" calcext:value-type="float">
            <text:p>-970</text:p>
          </table:table-cell>
          <table:table-cell table:style-name="ce242" office:value-type="float" office:value="-950" calcext:value-type="float">
            <text:p>-950</text:p>
          </table:table-cell>
          <table:table-cell table:style-name="ce242" office:value-type="float" office:value="-900" calcext:value-type="float">
            <text:p>-900</text:p>
          </table:table-cell>
          <table:table-cell table:style-name="ce242" table:formula="of:=AVERAGE([.W22:.AA22])" office:value-type="float" office:value="-976" calcext:value-type="float">
            <text:p>-976</text:p>
          </table:table-cell>
          <table:table-cell table:style-name="ce236" table:formula="of:=ABS(((MIN([.W22:.AA22])-MAX([.W22:.AA22]))/5))" office:value-type="float" office:value="40" calcext:value-type="float">
            <text:p>40</text:p>
          </table:table-cell>
          <table:table-cell table:style-name="ce236" table:formula="of:=10" office:value-type="float" office:value="10" calcext:value-type="float">
            <text:p>10</text:p>
          </table:table-cell>
          <table:table-cell table:style-name="ce236" table:formula="of:=ROUND(SQRT(([.AC22])^2 + ([.AD22])^2); -INT(LOG10(ABS(SQRT(([.AC22])^2 + ([.AD22])^2)))))" office:value-type="float" office:value="40" calcext:value-type="float">
            <text:p>40</text:p>
          </table:table-cell>
          <table:table-cell table:number-columns-repeated="16353"/>
        </table:table-row>
        <table:table-row table:style-name="ro1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3" table:style-name="ce224" office:value-type="float" office:value="56" calcext:value-type="float">
            <text:p>56</text:p>
          </table:table-cell>
          <table:table-cell table:style-name="ce224" office:value-type="float" office:value="42" calcext:value-type="float">
            <text:p>42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table:formula="of:=AVERAGE([.C23:.G23])" office:value-type="float" office:value="52" calcext:value-type="float">
            <text:p>52</text:p>
          </table:table-cell>
          <table:table-cell table:style-name="ce235" table:formula="of:=(MAX([.C23:.G23])-MIN([.C23:.G23]))/5" office:value-type="float" office:value="2.8" calcext:value-type="float">
            <text:p>2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3])^2 + ([.J23])^2 + ([.K23]*[.H23])^2); -INT(LOG10(ABS(SQRT(([.I23])^2 + ([.J23])^2 + ([.K23]*[.H23])^2)))))" office:value-type="float" office:value="10" calcext:value-type="float">
            <text:p>10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23:.Q23])" office:value-type="float" office:value="1.588" calcext:value-type="float">
            <text:p>1.59</text:p>
          </table:table-cell>
          <table:table-cell table:style-name="ce235" table:formula="of:=(MAX([.M23:.Q23])-MIN([.M23:.Q23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3])^2 + ([.T23])^2 + ([.U23]*[.R23])^2); -INT(LOG10(ABS(SQRT(([.S23])^2 + ([.T23])^2 + ([.U23]*[.R23])^2)))))" office:value-type="float" office:value="0.08" calcext:value-type="float">
            <text:p>0.08</text:p>
          </table:table-cell>
          <table:table-cell table:style-name="ce224" office:value-type="float" office:value="-436" calcext:value-type="float">
            <text:p>-436</text:p>
          </table:table-cell>
          <table:table-cell table:style-name="ce224" office:value-type="float" office:value="-428" calcext:value-type="float">
            <text:p>-428</text:p>
          </table:table-cell>
          <table:table-cell table:style-name="ce224" office:value-type="float" office:value="-432" calcext:value-type="float">
            <text:p>-432</text:p>
          </table:table-cell>
          <table:table-cell table:style-name="ce224" office:value-type="float" office:value="-420" calcext:value-type="float">
            <text:p>-420</text:p>
          </table:table-cell>
          <table:table-cell table:style-name="ce224" office:value-type="float" office:value="-392" calcext:value-type="float">
            <text:p>-392</text:p>
          </table:table-cell>
          <table:table-cell table:style-name="ce224" table:formula="of:=AVERAGE([.W23:.AA23])" office:value-type="float" office:value="-421.6" calcext:value-type="float">
            <text:p>-422</text:p>
          </table:table-cell>
          <table:table-cell table:style-name="ce235" table:formula="of:=ABS(((MIN([.W23:.AA23])-MAX([.W23:.AA23]))/5))" office:value-type="float" office:value="8.8" calcext:value-type="float">
            <text:p>8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23])^2 + ([.AD23])^2); -INT(LOG10(ABS(SQRT(([.AC23])^2 + ([.AD23])^2)))))" office:value-type="float" office:value="9" calcext:value-type="float">
            <text:p>9</text:p>
          </table:table-cell>
          <table:table-cell table:number-columns-repeated="16353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48" calcext:value-type="float">
            <text:p>48</text:p>
          </table:table-cell>
          <table:table-cell table:style-name="ce224" office:value-type="float" office:value="42" calcext:value-type="float">
            <text:p>42</text:p>
          </table:table-cell>
          <table:table-cell table:style-name="ce224" office:value-type="float" office:value="32" calcext:value-type="float">
            <text:p>32</text:p>
          </table:table-cell>
          <table:table-cell table:number-columns-repeated="2" table:style-name="ce224" office:value-type="float" office:value="36" calcext:value-type="float">
            <text:p>36</text:p>
          </table:table-cell>
          <table:table-cell table:style-name="ce224" table:formula="of:=AVERAGE([.C24:.G24])" office:value-type="float" office:value="38.8" calcext:value-type="float">
            <text:p>39</text:p>
          </table:table-cell>
          <table:table-cell table:style-name="ce235" table:formula="of:=(MAX([.C24:.G24])-MIN([.C24:.G24]))/5" office:value-type="float" office:value="3.2" calcext:value-type="float">
            <text:p>3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4])^2 + ([.J24])^2 + ([.K24]*[.H24])^2); -INT(LOG10(ABS(SQRT(([.I24])^2 + ([.J24])^2 + ([.K24]*[.H24])^2)))))" office:value-type="float" office:value="9" calcext:value-type="float">
            <text:p>9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24:.Q24])" office:value-type="float" office:value="1.588" calcext:value-type="float">
            <text:p>1.59</text:p>
          </table:table-cell>
          <table:table-cell table:style-name="ce235" table:formula="of:=(MAX([.M24:.Q24])-MIN([.M24:.Q24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4])^2 + ([.T24])^2 + ([.U24]*[.R24])^2); -INT(LOG10(ABS(SQRT(([.S24])^2 + ([.T24])^2 + ([.U24]*[.R24])^2)))))" office:value-type="float" office:value="0.08" calcext:value-type="float">
            <text:p>0.08</text:p>
          </table:table-cell>
          <table:table-cell table:style-name="ce224" office:value-type="float" office:value="-252" calcext:value-type="float">
            <text:p>-252</text:p>
          </table:table-cell>
          <table:table-cell table:style-name="ce224" office:value-type="float" office:value="-216" calcext:value-type="float">
            <text:p>-216</text:p>
          </table:table-cell>
          <table:table-cell table:style-name="ce224" office:value-type="float" office:value="-200" calcext:value-type="float">
            <text:p>-200</text:p>
          </table:table-cell>
          <table:table-cell table:style-name="ce224" office:value-type="float" office:value="-208" calcext:value-type="float">
            <text:p>-208</text:p>
          </table:table-cell>
          <table:table-cell table:style-name="ce224" office:value-type="float" office:value="-232" calcext:value-type="float">
            <text:p>-232</text:p>
          </table:table-cell>
          <table:table-cell table:style-name="ce224" table:formula="of:=AVERAGE([.W24:.AA24])" office:value-type="float" office:value="-221.6" calcext:value-type="float">
            <text:p>-222</text:p>
          </table:table-cell>
          <table:table-cell table:style-name="ce235" table:formula="of:=ABS(((MIN([.W24:.AA24])-MAX([.W24:.AA24]))/5))" office:value-type="float" office:value="10.4" calcext:value-type="float">
            <text:p>10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24])^2 + ([.AD24])^2); -INT(LOG10(ABS(SQRT(([.AC24])^2 + ([.AD24])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39.2" calcext:value-type="float">
            <text:p>39.2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office:value-type="float" office:value="26.8" calcext:value-type="float">
            <text:p>26.8</text:p>
          </table:table-cell>
          <table:table-cell table:style-name="ce223" office:value-type="float" office:value="37.6" calcext:value-type="float">
            <text:p>37.6</text:p>
          </table:table-cell>
          <table:table-cell table:style-name="ce223" office:value-type="float" office:value="27.6" calcext:value-type="float">
            <text:p>27.6</text:p>
          </table:table-cell>
          <table:table-cell table:style-name="ce223" table:formula="of:=AVERAGE([.C25:.G25])" office:value-type="float" office:value="32.96" calcext:value-type="float">
            <text:p>33.0</text:p>
          </table:table-cell>
          <table:table-cell table:style-name="ce235" table:formula="of:=(MAX([.C25:.G25])-MIN([.C25:.G25]))/5" office:value-type="float" office:value="2.48" calcext:value-type="float">
            <text:p>2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5])^2 + ([.J25])^2 + ([.K25]*[.H25])^2); -INT(LOG10(ABS(SQRT(([.I25])^2 + ([.J25])^2 + ([.K25]*[.H25])^2)))))" office:value-type="float" office:value="7" calcext:value-type="float">
            <text:p>7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25:.Q25])" office:value-type="float" office:value="1.588" calcext:value-type="float">
            <text:p>1.59</text:p>
          </table:table-cell>
          <table:table-cell table:style-name="ce235" table:formula="of:=(MAX([.M25:.Q25])-MIN([.M25:.Q25]))/5" office:value-type="float" office:value="0.02" calcext:value-type="float">
            <text:p>0.0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5])^2 + ([.T25])^2 + ([.U25]*[.R25])^2); -INT(LOG10(ABS(SQRT(([.S25])^2 + ([.T25])^2 + ([.U25]*[.R25])^2)))))" office:value-type="float" office:value="0.08" calcext:value-type="float">
            <text:p>0.08</text:p>
          </table:table-cell>
          <table:table-cell table:style-name="ce224" office:value-type="float" office:value="-246" calcext:value-type="float">
            <text:p>-246</text:p>
          </table:table-cell>
          <table:table-cell table:style-name="ce224" office:value-type="float" office:value="-208" calcext:value-type="float">
            <text:p>-208</text:p>
          </table:table-cell>
          <table:table-cell table:style-name="ce224" office:value-type="float" office:value="-226" calcext:value-type="float">
            <text:p>-226</text:p>
          </table:table-cell>
          <table:table-cell table:style-name="ce224" office:value-type="float" office:value="-212" calcext:value-type="float">
            <text:p>-212</text:p>
          </table:table-cell>
          <table:table-cell table:style-name="ce224" office:value-type="float" office:value="-214" calcext:value-type="float">
            <text:p>-214</text:p>
          </table:table-cell>
          <table:table-cell table:style-name="ce224" table:formula="of:=AVERAGE([.W25:.AA25])" office:value-type="float" office:value="-221.2" calcext:value-type="float">
            <text:p>-221</text:p>
          </table:table-cell>
          <table:table-cell table:style-name="ce235" table:formula="of:=ABS(((MIN([.W25:.AA25])-MAX([.W25:.AA25]))/5))" office:value-type="float" office:value="7.6" calcext:value-type="float">
            <text:p>7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25])^2 + ([.AD25])^2); -INT(LOG10(ABS(SQRT(([.AC25])^2 + ([.AD25])^2)))))" office:value-type="float" office:value="8" calcext:value-type="float">
            <text:p>8</text:p>
          </table:table-cell>
          <table:table-cell table:number-columns-repeated="16353"/>
        </table:table-row>
        <table:table-row table:style-name="ro1">
          <table:table-cell table:style-name="ce232" office:value-type="float" office:value="1000" calcext:value-type="float">
            <text:p>1000</text:p>
          </table:table-cell>
          <table:table-cell table:style-name="ce237" table:formula="of:=10" office:value-type="float" office:value="10" calcext:value-type="float">
            <text:p>10</text:p>
          </table:table-cell>
          <table:table-cell table:style-name="ce243" office:value-type="float" office:value="35.6" calcext:value-type="float">
            <text:p>35.6</text:p>
          </table:table-cell>
          <table:table-cell table:style-name="ce243" office:value-type="float" office:value="34.4" calcext:value-type="float">
            <text:p>34.4</text:p>
          </table:table-cell>
          <table:table-cell table:style-name="ce243" office:value-type="float" office:value="34" calcext:value-type="float">
            <text:p>34.0</text:p>
          </table:table-cell>
          <table:table-cell table:style-name="ce243" office:value-type="float" office:value="32.4" calcext:value-type="float">
            <text:p>32.4</text:p>
          </table:table-cell>
          <table:table-cell table:style-name="ce243" office:value-type="float" office:value="29.6" calcext:value-type="float">
            <text:p>29.6</text:p>
          </table:table-cell>
          <table:table-cell table:style-name="ce243" table:formula="of:=AVERAGE([.C26:.G26])" office:value-type="float" office:value="33.2" calcext:value-type="float">
            <text:p>33.2</text:p>
          </table:table-cell>
          <table:table-cell table:style-name="ce237" table:formula="of:=(MAX([.C26:.G26])-MIN([.C26:.G26]))/5" office:value-type="float" office:value="1.2" calcext:value-type="float">
            <text:p>1.2</text:p>
          </table:table-cell>
          <table:table-cell table:style-name="ce237" table:formula="of:=0.2" office:value-type="float" office:value="0.2" calcext:value-type="float">
            <text:p>0.2</text:p>
          </table:table-cell>
          <table:table-cell table:style-name="ce250" table:formula="of:=20%" office:value-type="percentage" office:value="0.2" calcext:value-type="percentage">
            <text:p>20%</text:p>
          </table:table-cell>
          <table:table-cell table:style-name="ce254" table:formula="of:=ROUND(SQRT(([.I26])^2 + ([.J26])^2 + ([.K26]*[.H26])^2); -INT(LOG10(ABS(SQRT(([.I26])^2 + ([.J26])^2 + ([.K26]*[.H26])^2)))))" office:value-type="float" office:value="7" calcext:value-type="float">
            <text:p>7</text:p>
          </table:table-cell>
          <table:table-cell table:style-name="ce257" office:value-type="float" office:value="1.66" calcext:value-type="float">
            <text:p>1.66</text:p>
          </table:table-cell>
          <table:table-cell table:style-name="ce257" office:value-type="float" office:value="1.6" calcext:value-type="float">
            <text:p>1.60</text:p>
          </table:table-cell>
          <table:table-cell table:number-columns-repeated="2" table:style-name="ce257" office:value-type="float" office:value="1.58" calcext:value-type="float">
            <text:p>1.58</text:p>
          </table:table-cell>
          <table:table-cell table:style-name="ce257" office:value-type="float" office:value="1.56" calcext:value-type="float">
            <text:p>1.56</text:p>
          </table:table-cell>
          <table:table-cell table:style-name="ce257" table:formula="of:=AVERAGE([.M26:.Q26])" office:value-type="float" office:value="1.596" calcext:value-type="float">
            <text:p>1.60</text:p>
          </table:table-cell>
          <table:table-cell table:style-name="ce237" table:formula="of:=(MAX([.M26:.Q26])-MIN([.M26:.Q26]))/5" office:value-type="float" office:value="0.02" calcext:value-type="float">
            <text:p>0.02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54" table:formula="of:=ROUND(SQRT(([.S26])^2 + ([.T26])^2 + ([.U26]*[.R26])^2); -INT(LOG10(ABS(SQRT(([.S26])^2 + ([.T26])^2 + ([.U26]*[.R26])^2)))))" office:value-type="float" office:value="0.08" calcext:value-type="float">
            <text:p>0.08</text:p>
          </table:table-cell>
          <table:table-cell table:number-columns-repeated="2" table:style-name="ce232" office:value-type="float" office:value="-162" calcext:value-type="float">
            <text:p>-162</text:p>
          </table:table-cell>
          <table:table-cell table:style-name="ce232" office:value-type="float" office:value="-178" calcext:value-type="float">
            <text:p>-178</text:p>
          </table:table-cell>
          <table:table-cell table:style-name="ce232" office:value-type="float" office:value="-150" calcext:value-type="float">
            <text:p>-150</text:p>
          </table:table-cell>
          <table:table-cell table:style-name="ce232" office:value-type="float" office:value="-158" calcext:value-type="float">
            <text:p>-158</text:p>
          </table:table-cell>
          <table:table-cell table:style-name="ce232" table:formula="of:=AVERAGE([.W26:.AA26])" office:value-type="float" office:value="-162" calcext:value-type="float">
            <text:p>-162</text:p>
          </table:table-cell>
          <table:table-cell table:style-name="ce237" table:formula="of:=ABS(((MIN([.W26:.AA26])-MAX([.W26:.AA26]))/5))" office:value-type="float" office:value="5.6" calcext:value-type="float">
            <text:p>5.6</text:p>
          </table:table-cell>
          <table:table-cell table:style-name="ce237" table:formula="of:=2" office:value-type="float" office:value="2" calcext:value-type="float">
            <text:p>2</text:p>
          </table:table-cell>
          <table:table-cell table:style-name="ce237" table:formula="of:=ROUND(SQRT(([.AC26])^2 + ([.AD26])^2); -INT(LOG10(ABS(SQRT(([.AC26])^2 + ([.AD26])^2)))))" office:value-type="float" office:value="6" calcext:value-type="float">
            <text:p>6</text:p>
          </table:table-cell>
          <table:table-cell table:number-columns-repeated="1635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Cb" table:style-name="ta1">
        <table:table-column table:style-name="co1" table:default-cell-style-name="ce221"/>
        <table:table-column table:style-name="co2" table:number-columns-repeated="30" table:default-cell-style-name="ce221"/>
        <table:table-column table:style-name="co3" table:number-columns-repeated="16353" table:default-cell-style-name="ce221"/>
        <table:table-row table:style-name="ro1"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34" office:value-type="string" calcext:value-type="string" table:number-columns-spanned="1" table:number-rows-spanned="2">
            <text:p>Read.</text:p>
          </table:table-cell>
          <table:table-cell table:style-name="ce220" office:value-type="string" calcext:value-type="string" table:number-columns-spanned="6" table:number-rows-spanned="1">
            <text:p>Voltage across capacitor</text:p>
          </table:table-cell>
          <table:covered-table-cell table:number-columns-repeated="5"/>
          <table:table-cell table:style-name="ce245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20" office:value-type="string" calcext:value-type="string" table:number-columns-spanned="6" table:number-rows-spanned="1">
            <text:p>Voltage across resistor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ties</text:p>
          </table:table-cell>
          <table:covered-table-cell table:number-columns-repeated="3"/>
          <table:table-cell table:style-name="ce220" office:value-type="string" calcext:value-type="string" table:number-columns-spanned="6" table:number-rows-spanned="1">
            <text:p>V<text:span text:style-name="T3">C</text:span> to V<text:span text:style-name="T3">R</text:span> time difference</text:p>
          </table:table-cell>
          <table:covered-table-cell table:number-columns-repeated="5"/>
          <table:table-cell table:style-name="ce234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53"/>
        </table:table-row>
        <table:table-row table:style-name="ro1">
          <table:covered-table-cell table:number-columns-repeated="2"/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45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34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Abs.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26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34.4" calcext:value-type="float">
            <text:p>34.4</text:p>
          </table:table-cell>
          <table:table-cell table:style-name="ce223" office:value-type="float" office:value="39.2" calcext:value-type="float">
            <text:p>39.2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office:value-type="float" office:value="34.4" calcext:value-type="float">
            <text:p>34.4</text:p>
          </table:table-cell>
          <table:table-cell table:style-name="ce223" office:value-type="float" office:value="32.8" calcext:value-type="float">
            <text:p>32.8</text:p>
          </table:table-cell>
          <table:table-cell table:style-name="ce223" table:formula="of:=AVERAGE([.C4:.G4])" office:value-type="float" office:value="34.88" calcext:value-type="float">
            <text:p>34.9</text:p>
          </table:table-cell>
          <table:table-cell table:style-name="ce235" table:formula="of:=(MAX([.C4:.G4])-MIN([.C4:.G4]))/5" office:value-type="float" office:value="1.28" calcext:value-type="float">
            <text:p>1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4])^2 + ([.J4])^2 + ([.K4]*[.H4])^2); -INT(LOG10(ABS(SQRT(([.I4])^2 + ([.J4])^2 + ([.K4]*[.H4])^2)))))" office:value-type="float" office:value="7" calcext:value-type="float">
            <text:p>7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4:.Q4])" office:value-type="float" office:value="1.596" calcext:value-type="float">
            <text:p>1.60</text:p>
          </table:table-cell>
          <table:table-cell table:style-name="ce235" table:formula="of:=(MAX([.M4:.Q4])-MIN([.M4:.Q4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4])^2 + ([.T4])^2 + ([.U4]*[.R4])^2); -INT(LOG10(ABS(SQRT(([.S4])^2 + ([.T4])^2 + ([.U4]*[.R4])^2)))))" office:value-type="float" office:value="0.08" calcext:value-type="float">
            <text:p>0.08</text:p>
          </table:table-cell>
          <table:table-cell table:style-name="ce224" office:value-type="float" office:value="-46" calcext:value-type="float">
            <text:p>-46</text:p>
          </table:table-cell>
          <table:table-cell table:style-name="ce224" office:value-type="float" office:value="-48" calcext:value-type="float">
            <text:p>-48</text:p>
          </table:table-cell>
          <table:table-cell table:style-name="ce224" office:value-type="float" office:value="-55" calcext:value-type="float">
            <text:p>-55</text:p>
          </table:table-cell>
          <table:table-cell table:style-name="ce224" office:value-type="float" office:value="-54" calcext:value-type="float">
            <text:p>-54</text:p>
          </table:table-cell>
          <table:table-cell table:style-name="ce224" office:value-type="float" office:value="-50" calcext:value-type="float">
            <text:p>-50</text:p>
          </table:table-cell>
          <table:table-cell table:style-name="ce224" table:formula="of:=AVERAGE([.W4:.AA4])" office:value-type="float" office:value="-50.6" calcext:value-type="float">
            <text:p>-51</text:p>
          </table:table-cell>
          <table:table-cell table:style-name="ce235" table:formula="of:=ABS(((MIN([.W4:.AA4])-MAX([.W4:.AA4]))/5))" office:value-type="float" office:value="1.8" calcext:value-type="float">
            <text:p>1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4])^2 + ([.AD4])^2); -INT(LOG10(ABS(SQRT(([.AC4])^2 + ([.AD4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28" calcext:value-type="float">
            <text:p>28.0</text:p>
          </table:table-cell>
          <table:table-cell table:style-name="ce223" office:value-type="float" office:value="27.6" calcext:value-type="float">
            <text:p>27.6</text:p>
          </table:table-cell>
          <table:table-cell table:style-name="ce223" office:value-type="float" office:value="23.2" calcext:value-type="float">
            <text:p>23.2</text:p>
          </table:table-cell>
          <table:table-cell table:style-name="ce223" office:value-type="float" office:value="22.4" calcext:value-type="float">
            <text:p>22.4</text:p>
          </table:table-cell>
          <table:table-cell table:style-name="ce223" office:value-type="float" office:value="25.2" calcext:value-type="float">
            <text:p>25.2</text:p>
          </table:table-cell>
          <table:table-cell table:style-name="ce223" table:formula="of:=AVERAGE([.C5:.G5])" office:value-type="float" office:value="25.28" calcext:value-type="float">
            <text:p>25.3</text:p>
          </table:table-cell>
          <table:table-cell table:style-name="ce235" table:formula="of:=(MAX([.C5:.G5])-MIN([.C5:.G5]))/5" office:value-type="float" office:value="1.12" calcext:value-type="float">
            <text:p>1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5])^2 + ([.J5])^2 + ([.K5]*[.H5])^2); -INT(LOG10(ABS(SQRT(([.I5])^2 + ([.J5])^2 + ([.K5]*[.H5])^2)))))" office:value-type="float" office:value="5" calcext:value-type="float">
            <text:p>5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office:value-type="float" office:value="1.56" calcext:value-type="float">
            <text:p>1.56</text:p>
          </table:table-cell>
          <table:table-cell table:number-columns-repeated="2" table:style-name="ce230" office:value-type="float" office:value="1.54" calcext:value-type="float">
            <text:p>1.54</text:p>
          </table:table-cell>
          <table:table-cell table:style-name="ce230" table:formula="of:=AVERAGE([.M5:.Q5])" office:value-type="float" office:value="1.548" calcext:value-type="float">
            <text:p>1.55</text:p>
          </table:table-cell>
          <table:table-cell table:style-name="ce235" table:formula="of:=(MAX([.M5:.Q5])-MIN([.M5:.Q5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5])^2 + ([.T5])^2 + ([.U5]*[.R5])^2); -INT(LOG10(ABS(SQRT(([.S5])^2 + ([.T5])^2 + ([.U5]*[.R5])^2)))))" office:value-type="float" office:value="0.08" calcext:value-type="float">
            <text:p>0.08</text:p>
          </table:table-cell>
          <table:table-cell table:style-name="ce223" office:value-type="float" office:value="-8.4" calcext:value-type="float">
            <text:p>-8.4</text:p>
          </table:table-cell>
          <table:table-cell table:style-name="ce224" office:value-type="float" office:value="-10" calcext:value-type="float">
            <text:p>-10</text:p>
          </table:table-cell>
          <table:table-cell table:number-columns-repeated="2" table:style-name="ce223" office:value-type="float" office:value="-9.6" calcext:value-type="float">
            <text:p>-9.6</text:p>
          </table:table-cell>
          <table:table-cell table:style-name="ce223" office:value-type="float" office:value="-6.8" calcext:value-type="float">
            <text:p>-6.8</text:p>
          </table:table-cell>
          <table:table-cell table:style-name="ce223" table:formula="of:=AVERAGE([.W5:.AA5])" office:value-type="float" office:value="-8.88" calcext:value-type="float">
            <text:p>-8.9</text:p>
          </table:table-cell>
          <table:table-cell table:style-name="ce235" table:formula="of:=ABS(((MIN([.W5:.AA5])-MAX([.W5:.AA5]))/5))" office:value-type="float" office:value="0.64" calcext:value-type="float">
            <text:p>0.6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5])^2 + ([.AD5])^2); -INT(LOG10(ABS(SQRT(([.AC5])^2 + ([.AD5])^2)))))" office:value-type="float" office:value="0.7" calcext:value-type="float">
            <text:p>0.7</text:p>
          </table:table-cell>
          <table:table-cell table:number-columns-repeated="16353"/>
        </table:table-row>
        <table:table-row table:style-name="ro1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20.4" calcext:value-type="float">
            <text:p>20.4</text:p>
          </table:table-cell>
          <table:table-cell table:style-name="ce223" office:value-type="float" office:value="20" calcext:value-type="float">
            <text:p>20.0</text:p>
          </table:table-cell>
          <table:table-cell table:number-columns-repeated="3" table:style-name="ce223" office:value-type="float" office:value="20.4" calcext:value-type="float">
            <text:p>20.4</text:p>
          </table:table-cell>
          <table:table-cell table:style-name="ce223" table:formula="of:=AVERAGE([.C6:.G6])" office:value-type="float" office:value="20.32" calcext:value-type="float">
            <text:p>20.3</text:p>
          </table:table-cell>
          <table:table-cell table:style-name="ce235" table:formula="of:=(MAX([.C6:.G6])-MIN([.C6:.G6]))/5" office:value-type="float" office:value="0.0799999999999997" calcext:value-type="float">
            <text:p>0.0799999999999997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6])^2 + ([.J6])^2 + ([.K6]*[.H6])^2); -INT(LOG10(ABS(SQRT(([.I6])^2 + ([.J6])^2 + ([.K6]*[.H6])^2)))))" office:value-type="float" office:value="4" calcext:value-type="float">
            <text:p>4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3" table:style-name="ce230" office:value-type="float" office:value="1.54" calcext:value-type="float">
            <text:p>1.54</text:p>
          </table:table-cell>
          <table:table-cell table:style-name="ce230" table:formula="of:=AVERAGE([.M6:.Q6])" office:value-type="float" office:value="1.552" calcext:value-type="float">
            <text:p>1.55</text:p>
          </table:table-cell>
          <table:table-cell table:style-name="ce235" table:formula="of:=(MAX([.M6:.Q6])-MIN([.M6:.Q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6])^2 + ([.T6])^2 + ([.U6]*[.R6])^2); -INT(LOG10(ABS(SQRT(([.S6])^2 + ([.T6])^2 + ([.U6]*[.R6])^2)))))" office:value-type="float" office:value="0.08" calcext:value-type="float">
            <text:p>0.08</text:p>
          </table:table-cell>
          <table:table-cell table:style-name="ce223" office:value-type="float" office:value="2" calcext:value-type="float">
            <text:p>2.0</text:p>
          </table:table-cell>
          <table:table-cell table:style-name="ce223" office:value-type="float" office:value="0.8" calcext:value-type="float">
            <text:p>0.8</text:p>
          </table:table-cell>
          <table:table-cell table:style-name="ce223" office:value-type="float" office:value="3.2" calcext:value-type="float">
            <text:p>3.2</text:p>
          </table:table-cell>
          <table:table-cell table:style-name="ce223" office:value-type="float" office:value="0.8" calcext:value-type="float">
            <text:p>0.8</text:p>
          </table:table-cell>
          <table:table-cell table:style-name="ce223" office:value-type="float" office:value="1.2" calcext:value-type="float">
            <text:p>1.2</text:p>
          </table:table-cell>
          <table:table-cell table:style-name="ce223" table:formula="of:=AVERAGE([.W6:.AA6])" office:value-type="float" office:value="1.6" calcext:value-type="float">
            <text:p>1.6</text:p>
          </table:table-cell>
          <table:table-cell table:style-name="ce235" table:formula="of:=ABS(((MIN([.W6:.AA6])-MAX([.W6:.AA6]))/5))" office:value-type="float" office:value="0.48" calcext:value-type="float">
            <text:p>0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6])^2 + ([.AD6])^2); -INT(LOG10(ABS(SQRT(([.AC6])^2 + ([.AD6])^2)))))" office:value-type="float" office:value="0.5" calcext:value-type="float">
            <text:p>0.5</text:p>
          </table:table-cell>
          <table:table-cell table:number-columns-repeated="16353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2" table:style-name="ce223" office:value-type="float" office:value="21.6" calcext:value-type="float">
            <text:p>21.6</text:p>
          </table:table-cell>
          <table:table-cell table:style-name="ce223" office:value-type="float" office:value="21.2" calcext:value-type="float">
            <text:p>21.2</text:p>
          </table:table-cell>
          <table:table-cell table:style-name="ce223" office:value-type="float" office:value="22.8" calcext:value-type="float">
            <text:p>22.8</text:p>
          </table:table-cell>
          <table:table-cell table:style-name="ce223" office:value-type="float" office:value="22" calcext:value-type="float">
            <text:p>22.0</text:p>
          </table:table-cell>
          <table:table-cell table:style-name="ce223" table:formula="of:=AVERAGE([.C7:.G7])" office:value-type="float" office:value="21.84" calcext:value-type="float">
            <text:p>21.8</text:p>
          </table:table-cell>
          <table:table-cell table:style-name="ce235" table:formula="of:=(MAX([.C7:.G7])-MIN([.C7:.G7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7])^2 + ([.J7])^2 + ([.K7]*[.H7])^2); -INT(LOG10(ABS(SQRT(([.I7])^2 + ([.J7])^2 + ([.K7]*[.H7])^2)))))" office:value-type="float" office:value="4" calcext:value-type="float">
            <text:p>4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2" table:style-name="ce230" office:value-type="float" office:value="1.54" calcext:value-type="float">
            <text:p>1.54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7:.Q7])" office:value-type="float" office:value="1.56" calcext:value-type="float">
            <text:p>1.56</text:p>
          </table:table-cell>
          <table:table-cell table:style-name="ce235" table:formula="of:=(MAX([.M7:.Q7])-MIN([.M7:.Q7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7])^2 + ([.T7])^2 + ([.U7]*[.R7])^2); -INT(LOG10(ABS(SQRT(([.S7])^2 + ([.T7])^2 + ([.U7]*[.R7])^2)))))" office:value-type="float" office:value="0.08" calcext:value-type="float">
            <text:p>0.08</text:p>
          </table:table-cell>
          <table:table-cell table:style-name="ce223" office:value-type="float" office:value="4.8" calcext:value-type="float">
            <text:p>4.8</text:p>
          </table:table-cell>
          <table:table-cell table:style-name="ce223" office:value-type="float" office:value="2.4" calcext:value-type="float">
            <text:p>2.4</text:p>
          </table:table-cell>
          <table:table-cell table:style-name="ce223" office:value-type="float" office:value="3.4" calcext:value-type="float">
            <text:p>3.4</text:p>
          </table:table-cell>
          <table:table-cell table:style-name="ce223" office:value-type="float" office:value="5.8" calcext:value-type="float">
            <text:p>5.8</text:p>
          </table:table-cell>
          <table:table-cell table:style-name="ce223" office:value-type="float" office:value="5.6" calcext:value-type="float">
            <text:p>5.6</text:p>
          </table:table-cell>
          <table:table-cell table:style-name="ce223" table:formula="of:=AVERAGE([.W7:.AA7])" office:value-type="float" office:value="4.4" calcext:value-type="float">
            <text:p>4.4</text:p>
          </table:table-cell>
          <table:table-cell table:style-name="ce235" table:formula="of:=ABS(((MIN([.W7:.AA7])-MAX([.W7:.AA7]))/5))" office:value-type="float" office:value="0.68" calcext:value-type="float">
            <text:p>0.6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7])^2 + ([.AD7])^2); -INT(LOG10(ABS(SQRT(([.AC7])^2 + ([.AD7])^2)))))" office:value-type="float" office:value="0.7" calcext:value-type="float">
            <text:p>0.7</text:p>
          </table:table-cell>
          <table:table-cell table:number-columns-repeated="16353"/>
        </table:table-row>
        <table:table-row table:style-name="ro1">
          <table:table-cell table:style-name="ce230" office:value-type="float" office:value="10" calcext:value-type="float">
            <text:p>10.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6.2" calcext:value-type="float">
            <text:p>16.2</text:p>
          </table:table-cell>
          <table:table-cell table:style-name="ce223" office:value-type="float" office:value="24.8" calcext:value-type="float">
            <text:p>24.8</text:p>
          </table:table-cell>
          <table:table-cell table:style-name="ce223" office:value-type="float" office:value="21.6" calcext:value-type="float">
            <text:p>21.6</text:p>
          </table:table-cell>
          <table:table-cell table:style-name="ce223" office:value-type="float" office:value="23.2" calcext:value-type="float">
            <text:p>23.2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table:formula="of:=AVERAGE([.C8:.G8])" office:value-type="float" office:value="21.32" calcext:value-type="float">
            <text:p>21.3</text:p>
          </table:table-cell>
          <table:table-cell table:style-name="ce235" table:formula="of:=(MAX([.C8:.G8])-MIN([.C8:.G8]))/5" office:value-type="float" office:value="1.72" calcext:value-type="float">
            <text:p>1.7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8])^2 + ([.J8])^2 + ([.K8]*[.H8])^2); -INT(LOG10(ABS(SQRT(([.I8])^2 + ([.J8])^2 + ([.K8]*[.H8])^2)))))" office:value-type="float" office:value="5" calcext:value-type="float">
            <text:p>5</text:p>
          </table:table-cell>
          <table:table-cell table:number-columns-repeated="4"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table:formula="of:=AVERAGE([.M8:.Q8])" office:value-type="float" office:value="1.576" calcext:value-type="float">
            <text:p>1.58</text:p>
          </table:table-cell>
          <table:table-cell table:style-name="ce235" table:formula="of:=(MAX([.M8:.Q8])-MIN([.M8:.Q8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8])^2 + ([.T8])^2 + ([.U8]*[.R8])^2); -INT(LOG10(ABS(SQRT(([.S8])^2 + ([.T8])^2 + ([.U8]*[.R8])^2)))))" office:value-type="float" office:value="0.08" calcext:value-type="float">
            <text:p>0.08</text:p>
          </table:table-cell>
          <table:table-cell table:style-name="ce223" office:value-type="float" office:value="2.6" calcext:value-type="float">
            <text:p>2.6</text:p>
          </table:table-cell>
          <table:table-cell table:style-name="ce223" office:value-type="float" office:value="2" calcext:value-type="float">
            <text:p>2.0</text:p>
          </table:table-cell>
          <table:table-cell table:style-name="ce223" office:value-type="float" office:value="4" calcext:value-type="float">
            <text:p>4.0</text:p>
          </table:table-cell>
          <table:table-cell table:style-name="ce223" office:value-type="float" office:value="1.4" calcext:value-type="float">
            <text:p>1.4</text:p>
          </table:table-cell>
          <table:table-cell table:style-name="ce223" office:value-type="float" office:value="1.8" calcext:value-type="float">
            <text:p>1.8</text:p>
          </table:table-cell>
          <table:table-cell table:style-name="ce223" table:formula="of:=AVERAGE([.W8:.AA8])" office:value-type="float" office:value="2.36" calcext:value-type="float">
            <text:p>2.4</text:p>
          </table:table-cell>
          <table:table-cell table:style-name="ce235" table:formula="of:=ABS(((MIN([.W8:.AA8])-MAX([.W8:.AA8]))/5))" office:value-type="float" office:value="0.52" calcext:value-type="float">
            <text:p>0.5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8])^2 + ([.AD8])^2); -INT(LOG10(ABS(SQRT(([.AC8])^2 + ([.AD8])^2)))))" office:value-type="float" office:value="0.6" calcext:value-type="float">
            <text:p>0.6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30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office:value-type="float" office:value="23.2" calcext:value-type="float">
            <text:p>23.2</text:p>
          </table:table-cell>
          <table:table-cell table:style-name="ce223" office:value-type="float" office:value="18.8" calcext:value-type="float">
            <text:p>18.8</text:p>
          </table:table-cell>
          <table:table-cell table:style-name="ce223" office:value-type="float" office:value="23.2" calcext:value-type="float">
            <text:p>23.2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table:formula="of:=AVERAGE([.C10:.G10])" office:value-type="float" office:value="21.36" calcext:value-type="float">
            <text:p>21.4</text:p>
          </table:table-cell>
          <table:table-cell table:style-name="ce235" table:formula="of:=(MAX([.C10:.G10])-MIN([.C10:.G10]))/5" office:value-type="float" office:value="0.88" calcext:value-type="float">
            <text:p>0.8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0])^2 + ([.J10])^2 + ([.K10]*[.H10])^2); -INT(LOG10(ABS(SQRT(([.I10])^2 + ([.J10])^2 + ([.K10]*[.H10])^2)))))" office:value-type="float" office:value="4" calcext:value-type="float">
            <text:p>4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table:formula="of:=AVERAGE([.M10:.Q10])" office:value-type="float" office:value="1.556" calcext:value-type="float">
            <text:p>1.56</text:p>
          </table:table-cell>
          <table:table-cell table:style-name="ce235" table:formula="of:=(MAX([.M10:.Q10])-MIN([.M10:.Q1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0])^2 + ([.T10])^2 + ([.U10]*[.R10])^2); -INT(LOG10(ABS(SQRT(([.S10])^2 + ([.T10])^2 + ([.U10]*[.R10])^2)))))" office:value-type="float" office:value="0.08" calcext:value-type="float">
            <text:p>0.08</text:p>
          </table:table-cell>
          <table:table-cell table:style-name="ce223" office:value-type="float" office:value="1.8" calcext:value-type="float">
            <text:p>1.8</text:p>
          </table:table-cell>
          <table:table-cell table:number-columns-repeated="2" table:style-name="ce223" office:value-type="float" office:value="1.6" calcext:value-type="float">
            <text:p>1.6</text:p>
          </table:table-cell>
          <table:table-cell table:style-name="ce223" office:value-type="float" office:value="1.4" calcext:value-type="float">
            <text:p>1.4</text:p>
          </table:table-cell>
          <table:table-cell table:style-name="ce223" office:value-type="float" office:value="1.7" calcext:value-type="float">
            <text:p>1.7</text:p>
          </table:table-cell>
          <table:table-cell table:style-name="ce223" table:formula="of:=AVERAGE([.W10:.AA10])" office:value-type="float" office:value="1.62" calcext:value-type="float">
            <text:p>1.6</text:p>
          </table:table-cell>
          <table:table-cell table:style-name="ce235" table:formula="of:=ABS(((MIN([.W10:.AA10])-MAX([.W10:.AA10]))/5))" office:value-type="float" office:value="0.08" calcext:value-type="float">
            <text:p>0.0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0])^2 + ([.AD10])^2); -INT(LOG10(ABS(SQRT(([.AC10])^2 + ([.AD10])^2)))))" office:value-type="float" office:value="0.2" calcext:value-type="float">
            <text:p>0.2</text:p>
          </table:table-cell>
          <table:table-cell table:number-columns-repeated="16353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23" office:value-type="float" office:value="20" calcext:value-type="float">
            <text:p>20.0</text:p>
          </table:table-cell>
          <table:table-cell table:style-name="ce223" office:value-type="float" office:value="22" calcext:value-type="float">
            <text:p>22.0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office:value-type="float" office:value="18" calcext:value-type="float">
            <text:p>18.0</text:p>
          </table:table-cell>
          <table:table-cell table:style-name="ce223" table:formula="of:=AVERAGE([.C11:.G11])" office:value-type="float" office:value="20.16" calcext:value-type="float">
            <text:p>20.2</text:p>
          </table:table-cell>
          <table:table-cell table:style-name="ce235" table:formula="of:=(MAX([.C11:.G11])-MIN([.C11:.G11]))/5" office:value-type="float" office:value="0.8" calcext:value-type="float">
            <text:p>0.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1])^2 + ([.J11])^2 + ([.K11]*[.H11])^2); -INT(LOG10(ABS(SQRT(([.I11])^2 + ([.J11])^2 + ([.K11]*[.H11])^2)))))" office:value-type="float" office:value="4" calcext:value-type="float">
            <text:p>4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3" table:style-name="ce230" office:value-type="float" office:value="1.54" calcext:value-type="float">
            <text:p>1.54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table:formula="of:=AVERAGE([.M11:.Q11])" office:value-type="float" office:value="1.552" calcext:value-type="float">
            <text:p>1.55</text:p>
          </table:table-cell>
          <table:table-cell table:style-name="ce235" table:formula="of:=(MAX([.M11:.Q11])-MIN([.M11:.Q1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1])^2 + ([.T11])^2 + ([.U11]*[.R11])^2); -INT(LOG10(ABS(SQRT(([.S11])^2 + ([.T11])^2 + ([.U11]*[.R11])^2)))))" office:value-type="float" office:value="0.08" calcext:value-type="float">
            <text:p>0.08</text:p>
          </table:table-cell>
          <table:table-cell table:style-name="ce223" office:value-type="float" office:value="1.3" calcext:value-type="float">
            <text:p>1.3</text:p>
          </table:table-cell>
          <table:table-cell table:number-columns-repeated="2" table:style-name="ce223" office:value-type="float" office:value="1.5" calcext:value-type="float">
            <text:p>1.5</text:p>
          </table:table-cell>
          <table:table-cell table:style-name="ce223" office:value-type="float" office:value="1.7" calcext:value-type="float">
            <text:p>1.7</text:p>
          </table:table-cell>
          <table:table-cell table:style-name="ce223" office:value-type="float" office:value="1.8" calcext:value-type="float">
            <text:p>1.8</text:p>
          </table:table-cell>
          <table:table-cell table:style-name="ce223" table:formula="of:=AVERAGE([.W11:.AA11])" office:value-type="float" office:value="1.56" calcext:value-type="float">
            <text:p>1.6</text:p>
          </table:table-cell>
          <table:table-cell table:style-name="ce235" table:formula="of:=ABS(((MIN([.W11:.AA11])-MAX([.W11:.AA11]))/5))" office:value-type="float" office:value="0.1" calcext:value-type="float">
            <text:p>0.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1])^2 + ([.AD11])^2); -INT(LOG10(ABS(SQRT(([.AC11])^2 + ([.AD11])^2)))))" office:value-type="float" office:value="0.2" calcext:value-type="float">
            <text:p>0.2</text:p>
          </table:table-cell>
          <table:table-cell table:number-columns-repeated="16353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21.6" calcext:value-type="float">
            <text:p>21.6</text:p>
          </table:table-cell>
          <table:table-cell table:style-name="ce223" office:value-type="float" office:value="22.4" calcext:value-type="float">
            <text:p>22.4</text:p>
          </table:table-cell>
          <table:table-cell table:style-name="ce223" office:value-type="float" office:value="24.8" calcext:value-type="float">
            <text:p>24.8</text:p>
          </table:table-cell>
          <table:table-cell table:style-name="ce223" office:value-type="float" office:value="18.8" calcext:value-type="float">
            <text:p>18.8</text:p>
          </table:table-cell>
          <table:table-cell table:style-name="ce223" office:value-type="float" office:value="18" calcext:value-type="float">
            <text:p>18.0</text:p>
          </table:table-cell>
          <table:table-cell table:style-name="ce223" table:formula="of:=AVERAGE([.C12:.G12])" office:value-type="float" office:value="21.12" calcext:value-type="float">
            <text:p>21.1</text:p>
          </table:table-cell>
          <table:table-cell table:style-name="ce235" table:formula="of:=(MAX([.C12:.G12])-MIN([.C12:.G12]))/5" office:value-type="float" office:value="1.36" calcext:value-type="float">
            <text:p>1.3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2])^2 + ([.J12])^2 + ([.K12]*[.H12])^2); -INT(LOG10(ABS(SQRT(([.I12])^2 + ([.J12])^2 + ([.K12]*[.H12])^2)))))" office:value-type="float" office:value="4" calcext:value-type="float">
            <text:p>4</text:p>
          </table:table-cell>
          <table:table-cell table:number-columns-repeated="2" table:style-name="ce230" office:value-type="float" office:value="1.52" calcext:value-type="float">
            <text:p>1.52</text:p>
          </table:table-cell>
          <table:table-cell table:style-name="ce230" office:value-type="float" office:value="1.55" calcext:value-type="float">
            <text:p>1.55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5" calcext:value-type="float">
            <text:p>1.55</text:p>
          </table:table-cell>
          <table:table-cell table:style-name="ce230" table:formula="of:=AVERAGE([.M12:.Q12])" office:value-type="float" office:value="1.544" calcext:value-type="float">
            <text:p>1.54</text:p>
          </table:table-cell>
          <table:table-cell table:style-name="ce235" table:formula="of:=(MAX([.M12:.Q12])-MIN([.M12:.Q12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2])^2 + ([.T12])^2 + ([.U12]*[.R12])^2); -INT(LOG10(ABS(SQRT(([.S12])^2 + ([.T12])^2 + ([.U12]*[.R12])^2)))))" office:value-type="float" office:value="0.08" calcext:value-type="float">
            <text:p>0.0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84" calcext:value-type="float">
            <text:p>1.84</text:p>
          </table:table-cell>
          <table:table-cell table:style-name="ce230" office:value-type="float" office:value="1.8" calcext:value-type="float">
            <text:p>1.80</text:p>
          </table:table-cell>
          <table:table-cell table:style-name="ce230" office:value-type="float" office:value="1.76" calcext:value-type="float">
            <text:p>1.7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table:formula="of:=AVERAGE([.W12:.AA12])" office:value-type="float" office:value="1.712" calcext:value-type="float">
            <text:p>1.71</text:p>
          </table:table-cell>
          <table:table-cell table:style-name="ce235" table:formula="of:=ABS(((MIN([.W12:.AA12])-MAX([.W12:.AA12]))/5))" office:value-type="float" office:value="0.056" calcext:value-type="float">
            <text:p>0.05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2])^2 + ([.AD12])^2); -INT(LOG10(ABS(SQRT(([.AC12])^2 + ([.AD12])^2)))))" office:value-type="float" office:value="0.06" calcext:value-type="float">
            <text:p>0.06</text:p>
          </table:table-cell>
          <table:table-cell table:number-columns-repeated="16353"/>
        </table:table-row>
        <table:table-row table:style-name="ro1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23.2" calcext:value-type="float">
            <text:p>23.2</text:p>
          </table:table-cell>
          <table:table-cell table:style-name="ce223" office:value-type="float" office:value="25.2" calcext:value-type="float">
            <text:p>25.2</text:p>
          </table:table-cell>
          <table:table-cell table:style-name="ce223" office:value-type="float" office:value="27.2" calcext:value-type="float">
            <text:p>27.2</text:p>
          </table:table-cell>
          <table:table-cell table:style-name="ce223" office:value-type="float" office:value="24.8" calcext:value-type="float">
            <text:p>24.8</text:p>
          </table:table-cell>
          <table:table-cell table:style-name="ce223" office:value-type="float" office:value="22.4" calcext:value-type="float">
            <text:p>22.4</text:p>
          </table:table-cell>
          <table:table-cell table:style-name="ce223" table:formula="of:=AVERAGE([.C13:.G13])" office:value-type="float" office:value="24.56" calcext:value-type="float">
            <text:p>24.6</text:p>
          </table:table-cell>
          <table:table-cell table:style-name="ce235" table:formula="of:=(MAX([.C13:.G13])-MIN([.C13:.G13]))/5" office:value-type="float" office:value="0.96" calcext:value-type="float">
            <text:p>0.9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3])^2 + ([.J13])^2 + ([.K13]*[.H13])^2); -INT(LOG10(ABS(SQRT(([.I13])^2 + ([.J13])^2 + ([.K13]*[.H13])^2)))))" office:value-type="float" office:value="5" calcext:value-type="float">
            <text:p>5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office:value-type="float" office:value="1.52" calcext:value-type="float">
            <text:p>1.52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table:formula="of:=AVERAGE([.M13:.Q13])" office:value-type="float" office:value="1.504" calcext:value-type="float">
            <text:p>1.50</text:p>
          </table:table-cell>
          <table:table-cell table:style-name="ce235" table:formula="of:=(MAX([.M13:.Q13])-MIN([.M13:.Q13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3])^2 + ([.T13])^2 + ([.U13]*[.R13])^2); -INT(LOG10(ABS(SQRT(([.S13])^2 + ([.T13])^2 + ([.U13]*[.R13])^2)))))" office:value-type="float" office:value="0.08" calcext:value-type="float">
            <text:p>0.08</text:p>
          </table:table-cell>
          <table:table-cell table:style-name="ce230" office:value-type="float" office:value="1.3" calcext:value-type="float">
            <text:p>1.30</text:p>
          </table:table-cell>
          <table:table-cell table:style-name="ce230" office:value-type="float" office:value="1.34" calcext:value-type="float">
            <text:p>1.34</text:p>
          </table:table-cell>
          <table:table-cell table:style-name="ce230" office:value-type="float" office:value="1.28" calcext:value-type="float">
            <text:p>1.28</text:p>
          </table:table-cell>
          <table:table-cell table:style-name="ce230" office:value-type="float" office:value="1.74" calcext:value-type="float">
            <text:p>1.74</text:p>
          </table:table-cell>
          <table:table-cell table:style-name="ce230" office:value-type="float" office:value="1.44" calcext:value-type="float">
            <text:p>1.44</text:p>
          </table:table-cell>
          <table:table-cell table:style-name="ce230" table:formula="of:=AVERAGE([.W13:.AA13])" office:value-type="float" office:value="1.42" calcext:value-type="float">
            <text:p>1.42</text:p>
          </table:table-cell>
          <table:table-cell table:style-name="ce235" table:formula="of:=ABS(((MIN([.W13:.AA13])-MAX([.W13:.AA13]))/5))" office:value-type="float" office:value="0.092" calcext:value-type="float">
            <text:p>0.09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3])^2 + ([.AD13])^2); -INT(LOG10(ABS(SQRT(([.AC13])^2 + ([.AD13])^2)))))" office:value-type="float" office:value="0.09" calcext:value-type="float">
            <text:p>0.09</text:p>
          </table:table-cell>
          <table:table-cell table:number-columns-repeated="16353"/>
        </table:table-row>
        <table:table-row table:style-name="ro1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22.4" calcext:value-type="float">
            <text:p>22.4</text:p>
          </table:table-cell>
          <table:table-cell table:number-columns-repeated="2" table:style-name="ce223" office:value-type="float" office:value="25.2" calcext:value-type="float">
            <text:p>25.2</text:p>
          </table:table-cell>
          <table:table-cell table:style-name="ce223" office:value-type="float" office:value="26.8" calcext:value-type="float">
            <text:p>26.8</text:p>
          </table:table-cell>
          <table:table-cell table:style-name="ce223" office:value-type="float" office:value="26" calcext:value-type="float">
            <text:p>26.0</text:p>
          </table:table-cell>
          <table:table-cell table:style-name="ce223" table:formula="of:=AVERAGE([.C14:.G14])" office:value-type="float" office:value="25.12" calcext:value-type="float">
            <text:p>25.1</text:p>
          </table:table-cell>
          <table:table-cell table:style-name="ce235" table:formula="of:=(MAX([.C14:.G14])-MIN([.C14:.G14]))/5" office:value-type="float" office:value="0.88" calcext:value-type="float">
            <text:p>0.8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4])^2 + ([.J14])^2 + ([.K14]*[.H14])^2); -INT(LOG10(ABS(SQRT(([.I14])^2 + ([.J14])^2 + ([.K14]*[.H14])^2)))))" office:value-type="float" office:value="5" calcext:value-type="float">
            <text:p>5</text:p>
          </table:table-cell>
          <table:table-cell table:style-name="ce230" office:value-type="float" office:value="1.5" calcext:value-type="float">
            <text:p>1.50</text:p>
          </table:table-cell>
          <table:table-cell table:number-columns-repeated="2" table:style-name="ce230" office:value-type="float" office:value="1.52" calcext:value-type="float">
            <text:p>1.52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table:formula="of:=AVERAGE([.M14:.Q14])" office:value-type="float" office:value="1.508" calcext:value-type="float">
            <text:p>1.51</text:p>
          </table:table-cell>
          <table:table-cell table:style-name="ce235" table:formula="of:=(MAX([.M14:.Q14])-MIN([.M14:.Q1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4])^2 + ([.T14])^2 + ([.U14]*[.R14])^2); -INT(LOG10(ABS(SQRT(([.S14])^2 + ([.T14])^2 + ([.U14]*[.R14])^2)))))" office:value-type="float" office:value="0.08" calcext:value-type="float">
            <text:p>0.08</text:p>
          </table:table-cell>
          <table:table-cell table:style-name="ce230" office:value-type="float" office:value="1.14" calcext:value-type="float">
            <text:p>1.14</text:p>
          </table:table-cell>
          <table:table-cell table:style-name="ce230" office:value-type="float" office:value="0.92" calcext:value-type="float">
            <text:p>0.92</text:p>
          </table:table-cell>
          <table:table-cell table:style-name="ce230" office:value-type="float" office:value="1.32" calcext:value-type="float">
            <text:p>1.32</text:p>
          </table:table-cell>
          <table:table-cell table:style-name="ce230" office:value-type="float" office:value="1.18" calcext:value-type="float">
            <text:p>1.18</text:p>
          </table:table-cell>
          <table:table-cell table:style-name="ce230" office:value-type="float" office:value="1.12" calcext:value-type="float">
            <text:p>1.12</text:p>
          </table:table-cell>
          <table:table-cell table:style-name="ce230" table:formula="of:=AVERAGE([.W14:.AA14])" office:value-type="float" office:value="1.136" calcext:value-type="float">
            <text:p>1.14</text:p>
          </table:table-cell>
          <table:table-cell table:style-name="ce235" table:formula="of:=ABS(((MIN([.W14:.AA14])-MAX([.W14:.AA14]))/5))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4])^2 + ([.AD14])^2); -INT(LOG10(ABS(SQRT(([.AC14])^2 + ([.AD14])^2)))))" office:value-type="float" office:value="0.08" calcext:value-type="float">
            <text:p>0.08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39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22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39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60" office:value-type="float" office:value="37.6" calcext:value-type="float">
            <text:p>37.6</text:p>
          </table:table-cell>
          <table:table-cell table:style-name="ce235" office:value-type="float" office:value="39.2" calcext:value-type="float">
            <text:p>39.2</text:p>
          </table:table-cell>
          <table:table-cell table:style-name="ce235" office:value-type="float" office:value="37.6" calcext:value-type="float">
            <text:p>37.6</text:p>
          </table:table-cell>
          <table:table-cell table:number-columns-repeated="2" table:style-name="ce235" office:value-type="float" office:value="35.6" calcext:value-type="float">
            <text:p>35.6</text:p>
          </table:table-cell>
          <table:table-cell table:style-name="ce223" table:formula="of:=AVERAGE([.C16:.G16])" office:value-type="float" office:value="37.12" calcext:value-type="float">
            <text:p>37.1</text:p>
          </table:table-cell>
          <table:table-cell table:style-name="ce235" table:formula="of:=(MAX([.C16:.G16])-MIN([.C16:.G16]))/5" office:value-type="float" office:value="0.72" calcext:value-type="float">
            <text:p>0.7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6])^2 + ([.J16])^2 + ([.K16]*[.H16])^2); -INT(LOG10(ABS(SQRT(([.I16])^2 + ([.J16])^2 + ([.K16]*[.H16])^2)))))" office:value-type="float" office:value="7" calcext:value-type="float">
            <text:p>7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1.54" calcext:value-type="float">
            <text:p>1.54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table:formula="of:=AVERAGE([.M16:.Q16])" office:value-type="float" office:value="1.512" calcext:value-type="float">
            <text:p>1.51</text:p>
          </table:table-cell>
          <table:table-cell table:style-name="ce235" table:formula="of:=(MAX([.M16:.Q16])-MIN([.M16:.Q1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6])^2 + ([.T16])^2 + ([.U16]*[.R16])^2); -INT(LOG10(ABS(SQRT(([.S16])^2 + ([.T16])^2 + ([.U16]*[.R16])^2)))))" office:value-type="float" office:value="0.08" calcext:value-type="float">
            <text:p>0.08</text:p>
          </table:table-cell>
          <table:table-cell table:style-name="ce224" office:value-type="float" office:value="650" calcext:value-type="float">
            <text:p>650</text:p>
          </table:table-cell>
          <table:table-cell table:number-columns-repeated="2" table:style-name="ce224" office:value-type="float" office:value="620" calcext:value-type="float">
            <text:p>620</text:p>
          </table:table-cell>
          <table:table-cell table:number-columns-repeated="2" table:style-name="ce224" office:value-type="float" office:value="580" calcext:value-type="float">
            <text:p>580</text:p>
          </table:table-cell>
          <table:table-cell table:style-name="ce224" table:formula="of:=AVERAGE([.W16:.AA16])" office:value-type="float" office:value="610" calcext:value-type="float">
            <text:p>610</text:p>
          </table:table-cell>
          <table:table-cell table:style-name="ce235" table:formula="of:=ABS(((MIN([.W16:.AA16])-MAX([.W16:.AA16]))/5))" office:value-type="float" office:value="14" calcext:value-type="float">
            <text:p>14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table:formula="of:=ROUND(SQRT(([.AC16])^2 + ([.AD16])^2); -INT(LOG10(ABS(SQRT(([.AC16])^2 + ([.AD16])^2)))))" office:value-type="float" office:value="20" calcext:value-type="float">
            <text:p>20</text:p>
          </table:table-cell>
          <table:table-cell table:number-columns-repeated="16353"/>
        </table:table-row>
        <table:table-row table:style-name="ro1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office:value-type="float" office:value="46.4" calcext:value-type="float">
            <text:p>46.4</text:p>
          </table:table-cell>
          <table:table-cell table:style-name="ce223" office:value-type="float" office:value="42.4" calcext:value-type="float">
            <text:p>42.4</text:p>
          </table:table-cell>
          <table:table-cell table:style-name="ce235" office:value-type="float" office:value="43.6" calcext:value-type="float">
            <text:p>43.6</text:p>
          </table:table-cell>
          <table:table-cell table:number-columns-repeated="2" table:style-name="ce235" office:value-type="float" office:value="40.8" calcext:value-type="float">
            <text:p>40.8</text:p>
          </table:table-cell>
          <table:table-cell table:style-name="ce223" table:formula="of:=AVERAGE([.C17:.G17])" office:value-type="float" office:value="42.8" calcext:value-type="float">
            <text:p>42.8</text:p>
          </table:table-cell>
          <table:table-cell table:style-name="ce235" table:formula="of:=(MAX([.C17:.G17])-MIN([.C17:.G17]))/5" office:value-type="float" office:value="1.12" calcext:value-type="float">
            <text:p>1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7])^2 + ([.J17])^2 + ([.K17]*[.H17])^2); -INT(LOG10(ABS(SQRT(([.I17])^2 + ([.J17])^2 + ([.K17]*[.H17])^2)))))" office:value-type="float" office:value="9" calcext:value-type="float">
            <text:p>9</text:p>
          </table:table-cell>
          <table:table-cell table:style-name="ce230" office:value-type="float" office:value="1.52" calcext:value-type="float">
            <text:p>1.52</text:p>
          </table:table-cell>
          <table:table-cell table:number-columns-repeated="4" table:style-name="ce230" office:value-type="float" office:value="1.5" calcext:value-type="float">
            <text:p>1.50</text:p>
          </table:table-cell>
          <table:table-cell table:style-name="ce230" table:formula="of:=AVERAGE([.M17:.Q17])" office:value-type="float" office:value="1.504" calcext:value-type="float">
            <text:p>1.50</text:p>
          </table:table-cell>
          <table:table-cell table:style-name="ce235" table:formula="of:=(MAX([.M17:.Q17])-MIN([.M17:.Q17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7])^2 + ([.T17])^2 + ([.U17]*[.R17])^2); -INT(LOG10(ABS(SQRT(([.S17])^2 + ([.T17])^2 + ([.U17]*[.R17])^2)))))" office:value-type="float" office:value="0.08" calcext:value-type="float">
            <text:p>0.08</text:p>
          </table:table-cell>
          <table:table-cell table:number-columns-repeated="2" table:style-name="ce224" office:value-type="float" office:value="220" calcext:value-type="float">
            <text:p>220</text:p>
          </table:table-cell>
          <table:table-cell table:style-name="ce224" office:value-type="float" office:value="216" calcext:value-type="float">
            <text:p>216</text:p>
          </table:table-cell>
          <table:table-cell table:number-columns-repeated="2" table:style-name="ce224" office:value-type="float" office:value="204" calcext:value-type="float">
            <text:p>204</text:p>
          </table:table-cell>
          <table:table-cell table:style-name="ce224" table:formula="of:=AVERAGE([.W17:.AA17])" office:value-type="float" office:value="212.8" calcext:value-type="float">
            <text:p>213</text:p>
          </table:table-cell>
          <table:table-cell table:style-name="ce235" table:formula="of:=ABS(((MIN([.W17:.AA17])-MAX([.W17:.AA17]))/5))" office:value-type="float" office:value="3.2" calcext:value-type="float">
            <text:p>3.2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17])^2 + ([.AD17])^2); -INT(LOG10(ABS(SQRT(([.AC17])^2 + ([.AD17])^2)))))" office:value-type="float" office:value="5" calcext:value-type="float">
            <text:p>5</text:p>
          </table:table-cell>
          <table:table-cell table:number-columns-repeated="16353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45.6" calcext:value-type="float">
            <text:p>45.6</text:p>
          </table:table-cell>
          <table:table-cell table:style-name="ce223" office:value-type="float" office:value="48" calcext:value-type="float">
            <text:p>48.0</text:p>
          </table:table-cell>
          <table:table-cell table:number-columns-repeated="3" table:style-name="ce223" office:value-type="float" office:value="44.8" calcext:value-type="float">
            <text:p>44.8</text:p>
          </table:table-cell>
          <table:table-cell table:style-name="ce223" table:formula="of:=AVERAGE([.C18:.G18])" office:value-type="float" office:value="45.6" calcext:value-type="float">
            <text:p>45.6</text:p>
          </table:table-cell>
          <table:table-cell table:style-name="ce235" table:formula="of:=(MAX([.C18:.G18])-MIN([.C18:.G18]))/5" office:value-type="float" office:value="0.640000000000001" calcext:value-type="float">
            <text:p>0.6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8])^2 + ([.J18])^2 + ([.K18]*[.H18])^2); -INT(LOG10(ABS(SQRT(([.I18])^2 + ([.J18])^2 + ([.K18]*[.H18])^2)))))" office:value-type="float" office:value="9" calcext:value-type="float">
            <text:p>9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48" calcext:value-type="float">
            <text:p>1.48</text:p>
          </table:table-cell>
          <table:table-cell table:style-name="ce230" office:value-type="float" office:value="1.46" calcext:value-type="float">
            <text:p>1.46</text:p>
          </table:table-cell>
          <table:table-cell table:number-columns-repeated="2" table:style-name="ce230" office:value-type="float" office:value="1.48" calcext:value-type="float">
            <text:p>1.48</text:p>
          </table:table-cell>
          <table:table-cell table:style-name="ce230" table:formula="of:=AVERAGE([.M18:.Q18])" office:value-type="float" office:value="1.48" calcext:value-type="float">
            <text:p>1.48</text:p>
          </table:table-cell>
          <table:table-cell table:style-name="ce235" table:formula="of:=(MAX([.M18:.Q18])-MIN([.M18:.Q1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8])^2 + ([.T18])^2 + ([.U18]*[.R18])^2); -INT(LOG10(ABS(SQRT(([.S18])^2 + ([.T18])^2 + ([.U18]*[.R18])^2)))))" office:value-type="float" office:value="0.08" calcext:value-type="float">
            <text:p>0.08</text:p>
          </table:table-cell>
          <table:table-cell table:style-name="ce224" office:value-type="float" office:value="134" calcext:value-type="float">
            <text:p>134</text:p>
          </table:table-cell>
          <table:table-cell table:style-name="ce224" office:value-type="float" office:value="140" calcext:value-type="float">
            <text:p>140</text:p>
          </table:table-cell>
          <table:table-cell table:style-name="ce224" office:value-type="float" office:value="134" calcext:value-type="float">
            <text:p>134</text:p>
          </table:table-cell>
          <table:table-cell table:number-columns-repeated="2" table:style-name="ce224" office:value-type="float" office:value="122" calcext:value-type="float">
            <text:p>122</text:p>
          </table:table-cell>
          <table:table-cell table:style-name="ce224" table:formula="of:=AVERAGE([.W18:.AA18])" office:value-type="float" office:value="130.4" calcext:value-type="float">
            <text:p>130</text:p>
          </table:table-cell>
          <table:table-cell table:style-name="ce235" table:formula="of:=ABS(((MIN([.W18:.AA18])-MAX([.W18:.AA18]))/5))" office:value-type="float" office:value="3.6" calcext:value-type="float">
            <text:p>3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18])^2 + ([.AD18])^2); -INT(LOG10(ABS(SQRT(([.AC18])^2 + ([.AD18])^2)))))" office:value-type="float" office:value="4" calcext:value-type="float">
            <text:p>4</text:p>
          </table:table-cell>
          <table:table-cell table:number-columns-repeated="16353"/>
        </table:table-row>
        <table:table-row table:style-name="ro2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50.4" calcext:value-type="float">
            <text:p>50.4</text:p>
          </table:table-cell>
          <table:table-cell table:style-name="ce223" office:value-type="float" office:value="50" calcext:value-type="float">
            <text:p>50.0</text:p>
          </table:table-cell>
          <table:table-cell table:style-name="ce223" office:value-type="float" office:value="50.4" calcext:value-type="float">
            <text:p>50.4</text:p>
          </table:table-cell>
          <table:table-cell table:style-name="ce223" office:value-type="float" office:value="51.2" calcext:value-type="float">
            <text:p>51.2</text:p>
          </table:table-cell>
          <table:table-cell table:style-name="ce223" office:value-type="float" office:value="50.4" calcext:value-type="float">
            <text:p>50.4</text:p>
          </table:table-cell>
          <table:table-cell table:style-name="ce223" table:formula="of:=AVERAGE([.C19:.G19])" office:value-type="float" office:value="50.48" calcext:value-type="float">
            <text:p>50.5</text:p>
          </table:table-cell>
          <table:table-cell table:style-name="ce235" table:formula="of:=(MAX([.C19:.G19])-MIN([.C19:.G19]))/5" office:value-type="float" office:value="0.240000000000001" calcext:value-type="float">
            <text:p>0.2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19])^2 + ([.J19])^2 + ([.K19]*[.H19])^2); -INT(LOG10(ABS(SQRT(([.I19])^2 + ([.J19])^2 + ([.K19]*[.H19])^2)))))" office:value-type="float" office:value="10" calcext:value-type="float">
            <text:p>10</text:p>
          </table:table-cell>
          <table:table-cell table:style-name="ce230" office:value-type="float" office:value="1.48" calcext:value-type="float">
            <text:p>1.48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office:value-type="float" office:value="1.48" calcext:value-type="float">
            <text:p>1.48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table:formula="of:=AVERAGE([.M19:.Q19])" office:value-type="float" office:value="1.484" calcext:value-type="float">
            <text:p>1.48</text:p>
          </table:table-cell>
          <table:table-cell table:style-name="ce235" table:formula="of:=(MAX([.M19:.Q19])-MIN([.M19:.Q19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19])^2 + ([.T19])^2 + ([.U19]*[.R19])^2); -INT(LOG10(ABS(SQRT(([.S19])^2 + ([.T19])^2 + ([.U19]*[.R19])^2)))))" office:value-type="float" office:value="0.08" calcext:value-type="float">
            <text:p>0.08</text:p>
          </table:table-cell>
          <table:table-cell table:number-columns-repeated="2" table:style-name="ce224" office:value-type="float" office:value="90" calcext:value-type="float">
            <text:p>90</text:p>
          </table:table-cell>
          <table:table-cell table:style-name="ce224" office:value-type="float" office:value="80" calcext:value-type="float">
            <text:p>80</text:p>
          </table:table-cell>
          <table:table-cell table:style-name="ce224" office:value-type="float" office:value="84" calcext:value-type="float">
            <text:p>84</text:p>
          </table:table-cell>
          <table:table-cell table:style-name="ce224" office:value-type="float" office:value="76" calcext:value-type="float">
            <text:p>76</text:p>
          </table:table-cell>
          <table:table-cell table:style-name="ce224" table:formula="of:=AVERAGE([.W19:.AA19])" office:value-type="float" office:value="84" calcext:value-type="float">
            <text:p>84</text:p>
          </table:table-cell>
          <table:table-cell table:style-name="ce235" table:formula="of:=ABS(((MIN([.W19:.AA19])-MAX([.W19:.AA19]))/5))" office:value-type="float" office:value="2.8" calcext:value-type="float">
            <text:p>2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19])^2 + ([.AD19])^2); -INT(LOG10(ABS(SQRT(([.AC19])^2 + ([.AD19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2">
          <table:table-cell table:style-name="ce224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67.2" calcext:value-type="float">
            <text:p>67.2</text:p>
          </table:table-cell>
          <table:table-cell table:style-name="ce223" office:value-type="float" office:value="68" calcext:value-type="float">
            <text:p>68.0</text:p>
          </table:table-cell>
          <table:table-cell table:number-columns-repeated="2" table:style-name="ce223" office:value-type="float" office:value="66.4" calcext:value-type="float">
            <text:p>66.4</text:p>
          </table:table-cell>
          <table:table-cell table:style-name="ce223" office:value-type="float" office:value="67.2" calcext:value-type="float">
            <text:p>67.2</text:p>
          </table:table-cell>
          <table:table-cell table:style-name="ce223" table:formula="of:=AVERAGE([.C20:.G20])" office:value-type="float" office:value="67.04" calcext:value-type="float">
            <text:p>67.0</text:p>
          </table:table-cell>
          <table:table-cell table:style-name="ce235" table:formula="of:=(MAX([.C20:.G20])-MIN([.C20:.G20]))/5" office:value-type="float" office:value="0.319999999999999" calcext:value-type="float">
            <text:p>0.31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0])^2 + ([.J20])^2 + ([.K20]*[.H20])^2); -INT(LOG10(ABS(SQRT(([.I20])^2 + ([.J20])^2 + ([.K20]*[.H20])^2)))))" office:value-type="float" office:value="10" calcext:value-type="float">
            <text:p>10</text:p>
          </table:table-cell>
          <table:table-cell table:style-name="ce230" office:value-type="float" office:value="1.46" calcext:value-type="float">
            <text:p>1.46</text:p>
          </table:table-cell>
          <table:table-cell table:number-columns-repeated="2" table:style-name="ce230" office:value-type="float" office:value="1.48" calcext:value-type="float">
            <text:p>1.48</text:p>
          </table:table-cell>
          <table:table-cell table:number-columns-repeated="2" table:style-name="ce230" office:value-type="float" office:value="1.46" calcext:value-type="float">
            <text:p>1.46</text:p>
          </table:table-cell>
          <table:table-cell table:style-name="ce230" table:formula="of:=AVERAGE([.M20:.Q20])" office:value-type="float" office:value="1.468" calcext:value-type="float">
            <text:p>1.47</text:p>
          </table:table-cell>
          <table:table-cell table:style-name="ce235" table:formula="of:=(MAX([.M20:.Q20])-MIN([.M20:.Q20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0])^2 + ([.T20])^2 + ([.U20]*[.R20])^2); -INT(LOG10(ABS(SQRT(([.S20])^2 + ([.T20])^2 + ([.U20]*[.R20])^2)))))" office:value-type="float" office:value="0.08" calcext:value-type="float">
            <text:p>0.08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float" office:value="54" calcext:value-type="float">
            <text:p>54</text:p>
          </table:table-cell>
          <table:table-cell table:style-name="ce224" office:value-type="float" office:value="44" calcext:value-type="float">
            <text:p>44</text:p>
          </table:table-cell>
          <table:table-cell table:style-name="ce224" office:value-type="float" office:value="56" calcext:value-type="float">
            <text:p>56</text:p>
          </table:table-cell>
          <table:table-cell table:style-name="ce224" office:value-type="float" office:value="52" calcext:value-type="float">
            <text:p>52</text:p>
          </table:table-cell>
          <table:table-cell table:style-name="ce224" table:formula="of:=AVERAGE([.W20:.AA20])" office:value-type="float" office:value="51.2" calcext:value-type="float">
            <text:p>51</text:p>
          </table:table-cell>
          <table:table-cell table:style-name="ce235" table:formula="of:=ABS(((MIN([.W20:.AA20])-MAX([.W20:.AA20]))/5))" office:value-type="float" office:value="2.4" calcext:value-type="float">
            <text:p>2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20])^2 + ([.AD20])^2); -INT(LOG10(ABS(SQRT(([.AC20])^2 + ([.AD20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2">
          <table:table-cell table:style-name="ce225" office:value-type="string" calcext:value-type="string" table:number-columns-spanned="2" table:number-rows-spanned="1">
            <text:p>M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26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2" table:style-name="ce223" office:value-type="float" office:value="73.6" calcext:value-type="float">
            <text:p>73.6</text:p>
          </table:table-cell>
          <table:table-cell table:style-name="ce223" office:value-type="float" office:value="74.4" calcext:value-type="float">
            <text:p>74.4</text:p>
          </table:table-cell>
          <table:table-cell table:style-name="ce223" office:value-type="float" office:value="73.6" calcext:value-type="float">
            <text:p>73.6</text:p>
          </table:table-cell>
          <table:table-cell table:style-name="ce223" office:value-type="float" office:value="74.4" calcext:value-type="float">
            <text:p>74.4</text:p>
          </table:table-cell>
          <table:table-cell table:style-name="ce223" table:formula="of:=AVERAGE([.C22:.G22])" office:value-type="float" office:value="73.92" calcext:value-type="float">
            <text:p>73.9</text:p>
          </table:table-cell>
          <table:table-cell table:style-name="ce235" table:formula="of:=(MAX([.C22:.G22])-MIN([.C22:.G22]))/5" office:value-type="float" office:value="0.160000000000002" calcext:value-type="float">
            <text:p>0.16000000000000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2])^2 + ([.J22])^2 + ([.K22]*[.H22])^2); -INT(LOG10(ABS(SQRT(([.I22])^2 + ([.J22])^2 + ([.K22]*[.H22])^2)))))" office:value-type="float" office:value="10" calcext:value-type="float">
            <text:p>10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office:value-type="float" office:value="1.48" calcext:value-type="float">
            <text:p>1.48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table:formula="of:=AVERAGE([.M22:.Q22])" office:value-type="float" office:value="1.472" calcext:value-type="float">
            <text:p>1.47</text:p>
          </table:table-cell>
          <table:table-cell table:style-name="ce235" table:formula="of:=(MAX([.M22:.Q22])-MIN([.M22:.Q22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2])^2 + ([.T22])^2 + ([.U22]*[.R22])^2); -INT(LOG10(ABS(SQRT(([.S22])^2 + ([.T22])^2 + ([.U22]*[.R22])^2)))))" office:value-type="float" office:value="0.08" calcext:value-type="float">
            <text:p>0.08</text:p>
          </table:table-cell>
          <table:table-cell table:style-name="ce224" office:value-type="float" office:value="24" calcext:value-type="float">
            <text:p>24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office:value-type="float" office:value="23" calcext:value-type="float">
            <text:p>23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office:value-type="float" office:value="18" calcext:value-type="float">
            <text:p>18</text:p>
          </table:table-cell>
          <table:table-cell table:style-name="ce224" table:formula="of:=AVERAGE([.W22:.AA22])" office:value-type="float" office:value="21.4" calcext:value-type="float">
            <text:p>21</text:p>
          </table:table-cell>
          <table:table-cell table:style-name="ce235" table:formula="of:=ABS(((MIN([.W22:.AA22])-MAX([.W22:.AA22]))/5))" office:value-type="float" office:value="1.2" calcext:value-type="float">
            <text:p>1.2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22])^2 + ([.AD22])^2); -INT(LOG10(ABS(SQRT(([.AC22])^2 + ([.AD22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4" office:value-type="float" office:value="94" calcext:value-type="float">
            <text:p>94</text:p>
          </table:table-cell>
          <table:table-cell table:number-columns-repeated="2" table:style-name="ce224" office:value-type="float" office:value="96" calcext:value-type="float">
            <text:p>96</text:p>
          </table:table-cell>
          <table:table-cell table:number-columns-repeated="2" table:style-name="ce224" office:value-type="float" office:value="98" calcext:value-type="float">
            <text:p>98</text:p>
          </table:table-cell>
          <table:table-cell table:style-name="ce224" table:formula="of:=AVERAGE([.C23:.G23])" office:value-type="float" office:value="96.4" calcext:value-type="float">
            <text:p>96</text:p>
          </table:table-cell>
          <table:table-cell table:style-name="ce235" table:formula="of:=(MAX([.C23:.G23])-MIN([.C23:.G23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3])^2 + ([.J23])^2 + ([.K23]*[.H23])^2); -INT(LOG10(ABS(SQRT(([.I23])^2 + ([.J23])^2 + ([.K23]*[.H23])^2)))))" office:value-type="float" office:value="20" calcext:value-type="float">
            <text:p>20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1.54" calcext:value-type="float">
            <text:p>1.54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table:formula="of:=AVERAGE([.M23:.Q23])" office:value-type="float" office:value="1.512" calcext:value-type="float">
            <text:p>1.51</text:p>
          </table:table-cell>
          <table:table-cell table:style-name="ce235" table:formula="of:=(MAX([.M23:.Q23])-MIN([.M23:.Q23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3])^2 + ([.T23])^2 + ([.U23]*[.R23])^2); -INT(LOG10(ABS(SQRT(([.S23])^2 + ([.T23])^2 + ([.U23]*[.R23])^2)))))" office:value-type="float" office:value="0.08" calcext:value-type="float">
            <text:p>0.08</text:p>
          </table:table-cell>
          <table:table-cell table:style-name="ce223" office:value-type="float" office:value="3.2" calcext:value-type="float">
            <text:p>3.2</text:p>
          </table:table-cell>
          <table:table-cell table:style-name="ce223" office:value-type="float" office:value="3" calcext:value-type="float">
            <text:p>3.0</text:p>
          </table:table-cell>
          <table:table-cell table:number-columns-repeated="2" table:style-name="ce223" office:value-type="float" office:value="2.4" calcext:value-type="float">
            <text:p>2.4</text:p>
          </table:table-cell>
          <table:table-cell table:style-name="ce223" office:value-type="float" office:value="2.8" calcext:value-type="float">
            <text:p>2.8</text:p>
          </table:table-cell>
          <table:table-cell table:style-name="ce223" table:formula="of:=AVERAGE([.W23:.AA23])" office:value-type="float" office:value="2.76" calcext:value-type="float">
            <text:p>2.8</text:p>
          </table:table-cell>
          <table:table-cell table:style-name="ce235" table:formula="of:=ABS(((MIN([.W23:.AA23])-MAX([.W23:.AA23]))/5))" office:value-type="float" office:value="0.16" calcext:value-type="float">
            <text:p>0.1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23])^2 + ([.AD23])^2); -INT(LOG10(ABS(SQRT(([.AC23])^2 + ([.AD23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2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4" office:value-type="float" office:value="110" calcext:value-type="float">
            <text:p>110</text:p>
          </table:table-cell>
          <table:table-cell table:style-name="ce224" office:value-type="float" office:value="106" calcext:value-type="float">
            <text:p>106</text:p>
          </table:table-cell>
          <table:table-cell table:style-name="ce224" office:value-type="float" office:value="110" calcext:value-type="float">
            <text:p>110</text:p>
          </table:table-cell>
          <table:table-cell table:style-name="ce224" office:value-type="float" office:value="108" calcext:value-type="float">
            <text:p>108</text:p>
          </table:table-cell>
          <table:table-cell table:style-name="ce224" office:value-type="float" office:value="112" calcext:value-type="float">
            <text:p>112</text:p>
          </table:table-cell>
          <table:table-cell table:style-name="ce224" table:formula="of:=AVERAGE([.C24:.G24])" office:value-type="float" office:value="109.2" calcext:value-type="float">
            <text:p>109</text:p>
          </table:table-cell>
          <table:table-cell table:style-name="ce235" table:formula="of:=(MAX([.C24:.G24])-MIN([.C24:.G24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4])^2 + ([.J24])^2 + ([.K24]*[.H24])^2); -INT(LOG10(ABS(SQRT(([.I24])^2 + ([.J24])^2 + ([.K24]*[.H24])^2)))))" office:value-type="float" office:value="20" calcext:value-type="float">
            <text:p>20</text:p>
          </table:table-cell>
          <table:table-cell table:number-columns-repeated="5" table:style-name="ce230" office:value-type="float" office:value="1.54" calcext:value-type="float">
            <text:p>1.54</text:p>
          </table:table-cell>
          <table:table-cell table:style-name="ce230" table:formula="of:=AVERAGE([.M24:.Q24])" office:value-type="float" office:value="1.54" calcext:value-type="float">
            <text:p>1.54</text:p>
          </table:table-cell>
          <table:table-cell table:style-name="ce247" office:value-type="string" calcext:value-type="string">
            <text:p>0.0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4])^2 + ([.T24])^2 + ([.U24]*[.R24])^2); -INT(LOG10(ABS(SQRT(([.S24])^2 + ([.T24])^2 + ([.U24]*[.R24])^2)))))" office:value-type="float" office:value="0.08" calcext:value-type="float">
            <text:p>0.08</text:p>
          </table:table-cell>
          <table:table-cell table:number-columns-repeated="3" table:style-name="ce223" office:value-type="float" office:value="-3.2" calcext:value-type="float">
            <text:p>-3.2</text:p>
          </table:table-cell>
          <table:table-cell table:style-name="ce223" office:value-type="float" office:value="-4" calcext:value-type="float">
            <text:p>-4.0</text:p>
          </table:table-cell>
          <table:table-cell table:style-name="ce223" office:value-type="float" office:value="-2.4" calcext:value-type="float">
            <text:p>-2.4</text:p>
          </table:table-cell>
          <table:table-cell table:style-name="ce223" table:formula="of:=AVERAGE([.W24:.AA24])" office:value-type="float" office:value="-3.2" calcext:value-type="float">
            <text:p>-3.2</text:p>
          </table:table-cell>
          <table:table-cell table:style-name="ce235" table:formula="of:=ABS(((MIN([.W24:.AA24])-MAX([.W24:.AA24]))/5))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24])^2 + ([.AD24])^2); -INT(LOG10(ABS(SQRT(([.AC24])^2 + ([.AD24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2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4" office:value-type="float" office:value="114" calcext:value-type="float">
            <text:p>114</text:p>
          </table:table-cell>
          <table:table-cell table:style-name="ce224" office:value-type="float" office:value="112" calcext:value-type="float">
            <text:p>112</text:p>
          </table:table-cell>
          <table:table-cell table:style-name="ce224" office:value-type="float" office:value="110" calcext:value-type="float">
            <text:p>110</text:p>
          </table:table-cell>
          <table:table-cell table:style-name="ce224" office:value-type="float" office:value="108" calcext:value-type="float">
            <text:p>108</text:p>
          </table:table-cell>
          <table:table-cell table:style-name="ce224" office:value-type="float" office:value="112" calcext:value-type="float">
            <text:p>112</text:p>
          </table:table-cell>
          <table:table-cell table:style-name="ce224" table:formula="of:=AVERAGE([.C25:.G25])" office:value-type="float" office:value="111.2" calcext:value-type="float">
            <text:p>111</text:p>
          </table:table-cell>
          <table:table-cell table:style-name="ce235" table:formula="of:=(MAX([.C25:.G25])-MIN([.C25:.G25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20%" office:value-type="percentage" office:value="0.2" calcext:value-type="percentage">
            <text:p>20%</text:p>
          </table:table-cell>
          <table:table-cell table:style-name="ce252" table:formula="of:=ROUND(SQRT(([.I25])^2 + ([.J25])^2 + ([.K25]*[.H25])^2); -INT(LOG10(ABS(SQRT(([.I25])^2 + ([.J25])^2 + ([.K25]*[.H25])^2)))))" office:value-type="float" office:value="20" calcext:value-type="float">
            <text:p>20</text:p>
          </table:table-cell>
          <table:table-cell table:number-columns-repeated="5" table:style-name="ce230" office:value-type="float" office:value="1.58" calcext:value-type="float">
            <text:p>1.58</text:p>
          </table:table-cell>
          <table:table-cell table:style-name="ce230" table:formula="of:=AVERAGE([.M25:.Q25])" office:value-type="float" office:value="1.58" calcext:value-type="float">
            <text:p>1.58</text:p>
          </table:table-cell>
          <table:table-cell table:style-name="ce247" office:value-type="string" calcext:value-type="string">
            <text:p>0.0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([.S25])^2 + ([.T25])^2 + ([.U25]*[.R25])^2); -INT(LOG10(ABS(SQRT(([.S25])^2 + ([.T25])^2 + ([.U25]*[.R25])^2)))))" office:value-type="float" office:value="0.08" calcext:value-type="float">
            <text:p>0.08</text:p>
          </table:table-cell>
          <table:table-cell table:style-name="ce223" office:value-type="float" office:value="-7.8" calcext:value-type="float">
            <text:p>-7.8</text:p>
          </table:table-cell>
          <table:table-cell table:style-name="ce223" office:value-type="float" office:value="-7.6" calcext:value-type="float">
            <text:p>-7.6</text:p>
          </table:table-cell>
          <table:table-cell table:style-name="ce223" office:value-type="float" office:value="-7.2" calcext:value-type="float">
            <text:p>-7.2</text:p>
          </table:table-cell>
          <table:table-cell table:style-name="ce223" office:value-type="float" office:value="-6.8" calcext:value-type="float">
            <text:p>-6.8</text:p>
          </table:table-cell>
          <table:table-cell table:style-name="ce223" office:value-type="float" office:value="-7.6" calcext:value-type="float">
            <text:p>-7.6</text:p>
          </table:table-cell>
          <table:table-cell table:style-name="ce223" table:formula="of:=AVERAGE([.W25:.AA25])" office:value-type="float" office:value="-7.4" calcext:value-type="float">
            <text:p>-7.4</text:p>
          </table:table-cell>
          <table:table-cell table:style-name="ce235" table:formula="of:=ABS(((MIN([.W25:.AA25])-MAX([.W25:.AA25]))/5))" office:value-type="float" office:value="0.2" calcext:value-type="float">
            <text:p>0.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25])^2 + ([.AD25])^2); -INT(LOG10(ABS(SQRT(([.AC25])^2 + ([.AD25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2">
          <table:table-cell table:style-name="ce259" office:value-type="float" office:value="10" calcext:value-type="float">
            <text:p>10.000</text:p>
          </table:table-cell>
          <table:table-cell table:style-name="ce237" table:formula="of:=0.1" office:value-type="float" office:value="0.1" calcext:value-type="float">
            <text:p>0.1</text:p>
          </table:table-cell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108" calcext:value-type="float">
            <text:p>108</text:p>
          </table:table-cell>
          <table:table-cell table:style-name="ce232" office:value-type="float" office:value="112" calcext:value-type="float">
            <text:p>112</text:p>
          </table:table-cell>
          <table:table-cell table:number-columns-repeated="2" table:style-name="ce232" office:value-type="float" office:value="110" calcext:value-type="float">
            <text:p>110</text:p>
          </table:table-cell>
          <table:table-cell table:style-name="ce232" table:formula="of:=AVERAGE([.C26:.G26])" office:value-type="float" office:value="110.4" calcext:value-type="float">
            <text:p>110</text:p>
          </table:table-cell>
          <table:table-cell table:style-name="ce237" table:formula="of:=(MAX([.C26:.G26])-MIN([.C26:.G26]))/5" office:value-type="float" office:value="0.8" calcext:value-type="float">
            <text:p>0.8</text:p>
          </table:table-cell>
          <table:table-cell table:style-name="ce237" table:formula="of:=2" office:value-type="float" office:value="2" calcext:value-type="float">
            <text:p>2</text:p>
          </table:table-cell>
          <table:table-cell table:style-name="ce250" table:formula="of:=20%" office:value-type="percentage" office:value="0.2" calcext:value-type="percentage">
            <text:p>20%</text:p>
          </table:table-cell>
          <table:table-cell table:style-name="ce254" table:formula="of:=ROUND(SQRT(([.I26])^2 + ([.J26])^2 + ([.K26]*[.H26])^2); -INT(LOG10(ABS(SQRT(([.I26])^2 + ([.J26])^2 + ([.K26]*[.H26])^2)))))" office:value-type="float" office:value="20" calcext:value-type="float">
            <text:p>20</text:p>
          </table:table-cell>
          <table:table-cell table:style-name="ce257" office:value-type="float" office:value="1.66" calcext:value-type="float">
            <text:p>1.66</text:p>
          </table:table-cell>
          <table:table-cell table:style-name="ce257" office:value-type="float" office:value="1.7" calcext:value-type="float">
            <text:p>1.70</text:p>
          </table:table-cell>
          <table:table-cell table:number-columns-repeated="2" table:style-name="ce257" office:value-type="float" office:value="1.68" calcext:value-type="float">
            <text:p>1.68</text:p>
          </table:table-cell>
          <table:table-cell table:style-name="ce257" office:value-type="float" office:value="1.7" calcext:value-type="float">
            <text:p>1.70</text:p>
          </table:table-cell>
          <table:table-cell table:style-name="ce257" table:formula="of:=AVERAGE([.M26:.Q26])" office:value-type="float" office:value="1.684" calcext:value-type="float">
            <text:p>1.68</text:p>
          </table:table-cell>
          <table:table-cell table:style-name="ce237" table:formula="of:=(MAX([.M26:.Q26])-MIN([.M26:.Q26]))/5" office:value-type="float" office:value="0.00800000000000001" calcext:value-type="float">
            <text:p>0.00800000000000001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54" table:formula="of:=ROUND(SQRT(([.S26])^2 + ([.T26])^2 + ([.U26]*[.R26])^2); -INT(LOG10(ABS(SQRT(([.S26])^2 + ([.T26])^2 + ([.U26]*[.R26])^2)))))" office:value-type="float" office:value="0.09" calcext:value-type="float">
            <text:p>0.09</text:p>
          </table:table-cell>
          <table:table-cell table:style-name="ce243" office:value-type="float" office:value="-10.2" calcext:value-type="float">
            <text:p>-10.2</text:p>
          </table:table-cell>
          <table:table-cell table:number-columns-repeated="2" table:style-name="ce243" office:value-type="float" office:value="-10" calcext:value-type="float">
            <text:p>-10.0</text:p>
          </table:table-cell>
          <table:table-cell table:style-name="ce243" office:value-type="float" office:value="-8.4" calcext:value-type="float">
            <text:p>-8.4</text:p>
          </table:table-cell>
          <table:table-cell table:style-name="ce243" office:value-type="float" office:value="-9.2" calcext:value-type="float">
            <text:p>-9.2</text:p>
          </table:table-cell>
          <table:table-cell table:style-name="ce243" table:formula="of:=AVERAGE([.W26:.AA26])" office:value-type="float" office:value="-9.56" calcext:value-type="float">
            <text:p>-9.6</text:p>
          </table:table-cell>
          <table:table-cell table:style-name="ce237" table:formula="of:=ABS(((MIN([.W26:.AA26])-MAX([.W26:.AA26]))/5))" office:value-type="float" office:value="0.36" calcext:value-type="float">
            <text:p>0.36</text:p>
          </table:table-cell>
          <table:table-cell table:style-name="ce237" table:formula="of:=0.2" office:value-type="float" office:value="0.2" calcext:value-type="float">
            <text:p>0.2</text:p>
          </table:table-cell>
          <table:table-cell table:style-name="ce237" table:formula="of:=ROUND(SQRT(([.AC26])^2 + ([.AD26])^2); -INT(LOG10(ABS(SQRT(([.AC26])^2 + ([.AD26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C" table:style-name="ta2">
        <table:table-column table:style-name="co1" table:number-columns-repeated="3" table:default-cell-style-name="ce221"/>
        <table:table-column table:style-name="co4" table:default-cell-style-name="ce221"/>
        <table:table-column table:style-name="co1" table:number-columns-repeated="3" table:default-cell-style-name="ce221"/>
        <table:table-column table:style-name="co3" table:number-columns-repeated="16356" table:default-cell-style-name="ce221"/>
        <table:table-row table:style-name="ro3"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20" office:value-type="string" calcext:value-type="string" table:number-columns-spanned="1" table:number-rows-spanned="2">
            <text:p>X<text:span text:style-name="T4">C</text:span></text:p>
          </table:table-cell>
          <table:table-cell table:style-name="ce234" office:value-type="string" calcext:value-type="string" table:number-columns-spanned="1" table:number-rows-spanned="2">
            <text:p>Abs.</text:p>
          </table:table-cell>
          <table:table-cell/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20" office:value-type="string" calcext:value-type="string" table:number-columns-spanned="1" table:number-rows-spanned="2">
            <text:p>X<text:span text:style-name="T4">C</text:span></text:p>
          </table:table-cell>
          <table:table-cell table:style-name="ce234" office:value-type="string" calcext:value-type="string" table:number-columns-spanned="1" table:number-rows-spanned="2">
            <text:p>Abs.</text:p>
          </table:table-cell>
          <table:table-cell table:number-columns-repeated="16356"/>
        </table:table-row>
        <table:table-row table:style-name="ro3">
          <table:covered-table-cell table:number-columns-repeated="3"/>
          <table:table-cell/>
          <table:covered-table-cell table:number-columns-repeated="3"/>
          <table:table-cell table:number-columns-repeated="16356"/>
        </table:table-row>
        <table:table-row table:style-name="ro3">
          <table:table-cell table:style-name="ce261" office:value-type="string" calcext:value-type="string">
            <text:p>m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56"/>
        </table:table-row>
        <table:table-row table:style-name="ro3">
          <table:table-cell table:style-name="ce262" office:value-type="float" office:value="200" calcext:value-type="float">
            <text:p>200.0</text:p>
          </table:table-cell>
          <table:table-cell table:style-name="ce269" office:value-type="float" office:value="1170" calcext:value-type="float">
            <text:p>1170</text:p>
          </table:table-cell>
          <table:table-cell table:style-name="ce271" office:value-type="float" office:value="300" calcext:value-type="float">
            <text:p>300</text:p>
          </table:table-cell>
          <table:table-cell table:style-name="ce275"/>
          <table:table-cell table:style-name="ce265" office:value-type="float" office:value="2" calcext:value-type="float">
            <text:p>2.000</text:p>
          </table:table-cell>
          <table:table-cell table:style-name="ce277" office:value-type="float" office:value="0.887501265807695" calcext:value-type="float">
            <text:p>0.888</text:p>
          </table:table-cell>
          <table:table-cell table:style-name="ce278" office:value-type="float" office:value="0.255777663918648" calcext:value-type="float">
            <text:p>0.3</text:p>
          </table:table-cell>
          <table:table-cell table:number-columns-repeated="16356"/>
        </table:table-row>
        <table:table-row table:style-name="ro3">
          <table:table-cell table:style-name="ce262" office:value-type="float" office:value="400" calcext:value-type="float">
            <text:p>400.0</text:p>
          </table:table-cell>
          <table:table-cell table:style-name="ce270" office:value-type="float" office:value="409.089254397598" calcext:value-type="float">
            <text:p>409</text:p>
          </table:table-cell>
          <table:table-cell table:style-name="ce272" office:value-type="float" office:value="100" calcext:value-type="float">
            <text:p>100</text:p>
          </table:table-cell>
          <table:table-cell table:style-name="ce275"/>
          <table:table-cell table:style-name="ce265" office:value-type="float" office:value="4" calcext:value-type="float">
            <text:p>4.000</text:p>
          </table:table-cell>
          <table:table-cell table:style-name="ce226" office:value-type="float" office:value="0.643359665855842" calcext:value-type="float">
            <text:p>0.643</text:p>
          </table:table-cell>
          <table:table-cell table:style-name="ce273" office:value-type="float" office:value="0.182779845703331" calcext:value-type="float">
            <text:p>0.2</text:p>
          </table:table-cell>
          <table:table-cell table:number-columns-repeated="16356"/>
        </table:table-row>
        <table:table-row table:style-name="ro3">
          <table:table-cell table:style-name="ce262" office:value-type="float" office:value="600" calcext:value-type="float">
            <text:p>600.0</text:p>
          </table:table-cell>
          <table:table-cell table:style-name="ce224" office:value-type="float" office:value="239.021882774693" calcext:value-type="float">
            <text:p>239</text:p>
          </table:table-cell>
          <table:table-cell table:style-name="ce272" office:value-type="float" office:value="70" calcext:value-type="float">
            <text:p>70</text:p>
          </table:table-cell>
          <table:table-cell table:style-name="ce275"/>
          <table:table-cell table:style-name="ce265" office:value-type="float" office:value="6" calcext:value-type="float">
            <text:p>6.000</text:p>
          </table:table-cell>
          <table:table-cell table:style-name="ce226" office:value-type="float" office:value="0.516208682703065" calcext:value-type="float">
            <text:p>0.516</text:p>
          </table:table-cell>
          <table:table-cell table:style-name="ce273" office:value-type="float" office:value="0.146236498781786" calcext:value-type="float">
            <text:p>0.1</text:p>
          </table:table-cell>
          <table:table-cell table:number-columns-repeated="16356"/>
        </table:table-row>
        <table:table-row table:style-name="ro3">
          <table:table-cell table:style-name="ce262" office:value-type="float" office:value="800" calcext:value-type="float">
            <text:p>800.0</text:p>
          </table:table-cell>
          <table:table-cell table:style-name="ce224" office:value-type="float" office:value="213.256911279738" calcext:value-type="float">
            <text:p>213</text:p>
          </table:table-cell>
          <table:table-cell table:style-name="ce272" office:value-type="float" office:value="60" calcext:value-type="float">
            <text:p>60</text:p>
          </table:table-cell>
          <table:table-cell table:style-name="ce275"/>
          <table:table-cell table:style-name="ce265" office:value-type="float" office:value="8" calcext:value-type="float">
            <text:p>8.000</text:p>
          </table:table-cell>
          <table:table-cell table:style-name="ce226" office:value-type="float" office:value="0.554353610349591" calcext:value-type="float">
            <text:p>0.554</text:p>
          </table:table-cell>
          <table:table-cell table:style-name="ce273" office:value-type="float" office:value="0.146599437946038" calcext:value-type="float">
            <text:p>0.1</text:p>
          </table:table-cell>
          <table:table-cell table:number-columns-repeated="16356"/>
        </table:table-row>
        <table:table-row table:style-name="ro3">
          <table:table-cell table:style-name="ce263" office:value-type="float" office:value="1000" calcext:value-type="float">
            <text:p>1000</text:p>
          </table:table-cell>
          <table:table-cell table:style-name="ce224" office:value-type="float" office:value="167.306899265292" calcext:value-type="float">
            <text:p>167</text:p>
          </table:table-cell>
          <table:table-cell table:style-name="ce272" office:value-type="float" office:value="50" calcext:value-type="float">
            <text:p>50</text:p>
          </table:table-cell>
          <table:table-cell table:style-name="ce275"/>
          <table:table-cell table:style-name="ce266" office:value-type="float" office:value="10" calcext:value-type="float">
            <text:p>10.00</text:p>
          </table:table-cell>
          <table:table-cell table:style-name="ce226" office:value-type="float" office:value="0.541638601562957" calcext:value-type="float">
            <text:p>0.542</text:p>
          </table:table-cell>
          <table:table-cell table:style-name="ce273" office:value-type="float" office:value="0.181919151980735" calcext:value-type="float">
            <text:p>0.2</text:p>
          </table:table-cell>
          <table:table-cell table:number-columns-repeated="16356"/>
        </table:table-row>
        <table:table-row table:style-name="ro3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style-name="ce275"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56"/>
        </table:table-row>
        <table:table-row table:style-name="ro3">
          <table:table-cell table:style-name="ce265" office:value-type="float" office:value="2" calcext:value-type="float">
            <text:p>2.000</text:p>
          </table:table-cell>
          <table:table-cell table:style-name="ce223" office:value-type="float" office:value="82.5409169817641" calcext:value-type="float">
            <text:p>82.5</text:p>
          </table:table-cell>
          <table:table-cell table:style-name="ce272" office:value-type="float" office:value="20" calcext:value-type="float">
            <text:p>20</text:p>
          </table:table-cell>
          <table:table-cell table:style-name="ce275"/>
          <table:table-cell table:style-name="ce266" office:value-type="float" office:value="20" calcext:value-type="float">
            <text:p>20.00</text:p>
          </table:table-cell>
          <table:table-cell table:style-name="ce226" office:value-type="float" office:value="0.544181600642247" calcext:value-type="float">
            <text:p>0.544</text:p>
          </table:table-cell>
          <table:table-cell table:style-name="ce273" office:value-type="float" office:value="0.146500214361276" calcext:value-type="float">
            <text:p>0.1</text:p>
          </table:table-cell>
          <table:table-cell table:number-columns-repeated="16356"/>
        </table:table-row>
        <table:table-row table:style-name="ro3">
          <table:table-cell table:style-name="ce265" office:value-type="float" office:value="4" calcext:value-type="float">
            <text:p>4.000</text:p>
          </table:table-cell>
          <table:table-cell table:style-name="ce223" office:value-type="float" office:value="42.2164067632478" calcext:value-type="float">
            <text:p>42.2</text:p>
          </table:table-cell>
          <table:table-cell table:style-name="ce272" office:value-type="float" office:value="10" calcext:value-type="float">
            <text:p>10</text:p>
          </table:table-cell>
          <table:table-cell table:style-name="ce275"/>
          <table:table-cell table:style-name="ce266" office:value-type="float" office:value="40" calcext:value-type="float">
            <text:p>40.00</text:p>
          </table:table-cell>
          <table:table-cell table:style-name="ce226" office:value-type="float" office:value="0.513665697873337" calcext:value-type="float">
            <text:p>0.514</text:p>
          </table:table-cell>
          <table:table-cell table:style-name="ce273" office:value-type="float" office:value="0.146213191784446" calcext:value-type="float">
            <text:p>0.1</text:p>
          </table:table-cell>
          <table:table-cell table:number-columns-repeated="16356"/>
        </table:table-row>
        <table:table-row table:style-name="ro3">
          <table:table-cell table:style-name="ce265" office:value-type="float" office:value="6" calcext:value-type="float">
            <text:p>6.000</text:p>
          </table:table-cell>
          <table:table-cell table:style-name="ce223" office:value-type="float" office:value="28.8717653980651" calcext:value-type="float">
            <text:p>28.9</text:p>
          </table:table-cell>
          <table:table-cell table:style-name="ce272" office:value-type="float" office:value="7.70325027049434" calcext:value-type="float">
            <text:p>8</text:p>
          </table:table-cell>
          <table:table-cell table:style-name="ce275"/>
          <table:table-cell table:style-name="ce266" office:value-type="float" office:value="60" calcext:value-type="float">
            <text:p>60.00</text:p>
          </table:table-cell>
          <table:table-cell table:style-name="ce226" office:value-type="float" office:value="0.536552607377828" calcext:value-type="float">
            <text:p>0.537</text:p>
          </table:table-cell>
          <table:table-cell table:style-name="ce273" office:value-type="float" office:value="0.146426959586621" calcext:value-type="float">
            <text:p>0.1</text:p>
          </table:table-cell>
          <table:table-cell table:number-columns-repeated="16356"/>
        </table:table-row>
        <table:table-row table:style-name="ro3">
          <table:table-cell table:style-name="ce265" office:value-type="float" office:value="8" calcext:value-type="float">
            <text:p>8.000</text:p>
          </table:table-cell>
          <table:table-cell table:style-name="ce223" office:value-type="float" office:value="22.2256428529901" calcext:value-type="float">
            <text:p>22.2</text:p>
          </table:table-cell>
          <table:table-cell table:style-name="ce272" office:value-type="float" office:value="7.49928744122863" calcext:value-type="float">
            <text:p>7</text:p>
          </table:table-cell>
          <table:table-cell table:style-name="ce275"/>
          <table:table-cell table:style-name="ce266" office:value-type="float" office:value="80" calcext:value-type="float">
            <text:p>80.00</text:p>
          </table:table-cell>
          <table:table-cell table:style-name="ce226" office:value-type="float" office:value="0.62555830887925" calcext:value-type="float">
            <text:p>0.626</text:p>
          </table:table-cell>
          <table:table-cell table:style-name="ce273" office:value-type="float" office:value="0.182618864843532" calcext:value-type="float">
            <text:p>0.2</text:p>
          </table:table-cell>
          <table:table-cell table:number-columns-repeated="16356"/>
        </table:table-row>
        <table:table-row table:style-name="ro3">
          <table:table-cell table:style-name="ce265" office:value-type="float" office:value="10" calcext:value-type="float">
            <text:p>10.000</text:p>
          </table:table-cell>
          <table:table-cell table:style-name="ce223" office:value-type="float" office:value="18.2752248310154" calcext:value-type="float">
            <text:p>18.3</text:p>
          </table:table-cell>
          <table:table-cell table:style-name="ce272" office:value-type="float" office:value="3.78759589077845" calcext:value-type="float">
            <text:p>4</text:p>
          </table:table-cell>
          <table:table-cell table:style-name="ce275"/>
          <table:table-cell table:style-name="ce262" office:value-type="float" office:value="100" calcext:value-type="float">
            <text:p>100.0</text:p>
          </table:table-cell>
          <table:table-cell table:style-name="ce226" office:value-type="float" office:value="0.63827355607728" calcext:value-type="float">
            <text:p>0.638</text:p>
          </table:table-cell>
          <table:table-cell table:style-name="ce273" office:value-type="float" office:value="0.182733404768305" calcext:value-type="float">
            <text:p>0.2</text:p>
          </table:table-cell>
          <table:table-cell table:number-columns-repeated="16356"/>
        </table:table-row>
        <table:table-row table:style-name="ro3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style-name="ce275"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56"/>
        </table:table-row>
        <table:table-row table:style-name="ro3">
          <table:table-cell table:style-name="ce266" office:value-type="float" office:value="20" calcext:value-type="float">
            <text:p>20.00</text:p>
          </table:table-cell>
          <table:table-cell table:style-name="ce230" office:value-type="float" office:value="9.33231414010877" calcext:value-type="float">
            <text:p>9.33</text:p>
          </table:table-cell>
          <table:table-cell table:style-name="ce272" office:value-type="float" office:value="2.57544425226268" calcext:value-type="float">
            <text:p>3</text:p>
          </table:table-cell>
          <table:table-cell table:style-name="ce275"/>
          <table:table-cell table:style-name="ce262" office:value-type="float" office:value="200" calcext:value-type="float">
            <text:p>200.0</text:p>
          </table:table-cell>
          <table:table-cell table:style-name="ce226" office:value-type="float" office:value="0.943453004678746" calcext:value-type="float">
            <text:p>0.943</text:p>
          </table:table-cell>
          <table:table-cell table:style-name="ce273" office:value-type="float" office:value="0.256299414973724" calcext:value-type="float">
            <text:p>0.3</text:p>
          </table:table-cell>
          <table:table-cell table:number-columns-repeated="16356"/>
        </table:table-row>
        <table:table-row table:style-name="ro3">
          <table:table-cell table:style-name="ce266" office:value-type="float" office:value="40" calcext:value-type="float">
            <text:p>40.00</text:p>
          </table:table-cell>
          <table:table-cell table:style-name="ce230" office:value-type="float" office:value="5.11959214133989" calcext:value-type="float">
            <text:p>5.12</text:p>
          </table:table-cell>
          <table:table-cell table:style-name="ce272" office:value-type="float" office:value="1.46429249727942" calcext:value-type="float">
            <text:p>1</text:p>
          </table:table-cell>
          <table:table-cell table:style-name="ce275"/>
          <table:table-cell table:style-name="ce262" office:value-type="float" office:value="400" calcext:value-type="float">
            <text:p>400.0</text:p>
          </table:table-cell>
          <table:table-cell table:style-name="ce230" office:value-type="float" office:value="1.08842424055527" calcext:value-type="float">
            <text:p>1.09</text:p>
          </table:table-cell>
          <table:table-cell table:style-name="ce273" office:value-type="float" office:value="0.328400647602537" calcext:value-type="float">
            <text:p>0.3</text:p>
          </table:table-cell>
          <table:table-cell table:number-columns-repeated="16356"/>
        </table:table-row>
        <table:table-row table:style-name="ro3">
          <table:table-cell table:style-name="ce266" office:value-type="float" office:value="60" calcext:value-type="float">
            <text:p>60.00</text:p>
          </table:table-cell>
          <table:table-cell table:style-name="ce230" office:value-type="float" office:value="3.84329272377056" calcext:value-type="float">
            <text:p>3.84</text:p>
          </table:table-cell>
          <table:table-cell table:style-name="ce272" office:value-type="float" office:value="1.09748658120284" calcext:value-type="float">
            <text:p>1</text:p>
          </table:table-cell>
          <table:table-cell table:style-name="ce275"/>
          <table:table-cell table:style-name="ce262" office:value-type="float" office:value="600" calcext:value-type="float">
            <text:p>600.0</text:p>
          </table:table-cell>
          <table:table-cell table:style-name="ce230" office:value-type="float" office:value="1.15964128220536" calcext:value-type="float">
            <text:p>1.16</text:p>
          </table:table-cell>
          <table:table-cell table:style-name="ce273" office:value-type="float" office:value="0.329037025411597" calcext:value-type="float">
            <text:p>0.3</text:p>
          </table:table-cell>
          <table:table-cell table:number-columns-repeated="16356"/>
        </table:table-row>
        <table:table-row table:style-name="ro3">
          <table:table-cell table:style-name="ce266" office:value-type="float" office:value="80" calcext:value-type="float">
            <text:p>80.00</text:p>
          </table:table-cell>
          <table:table-cell table:style-name="ce230" office:value-type="float" office:value="2.84945929683565" calcext:value-type="float">
            <text:p>2.85</text:p>
          </table:table-cell>
          <table:table-cell table:style-name="ce272" office:value-type="float" office:value="0.73411888082401" calcext:value-type="float">
            <text:p>1</text:p>
          </table:table-cell>
          <table:table-cell table:style-name="ce275"/>
          <table:table-cell table:style-name="ce262" office:value-type="float" office:value="800" calcext:value-type="float">
            <text:p>800.0</text:p>
          </table:table-cell>
          <table:table-cell table:style-name="ce230" office:value-type="float" office:value="1.28427654680585" calcext:value-type="float">
            <text:p>1.28</text:p>
          </table:table-cell>
          <table:table-cell table:style-name="ce273" office:value-type="float" office:value="0.365564945877881" calcext:value-type="float">
            <text:p>0.4</text:p>
          </table:table-cell>
          <table:table-cell table:number-columns-repeated="16356"/>
        </table:table-row>
        <table:table-row table:style-name="ro3">
          <table:table-cell table:style-name="ce262" office:value-type="float" office:value="100" calcext:value-type="float">
            <text:p>100.0</text:p>
          </table:table-cell>
          <table:table-cell table:style-name="ce230" office:value-type="float" office:value="2.34023719143916" calcext:value-type="float">
            <text:p>2.34</text:p>
          </table:table-cell>
          <table:table-cell table:style-name="ce272" office:value-type="float" office:value="0.729305769147124" calcext:value-type="float">
            <text:p>1</text:p>
          </table:table-cell>
          <table:table-cell table:style-name="ce275"/>
          <table:table-cell table:style-name="ce263" office:value-type="float" office:value="1000" calcext:value-type="float">
            <text:p>1000</text:p>
          </table:table-cell>
          <table:table-cell table:style-name="ce230" office:value-type="float" office:value="1.70402653371488" calcext:value-type="float">
            <text:p>1.70</text:p>
          </table:table-cell>
          <table:table-cell table:style-name="ce273" office:value-type="float" office:value="0.370026341147819" calcext:value-type="float">
            <text:p>0.4</text:p>
          </table:table-cell>
          <table:table-cell table:number-columns-repeated="16356"/>
        </table:table-row>
        <table:table-row table:style-name="ro3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style-name="ce275"/>
          <table:table-cell table:style-name="ce264" office:value-type="string" calcext:value-type="string">
            <text:p>M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56"/>
        </table:table-row>
        <table:table-row table:style-name="ro3">
          <table:table-cell table:style-name="ce267" office:value-type="float" office:value="200" calcext:value-type="float">
            <text:p>200.0</text:p>
          </table:table-cell>
          <table:table-cell table:style-name="ce230" office:value-type="float" office:value="1.5513784946047" calcext:value-type="float">
            <text:p>1.55</text:p>
          </table:table-cell>
          <table:table-cell table:style-name="ce273" office:value-type="float" office:value="0.368265337598145" calcext:value-type="float">
            <text:p>0.4</text:p>
          </table:table-cell>
          <table:table-cell table:style-name="ce275"/>
          <table:table-cell table:style-name="ce265" office:value-type="float" office:value="2" calcext:value-type="float">
            <text:p>2.000</text:p>
          </table:table-cell>
          <table:table-cell table:style-name="ce230" office:value-type="float" office:value="1.87959044826354" calcext:value-type="float">
            <text:p>1.88</text:p>
          </table:table-cell>
          <table:table-cell table:style-name="ce273" office:value-type="float" office:value="0.372243958969106" calcext:value-type="float">
            <text:p>0.4</text:p>
          </table:table-cell>
          <table:table-cell table:number-columns-repeated="16356"/>
        </table:table-row>
        <table:table-row table:style-name="ro3">
          <table:table-cell table:style-name="ce262" office:value-type="float" office:value="400" calcext:value-type="float">
            <text:p>400.0</text:p>
          </table:table-cell>
          <table:table-cell table:style-name="ce230" office:value-type="float" office:value="1.32243167561638" calcext:value-type="float">
            <text:p>1.32</text:p>
          </table:table-cell>
          <table:table-cell table:style-name="ce273" office:value-type="float" office:value="0.36592068488759" calcext:value-type="float">
            <text:p>0.4</text:p>
          </table:table-cell>
          <table:table-cell table:style-name="ce275"/>
          <table:table-cell table:style-name="ce265" office:value-type="float" office:value="4" calcext:value-type="float">
            <text:p>4.000</text:p>
          </table:table-cell>
          <table:table-cell table:style-name="ce230" office:value-type="float" office:value="2.44206164386431" calcext:value-type="float">
            <text:p>2.44</text:p>
          </table:table-cell>
          <table:table-cell table:style-name="ce273" office:value-type="float" office:value="0.73019503486956" calcext:value-type="float">
            <text:p>0.7</text:p>
          </table:table-cell>
          <table:table-cell table:number-columns-repeated="16356"/>
        </table:table-row>
        <table:table-row table:style-name="ro3">
          <table:table-cell table:style-name="ce262" office:value-type="float" office:value="600" calcext:value-type="float">
            <text:p>600.0</text:p>
          </table:table-cell>
          <table:table-cell table:style-name="ce226" office:value-type="float" office:value="0.991775858690153" calcext:value-type="float">
            <text:p>0.992</text:p>
          </table:table-cell>
          <table:table-cell table:style-name="ce273" office:value-type="float" office:value="0.327599758634934" calcext:value-type="float">
            <text:p>0.3</text:p>
          </table:table-cell>
          <table:table-cell table:style-name="ce275"/>
          <table:table-cell table:style-name="ce265" office:value-type="float" office:value="6" calcext:value-type="float">
            <text:p>6.000</text:p>
          </table:table-cell>
          <table:table-cell table:style-name="ce230" office:value-type="float" office:value="2.7730593759548" calcext:value-type="float">
            <text:p>2.77</text:p>
          </table:table-cell>
          <table:table-cell table:style-name="ce273" office:value-type="float" office:value="0.733338681874189" calcext:value-type="float">
            <text:p>0.7</text:p>
          </table:table-cell>
          <table:table-cell table:number-columns-repeated="16356"/>
        </table:table-row>
        <table:table-row table:style-name="ro3">
          <table:table-cell table:style-name="ce262" office:value-type="float" office:value="800" calcext:value-type="float">
            <text:p>800.0</text:p>
          </table:table-cell>
          <table:table-cell table:style-name="ce226" office:value-type="float" office:value="0.839180158673629" calcext:value-type="float">
            <text:p>0.839</text:p>
          </table:table-cell>
          <table:table-cell table:style-name="ce273" office:value-type="float" office:value="0.255351942360655" calcext:value-type="float">
            <text:p>0.3</text:p>
          </table:table-cell>
          <table:table-cell table:style-name="ce275"/>
          <table:table-cell table:style-name="ce265" office:value-type="float" office:value="8" calcext:value-type="float">
            <text:p>8.000</text:p>
          </table:table-cell>
          <table:table-cell table:style-name="ce230" office:value-type="float" office:value="2.82399196565016" calcext:value-type="float">
            <text:p>2.82</text:p>
          </table:table-cell>
          <table:table-cell table:style-name="ce273" office:value-type="float" office:value="0.733856544108888" calcext:value-type="float">
            <text:p>0.7</text:p>
          </table:table-cell>
          <table:table-cell table:number-columns-repeated="16356"/>
        </table:table-row>
        <table:table-row table:style-name="ro3">
          <table:table-cell table:style-name="ce268" office:value-type="float" office:value="1000" calcext:value-type="float">
            <text:p>1000</text:p>
          </table:table-cell>
          <table:table-cell table:style-name="ce259" office:value-type="float" office:value="0.844266555318452" calcext:value-type="float">
            <text:p>0.844</text:p>
          </table:table-cell>
          <table:table-cell table:style-name="ce274" office:value-type="float" office:value="0.25539566545039" calcext:value-type="float">
            <text:p>0.3</text:p>
          </table:table-cell>
          <table:table-cell table:style-name="ce275"/>
          <table:table-cell table:style-name="ce276" office:value-type="float" office:value="10" calcext:value-type="float">
            <text:p>10.000</text:p>
          </table:table-cell>
          <table:table-cell table:style-name="ce257" office:value-type="float" office:value="2.79852532744791" calcext:value-type="float">
            <text:p>2.80</text:p>
          </table:table-cell>
          <table:table-cell table:style-name="ce274" office:value-type="float" office:value="0.733596477072594" calcext:value-type="float">
            <text:p>0.7</text:p>
          </table:table-cell>
          <table:table-cell table:number-columns-repeated="16356"/>
        </table:table-row>
        <table:table-row table:style-name="ro3" table:number-rows-repeated="96">
          <table:table-cell table:number-columns-repeated="16363"/>
        </table:table-row>
        <table:table-row table:style-name="ro2" table:number-rows-repeated="1048453">
          <table:table-cell table:number-columns-repeated="16363"/>
        </table:table-row>
        <table:table-row table:style-name="ro2">
          <table:table-cell table:number-columns-repeated="16363"/>
        </table:table-row>
      </table:table>
      <table:table table:name="RLa" table:style-name="ta1">
        <table:table-column table:style-name="co1" table:default-cell-style-name="ce221"/>
        <table:table-column table:style-name="co2" table:number-columns-repeated="30" table:default-cell-style-name="ce221"/>
        <table:table-column table:style-name="co3" table:number-columns-repeated="16353" table:default-cell-style-name="ce221"/>
        <table:table-row table:style-name="ro1">
          <table:table-cell table:style-name="ce279" office:value-type="string" calcext:value-type="string" table:number-columns-spanned="1" table:number-rows-spanned="2">
            <text:p>Freq.</text:p>
          </table:table-cell>
          <table:table-cell table:style-name="ce280" office:value-type="string" calcext:value-type="string" table:number-columns-spanned="1" table:number-rows-spanned="2">
            <text:p>Read.</text:p>
          </table:table-cell>
          <table:table-cell table:style-name="ce279" office:value-type="string" calcext:value-type="string" table:number-columns-spanned="6" table:number-rows-spanned="1">
            <text:p>Voltage across induc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oltage across resis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<text:span text:style-name="T3">L</text:span> to V<text:span text:style-name="T3">R</text:span> time difference</text:p>
          </table:table-cell>
          <table:covered-table-cell table:number-columns-repeated="5"/>
          <table:table-cell table:style-name="ce280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53"/>
        </table:table-row>
        <table:table-row table:style-name="ro1">
          <table:covered-table-cell table:number-columns-repeated="2"/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34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Calib.</text:p>
          </table:table-cell>
          <table:table-cell table:style-name="ce246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Abs.</text:p>
          </table:table-cell>
          <table:table-cell table:number-columns-repeated="16353"/>
        </table:table-row>
        <table:table-row table:style-name="ro1">
          <table:table-cell table:style-name="ce222" office:value-type="string" calcext:value-type="string" table:number-columns-spanned="2" table:number-rows-spanned="1">
            <text:p>mHz</text:p>
          </table:table-cell>
          <table:covered-table-cell/>
          <table:table-cell table:style-name="ce239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22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39" office:value-type="string" calcext:value-type="string" table:number-columns-spanned="9" table:number-rows-spanned="1">
            <text:p>m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3" table:style-name="ce236" office:value-type="float" office:value="120" calcext:value-type="float">
            <text:p>120</text:p>
          </table:table-cell>
          <table:table-cell table:style-name="ce236" office:value-type="float" office:value="116" calcext:value-type="float">
            <text:p>116</text:p>
          </table:table-cell>
          <table:table-cell table:style-name="ce236" office:value-type="float" office:value="124" calcext:value-type="float">
            <text:p>124</text:p>
          </table:table-cell>
          <table:table-cell table:style-name="ce236" table:formula="of:=AVERAGE([.C4:.G4])" office:value-type="float" office:value="120" calcext:value-type="float">
            <text:p>120</text:p>
          </table:table-cell>
          <table:table-cell table:style-name="ce235" table:formula="of:=(MAX([.C4:.G4])-MIN([.C4:.G4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4])^2+([.J4])^2+([.K4]*[.H4])^2); -INT(LOG10(ABS(SQRT(([.I4])^2+([.J4])^2+([.K4]*[.H4])^2)))))" office:value-type="float" office:value="7" calcext:value-type="float">
            <text:p>7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table:formula="of:=AVERAGE([.M4:.Q4])" office:value-type="float" office:value="1.604" calcext:value-type="float">
            <text:p>1.60</text:p>
          </table:table-cell>
          <table:table-cell table:style-name="ce235" table:formula="of:=(MAX([.M4:.Q4])-MIN([.M4:.Q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4])^2+([.T4])^2+([.U4]*[.R4])^2); -INT(LOG10(ABS(SQRT(([.S4])^2+([.T4])^2+([.U4]*[.R4])^2)))))" office:value-type="float" office:value="0.08" calcext:value-type="float">
            <text:p>0.08</text:p>
          </table:table-cell>
          <table:table-cell table:style-name="ce247" office:value-type="float" office:value="0" calcext:value-type="float">
            <text:p>0</text:p>
          </table:table-cell>
          <table:table-cell table:style-name="ce260" office:value-type="float" office:value="10" calcext:value-type="float">
            <text:p>10</text:p>
          </table:table-cell>
          <table:table-cell table:number-columns-repeated="2" table:style-name="ce260" office:value-type="float" office:value="-10" calcext:value-type="float">
            <text:p>-10</text:p>
          </table:table-cell>
          <table:table-cell table:style-name="ce260" office:value-type="float" office:value="10" calcext:value-type="float">
            <text:p>10</text:p>
          </table:table-cell>
          <table:table-cell table:style-name="ce247" table:formula="of:=AVERAGE([.W4:.AA4])" office:value-type="float" office:value="0" calcext:value-type="float">
            <text:p>0</text:p>
          </table:table-cell>
          <table:table-cell table:style-name="ce260" table:formula="of:=(MAX([.W4:.AA4])-MIN([.W4:.AA4]))/5" office:value-type="float" office:value="4" calcext:value-type="float">
            <text:p>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4])^2 + ([.AD4])^2); -INT(LOG10(ABS(SQRT(([.AC4])^2 + ([.AD4])^2)))))" office:value-type="float" office:value="4" calcext:value-type="float">
            <text:p>4</text:p>
          </table:table-cell>
          <table:table-cell table:number-columns-repeated="16353"/>
        </table:table-row>
        <table:table-row table:style-name="ro1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office:value-type="float" office:value="120" calcext:value-type="float">
            <text:p>120</text:p>
          </table:table-cell>
          <table:table-cell table:style-name="ce235" office:value-type="float" office:value="112.8" calcext:value-type="float">
            <text:p>112.8</text:p>
          </table:table-cell>
          <table:table-cell table:number-columns-repeated="2" table:style-name="ce235" office:value-type="float" office:value="113.6" calcext:value-type="float">
            <text:p>113.6</text:p>
          </table:table-cell>
          <table:table-cell table:style-name="ce235" office:value-type="float" office:value="117.6" calcext:value-type="float">
            <text:p>117.6</text:p>
          </table:table-cell>
          <table:table-cell table:style-name="ce223" table:formula="of:=AVERAGE([.C5:.G5])" office:value-type="float" office:value="115.52" calcext:value-type="float">
            <text:p>115.5</text:p>
          </table:table-cell>
          <table:table-cell table:style-name="ce235" table:formula="of:=(MAX([.C5:.G5])-MIN([.C5:.G5]))/5" office:value-type="float" office:value="1.44" calcext:value-type="float">
            <text:p>1.4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5])^2+([.J5])^2+([.K5]*[.H5])^2); -INT(LOG10(ABS(SQRT(([.I5])^2+([.J5])^2+([.K5]*[.H5])^2)))))" office:value-type="float" office:value="6" calcext:value-type="float">
            <text:p>6</text:p>
          </table:table-cell>
          <table:table-cell table:number-columns-repeated="5" table:style-name="ce230" office:value-type="float" office:value="1.6" calcext:value-type="float">
            <text:p>1.60</text:p>
          </table:table-cell>
          <table:table-cell table:style-name="ce230" table:formula="of:=AVERAGE([.M5:.Q5])" office:value-type="float" office:value="1.6" calcext:value-type="float">
            <text:p>1.60</text:p>
          </table:table-cell>
          <table:table-cell table:style-name="ce247" office:value-type="string" calcext:value-type="string">
            <text:p>0.0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5])^2+([.T5])^2+([.U5]*[.R5])^2); -INT(LOG10(ABS(SQRT(([.S5])^2+([.T5])^2+([.U5]*[.R5])^2)))))" office:value-type="float" office:value="0.08" calcext:value-type="float">
            <text:p>0.08</text:p>
          </table:table-cell>
          <table:table-cell table:style-name="ce260" office:value-type="float" office:value="-20" calcext:value-type="float">
            <text:p>-20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-12" calcext:value-type="float">
            <text:p>-12</text:p>
          </table:table-cell>
          <table:table-cell table:style-name="ce260" office:value-type="float" office:value="-8" calcext:value-type="float">
            <text:p>-8</text:p>
          </table:table-cell>
          <table:table-cell table:style-name="ce260" office:value-type="float" office:value="4" calcext:value-type="float">
            <text:p>4</text:p>
          </table:table-cell>
          <table:table-cell table:style-name="ce283" table:formula="of:=AVERAGE([.W5:.AA5])" office:value-type="float" office:value="-6" calcext:value-type="float">
            <text:p>-6</text:p>
          </table:table-cell>
          <table:table-cell table:style-name="ce260" table:formula="of:=(MAX([.W5:.AA5])-MIN([.W5:.AA5]))/5" office:value-type="float" office:value="5.2" calcext:value-type="float">
            <text:p>5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5])^2 + ([.AD5])^2); -INT(LOG10(ABS(SQRT(([.AC5])^2 + ([.AD5])^2)))))" office:value-type="float" office:value="6" calcext:value-type="float">
            <text:p>6</text:p>
          </table:table-cell>
          <table:table-cell table:number-columns-repeated="16353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23" office:value-type="float" office:value="115.2" calcext:value-type="float">
            <text:p>115.2</text:p>
          </table:table-cell>
          <table:table-cell table:number-columns-repeated="2" table:style-name="ce223" office:value-type="float" office:value="114.4" calcext:value-type="float">
            <text:p>114.4</text:p>
          </table:table-cell>
          <table:table-cell table:style-name="ce223" office:value-type="float" office:value="117.6" calcext:value-type="float">
            <text:p>117.6</text:p>
          </table:table-cell>
          <table:table-cell table:style-name="ce223" table:formula="of:=AVERAGE([.C6:.G6])" office:value-type="float" office:value="115.36" calcext:value-type="float">
            <text:p>115.4</text:p>
          </table:table-cell>
          <table:table-cell table:style-name="ce235" table:formula="of:=(MAX([.C6:.G6])-MIN([.C6:.G6]))/5" office:value-type="float" office:value="0.639999999999998" calcext:value-type="float">
            <text:p>0.63999999999999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6])^2+([.J6])^2+([.K6]*[.H6])^2); -INT(LOG10(ABS(SQRT(([.I6])^2+([.J6])^2+([.K6]*[.H6])^2)))))" office:value-type="float" office:value="6" calcext:value-type="float">
            <text:p>6</text:p>
          </table:table-cell>
          <table:table-cell table:style-name="ce230" office:value-type="float" office:value="1.62" calcext:value-type="float">
            <text:p>1.62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table:formula="of:=AVERAGE([.M6:.Q6])" office:value-type="float" office:value="1.608" calcext:value-type="float">
            <text:p>1.61</text:p>
          </table:table-cell>
          <table:table-cell table:style-name="ce235" table:formula="of:=(MAX([.M6:.Q6])-MIN([.M6:.Q6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6])^2+([.T6])^2+([.U6]*[.R6])^2); -INT(LOG10(ABS(SQRT(([.S6])^2+([.T6])^2+([.U6]*[.R6])^2)))))" office:value-type="float" office:value="0.08" calcext:value-type="float">
            <text:p>0.08</text:p>
          </table:table-cell>
          <table:table-cell table:number-columns-repeated="2" table:style-name="ce283" office:value-type="float" office:value="2" calcext:value-type="float">
            <text:p>2</text:p>
          </table:table-cell>
          <table:table-cell table:style-name="ce247" office:value-type="float" office:value="0" calcext:value-type="float">
            <text:p>0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3" table:formula="of:=AVERAGE([.W6:.AA6])" office:value-type="float" office:value="2.4" calcext:value-type="float">
            <text:p>2</text:p>
          </table:table-cell>
          <table:table-cell table:style-name="ce260" table:formula="of:=(MAX([.W6:.AA6])-MIN([.W6:.AA6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6])^2 + ([.AD6])^2); -INT(LOG10(ABS(SQRT(([.AC6])^2 + ([.AD6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3" table:style-name="ce223" office:value-type="float" office:value="113.6" calcext:value-type="float">
            <text:p>113.6</text:p>
          </table:table-cell>
          <table:table-cell table:number-columns-repeated="2" table:style-name="ce223" office:value-type="float" office:value="112.8" calcext:value-type="float">
            <text:p>112.8</text:p>
          </table:table-cell>
          <table:table-cell table:style-name="ce223" table:formula="of:=AVERAGE([.C7:.G7])" office:value-type="float" office:value="113.28" calcext:value-type="float">
            <text:p>113.3</text:p>
          </table:table-cell>
          <table:table-cell table:style-name="ce235" table:formula="of:=(MAX([.C7:.G7])-MIN([.C7:.G7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7])^2+([.J7])^2+([.K7]*[.H7])^2); -INT(LOG10(ABS(SQRT(([.I7])^2+([.J7])^2+([.K7]*[.H7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number-columns-repeated="2" table:style-name="ce230" office:value-type="float" office:value="1.58" calcext:value-type="float">
            <text:p>1.58</text:p>
          </table:table-cell>
          <table:table-cell table:style-name="ce230" table:formula="of:=AVERAGE([.M7:.Q7])" office:value-type="float" office:value="1.592" calcext:value-type="float">
            <text:p>1.59</text:p>
          </table:table-cell>
          <table:table-cell table:style-name="ce235" table:formula="of:=(MAX([.M7:.Q7])-MIN([.M7:.Q7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7])^2+([.T7])^2+([.U7]*[.R7])^2); -INT(LOG10(ABS(SQRT(([.S7])^2+([.T7])^2+([.U7]*[.R7])^2)))))" office:value-type="float" office:value="0.08" calcext:value-type="float">
            <text:p>0.08</text:p>
          </table:table-cell>
          <table:table-cell table:style-name="ce283" office:value-type="float" office:value="-4" calcext:value-type="float">
            <text:p>-4</text:p>
          </table:table-cell>
          <table:table-cell table:number-columns-repeated="2" table:style-name="ce283" office:value-type="float" office:value="2" calcext:value-type="float">
            <text:p>2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3" table:formula="of:=AVERAGE([.W7:.AA7])" office:value-type="float" office:value="1.6" calcext:value-type="float">
            <text:p>2</text:p>
          </table:table-cell>
          <table:table-cell table:style-name="ce260" table:formula="of:=(MAX([.W7:.AA7])-MIN([.W7:.AA7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7])^2 + ([.AD7])^2); -INT(LOG10(ABS(SQRT(([.AC7])^2 + ([.AD7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 table:style-name="ce232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116" calcext:value-type="float">
            <text:p>116.0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2.8" calcext:value-type="float">
            <text:p>112.8</text:p>
          </table:table-cell>
          <table:table-cell table:number-columns-repeated="2" table:style-name="ce223" office:value-type="float" office:value="113.6" calcext:value-type="float">
            <text:p>113.6</text:p>
          </table:table-cell>
          <table:table-cell table:style-name="ce223" table:formula="of:=AVERAGE([.C8:.G8])" office:value-type="float" office:value="113.92" calcext:value-type="float">
            <text:p>113.9</text:p>
          </table:table-cell>
          <table:table-cell table:style-name="ce235" table:formula="of:=(MAX([.C8:.G8])-MIN([.C8:.G8]))/5" office:value-type="float" office:value="0.640000000000001" calcext:value-type="float">
            <text:p>0.6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8])^2+([.J8])^2+([.K8]*[.H8])^2); -INT(LOG10(ABS(SQRT(([.I8])^2+([.J8])^2+([.K8]*[.H8])^2)))))" office:value-type="float" office:value="6" calcext:value-type="float">
            <text:p>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table:formula="of:=AVERAGE([.M8:.Q8])" office:value-type="float" office:value="1.6" calcext:value-type="float">
            <text:p>1.60</text:p>
          </table:table-cell>
          <table:table-cell table:style-name="ce235" table:formula="of:=(MAX([.M8:.Q8])-MIN([.M8:.Q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8])^2+([.T8])^2+([.U8]*[.R8])^2); -INT(LOG10(ABS(SQRT(([.S8])^2+([.T8])^2+([.U8]*[.R8])^2)))))" office:value-type="float" office:value="0.08" calcext:value-type="float">
            <text:p>0.08</text:p>
          </table:table-cell>
          <table:table-cell table:style-name="ce247" office:value-type="float" office:value="0" calcext:value-type="float">
            <text:p>0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83" table:formula="of:=AVERAGE([.W8:.AA8])" office:value-type="float" office:value="1.2" calcext:value-type="float">
            <text:p>1</text:p>
          </table:table-cell>
          <table:table-cell table:style-name="ce260" table:formula="of:=(MAX([.W8:.AA8])-MIN([.W8:.AA8]))/5" office:value-type="float" office:value="0.6" calcext:value-type="float">
            <text:p>0.6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8])^2 + ([.AD8])^2); -INT(LOG10(ABS(SQRT(([.AC8])^2 + ([.AD8])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/>
          <table:table-cell table:style-name="ce282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m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77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4.4" calcext:value-type="float">
            <text:p>114.4</text:p>
          </table:table-cell>
          <table:table-cell table:style-name="ce223" office:value-type="float" office:value="115.2" calcext:value-type="float">
            <text:p>115.2</text:p>
          </table:table-cell>
          <table:table-cell table:style-name="ce223" office:value-type="float" office:value="114.4" calcext:value-type="float">
            <text:p>114.4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table:formula="of:=AVERAGE([.C10:.G10])" office:value-type="float" office:value="114.24" calcext:value-type="float">
            <text:p>114.2</text:p>
          </table:table-cell>
          <table:table-cell table:style-name="ce235" table:formula="of:=(MAX([.C10:.G10])-MIN([.C10:.G10]))/5" office:value-type="float" office:value="0.320000000000002" calcext:value-type="float">
            <text:p>0.32000000000000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0])^2+([.J10])^2+([.K10]*[.H10])^2); -INT(LOG10(ABS(SQRT(([.I10])^2+([.J10])^2+([.K10]*[.H10])^2)))))" office:value-type="float" office:value="6" calcext:value-type="float">
            <text:p>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table:formula="of:=AVERAGE([.M10:.Q10])" office:value-type="float" office:value="1.604" calcext:value-type="float">
            <text:p>1.60</text:p>
          </table:table-cell>
          <table:table-cell table:style-name="ce235" table:formula="of:=(MAX([.M10:.Q10])-MIN([.M10:.Q1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0])^2+([.T10])^2+([.U10]*[.R10])^2); -INT(LOG10(ABS(SQRT(([.S10])^2+([.T10])^2+([.U10]*[.R10])^2)))))" office:value-type="float" office:value="0.08" calcext:value-type="float">
            <text:p>0.08</text:p>
          </table:table-cell>
          <table:table-cell table:style-name="ce224" office:value-type="float" office:value="-2" calcext:value-type="float">
            <text:p>-2</text:p>
          </table:table-cell>
          <table:table-cell table:style-name="ce224" office:value-type="float" office:value="-3" calcext:value-type="float">
            <text:p>-3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2" calcext:value-type="float">
            <text:p>2</text:p>
          </table:table-cell>
          <table:table-cell table:style-name="ce223" table:formula="of:=AVERAGE([.W10:.AA10])" office:value-type="float" office:value="-0.6" calcext:value-type="float">
            <text:p>-0.6</text:p>
          </table:table-cell>
          <table:table-cell table:style-name="ce235" table:formula="of:=(MAX([.W10:.AA10])-MIN([.W10:.AA10]))/5" office:value-type="float" office:value="1" calcext:value-type="float">
            <text:p>1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10])^2 + ([.AD10])^2); -INT(LOG10(ABS(SQRT(([.AC10])^2 + ([.AD10])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2.8" calcext:value-type="float">
            <text:p>112.8</text:p>
          </table:table-cell>
          <table:table-cell table:style-name="ce223" office:value-type="float" office:value="114.4" calcext:value-type="float">
            <text:p>114.4</text:p>
          </table:table-cell>
          <table:table-cell table:number-columns-repeated="2" table:style-name="ce223" office:value-type="float" office:value="113.6" calcext:value-type="float">
            <text:p>113.6</text:p>
          </table:table-cell>
          <table:table-cell table:style-name="ce223" table:formula="of:=AVERAGE([.C11:.G11])" office:value-type="float" office:value="113.6" calcext:value-type="float">
            <text:p>113.6</text:p>
          </table:table-cell>
          <table:table-cell table:style-name="ce235" table:formula="of:=(MAX([.C11:.G11])-MIN([.C11:.G11]))/5" office:value-type="float" office:value="0.320000000000002" calcext:value-type="float">
            <text:p>0.32000000000000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1])^2+([.J11])^2+([.K11]*[.H11])^2); -INT(LOG10(ABS(SQRT(([.I11])^2+([.J11])^2+([.K11]*[.H11])^2)))))" office:value-type="float" office:value="6" calcext:value-type="float">
            <text:p>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3" table:style-name="ce230" office:value-type="float" office:value="1.6" calcext:value-type="float">
            <text:p>1.60</text:p>
          </table:table-cell>
          <table:table-cell table:style-name="ce230" table:formula="of:=AVERAGE([.M11:.Q11])" office:value-type="float" office:value="1.596" calcext:value-type="float">
            <text:p>1.60</text:p>
          </table:table-cell>
          <table:table-cell table:style-name="ce235" table:formula="of:=(MAX([.M11:.Q11])-MIN([.M11:.Q11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1])^2+([.T11])^2+([.U11]*[.R11])^2); -INT(LOG10(ABS(SQRT(([.S11])^2+([.T11])^2+([.U11]*[.R11])^2)))))" office:value-type="float" office:value="0.08" calcext:value-type="float">
            <text:p>0.08</text:p>
          </table:table-cell>
          <table:table-cell table:style-name="ce223" office:value-type="float" office:value="-0.8" calcext:value-type="float">
            <text:p>-0.8</text:p>
          </table:table-cell>
          <table:table-cell table:style-name="ce223" office:value-type="float" office:value="0" calcext:value-type="float">
            <text:p>0.0</text:p>
          </table:table-cell>
          <table:table-cell table:style-name="ce223" office:value-type="float" office:value="0.8" calcext:value-type="float">
            <text:p>0.8</text:p>
          </table:table-cell>
          <table:table-cell table:style-name="ce224" office:value-type="float" office:value="1.6" calcext:value-type="float">
            <text:p>2</text:p>
          </table:table-cell>
          <table:table-cell table:style-name="ce223" office:value-type="float" office:value="0.8" calcext:value-type="float">
            <text:p>0.8</text:p>
          </table:table-cell>
          <table:table-cell table:style-name="ce223" table:formula="of:=AVERAGE([.W11:.AA11])" office:value-type="float" office:value="0.48" calcext:value-type="float">
            <text:p>0.5</text:p>
          </table:table-cell>
          <table:table-cell table:style-name="ce235" table:formula="of:=(MAX([.W11:.AA11])-MIN([.W11:.AA11]))/5" office:value-type="float" office:value="0.48" calcext:value-type="float">
            <text:p>0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1])^2 + ([.AD11])^2); -INT(LOG10(ABS(SQRT(([.AC11])^2 + ([.AD11])^2)))))" office:value-type="float" office:value="0.5" calcext:value-type="float">
            <text:p>0.5</text:p>
          </table:table-cell>
          <table:table-cell table:number-columns-repeated="16353"/>
        </table:table-row>
        <table:table-row table:style-name="ro1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16.8" calcext:value-type="float">
            <text:p>116.8</text:p>
          </table:table-cell>
          <table:table-cell table:style-name="ce223" office:value-type="float" office:value="112.8" calcext:value-type="float">
            <text:p>112.8</text:p>
          </table:table-cell>
          <table:table-cell table:style-name="ce223" office:value-type="float" office:value="116" calcext:value-type="float">
            <text:p>116.0</text:p>
          </table:table-cell>
          <table:table-cell table:style-name="ce223" office:value-type="float" office:value="114.4" calcext:value-type="float">
            <text:p>114.4</text:p>
          </table:table-cell>
          <table:table-cell table:style-name="ce223" office:value-type="float" office:value="115.2" calcext:value-type="float">
            <text:p>115.2</text:p>
          </table:table-cell>
          <table:table-cell table:style-name="ce223" table:formula="of:=AVERAGE([.C12:.G12])" office:value-type="float" office:value="115.04" calcext:value-type="float">
            <text:p>115.0</text:p>
          </table:table-cell>
          <table:table-cell table:style-name="ce235" table:formula="of:=(MAX([.C12:.G12])-MIN([.C12:.G12]))/5" office:value-type="float" office:value="0.8" calcext:value-type="float">
            <text:p>0.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2])^2+([.J12])^2+([.K12]*[.H12])^2); -INT(LOG10(ABS(SQRT(([.I12])^2+([.J12])^2+([.K12]*[.H12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4" table:style-name="ce230" office:value-type="float" office:value="1.6" calcext:value-type="float">
            <text:p>1.60</text:p>
          </table:table-cell>
          <table:table-cell table:style-name="ce230" table:formula="of:=AVERAGE([.M12:.Q12])" office:value-type="float" office:value="1.596" calcext:value-type="float">
            <text:p>1.60</text:p>
          </table:table-cell>
          <table:table-cell table:style-name="ce235" table:formula="of:=(MAX([.M12:.Q12])-MIN([.M12:.Q12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2])^2+([.T12])^2+([.U12]*[.R12])^2); -INT(LOG10(ABS(SQRT(([.S12])^2+([.T12])^2+([.U12]*[.R12])^2)))))" office:value-type="float" office:value="0.08" calcext:value-type="float">
            <text:p>0.08</text:p>
          </table:table-cell>
          <table:table-cell table:style-name="ce223" office:value-type="float" office:value="0.2" calcext:value-type="float">
            <text:p>0.2</text:p>
          </table:table-cell>
          <table:table-cell table:style-name="ce223" office:value-type="float" office:value="-0.6" calcext:value-type="float">
            <text:p>-0.6</text:p>
          </table:table-cell>
          <table:table-cell table:style-name="ce223" office:value-type="float" office:value="0.4" calcext:value-type="float">
            <text:p>0.4</text:p>
          </table:table-cell>
          <table:table-cell table:style-name="ce223" office:value-type="float" office:value="0.8" calcext:value-type="float">
            <text:p>0.8</text:p>
          </table:table-cell>
          <table:table-cell table:style-name="ce223" office:value-type="float" office:value="0" calcext:value-type="float">
            <text:p>0.0</text:p>
          </table:table-cell>
          <table:table-cell table:style-name="ce223" table:formula="of:=AVERAGE([.W12:.AA12])" office:value-type="float" office:value="0.16" calcext:value-type="float">
            <text:p>0.2</text:p>
          </table:table-cell>
          <table:table-cell table:style-name="ce235" table:formula="of:=(MAX([.W12:.AA12])-MIN([.W12:.AA12]))/5" office:value-type="float" office:value="0.28" calcext:value-type="float">
            <text:p>0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2])^2 + ([.AD12])^2); -INT(LOG10(ABS(SQRT(([.AC12])^2 + ([.AD12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16" calcext:value-type="float">
            <text:p>116.0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5.2" calcext:value-type="float">
            <text:p>115.2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4.4" calcext:value-type="float">
            <text:p>114.4</text:p>
          </table:table-cell>
          <table:table-cell table:style-name="ce223" table:formula="of:=AVERAGE([.C13:.G13])" office:value-type="float" office:value="114.56" calcext:value-type="float">
            <text:p>114.6</text:p>
          </table:table-cell>
          <table:table-cell table:style-name="ce235" table:formula="of:=(MAX([.C13:.G13])-MIN([.C13:.G13]))/5" office:value-type="float" office:value="0.480000000000001" calcext:value-type="float">
            <text:p>0.48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3])^2+([.J13])^2+([.K13]*[.H13])^2); -INT(LOG10(ABS(SQRT(([.I13])^2+([.J13])^2+([.K13]*[.H13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table:formula="of:=AVERAGE([.M13:.Q13])" office:value-type="float" office:value="1.596" calcext:value-type="float">
            <text:p>1.60</text:p>
          </table:table-cell>
          <table:table-cell table:style-name="ce235" table:formula="of:=(MAX([.M13:.Q13])-MIN([.M13:.Q13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3])^2+([.T13])^2+([.U13]*[.R13])^2); -INT(LOG10(ABS(SQRT(([.S13])^2+([.T13])^2+([.U13]*[.R13])^2)))))" office:value-type="float" office:value="0.08" calcext:value-type="float">
            <text:p>0.08</text:p>
          </table:table-cell>
          <table:table-cell table:style-name="ce223" office:value-type="float" office:value="-0.4" calcext:value-type="float">
            <text:p>-0.4</text:p>
          </table:table-cell>
          <table:table-cell table:style-name="ce223" office:value-type="float" office:value="0" calcext:value-type="float">
            <text:p>0.0</text:p>
          </table:table-cell>
          <table:table-cell table:style-name="ce223" office:value-type="float" office:value="0.8" calcext:value-type="float">
            <text:p>0.8</text:p>
          </table:table-cell>
          <table:table-cell table:number-columns-repeated="2" table:style-name="ce223" office:value-type="float" office:value="0.2" calcext:value-type="float">
            <text:p>0.2</text:p>
          </table:table-cell>
          <table:table-cell table:style-name="ce223" table:formula="of:=AVERAGE([.W13:.AA13])" office:value-type="float" office:value="0.16" calcext:value-type="float">
            <text:p>0.2</text:p>
          </table:table-cell>
          <table:table-cell table:style-name="ce235" table:formula="of:=(MAX([.W13:.AA13])-MIN([.W13:.AA13]))/5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13])^2 + ([.AD13])^2); -INT(LOG10(ABS(SQRT(([.AC13])^2 + ([.AD13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1">
          <table:table-cell table:style-name="ce259" office:value-type="float" office:value="10" calcext:value-type="float">
            <text:p>10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12.8" calcext:value-type="float">
            <text:p>112.8</text:p>
          </table:table-cell>
          <table:table-cell table:number-columns-repeated="3" table:style-name="ce223" office:value-type="float" office:value="113.6" calcext:value-type="float">
            <text:p>113.6</text:p>
          </table:table-cell>
          <table:table-cell table:style-name="ce223" office:value-type="float" office:value="112.8" calcext:value-type="float">
            <text:p>112.8</text:p>
          </table:table-cell>
          <table:table-cell table:style-name="ce223" table:formula="of:=AVERAGE([.C14:.G14])" office:value-type="float" office:value="113.28" calcext:value-type="float">
            <text:p>113.3</text:p>
          </table:table-cell>
          <table:table-cell table:style-name="ce235" table:formula="of:=(MAX([.C14:.G14])-MIN([.C14:.G14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4])^2+([.J14])^2+([.K14]*[.H14])^2); -INT(LOG10(ABS(SQRT(([.I14])^2+([.J14])^2+([.K14]*[.H14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3" table:style-name="ce230" office:value-type="float" office:value="1.6" calcext:value-type="float">
            <text:p>1.60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14:.Q14])" office:value-type="float" office:value="1.592" calcext:value-type="float">
            <text:p>1.59</text:p>
          </table:table-cell>
          <table:table-cell table:style-name="ce235" table:formula="of:=(MAX([.M14:.Q14])-MIN([.M14:.Q1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4])^2+([.T14])^2+([.U14]*[.R14])^2); -INT(LOG10(ABS(SQRT(([.S14])^2+([.T14])^2+([.U14]*[.R14])^2)))))" office:value-type="float" office:value="0.08" calcext:value-type="float">
            <text:p>0.08</text:p>
          </table:table-cell>
          <table:table-cell table:style-name="ce223" office:value-type="float" office:value="0.1" calcext:value-type="float">
            <text:p>0.1</text:p>
          </table:table-cell>
          <table:table-cell table:number-columns-repeated="2" table:style-name="ce223" office:value-type="float" office:value="0.4" calcext:value-type="float">
            <text:p>0.4</text:p>
          </table:table-cell>
          <table:table-cell table:style-name="ce223" office:value-type="float" office:value="0.2" calcext:value-type="float">
            <text:p>0.2</text:p>
          </table:table-cell>
          <table:table-cell table:style-name="ce223" office:value-type="float" office:value="0.4" calcext:value-type="float">
            <text:p>0.4</text:p>
          </table:table-cell>
          <table:table-cell table:style-name="ce223" table:formula="of:=AVERAGE([.W14:.AA14])" office:value-type="float" office:value="0.3" calcext:value-type="float">
            <text:p>0.3</text:p>
          </table:table-cell>
          <table:table-cell table:style-name="ce235" table:formula="of:=(MAX([.W14:.AA14])-MIN([.W14:.AA14]))/5" office:value-type="float" office:value="0.06" calcext:value-type="float">
            <text:p>0.06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5" table:formula="of:=ROUND(SQRT(([.AC14])^2 + ([.AD14])^2); -INT(LOG10(ABS(SQRT(([.AC14])^2 + ([.AD14])^2)))))" office:value-type="float" office:value="0.1" calcext:value-type="float">
            <text:p>0.1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30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112.8" calcext:value-type="float">
            <text:p>112.8</text:p>
          </table:table-cell>
          <table:table-cell table:style-name="ce223" office:value-type="float" office:value="112" calcext:value-type="float">
            <text:p>112.0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5.2" calcext:value-type="float">
            <text:p>115.2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table:formula="of:=AVERAGE([.C16:.G16])" office:value-type="float" office:value="113.44" calcext:value-type="float">
            <text:p>113.4</text:p>
          </table:table-cell>
          <table:table-cell table:style-name="ce235" table:formula="of:=(MAX([.C16:.G16])-MIN([.C16:.G16]))/5" office:value-type="float" office:value="0.640000000000001" calcext:value-type="float">
            <text:p>0.6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6])^2+([.J16])^2+([.K16]*[.H16])^2); -INT(LOG10(ABS(SQRT(([.I16])^2+([.J16])^2+([.K16]*[.H16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16:.Q16])" office:value-type="float" office:value="1.596" calcext:value-type="float">
            <text:p>1.60</text:p>
          </table:table-cell>
          <table:table-cell table:style-name="ce235" table:formula="of:=(MAX([.M16:.Q16])-MIN([.M16:.Q1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6])^2+([.T16])^2+([.U16]*[.R16])^2); -INT(LOG10(ABS(SQRT(([.S16])^2+([.T16])^2+([.U16]*[.R16])^2)))))" office:value-type="float" office:value="0.08" calcext:value-type="float">
            <text:p>0.08</text:p>
          </table:table-cell>
          <table:table-cell table:style-name="ce224" office:value-type="float" office:value="200" calcext:value-type="float">
            <text:p>200</text:p>
          </table:table-cell>
          <table:table-cell table:style-name="ce224" office:value-type="float" office:value="240" calcext:value-type="float">
            <text:p>240</text:p>
          </table:table-cell>
          <table:table-cell table:style-name="ce224" office:value-type="float" office:value="360" calcext:value-type="float">
            <text:p>360</text:p>
          </table:table-cell>
          <table:table-cell table:style-name="ce224" office:value-type="float" office:value="240" calcext:value-type="float">
            <text:p>240</text:p>
          </table:table-cell>
          <table:table-cell table:style-name="ce224" office:value-type="float" office:value="80" calcext:value-type="float">
            <text:p>80</text:p>
          </table:table-cell>
          <table:table-cell table:style-name="ce224" table:formula="of:=AVERAGE([.W16:.AA16])" office:value-type="float" office:value="224" calcext:value-type="float">
            <text:p>224</text:p>
          </table:table-cell>
          <table:table-cell table:style-name="ce235" table:formula="of:=(MAX([.W16:.AA16])-MIN([.W16:.AA16]))/5" office:value-type="float" office:value="56" calcext:value-type="float">
            <text:p>56</text:p>
          </table:table-cell>
          <table:table-cell table:style-name="ce235" table:formula="of:=20" office:value-type="float" office:value="20" calcext:value-type="float">
            <text:p>20</text:p>
          </table:table-cell>
          <table:table-cell table:style-name="ce235" table:formula="of:=ROUND(SQRT(([.AC16])^2 + ([.AD16])^2); -INT(LOG10(ABS(SQRT(([.AC16])^2 + ([.AD16])^2)))))" office:value-type="float" office:value="60" calcext:value-type="float">
            <text:p>60</text:p>
          </table:table-cell>
          <table:table-cell table:number-columns-repeated="16353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23" office:value-type="float" office:value="112" calcext:value-type="float">
            <text:p>112.0</text:p>
          </table:table-cell>
          <table:table-cell table:style-name="ce223" office:value-type="float" office:value="112.8" calcext:value-type="float">
            <text:p>112.8</text:p>
          </table:table-cell>
          <table:table-cell table:number-columns-repeated="2" table:style-name="ce223" office:value-type="float" office:value="112" calcext:value-type="float">
            <text:p>112.0</text:p>
          </table:table-cell>
          <table:table-cell table:style-name="ce223" table:formula="of:=AVERAGE([.C17:.G17])" office:value-type="float" office:value="112.16" calcext:value-type="float">
            <text:p>112.2</text:p>
          </table:table-cell>
          <table:table-cell table:style-name="ce235" table:formula="of:=(MAX([.C17:.G17])-MIN([.C17:.G17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7])^2+([.J17])^2+([.K17]*[.H17])^2); -INT(LOG10(ABS(SQRT(([.I17])^2+([.J17])^2+([.K17]*[.H17])^2)))))" office:value-type="float" office:value="6" calcext:value-type="float">
            <text:p>6</text:p>
          </table:table-cell>
          <table:table-cell table:number-columns-repeated="5" table:style-name="ce230" office:value-type="float" office:value="1.58" calcext:value-type="float">
            <text:p>1.58</text:p>
          </table:table-cell>
          <table:table-cell table:style-name="ce230" table:formula="of:=AVERAGE([.M17:.Q17])" office:value-type="float" office:value="1.58" calcext:value-type="float">
            <text:p>1.58</text:p>
          </table:table-cell>
          <table:table-cell table:style-name="ce247" office:value-type="string" calcext:value-type="string">
            <text:p>0.0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7])^2+([.T17])^2+([.U17]*[.R17])^2); -INT(LOG10(ABS(SQRT(([.S17])^2+([.T17])^2+([.U17]*[.R17])^2)))))" office:value-type="float" office:value="0.08" calcext:value-type="float">
            <text:p>0.08</text:p>
          </table:table-cell>
          <table:table-cell table:style-name="ce224" office:value-type="float" office:value="120" calcext:value-type="float">
            <text:p>120</text:p>
          </table:table-cell>
          <table:table-cell table:number-columns-repeated="2" table:style-name="ce224" office:value-type="float" office:value="80" calcext:value-type="float">
            <text:p>80</text:p>
          </table:table-cell>
          <table:table-cell table:number-columns-repeated="2" table:style-name="ce224" office:value-type="float" office:value="120" calcext:value-type="float">
            <text:p>120</text:p>
          </table:table-cell>
          <table:table-cell table:style-name="ce224" table:formula="of:=AVERAGE([.W17:.AA17])" office:value-type="float" office:value="104" calcext:value-type="float">
            <text:p>104</text:p>
          </table:table-cell>
          <table:table-cell table:style-name="ce235" table:formula="of:=(MAX([.W17:.AA17])-MIN([.W17:.AA17]))/5" office:value-type="float" office:value="8" calcext:value-type="float">
            <text:p>8</text:p>
          </table:table-cell>
          <table:table-cell table:style-name="ce235" table:formula="of:=20" office:value-type="float" office:value="20" calcext:value-type="float">
            <text:p>20</text:p>
          </table:table-cell>
          <table:table-cell table:style-name="ce235" table:formula="of:=ROUND(SQRT(([.AC17])^2 + ([.AD17])^2); -INT(LOG10(ABS(SQRT(([.AC17])^2 + ([.AD17])^2)))))" office:value-type="float" office:value="20" calcext:value-type="float">
            <text:p>20</text:p>
          </table:table-cell>
          <table:table-cell table:number-columns-repeated="16353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23" office:value-type="float" office:value="112.8" calcext:value-type="float">
            <text:p>112.8</text:p>
          </table:table-cell>
          <table:table-cell table:style-name="ce223" office:value-type="float" office:value="112" calcext:value-type="float">
            <text:p>112.0</text:p>
          </table:table-cell>
          <table:table-cell table:style-name="ce223" office:value-type="float" office:value="113.6" calcext:value-type="float">
            <text:p>113.6</text:p>
          </table:table-cell>
          <table:table-cell table:style-name="ce223" office:value-type="float" office:value="112.8" calcext:value-type="float">
            <text:p>112.8</text:p>
          </table:table-cell>
          <table:table-cell table:style-name="ce223" table:formula="of:=AVERAGE([.C18:.G18])" office:value-type="float" office:value="112.8" calcext:value-type="float">
            <text:p>112.8</text:p>
          </table:table-cell>
          <table:table-cell table:style-name="ce235" table:formula="of:=(MAX([.C18:.G18])-MIN([.C18:.G18]))/5" office:value-type="float" office:value="0.319999999999999" calcext:value-type="float">
            <text:p>0.31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8])^2+([.J18])^2+([.K18]*[.H18])^2); -INT(LOG10(ABS(SQRT(([.I18])^2+([.J18])^2+([.K18]*[.H18])^2)))))" office:value-type="float" office:value="6" calcext:value-type="float">
            <text:p>6</text:p>
          </table:table-cell>
          <table:table-cell table:style-name="ce230" office:value-type="float" office:value="1.56" calcext:value-type="float">
            <text:p>1.56</text:p>
          </table:table-cell>
          <table:table-cell table:number-columns-repeated="2"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table:formula="of:=AVERAGE([.M18:.Q18])" office:value-type="float" office:value="1.572" calcext:value-type="float">
            <text:p>1.57</text:p>
          </table:table-cell>
          <table:table-cell table:style-name="ce235" table:formula="of:=(MAX([.M18:.Q18])-MIN([.M18:.Q18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8])^2+([.T18])^2+([.U18]*[.R18])^2); -INT(LOG10(ABS(SQRT(([.S18])^2+([.T18])^2+([.U18]*[.R18])^2)))))" office:value-type="float" office:value="0.08" calcext:value-type="float">
            <text:p>0.08</text:p>
          </table:table-cell>
          <table:table-cell table:style-name="ce224" office:value-type="float" office:value="160" calcext:value-type="float">
            <text:p>160</text:p>
          </table:table-cell>
          <table:table-cell table:number-columns-repeated="2" table:style-name="ce224" office:value-type="float" office:value="100" calcext:value-type="float">
            <text:p>100</text:p>
          </table:table-cell>
          <table:table-cell table:style-name="ce224" office:value-type="float" office:value="120" calcext:value-type="float">
            <text:p>120</text:p>
          </table:table-cell>
          <table:table-cell table:style-name="ce224" office:value-type="float" office:value="80" calcext:value-type="float">
            <text:p>80</text:p>
          </table:table-cell>
          <table:table-cell table:style-name="ce224" table:formula="of:=AVERAGE([.W18:.AA18])" office:value-type="float" office:value="112" calcext:value-type="float">
            <text:p>112</text:p>
          </table:table-cell>
          <table:table-cell table:style-name="ce235" table:formula="of:=(MAX([.W18:.AA18])-MIN([.W18:.AA18]))/5" office:value-type="float" office:value="16" calcext:value-type="float">
            <text:p>16</text:p>
          </table:table-cell>
          <table:table-cell table:style-name="ce235" table:formula="of:=20" office:value-type="float" office:value="20" calcext:value-type="float">
            <text:p>20</text:p>
          </table:table-cell>
          <table:table-cell table:style-name="ce235" table:formula="of:=ROUND(SQRT(([.AC18])^2 + ([.AD18])^2); -INT(LOG10(ABS(SQRT(([.AC18])^2 + ([.AD18])^2)))))" office:value-type="float" office:value="30" calcext:value-type="float">
            <text:p>30</text:p>
          </table:table-cell>
          <table:table-cell table:number-columns-repeated="16353"/>
        </table:table-row>
        <table:table-row table:style-name="ro1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3" table:style-name="ce223" office:value-type="float" office:value="112.8" calcext:value-type="float">
            <text:p>112.8</text:p>
          </table:table-cell>
          <table:table-cell table:style-name="ce223" office:value-type="float" office:value="112" calcext:value-type="float">
            <text:p>112.0</text:p>
          </table:table-cell>
          <table:table-cell table:style-name="ce223" office:value-type="float" office:value="111.2" calcext:value-type="float">
            <text:p>111.2</text:p>
          </table:table-cell>
          <table:table-cell table:style-name="ce223" table:formula="of:=AVERAGE([.C19:.G19])" office:value-type="float" office:value="112.32" calcext:value-type="float">
            <text:p>112.3</text:p>
          </table:table-cell>
          <table:table-cell table:style-name="ce235" table:formula="of:=(MAX([.C19:.G19])-MIN([.C19:.G19]))/5" office:value-type="float" office:value="0.319999999999999" calcext:value-type="float">
            <text:p>0.31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9])^2+([.J19])^2+([.K19]*[.H19])^2); -INT(LOG10(ABS(SQRT(([.I19])^2+([.J19])^2+([.K19]*[.H19])^2)))))" office:value-type="float" office:value="6" calcext:value-type="float">
            <text:p>6</text:p>
          </table:table-cell>
          <table:table-cell table:style-name="ce230" office:value-type="float" office:value="1.58" calcext:value-type="float">
            <text:p>1.58</text:p>
          </table:table-cell>
          <table:table-cell table:number-columns-repeated="2" table:style-name="ce230" office:value-type="float" office:value="1.56" calcext:value-type="float">
            <text:p>1.56</text:p>
          </table:table-cell>
          <table:table-cell table:style-name="ce230" office:value-type="float" office:value="1.58" calcext:value-type="float">
            <text:p>1.58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table:formula="of:=AVERAGE([.M19:.Q19])" office:value-type="float" office:value="1.568" calcext:value-type="float">
            <text:p>1.57</text:p>
          </table:table-cell>
          <table:table-cell table:style-name="ce235" table:formula="of:=(MAX([.M19:.Q19])-MIN([.M19:.Q19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9])^2+([.T19])^2+([.U19]*[.R19])^2); -INT(LOG10(ABS(SQRT(([.S19])^2+([.T19])^2+([.U19]*[.R19])^2)))))" office:value-type="float" office:value="0.08" calcext:value-type="float">
            <text:p>0.08</text:p>
          </table:table-cell>
          <table:table-cell table:style-name="ce224" office:value-type="float" office:value="70" calcext:value-type="float">
            <text:p>70</text:p>
          </table:table-cell>
          <table:table-cell table:style-name="ce224" office:value-type="float" office:value="80" calcext:value-type="float">
            <text:p>80</text:p>
          </table:table-cell>
          <table:table-cell table:style-name="ce224" office:value-type="float" office:value="60" calcext:value-type="float">
            <text:p>60</text:p>
          </table:table-cell>
          <table:table-cell table:number-columns-repeated="2" table:style-name="ce224" office:value-type="float" office:value="90" calcext:value-type="float">
            <text:p>90</text:p>
          </table:table-cell>
          <table:table-cell table:style-name="ce224" table:formula="of:=AVERAGE([.W19:.AA19])" office:value-type="float" office:value="78" calcext:value-type="float">
            <text:p>78</text:p>
          </table:table-cell>
          <table:table-cell table:style-name="ce235" table:formula="of:=(MAX([.W19:.AA19])-MIN([.W19:.AA19]))/5" office:value-type="float" office:value="6" calcext:value-type="float">
            <text:p>6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table:formula="of:=ROUND(SQRT(([.AC19])^2 + ([.AD19])^2); -INT(LOG10(ABS(SQRT(([.AC19])^2 + ([.AD19])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116.8" calcext:value-type="float">
            <text:p>116.8</text:p>
          </table:table-cell>
          <table:table-cell table:style-name="ce223" office:value-type="float" office:value="117.6" calcext:value-type="float">
            <text:p>117.6</text:p>
          </table:table-cell>
          <table:table-cell table:style-name="ce223" office:value-type="float" office:value="116.8" calcext:value-type="float">
            <text:p>116.8</text:p>
          </table:table-cell>
          <table:table-cell table:style-name="ce223" office:value-type="float" office:value="132.8" calcext:value-type="float">
            <text:p>132.8</text:p>
          </table:table-cell>
          <table:table-cell table:style-name="ce223" office:value-type="float" office:value="120.8" calcext:value-type="float">
            <text:p>120.8</text:p>
          </table:table-cell>
          <table:table-cell table:style-name="ce223" table:formula="of:=AVERAGE([.C20:.G20])" office:value-type="float" office:value="120.96" calcext:value-type="float">
            <text:p>121.0</text:p>
          </table:table-cell>
          <table:table-cell table:style-name="ce235" table:formula="of:=(MAX([.C20:.G20])-MIN([.C20:.G20]))/5" office:value-type="float" office:value="3.2" calcext:value-type="float">
            <text:p>3.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0])^2+([.J20])^2+([.K20]*[.H20])^2); -INT(LOG10(ABS(SQRT(([.I20])^2+([.J20])^2+([.K20]*[.H20])^2)))))" office:value-type="float" office:value="7" calcext:value-type="float">
            <text:p>7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6" calcext:value-type="float">
            <text:p>1.66</text:p>
          </table:table-cell>
          <table:table-cell table:number-columns-repeated="2" table:style-name="ce230" office:value-type="float" office:value="1.62" calcext:value-type="float">
            <text:p>1.62</text:p>
          </table:table-cell>
          <table:table-cell table:style-name="ce230" table:formula="of:=AVERAGE([.M20:.Q20])" office:value-type="float" office:value="1.624" calcext:value-type="float">
            <text:p>1.62</text:p>
          </table:table-cell>
          <table:table-cell table:style-name="ce235" table:formula="of:=(MAX([.M20:.Q20])-MIN([.M20:.Q20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0])^2+([.T20])^2+([.U20]*[.R20])^2); -INT(LOG10(ABS(SQRT(([.S20])^2+([.T20])^2+([.U20]*[.R20])^2)))))" office:value-type="float" office:value="0.08" calcext:value-type="float">
            <text:p>0.08</text:p>
          </table:table-cell>
          <table:table-cell table:style-name="ce224" office:value-type="float" office:value="60" calcext:value-type="float">
            <text:p>60</text:p>
          </table:table-cell>
          <table:table-cell table:style-name="ce224" office:value-type="float" office:value="30" calcext:value-type="float">
            <text:p>30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float" office:value="20" calcext:value-type="float">
            <text:p>20</text:p>
          </table:table-cell>
          <table:table-cell table:style-name="ce224" office:value-type="float" office:value="40" calcext:value-type="float">
            <text:p>40</text:p>
          </table:table-cell>
          <table:table-cell table:style-name="ce224" table:formula="of:=AVERAGE([.W20:.AA20])" office:value-type="float" office:value="40" calcext:value-type="float">
            <text:p>40</text:p>
          </table:table-cell>
          <table:table-cell table:style-name="ce235" table:formula="of:=(MAX([.W20:.AA20])-MIN([.W20:.AA20]))/5" office:value-type="float" office:value="8" calcext:value-type="float">
            <text:p>8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table:formula="of:=ROUND(SQRT(([.AC20])^2 + ([.AD20])^2); -INT(LOG10(ABS(SQRT(([.AC20])^2 + ([.AD20])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31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122" calcext:value-type="float">
            <text:p>122</text:p>
          </table:table-cell>
          <table:table-cell table:number-columns-repeated="2" table:style-name="ce224" office:value-type="float" office:value="120" calcext:value-type="float">
            <text:p>120</text:p>
          </table:table-cell>
          <table:table-cell table:style-name="ce224" office:value-type="float" office:value="122" calcext:value-type="float">
            <text:p>122</text:p>
          </table:table-cell>
          <table:table-cell table:style-name="ce224" office:value-type="float" office:value="118" calcext:value-type="float">
            <text:p>118</text:p>
          </table:table-cell>
          <table:table-cell table:style-name="ce223" table:formula="of:=AVERAGE([.C22:.G22])" office:value-type="float" office:value="120.4" calcext:value-type="float">
            <text:p>120.4</text:p>
          </table:table-cell>
          <table:table-cell table:style-name="ce235" table:formula="of:=(MAX([.C22:.G22])-MIN([.C22:.G22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2])^2+([.J22])^2+([.K22]*[.H22])^2); -INT(LOG10(ABS(SQRT(([.I22])^2+([.J22])^2+([.K22]*[.H22])^2)))))" office:value-type="float" office:value="6" calcext:value-type="float">
            <text:p>6</text:p>
          </table:table-cell>
          <table:table-cell table:number-columns-repeated="2" table:style-name="ce230" office:value-type="float" office:value="1.62" calcext:value-type="float">
            <text:p>1.62</text:p>
          </table:table-cell>
          <table:table-cell table:style-name="ce230" office:value-type="float" office:value="1.6" calcext:value-type="float">
            <text:p>1.60</text:p>
          </table:table-cell>
          <table:table-cell table:number-columns-repeated="2" table:style-name="ce230" office:value-type="float" office:value="1.64" calcext:value-type="float">
            <text:p>1.64</text:p>
          </table:table-cell>
          <table:table-cell table:style-name="ce230" table:formula="of:=AVERAGE([.M22:.Q22])" office:value-type="float" office:value="1.624" calcext:value-type="float">
            <text:p>1.62</text:p>
          </table:table-cell>
          <table:table-cell table:style-name="ce235" table:formula="of:=(MAX([.M22:.Q22])-MIN([.M22:.Q22]))/5" office:value-type="float" office:value="0.00799999999999996" calcext:value-type="float">
            <text:p>0.007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2])^2+([.T22])^2+([.U22]*[.R22])^2); -INT(LOG10(ABS(SQRT(([.S22])^2+([.T22])^2+([.U22]*[.R22])^2)))))" office:value-type="float" office:value="0.08" calcext:value-type="float">
            <text:p>0.08</text:p>
          </table:table-cell>
          <table:table-cell table:style-name="ce224" office:value-type="float" office:value="30" calcext:value-type="float">
            <text:p>30</text:p>
          </table:table-cell>
          <table:table-cell table:style-name="ce224" office:value-type="float" office:value="40" calcext:value-type="float">
            <text:p>40</text:p>
          </table:table-cell>
          <table:table-cell table:style-name="ce224" office:value-type="float" office:value="20" calcext:value-type="float">
            <text:p>20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float" office:value="20" calcext:value-type="float">
            <text:p>20</text:p>
          </table:table-cell>
          <table:table-cell table:style-name="ce224" table:formula="of:=AVERAGE([.W22:.AA22])" office:value-type="float" office:value="32" calcext:value-type="float">
            <text:p>32</text:p>
          </table:table-cell>
          <table:table-cell table:style-name="ce235" table:formula="of:=(MAX([.W22:.AA22])-MIN([.W22:.AA22]))/5" office:value-type="float" office:value="6" calcext:value-type="float">
            <text:p>6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table:formula="of:=ROUND(SQRT(([.AC22])^2 + ([.AD22])^2); -INT(LOG10(ABS(SQRT(([.AC22])^2 + ([.AD22])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121.6" calcext:value-type="float">
            <text:p>121.6</text:p>
          </table:table-cell>
          <table:table-cell table:style-name="ce223" office:value-type="float" office:value="124" calcext:value-type="float">
            <text:p>124.0</text:p>
          </table:table-cell>
          <table:table-cell table:style-name="ce223" office:value-type="float" office:value="120.8" calcext:value-type="float">
            <text:p>120.8</text:p>
          </table:table-cell>
          <table:table-cell table:style-name="ce223" office:value-type="float" office:value="122.4" calcext:value-type="float">
            <text:p>122.4</text:p>
          </table:table-cell>
          <table:table-cell table:style-name="ce223" office:value-type="float" office:value="119.2" calcext:value-type="float">
            <text:p>119.2</text:p>
          </table:table-cell>
          <table:table-cell table:style-name="ce223" table:formula="of:=AVERAGE([.C23:.G23])" office:value-type="float" office:value="121.6" calcext:value-type="float">
            <text:p>121.6</text:p>
          </table:table-cell>
          <table:table-cell table:style-name="ce235" table:formula="of:=(MAX([.C23:.G23])-MIN([.C23:.G23]))/5" office:value-type="float" office:value="0.959999999999999" calcext:value-type="float">
            <text:p>0.9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3])^2+([.J23])^2+([.K23]*[.H23])^2); -INT(LOG10(ABS(SQRT(([.I23])^2+([.J23])^2+([.K23]*[.H23])^2)))))" office:value-type="float" office:value="6" calcext:value-type="float">
            <text:p>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23:.Q23])" office:value-type="float" office:value="1.624" calcext:value-type="float">
            <text:p>1.62</text:p>
          </table:table-cell>
          <table:table-cell table:style-name="ce235" table:formula="of:=(MAX([.M23:.Q23])-MIN([.M23:.Q23]))/5" office:value-type="float" office:value="0.00799999999999996" calcext:value-type="float">
            <text:p>0.007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3])^2+([.T23])^2+([.U23]*[.R23])^2); -INT(LOG10(ABS(SQRT(([.S23])^2+([.T23])^2+([.U23]*[.R23])^2)))))" office:value-type="float" office:value="0.08" calcext:value-type="float">
            <text:p>0.08</text:p>
          </table:table-cell>
          <table:table-cell table:style-name="ce224" office:value-type="float" office:value="40" calcext:value-type="float">
            <text:p>40</text:p>
          </table:table-cell>
          <table:table-cell table:style-name="ce224" office:value-type="float" office:value="36" calcext:value-type="float">
            <text:p>36</text:p>
          </table:table-cell>
          <table:table-cell table:style-name="ce224" office:value-type="float" office:value="20" calcext:value-type="float">
            <text:p>20</text:p>
          </table:table-cell>
          <table:table-cell table:style-name="ce224" office:value-type="float" office:value="36" calcext:value-type="float">
            <text:p>36</text:p>
          </table:table-cell>
          <table:table-cell table:style-name="ce224" office:value-type="float" office:value="32" calcext:value-type="float">
            <text:p>32</text:p>
          </table:table-cell>
          <table:table-cell table:style-name="ce224" table:formula="of:=AVERAGE([.W23:.AA23])" office:value-type="float" office:value="32.8" calcext:value-type="float">
            <text:p>33</text:p>
          </table:table-cell>
          <table:table-cell table:style-name="ce235" table:formula="of:=(MAX([.W23:.AA23])-MIN([.W23:.AA23]))/5" office:value-type="float" office:value="4" calcext:value-type="float">
            <text:p>4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23])^2 + ([.AD23])^2); -INT(LOG10(ABS(SQRT(([.AC23])^2 + ([.AD23])^2)))))" office:value-type="float" office:value="6" calcext:value-type="float">
            <text:p>6</text:p>
          </table:table-cell>
          <table:table-cell table:number-columns-repeated="16353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120.8" calcext:value-type="float">
            <text:p>120.8</text:p>
          </table:table-cell>
          <table:table-cell table:style-name="ce223" office:value-type="float" office:value="123.2" calcext:value-type="float">
            <text:p>123.2</text:p>
          </table:table-cell>
          <table:table-cell table:style-name="ce223" office:value-type="float" office:value="121.6" calcext:value-type="float">
            <text:p>121.6</text:p>
          </table:table-cell>
          <table:table-cell table:style-name="ce223" office:value-type="float" office:value="124.8" calcext:value-type="float">
            <text:p>124.8</text:p>
          </table:table-cell>
          <table:table-cell table:style-name="ce223" office:value-type="float" office:value="118.4" calcext:value-type="float">
            <text:p>118.4</text:p>
          </table:table-cell>
          <table:table-cell table:style-name="ce223" table:formula="of:=AVERAGE([.C24:.G24])" office:value-type="float" office:value="121.76" calcext:value-type="float">
            <text:p>121.8</text:p>
          </table:table-cell>
          <table:table-cell table:style-name="ce235" table:formula="of:=(MAX([.C24:.G24])-MIN([.C24:.G24]))/5" office:value-type="float" office:value="1.28" calcext:value-type="float">
            <text:p>1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4])^2+([.J24])^2+([.K24]*[.H24])^2); -INT(LOG10(ABS(SQRT(([.I24])^2+([.J24])^2+([.K24]*[.H24])^2)))))" office:value-type="float" office:value="6" calcext:value-type="float">
            <text:p>6</text:p>
          </table:table-cell>
          <table:table-cell table:style-name="ce230" office:value-type="float" office:value="1.6" calcext:value-type="float">
            <text:p>1.60</text:p>
          </table:table-cell>
          <table:table-cell table:number-columns-repeated="4" table:style-name="ce230" office:value-type="float" office:value="1.62" calcext:value-type="float">
            <text:p>1.62</text:p>
          </table:table-cell>
          <table:table-cell table:style-name="ce230" table:formula="of:=AVERAGE([.M24:.Q24])" office:value-type="float" office:value="1.616" calcext:value-type="float">
            <text:p>1.62</text:p>
          </table:table-cell>
          <table:table-cell table:style-name="ce235" table:formula="of:=(MAX([.M24:.Q24])-MIN([.M24:.Q2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4])^2+([.T24])^2+([.U24]*[.R24])^2); -INT(LOG10(ABS(SQRT(([.S24])^2+([.T24])^2+([.U24]*[.R24])^2)))))" office:value-type="float" office:value="0.08" calcext:value-type="float">
            <text:p>0.08</text:p>
          </table:table-cell>
          <table:table-cell table:style-name="ce224" office:value-type="float" office:value="34" calcext:value-type="float">
            <text:p>34</text:p>
          </table:table-cell>
          <table:table-cell table:number-columns-repeated="2" table:style-name="ce224" office:value-type="float" office:value="28" calcext:value-type="float">
            <text:p>28</text:p>
          </table:table-cell>
          <table:table-cell table:style-name="ce224" office:value-type="float" office:value="38" calcext:value-type="float">
            <text:p>38</text:p>
          </table:table-cell>
          <table:table-cell table:style-name="ce224" office:value-type="float" office:value="42" calcext:value-type="float">
            <text:p>42</text:p>
          </table:table-cell>
          <table:table-cell table:style-name="ce224" table:formula="of:=AVERAGE([.W24:.AA24])" office:value-type="float" office:value="34" calcext:value-type="float">
            <text:p>34</text:p>
          </table:table-cell>
          <table:table-cell table:style-name="ce235" table:formula="of:=(MAX([.W24:.AA24])-MIN([.W24:.AA24]))/5" office:value-type="float" office:value="2.8" calcext:value-type="float">
            <text:p>2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24])^2 + ([.AD24])^2); -INT(LOG10(ABS(SQRT(([.AC24])^2 + ([.AD24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3" office:value-type="float" office:value="124" calcext:value-type="float">
            <text:p>124.0</text:p>
          </table:table-cell>
          <table:table-cell table:style-name="ce223" office:value-type="float" office:value="126.4" calcext:value-type="float">
            <text:p>126.4</text:p>
          </table:table-cell>
          <table:table-cell table:style-name="ce223" office:value-type="float" office:value="124.8" calcext:value-type="float">
            <text:p>124.8</text:p>
          </table:table-cell>
          <table:table-cell table:style-name="ce223" office:value-type="float" office:value="120" calcext:value-type="float">
            <text:p>120.0</text:p>
          </table:table-cell>
          <table:table-cell table:style-name="ce223" office:value-type="float" office:value="122.4" calcext:value-type="float">
            <text:p>122.4</text:p>
          </table:table-cell>
          <table:table-cell table:style-name="ce223" table:formula="of:=AVERAGE([.C25:.G25])" office:value-type="float" office:value="123.52" calcext:value-type="float">
            <text:p>123.5</text:p>
          </table:table-cell>
          <table:table-cell table:style-name="ce235" table:formula="of:=(MAX([.C25:.G25])-MIN([.C25:.G25]))/5" office:value-type="float" office:value="1.28" calcext:value-type="float">
            <text:p>1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5])^2+([.J25])^2+([.K25]*[.H25])^2); -INT(LOG10(ABS(SQRT(([.I25])^2+([.J25])^2+([.K25]*[.H25])^2)))))" office:value-type="float" office:value="6" calcext:value-type="float">
            <text:p>6</text:p>
          </table:table-cell>
          <table:table-cell table:number-columns-repeated="2" table:style-name="ce230" office:value-type="float" office:value="1.6" calcext:value-type="float">
            <text:p>1.60</text:p>
          </table:table-cell>
          <table:table-cell table:style-name="ce230" office:value-type="float" office:value="1.64" calcext:value-type="float">
            <text:p>1.64</text:p>
          </table:table-cell>
          <table:table-cell table:number-columns-repeated="2" table:style-name="ce230" office:value-type="float" office:value="1.62" calcext:value-type="float">
            <text:p>1.62</text:p>
          </table:table-cell>
          <table:table-cell table:style-name="ce230" table:formula="of:=AVERAGE([.M25:.Q25])" office:value-type="float" office:value="1.616" calcext:value-type="float">
            <text:p>1.62</text:p>
          </table:table-cell>
          <table:table-cell table:style-name="ce235" table:formula="of:=(MAX([.M25:.Q25])-MIN([.M25:.Q25]))/5" office:value-type="float" office:value="0.00799999999999996" calcext:value-type="float">
            <text:p>0.007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5])^2+([.T25])^2+([.U25]*[.R25])^2); -INT(LOG10(ABS(SQRT(([.S25])^2+([.T25])^2+([.U25]*[.R25])^2)))))" office:value-type="float" office:value="0.08" calcext:value-type="float">
            <text:p>0.08</text:p>
          </table:table-cell>
          <table:table-cell table:style-name="ce224" office:value-type="float" office:value="30" calcext:value-type="float">
            <text:p>30</text:p>
          </table:table-cell>
          <table:table-cell table:style-name="ce224" office:value-type="float" office:value="31" calcext:value-type="float">
            <text:p>31</text:p>
          </table:table-cell>
          <table:table-cell table:style-name="ce224" office:value-type="float" office:value="36" calcext:value-type="float">
            <text:p>36</text:p>
          </table:table-cell>
          <table:table-cell table:style-name="ce224" office:value-type="float" office:value="41" calcext:value-type="float">
            <text:p>41</text:p>
          </table:table-cell>
          <table:table-cell table:style-name="ce224" office:value-type="float" office:value="32" calcext:value-type="float">
            <text:p>32</text:p>
          </table:table-cell>
          <table:table-cell table:style-name="ce224" table:formula="of:=AVERAGE([.W25:.AA25])" office:value-type="float" office:value="34" calcext:value-type="float">
            <text:p>34</text:p>
          </table:table-cell>
          <table:table-cell table:style-name="ce235" table:formula="of:=(MAX([.W25:.AA25])-MIN([.W25:.AA25]))/5" office:value-type="float" office:value="2.2" calcext:value-type="float">
            <text:p>2.2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25])^2 + ([.AD25])^2); -INT(LOG10(ABS(SQRT(([.AC25])^2 + ([.AD25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1">
          <table:table-cell table:style-name="ce232" office:value-type="float" office:value="1000" calcext:value-type="float">
            <text:p>1000</text:p>
          </table:table-cell>
          <table:table-cell table:style-name="ce237" table:formula="of:=10" office:value-type="float" office:value="10" calcext:value-type="float">
            <text:p>10</text:p>
          </table:table-cell>
          <table:table-cell table:style-name="ce243" office:value-type="float" office:value="121.6" calcext:value-type="float">
            <text:p>121.6</text:p>
          </table:table-cell>
          <table:table-cell table:style-name="ce243" office:value-type="float" office:value="126.4" calcext:value-type="float">
            <text:p>126.4</text:p>
          </table:table-cell>
          <table:table-cell table:style-name="ce243" office:value-type="float" office:value="121.6" calcext:value-type="float">
            <text:p>121.6</text:p>
          </table:table-cell>
          <table:table-cell table:style-name="ce243" office:value-type="float" office:value="124.8" calcext:value-type="float">
            <text:p>124.8</text:p>
          </table:table-cell>
          <table:table-cell table:style-name="ce243" office:value-type="float" office:value="126.4" calcext:value-type="float">
            <text:p>126.4</text:p>
          </table:table-cell>
          <table:table-cell table:style-name="ce243" table:formula="of:=AVERAGE([.C26:.G26])" office:value-type="float" office:value="124.16" calcext:value-type="float">
            <text:p>124.2</text:p>
          </table:table-cell>
          <table:table-cell table:style-name="ce237" table:formula="of:=(MAX([.C26:.G26])-MIN([.C26:.G26]))/5" office:value-type="float" office:value="0.960000000000002" calcext:value-type="float">
            <text:p>0.960000000000002</text:p>
          </table:table-cell>
          <table:table-cell table:style-name="ce237" table:formula="of:=0.2" office:value-type="float" office:value="0.2" calcext:value-type="float">
            <text:p>0.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37" table:formula="of:=ROUND(SQRT(([.I26])^2+([.J26])^2+([.K26]*[.H26])^2); -INT(LOG10(ABS(SQRT(([.I26])^2+([.J26])^2+([.K26]*[.H26])^2)))))" office:value-type="float" office:value="6" calcext:value-type="float">
            <text:p>6</text:p>
          </table:table-cell>
          <table:table-cell table:style-name="ce257" office:value-type="float" office:value="1.66" calcext:value-type="float">
            <text:p>1.66</text:p>
          </table:table-cell>
          <table:table-cell table:number-columns-repeated="2" table:style-name="ce257" office:value-type="float" office:value="1.64" calcext:value-type="float">
            <text:p>1.64</text:p>
          </table:table-cell>
          <table:table-cell table:style-name="ce257" office:value-type="float" office:value="1.68" calcext:value-type="float">
            <text:p>1.68</text:p>
          </table:table-cell>
          <table:table-cell table:style-name="ce257" office:value-type="float" office:value="1.72" calcext:value-type="float">
            <text:p>1.72</text:p>
          </table:table-cell>
          <table:table-cell table:style-name="ce257" table:formula="of:=AVERAGE([.M26:.Q26])" office:value-type="float" office:value="1.668" calcext:value-type="float">
            <text:p>1.67</text:p>
          </table:table-cell>
          <table:table-cell table:style-name="ce237" table:formula="of:=(MAX([.M26:.Q26])-MIN([.M26:.Q26]))/5" office:value-type="float" office:value="0.016" calcext:value-type="float">
            <text:p>0.016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37" table:formula="of:=ROUND(SQRT(([.S26])^2+([.T26])^2+([.U26]*[.R26])^2); -INT(LOG10(ABS(SQRT(([.S26])^2+([.T26])^2+([.U26]*[.R26])^2)))))" office:value-type="float" office:value="0.09" calcext:value-type="float">
            <text:p>0.09</text:p>
          </table:table-cell>
          <table:table-cell table:style-name="ce232" office:value-type="float" office:value="35" calcext:value-type="float">
            <text:p>35</text:p>
          </table:table-cell>
          <table:table-cell table:style-name="ce232" office:value-type="float" office:value="29" calcext:value-type="float">
            <text:p>29</text:p>
          </table:table-cell>
          <table:table-cell table:style-name="ce232" office:value-type="float" office:value="32" calcext:value-type="float">
            <text:p>32</text:p>
          </table:table-cell>
          <table:table-cell table:style-name="ce232" office:value-type="float" office:value="36" calcext:value-type="float">
            <text:p>36</text:p>
          </table:table-cell>
          <table:table-cell table:style-name="ce232" office:value-type="float" office:value="30" calcext:value-type="float">
            <text:p>30</text:p>
          </table:table-cell>
          <table:table-cell table:style-name="ce232" table:formula="of:=AVERAGE([.W26:.AA26])" office:value-type="float" office:value="32.4" calcext:value-type="float">
            <text:p>32</text:p>
          </table:table-cell>
          <table:table-cell table:style-name="ce237" table:formula="of:=(MAX([.W26:.AA26])-MIN([.W26:.AA26]))/5" office:value-type="float" office:value="1.4" calcext:value-type="float">
            <text:p>1.4</text:p>
          </table:table-cell>
          <table:table-cell table:style-name="ce237" table:formula="of:=1" office:value-type="float" office:value="1" calcext:value-type="float">
            <text:p>1</text:p>
          </table:table-cell>
          <table:table-cell table:style-name="ce237" table:formula="of:=ROUND(SQRT(([.AC26])^2 + ([.AD26])^2); -INT(LOG10(ABS(SQRT(([.AC26])^2 + ([.AD26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Lb" table:style-name="ta1">
        <table:table-column table:style-name="co1" table:default-cell-style-name="ce221"/>
        <table:table-column table:style-name="co2" table:number-columns-repeated="30" table:default-cell-style-name="ce221"/>
        <table:table-column table:style-name="co3" table:number-columns-repeated="16353" table:default-cell-style-name="ce221"/>
        <table:table-row table:style-name="ro1">
          <table:table-cell table:style-name="ce279" office:value-type="string" calcext:value-type="string" table:number-columns-spanned="1" table:number-rows-spanned="2">
            <text:p>Freq.</text:p>
          </table:table-cell>
          <table:table-cell table:style-name="ce280" office:value-type="string" calcext:value-type="string" table:number-columns-spanned="1" table:number-rows-spanned="2">
            <text:p>Read.</text:p>
          </table:table-cell>
          <table:table-cell table:style-name="ce279" office:value-type="string" calcext:value-type="string" table:number-columns-spanned="6" table:number-rows-spanned="1">
            <text:p>Voltage across induc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oltage across resis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<text:span text:style-name="T3">L</text:span> to V<text:span text:style-name="T3">R</text:span> time difference</text:p>
          </table:table-cell>
          <table:covered-table-cell table:number-columns-repeated="5"/>
          <table:table-cell table:style-name="ce280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53"/>
        </table:table-row>
        <table:table-row table:style-name="ro1">
          <table:covered-table-cell table:number-columns-repeated="2"/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34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Calib.</text:p>
          </table:table-cell>
          <table:table-cell table:style-name="ce246" office:value-type="string" calcext:value-type="string">
            <text:p>Abs.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44" office:value-type="string" calcext:value-type="string">
            <text:p>Mean</text:p>
          </table:table-cell>
          <table:table-cell table:style-name="ce246" office:value-type="string" calcext:value-type="string">
            <text:p>Rand.</text:p>
          </table:table-cell>
          <table:table-cell table:style-name="ce246" office:value-type="string" calcext:value-type="string">
            <text:p>Read.</text:p>
          </table:table-cell>
          <table:table-cell table:style-name="ce246" office:value-type="string" calcext:value-type="string">
            <text:p>Abs.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77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2" table:style-name="ce223" office:value-type="float" office:value="135.2" calcext:value-type="float">
            <text:p>135.2</text:p>
          </table:table-cell>
          <table:table-cell table:style-name="ce223" office:value-type="float" office:value="132.8" calcext:value-type="float">
            <text:p>132.8</text:p>
          </table:table-cell>
          <table:table-cell table:style-name="ce223" office:value-type="float" office:value="129.6" calcext:value-type="float">
            <text:p>129.6</text:p>
          </table:table-cell>
          <table:table-cell table:style-name="ce223" office:value-type="float" office:value="132.8" calcext:value-type="float">
            <text:p>132.8</text:p>
          </table:table-cell>
          <table:table-cell table:style-name="ce223" table:formula="of:=AVERAGE([.C4:.G4])" office:value-type="float" office:value="133.12" calcext:value-type="float">
            <text:p>133.1</text:p>
          </table:table-cell>
          <table:table-cell table:style-name="ce235" table:formula="of:=(MAX([.C4:.G4])-MIN([.C4:.G4]))/5" office:value-type="float" office:value="1.12" calcext:value-type="float">
            <text:p>1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4])^2+([.J4])^2+([.K4]*[.H4])^2); -INT(LOG10(ABS(SQRT(([.I4])^2+([.J4])^2+([.K4]*[.H4])^2)))))" office:value-type="float" office:value="7" calcext:value-type="float">
            <text:p>7</text:p>
          </table:table-cell>
          <table:table-cell table:style-name="ce230" office:value-type="float" office:value="1.72" calcext:value-type="float">
            <text:p>1.72</text:p>
          </table:table-cell>
          <table:table-cell table:number-columns-repeated="2" table:style-name="ce230" office:value-type="float" office:value="1.62" calcext:value-type="float">
            <text:p>1.62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table:formula="of:=AVERAGE([.M4:.Q4])" office:value-type="float" office:value="1.648" calcext:value-type="float">
            <text:p>1.65</text:p>
          </table:table-cell>
          <table:table-cell table:style-name="ce235" table:formula="of:=(MAX([.M4:.Q4])-MIN([.M4:.Q4]))/5" office:value-type="float" office:value="0.02" calcext:value-type="float">
            <text:p>0.0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4])^2+([.T4])^2+([.U4]*[.R4])^2); -INT(LOG10(ABS(SQRT(([.S4])^2+([.T4])^2+([.U4]*[.R4])^2)))))" office:value-type="float" office:value="0.09" calcext:value-type="float">
            <text:p>0.09</text:p>
          </table:table-cell>
          <table:table-cell table:style-name="ce223" office:value-type="float" office:value="27.2" calcext:value-type="float">
            <text:p>27.2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office:value-type="float" office:value="33" calcext:value-type="float">
            <text:p>33.0</text:p>
          </table:table-cell>
          <table:table-cell table:style-name="ce223" office:value-type="float" office:value="30" calcext:value-type="float">
            <text:p>30.0</text:p>
          </table:table-cell>
          <table:table-cell table:style-name="ce223" office:value-type="float" office:value="32.4" calcext:value-type="float">
            <text:p>32.4</text:p>
          </table:table-cell>
          <table:table-cell table:style-name="ce223" table:formula="of:=AVERAGE([.W4:.AA4])" office:value-type="float" office:value="31.24" calcext:value-type="float">
            <text:p>31.2</text:p>
          </table:table-cell>
          <table:table-cell table:style-name="ce235" table:formula="of:=(MAX([.W4:.AA4])-MIN([.W4:.AA4]))/5" office:value-type="float" office:value="1.28" calcext:value-type="float">
            <text:p>1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4])^2 + ([.AD4])^2); -INT(LOG10(ABS(SQRT(([.AC4])^2 + ([.AD4])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156.8" calcext:value-type="float">
            <text:p>156.8</text:p>
          </table:table-cell>
          <table:table-cell table:style-name="ce223" office:value-type="float" office:value="158" calcext:value-type="float">
            <text:p>158.0</text:p>
          </table:table-cell>
          <table:table-cell table:style-name="ce223" office:value-type="float" office:value="160" calcext:value-type="float">
            <text:p>160.0</text:p>
          </table:table-cell>
          <table:table-cell table:style-name="ce223" office:value-type="float" office:value="159.2" calcext:value-type="float">
            <text:p>159.2</text:p>
          </table:table-cell>
          <table:table-cell table:style-name="ce223" office:value-type="float" office:value="156.8" calcext:value-type="float">
            <text:p>156.8</text:p>
          </table:table-cell>
          <table:table-cell table:style-name="ce223" table:formula="of:=AVERAGE([.C5:.G5])" office:value-type="float" office:value="158.16" calcext:value-type="float">
            <text:p>158.2</text:p>
          </table:table-cell>
          <table:table-cell table:style-name="ce235" table:formula="of:=(MAX([.C5:.G5])-MIN([.C5:.G5]))/5" office:value-type="float" office:value="0.639999999999998" calcext:value-type="float">
            <text:p>0.63999999999999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5])^2+([.J5])^2+([.K5]*[.H5])^2); -INT(LOG10(ABS(SQRT(([.I5])^2+([.J5])^2+([.K5]*[.H5])^2)))))" office:value-type="float" office:value="8" calcext:value-type="float">
            <text:p>8</text:p>
          </table:table-cell>
          <table:table-cell table:style-name="ce230" office:value-type="float" office:value="1.68" calcext:value-type="float">
            <text:p>1.68</text:p>
          </table:table-cell>
          <table:table-cell table:number-columns-repeated="3"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5:.Q5])" office:value-type="float" office:value="1.636" calcext:value-type="float">
            <text:p>1.64</text:p>
          </table:table-cell>
          <table:table-cell table:style-name="ce235" table:formula="of:=(MAX([.M5:.Q5])-MIN([.M5:.Q5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5])^2+([.T5])^2+([.U5]*[.R5])^2); -INT(LOG10(ABS(SQRT(([.S5])^2+([.T5])^2+([.U5]*[.R5])^2)))))" office:value-type="float" office:value="0.09" calcext:value-type="float">
            <text:p>0.09</text:p>
          </table:table-cell>
          <table:table-cell table:style-name="ce223" office:value-type="float" office:value="24" calcext:value-type="float">
            <text:p>24.0</text:p>
          </table:table-cell>
          <table:table-cell table:style-name="ce223" office:value-type="float" office:value="25.6" calcext:value-type="float">
            <text:p>25.6</text:p>
          </table:table-cell>
          <table:table-cell table:style-name="ce223" office:value-type="float" office:value="24.8" calcext:value-type="float">
            <text:p>24.8</text:p>
          </table:table-cell>
          <table:table-cell table:style-name="ce223" office:value-type="float" office:value="24.4" calcext:value-type="float">
            <text:p>24.4</text:p>
          </table:table-cell>
          <table:table-cell table:style-name="ce223" office:value-type="float" office:value="24.8" calcext:value-type="float">
            <text:p>24.8</text:p>
          </table:table-cell>
          <table:table-cell table:style-name="ce223" table:formula="of:=AVERAGE([.W5:.AA5])" office:value-type="float" office:value="24.72" calcext:value-type="float">
            <text:p>24.7</text:p>
          </table:table-cell>
          <table:table-cell table:style-name="ce235" table:formula="of:=(MAX([.W5:.AA5])-MIN([.W5:.AA5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5])^2 + ([.AD5])^2); -INT(LOG10(ABS(SQRT(([.AC5])^2 + ([.AD5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1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2" table:style-name="ce224" office:value-type="float" office:value="190" calcext:value-type="float">
            <text:p>190</text:p>
          </table:table-cell>
          <table:table-cell table:style-name="ce224" office:value-type="float" office:value="192" calcext:value-type="float">
            <text:p>192</text:p>
          </table:table-cell>
          <table:table-cell table:style-name="ce224" office:value-type="float" office:value="190" calcext:value-type="float">
            <text:p>190</text:p>
          </table:table-cell>
          <table:table-cell table:style-name="ce224" office:value-type="float" office:value="186" calcext:value-type="float">
            <text:p>186</text:p>
          </table:table-cell>
          <table:table-cell table:style-name="ce224" table:formula="of:=AVERAGE([.C6:.G6])" office:value-type="float" office:value="189.6" calcext:value-type="float">
            <text:p>190</text:p>
          </table:table-cell>
          <table:table-cell table:style-name="ce235" table:formula="of:=(MAX([.C6:.G6])-MIN([.C6:.G6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6])^2+([.J6])^2+([.K6]*[.H6])^2); -INT(LOG10(ABS(SQRT(([.I6])^2+([.J6])^2+([.K6]*[.H6])^2)))))" office:value-type="float" office:value="10" calcext:value-type="float">
            <text:p>1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72" calcext:value-type="float">
            <text:p>1.72</text:p>
          </table:table-cell>
          <table:table-cell table:number-columns-repeated="3" table:style-name="ce230" office:value-type="float" office:value="1.62" calcext:value-type="float">
            <text:p>1.62</text:p>
          </table:table-cell>
          <table:table-cell table:style-name="ce230" table:formula="of:=AVERAGE([.M6:.Q6])" office:value-type="float" office:value="1.64" calcext:value-type="float">
            <text:p>1.64</text:p>
          </table:table-cell>
          <table:table-cell table:style-name="ce235" table:formula="of:=(MAX([.M6:.Q6])-MIN([.M6:.Q6]))/5" office:value-type="float" office:value="0.02" calcext:value-type="float">
            <text:p>0.0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6])^2+([.T6])^2+([.U6]*[.R6])^2); -INT(LOG10(ABS(SQRT(([.S6])^2+([.T6])^2+([.U6]*[.R6])^2)))))" office:value-type="float" office:value="0.09" calcext:value-type="float">
            <text:p>0.09</text:p>
          </table:table-cell>
          <table:table-cell table:style-name="ce223" office:value-type="float" office:value="20" calcext:value-type="float">
            <text:p>20.0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office:value-type="float" office:value="21.4" calcext:value-type="float">
            <text:p>21.4</text:p>
          </table:table-cell>
          <table:table-cell table:style-name="ce223" office:value-type="float" office:value="21.8" calcext:value-type="float">
            <text:p>21.8</text:p>
          </table:table-cell>
          <table:table-cell table:style-name="ce223" office:value-type="float" office:value="20.6" calcext:value-type="float">
            <text:p>20.6</text:p>
          </table:table-cell>
          <table:table-cell table:style-name="ce223" table:formula="of:=AVERAGE([.W6:.AA6])" office:value-type="float" office:value="20.92" calcext:value-type="float">
            <text:p>20.9</text:p>
          </table:table-cell>
          <table:table-cell table:style-name="ce235" table:formula="of:=(MAX([.W6:.AA6])-MIN([.W6:.AA6]))/5" office:value-type="float" office:value="0.36" calcext:value-type="float">
            <text:p>0.3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6])^2 + ([.AD6])^2); -INT(LOG10(ABS(SQRT(([.AC6])^2 + ([.AD6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4" office:value-type="float" office:value="228" calcext:value-type="float">
            <text:p>228</text:p>
          </table:table-cell>
          <table:table-cell table:number-columns-repeated="2" table:style-name="ce224" office:value-type="float" office:value="230" calcext:value-type="float">
            <text:p>230</text:p>
          </table:table-cell>
          <table:table-cell table:style-name="ce224" office:value-type="float" office:value="228" calcext:value-type="float">
            <text:p>228</text:p>
          </table:table-cell>
          <table:table-cell table:style-name="ce224" office:value-type="float" office:value="222" calcext:value-type="float">
            <text:p>222</text:p>
          </table:table-cell>
          <table:table-cell table:style-name="ce224" table:formula="of:=AVERAGE([.C7:.G7])" office:value-type="float" office:value="227.6" calcext:value-type="float">
            <text:p>228</text:p>
          </table:table-cell>
          <table:table-cell table:style-name="ce235" table:formula="of:=(MAX([.C7:.G7])-MIN([.C7:.G7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7])^2+([.J7])^2+([.K7]*[.H7])^2); -INT(LOG10(ABS(SQRT(([.I7])^2+([.J7])^2+([.K7]*[.H7])^2)))))" office:value-type="float" office:value="10" calcext:value-type="float">
            <text:p>10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number-columns-repeated="2"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7:.Q7])" office:value-type="float" office:value="1.628" calcext:value-type="float">
            <text:p>1.63</text:p>
          </table:table-cell>
          <table:table-cell table:style-name="ce235" table:formula="of:=(MAX([.M7:.Q7])-MIN([.M7:.Q7]))/5" office:value-type="float" office:value="0.00399999999999996" calcext:value-type="float">
            <text:p>0.003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7])^2+([.T7])^2+([.U7]*[.R7])^2); -INT(LOG10(ABS(SQRT(([.S7])^2+([.T7])^2+([.U7]*[.R7])^2)))))" office:value-type="float" office:value="0.08" calcext:value-type="float">
            <text:p>0.08</text:p>
          </table:table-cell>
          <table:table-cell table:style-name="ce223" office:value-type="float" office:value="18" calcext:value-type="float">
            <text:p>18.0</text:p>
          </table:table-cell>
          <table:table-cell table:style-name="ce223" office:value-type="float" office:value="17.8" calcext:value-type="float">
            <text:p>17.8</text:p>
          </table:table-cell>
          <table:table-cell table:style-name="ce223" office:value-type="float" office:value="18" calcext:value-type="float">
            <text:p>18.0</text:p>
          </table:table-cell>
          <table:table-cell table:style-name="ce223" office:value-type="float" office:value="17.2" calcext:value-type="float">
            <text:p>17.2</text:p>
          </table:table-cell>
          <table:table-cell table:style-name="ce223" office:value-type="float" office:value="18.2" calcext:value-type="float">
            <text:p>18.2</text:p>
          </table:table-cell>
          <table:table-cell table:style-name="ce223" table:formula="of:=AVERAGE([.W7:.AA7])" office:value-type="float" office:value="17.84" calcext:value-type="float">
            <text:p>17.8</text:p>
          </table:table-cell>
          <table:table-cell table:style-name="ce235" table:formula="of:=(MAX([.W7:.AA7])-MIN([.W7:.AA7]))/5" office:value-type="float" office:value="0.2" calcext:value-type="float">
            <text:p>0.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7])^2 + ([.AD7])^2); -INT(LOG10(ABS(SQRT(([.AC7])^2 + ([.AD7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1">
          <table:table-cell table:style-name="ce257" office:value-type="float" office:value="10" calcext:value-type="float">
            <text:p>10.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4" office:value-type="float" office:value="260" calcext:value-type="float">
            <text:p>260</text:p>
          </table:table-cell>
          <table:table-cell table:style-name="ce224" office:value-type="float" office:value="266" calcext:value-type="float">
            <text:p>266</text:p>
          </table:table-cell>
          <table:table-cell table:number-columns-repeated="2" table:style-name="ce224" office:value-type="float" office:value="262" calcext:value-type="float">
            <text:p>262</text:p>
          </table:table-cell>
          <table:table-cell table:style-name="ce224" office:value-type="float" office:value="260" calcext:value-type="float">
            <text:p>260</text:p>
          </table:table-cell>
          <table:table-cell table:style-name="ce224" table:formula="of:=AVERAGE([.C8:.G8])" office:value-type="float" office:value="262" calcext:value-type="float">
            <text:p>262</text:p>
          </table:table-cell>
          <table:table-cell table:style-name="ce235" table:formula="of:=(MAX([.C8:.G8])-MIN([.C8:.G8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8])^2+([.J8])^2+([.K8]*[.H8])^2); -INT(LOG10(ABS(SQRT(([.I8])^2+([.J8])^2+([.K8]*[.H8])^2)))))" office:value-type="float" office:value="10" calcext:value-type="float">
            <text:p>10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62" calcext:value-type="float">
            <text:p>1.62</text:p>
          </table:table-cell>
          <table:table-cell table:style-name="ce230" office:value-type="float" office:value="1.64" calcext:value-type="float">
            <text:p>1.64</text:p>
          </table:table-cell>
          <table:table-cell table:style-name="ce230" table:formula="of:=AVERAGE([.M8:.Q8])" office:value-type="float" office:value="1.636" calcext:value-type="float">
            <text:p>1.64</text:p>
          </table:table-cell>
          <table:table-cell table:style-name="ce235" table:formula="of:=(MAX([.M8:.Q8])-MIN([.M8:.Q8]))/5" office:value-type="float" office:value="0.00799999999999996" calcext:value-type="float">
            <text:p>0.0079999999999999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8])^2+([.T8])^2+([.U8]*[.R8])^2); -INT(LOG10(ABS(SQRT(([.S8])^2+([.T8])^2+([.U8]*[.R8])^2)))))" office:value-type="float" office:value="0.08" calcext:value-type="float">
            <text:p>0.08</text:p>
          </table:table-cell>
          <table:table-cell table:style-name="ce223" office:value-type="float" office:value="15.4" calcext:value-type="float">
            <text:p>15.4</text:p>
          </table:table-cell>
          <table:table-cell table:style-name="ce223" office:value-type="float" office:value="15.2" calcext:value-type="float">
            <text:p>15.2</text:p>
          </table:table-cell>
          <table:table-cell table:style-name="ce223" office:value-type="float" office:value="14.8" calcext:value-type="float">
            <text:p>14.8</text:p>
          </table:table-cell>
          <table:table-cell table:number-columns-repeated="2" table:style-name="ce223" office:value-type="float" office:value="15.1" calcext:value-type="float">
            <text:p>15.1</text:p>
          </table:table-cell>
          <table:table-cell table:style-name="ce223" table:formula="of:=AVERAGE([.W8:.AA8])" office:value-type="float" office:value="15.12" calcext:value-type="float">
            <text:p>15.1</text:p>
          </table:table-cell>
          <table:table-cell table:style-name="ce235" table:formula="of:=(MAX([.W8:.AA8])-MIN([.W8:.AA8]))/5" office:value-type="float" office:value="0.12" calcext:value-type="float">
            <text:p>0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([.AC8])^2 + ([.AD8])^2); -INT(LOG10(ABS(SQRT(([.AC8])^2 + ([.AD8])^2)))))" office:value-type="float" office:value="0.2" calcext:value-type="float">
            <text:p>0.2</text:p>
          </table:table-cell>
          <table:table-cell table:number-columns-repeated="16353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1">
          <table:table-cell table:style-name="ce256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26" office:value-type="float" office:value="0.448" calcext:value-type="float">
            <text:p>0.448</text:p>
          </table:table-cell>
          <table:table-cell table:style-name="ce226" office:value-type="float" office:value="0.46" calcext:value-type="float">
            <text:p>0.460</text:p>
          </table:table-cell>
          <table:table-cell table:number-columns-repeated="2" table:style-name="ce226" office:value-type="float" office:value="0.452" calcext:value-type="float">
            <text:p>0.452</text:p>
          </table:table-cell>
          <table:table-cell table:style-name="ce235" table:formula="of:=AVERAGE([.C10:.G10])" office:value-type="float" office:value="0.452" calcext:value-type="float">
            <text:p>0.452</text:p>
          </table:table-cell>
          <table:table-cell table:style-name="ce235" table:formula="of:=(MAX([.C10:.G10])-MIN([.C10:.G10]))/5" office:value-type="float" office:value="0.0024" calcext:value-type="float">
            <text:p>0.0024</text:p>
          </table:table-cell>
          <table:table-cell table:style-name="ce235" table:formula="of:=0.002" office:value-type="float" office:value="0.002" calcext:value-type="float">
            <text:p>0.0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0])^2+([.J10])^2+([.K10]*[.H10])^2); -INT(LOG10(ABS(SQRT(([.I10])^2+([.J10])^2+([.K10]*[.H10])^2)))))" office:value-type="float" office:value="0.02" calcext:value-type="float">
            <text:p>0.02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68" calcext:value-type="float">
            <text:p>1.68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office:value-type="float" office:value="1.68" calcext:value-type="float">
            <text:p>1.68</text:p>
          </table:table-cell>
          <table:table-cell table:style-name="ce230" office:value-type="float" office:value="1.66" calcext:value-type="float">
            <text:p>1.66</text:p>
          </table:table-cell>
          <table:table-cell table:style-name="ce230" table:formula="of:=AVERAGE([.M10:.Q10])" office:value-type="float" office:value="1.668" calcext:value-type="float">
            <text:p>1.67</text:p>
          </table:table-cell>
          <table:table-cell table:style-name="ce235" table:formula="of:=(MAX([.M10:.Q10])-MIN([.M10:.Q10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0])^2+([.T10])^2+([.U10]*[.R10])^2); -INT(LOG10(ABS(SQRT(([.S10])^2+([.T10])^2+([.U10]*[.R10])^2)))))" office:value-type="float" office:value="0.09" calcext:value-type="float">
            <text:p>0.09</text:p>
          </table:table-cell>
          <table:table-cell table:style-name="ce230" office:value-type="float" office:value="8.52" calcext:value-type="float">
            <text:p>8.52</text:p>
          </table:table-cell>
          <table:table-cell table:style-name="ce230" office:value-type="float" office:value="8.48" calcext:value-type="float">
            <text:p>8.48</text:p>
          </table:table-cell>
          <table:table-cell table:number-columns-repeated="2" table:style-name="ce230" office:value-type="float" office:value="8.2" calcext:value-type="float">
            <text:p>8.20</text:p>
          </table:table-cell>
          <table:table-cell table:style-name="ce230" office:value-type="float" office:value="8.28" calcext:value-type="float">
            <text:p>8.28</text:p>
          </table:table-cell>
          <table:table-cell table:style-name="ce230" table:formula="of:=AVERAGE([.W10:.AA10])" office:value-type="float" office:value="8.336" calcext:value-type="float">
            <text:p>8.34</text:p>
          </table:table-cell>
          <table:table-cell table:style-name="ce235" table:formula="of:=(MAX([.W10:.AA10])-MIN([.W10:.AA10]))/5" office:value-type="float" office:value="0.0640000000000001" calcext:value-type="float">
            <text:p>0.064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0])^2 + ([.AD10])^2); -INT(LOG10(ABS(SQRT(([.AC10])^2 + ([.AD10])^2)))))" office:value-type="float" office:value="0.07" calcext:value-type="float">
            <text:p>0.07</text:p>
          </table:table-cell>
          <table:table-cell table:number-columns-repeated="16353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6" office:value-type="float" office:value="0.824" calcext:value-type="float">
            <text:p>0.824</text:p>
          </table:table-cell>
          <table:table-cell table:style-name="ce226" office:value-type="float" office:value="0.832" calcext:value-type="float">
            <text:p>0.832</text:p>
          </table:table-cell>
          <table:table-cell table:number-columns-repeated="2" table:style-name="ce226" office:value-type="float" office:value="0.824" calcext:value-type="float">
            <text:p>0.824</text:p>
          </table:table-cell>
          <table:table-cell table:style-name="ce226" office:value-type="float" office:value="0.816" calcext:value-type="float">
            <text:p>0.816</text:p>
          </table:table-cell>
          <table:table-cell table:style-name="ce235" table:formula="of:=AVERAGE([.C11:.G11])" office:value-type="float" office:value="0.824" calcext:value-type="float">
            <text:p>0.824</text:p>
          </table:table-cell>
          <table:table-cell table:style-name="ce235" table:formula="of:=(MAX([.C11:.G11])-MIN([.C11:.G11]))/5" office:value-type="float" office:value="0.0032" calcext:value-type="float">
            <text:p>0.0032</text:p>
          </table:table-cell>
          <table:table-cell table:style-name="ce235" table:formula="of:=0.002" office:value-type="float" office:value="0.002" calcext:value-type="float">
            <text:p>0.0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1])^2+([.J11])^2+([.K11]*[.H11])^2); -INT(LOG10(ABS(SQRT(([.I11])^2+([.J11])^2+([.K11]*[.H11])^2)))))" office:value-type="float" office:value="0.04" calcext:value-type="float">
            <text:p>0.04</text:p>
          </table:table-cell>
          <table:table-cell table:number-columns-repeated="2" table:style-name="ce230" office:value-type="float" office:value="1.78" calcext:value-type="float">
            <text:p>1.78</text:p>
          </table:table-cell>
          <table:table-cell table:number-columns-repeated="2" table:style-name="ce230" office:value-type="float" office:value="1.76" calcext:value-type="float">
            <text:p>1.76</text:p>
          </table:table-cell>
          <table:table-cell table:style-name="ce230" office:value-type="float" office:value="1.8" calcext:value-type="float">
            <text:p>1.80</text:p>
          </table:table-cell>
          <table:table-cell table:style-name="ce230" table:formula="of:=AVERAGE([.M11:.Q11])" office:value-type="float" office:value="1.776" calcext:value-type="float">
            <text:p>1.78</text:p>
          </table:table-cell>
          <table:table-cell table:style-name="ce235" table:formula="of:=(MAX([.M11:.Q11])-MIN([.M11:.Q1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1])^2+([.T11])^2+([.U11]*[.R11])^2); -INT(LOG10(ABS(SQRT(([.S11])^2+([.T11])^2+([.U11]*[.R11])^2)))))" office:value-type="float" office:value="0.09" calcext:value-type="float">
            <text:p>0.09</text:p>
          </table:table-cell>
          <table:table-cell table:style-name="ce230" office:value-type="float" office:value="3.7" calcext:value-type="float">
            <text:p>3.70</text:p>
          </table:table-cell>
          <table:table-cell table:style-name="ce230" office:value-type="float" office:value="3.72" calcext:value-type="float">
            <text:p>3.72</text:p>
          </table:table-cell>
          <table:table-cell table:style-name="ce230" office:value-type="float" office:value="3.64" calcext:value-type="float">
            <text:p>3.64</text:p>
          </table:table-cell>
          <table:table-cell table:style-name="ce230" office:value-type="float" office:value="3.72" calcext:value-type="float">
            <text:p>3.72</text:p>
          </table:table-cell>
          <table:table-cell table:style-name="ce230" office:value-type="float" office:value="3.76" calcext:value-type="float">
            <text:p>3.76</text:p>
          </table:table-cell>
          <table:table-cell table:style-name="ce230" table:formula="of:=AVERAGE([.W11:.AA11])" office:value-type="float" office:value="3.708" calcext:value-type="float">
            <text:p>3.71</text:p>
          </table:table-cell>
          <table:table-cell table:style-name="ce235" table:formula="of:=(MAX([.W11:.AA11])-MIN([.W11:.AA11]))/5" office:value-type="float" office:value="0.0239999999999999" calcext:value-type="float">
            <text:p>0.023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1])^2 + ([.AD11])^2); -INT(LOG10(ABS(SQRT(([.AC11])^2 + ([.AD11])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1.17" calcext:value-type="float">
            <text:p>1.17</text:p>
          </table:table-cell>
          <table:table-cell table:style-name="ce230" office:value-type="float" office:value="1.15" calcext:value-type="float">
            <text:p>1.15</text:p>
          </table:table-cell>
          <table:table-cell table:style-name="ce230" office:value-type="float" office:value="1.17" calcext:value-type="float">
            <text:p>1.17</text:p>
          </table:table-cell>
          <table:table-cell table:style-name="ce230" office:value-type="float" office:value="1.16" calcext:value-type="float">
            <text:p>1.16</text:p>
          </table:table-cell>
          <table:table-cell table:style-name="ce230" office:value-type="float" office:value="1.15" calcext:value-type="float">
            <text:p>1.15</text:p>
          </table:table-cell>
          <table:table-cell table:style-name="ce230" table:formula="of:=AVERAGE([.C12:.G12])" office:value-type="float" office:value="1.16" calcext:value-type="float">
            <text:p>1.16</text:p>
          </table:table-cell>
          <table:table-cell table:style-name="ce235" table:formula="of:=(MAX([.C12:.G12])-MIN([.C12:.G12]))/5" office:value-type="float" office:value="0.004" calcext:value-type="float">
            <text:p>0.004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2])^2+([.J12])^2+([.K12]*[.H12])^2); -INT(LOG10(ABS(SQRT(([.I12])^2+([.J12])^2+([.K12]*[.H12])^2)))))" office:value-type="float" office:value="0.1" calcext:value-type="float">
            <text:p>0.1</text:p>
          </table:table-cell>
          <table:table-cell table:style-name="ce230" office:value-type="float" office:value="1.9" calcext:value-type="float">
            <text:p>1.90</text:p>
          </table:table-cell>
          <table:table-cell table:style-name="ce230" office:value-type="float" office:value="1.92" calcext:value-type="float">
            <text:p>1.92</text:p>
          </table:table-cell>
          <table:table-cell table:number-columns-repeated="2" table:style-name="ce230" office:value-type="float" office:value="1.88" calcext:value-type="float">
            <text:p>1.88</text:p>
          </table:table-cell>
          <table:table-cell table:style-name="ce230" office:value-type="float" office:value="1.9" calcext:value-type="float">
            <text:p>1.90</text:p>
          </table:table-cell>
          <table:table-cell table:style-name="ce230" table:formula="of:=AVERAGE([.M12:.Q12])" office:value-type="float" office:value="1.896" calcext:value-type="float">
            <text:p>1.90</text:p>
          </table:table-cell>
          <table:table-cell table:style-name="ce235" table:formula="of:=(MAX([.M12:.Q12])-MIN([.M12:.Q12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2])^2+([.T12])^2+([.U12]*[.R12])^2); -INT(LOG10(ABS(SQRT(([.S12])^2+([.T12])^2+([.U12]*[.R12])^2)))))" office:value-type="float" office:value="0.1" calcext:value-type="float">
            <text:p>0.1</text:p>
          </table:table-cell>
          <table:table-cell table:number-columns-repeated="2" table:style-name="ce230" office:value-type="float" office:value="2.24" calcext:value-type="float">
            <text:p>2.24</text:p>
          </table:table-cell>
          <table:table-cell table:style-name="ce230" office:value-type="float" office:value="2.22" calcext:value-type="float">
            <text:p>2.22</text:p>
          </table:table-cell>
          <table:table-cell table:style-name="ce230" office:value-type="float" office:value="2.28" calcext:value-type="float">
            <text:p>2.28</text:p>
          </table:table-cell>
          <table:table-cell table:style-name="ce230" office:value-type="float" office:value="2.2" calcext:value-type="float">
            <text:p>2.20</text:p>
          </table:table-cell>
          <table:table-cell table:style-name="ce230" table:formula="of:=AVERAGE([.W12:.AA12])" office:value-type="float" office:value="2.236" calcext:value-type="float">
            <text:p>2.24</text:p>
          </table:table-cell>
          <table:table-cell table:style-name="ce235" table:formula="of:=(MAX([.W12:.AA12])-MIN([.W12:.AA12]))/5" office:value-type="float" office:value="0.0159999999999999" calcext:value-type="float">
            <text:p>0.015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2])^2 + ([.AD12])^2); -INT(LOG10(ABS(SQRT(([.AC12])^2 + ([.AD12])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office:value-type="float" office:value="1.45" calcext:value-type="float">
            <text:p>1.45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office:value-type="float" office:value="1.45" calcext:value-type="float">
            <text:p>1.45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table:formula="of:=AVERAGE([.C13:.G13])" office:value-type="float" office:value="1.456" calcext:value-type="float">
            <text:p>1.46</text:p>
          </table:table-cell>
          <table:table-cell table:style-name="ce235" table:formula="of:=(MAX([.C13:.G13])-MIN([.C13:.G13]))/5" office:value-type="float" office:value="0.002" calcext:value-type="float">
            <text:p>0.002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3])^2+([.J13])^2+([.K13]*[.H13])^2); -INT(LOG10(ABS(SQRT(([.I13])^2+([.J13])^2+([.K13]*[.H13])^2)))))" office:value-type="float" office:value="0.1" calcext:value-type="float">
            <text:p>0.1</text:p>
          </table:table-cell>
          <table:table-cell table:style-name="ce230" office:value-type="float" office:value="2.02" calcext:value-type="float">
            <text:p>2.02</text:p>
          </table:table-cell>
          <table:table-cell table:style-name="ce230" office:value-type="float" office:value="2.04" calcext:value-type="float">
            <text:p>2.04</text:p>
          </table:table-cell>
          <table:table-cell table:number-columns-repeated="2" table:style-name="ce230" office:value-type="float" office:value="2.02" calcext:value-type="float">
            <text:p>2.02</text:p>
          </table:table-cell>
          <table:table-cell table:style-name="ce230" office:value-type="float" office:value="2.04" calcext:value-type="float">
            <text:p>2.04</text:p>
          </table:table-cell>
          <table:table-cell table:style-name="ce230" table:formula="of:=AVERAGE([.M13:.Q13])" office:value-type="float" office:value="2.028" calcext:value-type="float">
            <text:p>2.03</text:p>
          </table:table-cell>
          <table:table-cell table:style-name="ce235" table:formula="of:=(MAX([.M13:.Q13])-MIN([.M13:.Q13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3])^2+([.T13])^2+([.U13]*[.R13])^2); -INT(LOG10(ABS(SQRT(([.S13])^2+([.T13])^2+([.U13]*[.R13])^2)))))" office:value-type="float" office:value="0.1" calcext:value-type="float">
            <text:p>0.1</text:p>
          </table:table-cell>
          <table:table-cell table:style-name="ce230" office:value-type="float" office:value="1.34" calcext:value-type="float">
            <text:p>1.34</text:p>
          </table:table-cell>
          <table:table-cell table:number-columns-repeated="2" table:style-name="ce230" office:value-type="float" office:value="1.4" calcext:value-type="float">
            <text:p>1.40</text:p>
          </table:table-cell>
          <table:table-cell table:style-name="ce230" office:value-type="float" office:value="1.39" calcext:value-type="float">
            <text:p>1.39</text:p>
          </table:table-cell>
          <table:table-cell table:style-name="ce230" office:value-type="float" office:value="1.36" calcext:value-type="float">
            <text:p>1.36</text:p>
          </table:table-cell>
          <table:table-cell table:style-name="ce230" table:formula="of:=AVERAGE([.W13:.AA13])" office:value-type="float" office:value="1.378" calcext:value-type="float">
            <text:p>1.38</text:p>
          </table:table-cell>
          <table:table-cell table:style-name="ce235" table:formula="of:=(MAX([.W13:.AA13])-MIN([.W13:.AA13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3])^2 + ([.AD13])^2); -INT(LOG10(ABS(SQRT(([.AC13])^2 + ([.AD13])^2)))))" office:value-type="float" office:value="0.02" calcext:value-type="float">
            <text:p>0.02</text:p>
          </table:table-cell>
          <table:table-cell table:number-columns-repeated="16353"/>
        </table:table-row>
        <table:table-row table:style-name="ro2">
          <table:table-cell table:style-name="ce24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1.72" calcext:value-type="float">
            <text:p>1.72</text:p>
          </table:table-cell>
          <table:table-cell table:style-name="ce230" office:value-type="float" office:value="1.74" calcext:value-type="float">
            <text:p>1.74</text:p>
          </table:table-cell>
          <table:table-cell table:number-columns-repeated="2" table:style-name="ce230" office:value-type="float" office:value="1.72" calcext:value-type="float">
            <text:p>1.72</text:p>
          </table:table-cell>
          <table:table-cell table:style-name="ce230" office:value-type="float" office:value="1.74" calcext:value-type="float">
            <text:p>1.74</text:p>
          </table:table-cell>
          <table:table-cell table:style-name="ce230" table:formula="of:=AVERAGE([.C14:.G14])" office:value-type="float" office:value="1.728" calcext:value-type="float">
            <text:p>1.73</text:p>
          </table:table-cell>
          <table:table-cell table:style-name="ce235" table:formula="of:=(MAX([.C14:.G14])-MIN([.C14:.G14]))/5" office:value-type="float" office:value="0.004" calcext:value-type="float">
            <text:p>0.00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4])^2+([.J14])^2+([.K14]*[.H14])^2); -INT(LOG10(ABS(SQRT(([.I14])^2+([.J14])^2+([.K14]*[.H14])^2)))))" office:value-type="float" office:value="0.2" calcext:value-type="float">
            <text:p>0.2</text:p>
          </table:table-cell>
          <table:table-cell table:style-name="ce230" office:value-type="float" office:value="2.18" calcext:value-type="float">
            <text:p>2.18</text:p>
          </table:table-cell>
          <table:table-cell table:style-name="ce230" office:value-type="float" office:value="2.16" calcext:value-type="float">
            <text:p>2.16</text:p>
          </table:table-cell>
          <table:table-cell table:number-columns-repeated="3" table:style-name="ce230" office:value-type="float" office:value="2.18" calcext:value-type="float">
            <text:p>2.18</text:p>
          </table:table-cell>
          <table:table-cell table:style-name="ce230" table:formula="of:=AVERAGE([.M14:.Q14])" office:value-type="float" office:value="2.176" calcext:value-type="float">
            <text:p>2.18</text:p>
          </table:table-cell>
          <table:table-cell table:style-name="ce235" table:formula="of:=(MAX([.M14:.Q14])-MIN([.M14:.Q1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4])^2+([.T14])^2+([.U14]*[.R14])^2); -INT(LOG10(ABS(SQRT(([.S14])^2+([.T14])^2+([.U14]*[.R14])^2)))))" office:value-type="float" office:value="0.1" calcext:value-type="float">
            <text:p>0.1</text:p>
          </table:table-cell>
          <table:table-cell table:style-name="ce226" office:value-type="float" office:value="0.92" calcext:value-type="float">
            <text:p>0.920</text:p>
          </table:table-cell>
          <table:table-cell table:style-name="ce226" office:value-type="float" office:value="0.96" calcext:value-type="float">
            <text:p>0.960</text:p>
          </table:table-cell>
          <table:table-cell table:style-name="ce226" office:value-type="float" office:value="0.91" calcext:value-type="float">
            <text:p>0.910</text:p>
          </table:table-cell>
          <table:table-cell table:style-name="ce226" office:value-type="float" office:value="0.95" calcext:value-type="float">
            <text:p>0.950</text:p>
          </table:table-cell>
          <table:table-cell table:style-name="ce226" office:value-type="float" office:value="0.96" calcext:value-type="float">
            <text:p>0.960</text:p>
          </table:table-cell>
          <table:table-cell table:style-name="ce226" table:formula="of:=AVERAGE([.W14:.AA14])" office:value-type="float" office:value="0.94" calcext:value-type="float">
            <text:p>0.940</text:p>
          </table:table-cell>
          <table:table-cell table:style-name="ce235" table:formula="of:=(MAX([.W14:.AA14])-MIN([.W14:.AA14]))/5" office:value-type="float" office:value="0.00999999999999999" calcext:value-type="float">
            <text:p>0.0099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([.AC14])^2 + ([.AD14])^2); -INT(LOG10(ABS(SQRT(([.AC14])^2 + ([.AD14])^2)))))" office:value-type="float" office:value="0.02" calcext:value-type="float">
            <text:p>0.02</text:p>
          </table:table-cell>
          <table:table-cell table:number-columns-repeated="16353"/>
        </table:table-row>
        <table:table-row table:style-name="ro2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39" office:value-type="string" calcext:value-type="string" table:number-columns-spanned="10" table:number-rows-spanned="1">
            <text:p>V <text:s/></text:p>
          </table:table-cell>
          <table:covered-table-cell table:number-columns-repeated="9"/>
          <table:table-cell table:style-name="ce222" office:value-type="string" calcext:value-type="string" table:number-columns-spanned="10" table:number-rows-spanned="1">
            <text:p>V <text:s/></text:p>
          </table:table-cell>
          <table:covered-table-cell table:number-columns-repeated="9"/>
          <table:table-cell table:style-name="ce239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office:value-type="float" office:value="2.58" calcext:value-type="float">
            <text:p>2.58</text:p>
          </table:table-cell>
          <table:table-cell table:style-name="ce235" office:value-type="float" office:value="2.56" calcext:value-type="float">
            <text:p>2.56</text:p>
          </table:table-cell>
          <table:table-cell table:style-name="ce235" office:value-type="float" office:value="2.58" calcext:value-type="float">
            <text:p>2.58</text:p>
          </table:table-cell>
          <table:table-cell table:style-name="ce235" office:value-type="float" office:value="2.56" calcext:value-type="float">
            <text:p>2.56</text:p>
          </table:table-cell>
          <table:table-cell table:style-name="ce235" office:value-type="float" office:value="2.58" calcext:value-type="float">
            <text:p>2.58</text:p>
          </table:table-cell>
          <table:table-cell table:style-name="ce230" table:formula="of:=AVERAGE([.C16:.G16])" office:value-type="float" office:value="2.572" calcext:value-type="float">
            <text:p>2.57</text:p>
          </table:table-cell>
          <table:table-cell table:style-name="ce235" table:formula="of:=(MAX([.C16:.G16])-MIN([.C16:.G16]))/5" office:value-type="float" office:value="0.004" calcext:value-type="float">
            <text:p>0.00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6])^2+([.J16])^2+([.K16]*[.H16])^2); -INT(LOG10(ABS(SQRT(([.I16])^2+([.J16])^2+([.K16]*[.H16])^2)))))" office:value-type="float" office:value="0.2" calcext:value-type="float">
            <text:p>0.2</text:p>
          </table:table-cell>
          <table:table-cell table:style-name="ce230" office:value-type="float" office:value="2.72" calcext:value-type="float">
            <text:p>2.72</text:p>
          </table:table-cell>
          <table:table-cell table:style-name="ce230" office:value-type="float" office:value="2.74" calcext:value-type="float">
            <text:p>2.74</text:p>
          </table:table-cell>
          <table:table-cell table:style-name="ce230" office:value-type="float" office:value="2.72" calcext:value-type="float">
            <text:p>2.72</text:p>
          </table:table-cell>
          <table:table-cell table:number-columns-repeated="2" table:style-name="ce230" office:value-type="float" office:value="2.74" calcext:value-type="float">
            <text:p>2.74</text:p>
          </table:table-cell>
          <table:table-cell table:style-name="ce230" table:formula="of:=AVERAGE([.M16:.Q16])" office:value-type="float" office:value="2.732" calcext:value-type="float">
            <text:p>2.73</text:p>
          </table:table-cell>
          <table:table-cell table:style-name="ce235" table:formula="of:=(MAX([.M16:.Q16])-MIN([.M16:.Q16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6])^2+([.T16])^2+([.U16]*[.R16])^2); -INT(LOG10(ABS(SQRT(([.S16])^2+([.T16])^2+([.U16]*[.R16])^2)))))" office:value-type="float" office:value="0.1" calcext:value-type="float">
            <text:p>0.1</text:p>
          </table:table-cell>
          <table:table-cell table:style-name="ce224" office:value-type="float" office:value="216" calcext:value-type="float">
            <text:p>216</text:p>
          </table:table-cell>
          <table:table-cell table:style-name="ce224" office:value-type="float" office:value="244" calcext:value-type="float">
            <text:p>244</text:p>
          </table:table-cell>
          <table:table-cell table:style-name="ce224" office:value-type="float" office:value="260" calcext:value-type="float">
            <text:p>260</text:p>
          </table:table-cell>
          <table:table-cell table:style-name="ce224" office:value-type="float" office:value="232" calcext:value-type="float">
            <text:p>232</text:p>
          </table:table-cell>
          <table:table-cell table:style-name="ce224" office:value-type="float" office:value="220" calcext:value-type="float">
            <text:p>220</text:p>
          </table:table-cell>
          <table:table-cell table:style-name="ce224" table:formula="of:=AVERAGE([.W16:.AA16])" office:value-type="float" office:value="234.4" calcext:value-type="float">
            <text:p>234</text:p>
          </table:table-cell>
          <table:table-cell table:style-name="ce235" table:formula="of:=(MAX([.W16:.AA16])-MIN([.W16:.AA16]))/5" office:value-type="float" office:value="8.8" calcext:value-type="float">
            <text:p>8.8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([.AC16])^2 + ([.AD16])^2); -INT(LOG10(ABS(SQRT(([.AC16])^2 + ([.AD16])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2">
          <table:table-cell table:style-name="ce223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office:value-type="float" office:value="3.12" calcext:value-type="float">
            <text:p>3.12</text:p>
          </table:table-cell>
          <table:table-cell table:style-name="ce230" office:value-type="float" office:value="3.1" calcext:value-type="float">
            <text:p>3.10</text:p>
          </table:table-cell>
          <table:table-cell table:style-name="ce235" office:value-type="float" office:value="3.12" calcext:value-type="float">
            <text:p>3.12</text:p>
          </table:table-cell>
          <table:table-cell table:style-name="ce235" office:value-type="float" office:value="3.14" calcext:value-type="float">
            <text:p>3.14</text:p>
          </table:table-cell>
          <table:table-cell table:style-name="ce235" office:value-type="float" office:value="3.16" calcext:value-type="float">
            <text:p>3.16</text:p>
          </table:table-cell>
          <table:table-cell table:style-name="ce230" table:formula="of:=AVERAGE([.C17:.G17])" office:value-type="float" office:value="3.128" calcext:value-type="float">
            <text:p>3.13</text:p>
          </table:table-cell>
          <table:table-cell table:style-name="ce235" table:formula="of:=(MAX([.C17:.G17])-MIN([.C17:.G17]))/5" office:value-type="float" office:value="0.012" calcext:value-type="float">
            <text:p>0.0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7])^2+([.J17])^2+([.K17]*[.H17])^2); -INT(LOG10(ABS(SQRT(([.I17])^2+([.J17])^2+([.K17]*[.H17])^2)))))" office:value-type="float" office:value="0.3" calcext:value-type="float">
            <text:p>0.3</text:p>
          </table:table-cell>
          <table:table-cell table:number-columns-repeated="2" table:style-name="ce230" office:value-type="float" office:value="3.14" calcext:value-type="float">
            <text:p>3.14</text:p>
          </table:table-cell>
          <table:table-cell table:number-columns-repeated="3" table:style-name="ce230" office:value-type="float" office:value="3.12" calcext:value-type="float">
            <text:p>3.12</text:p>
          </table:table-cell>
          <table:table-cell table:style-name="ce230" table:formula="of:=AVERAGE([.M17:.Q17])" office:value-type="float" office:value="3.128" calcext:value-type="float">
            <text:p>3.13</text:p>
          </table:table-cell>
          <table:table-cell table:style-name="ce235" table:formula="of:=(MAX([.M17:.Q17])-MIN([.M17:.Q17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7])^2+([.T17])^2+([.U17]*[.R17])^2); -INT(LOG10(ABS(SQRT(([.S17])^2+([.T17])^2+([.U17]*[.R17])^2)))))" office:value-type="float" office:value="0.2" calcext:value-type="float">
            <text:p>0.2</text:p>
          </table:table-cell>
          <table:table-cell table:style-name="ce224" office:value-type="float" office:value="24" calcext:value-type="float">
            <text:p>24</text:p>
          </table:table-cell>
          <table:table-cell table:style-name="ce224" office:value-type="float" office:value="26" calcext:value-type="float">
            <text:p>26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float" office:value="22" calcext:value-type="float">
            <text:p>22</text:p>
          </table:table-cell>
          <table:table-cell table:style-name="ce224" office:value-type="float" office:value="30" calcext:value-type="float">
            <text:p>30</text:p>
          </table:table-cell>
          <table:table-cell table:style-name="ce224" table:formula="of:=AVERAGE([.W17:.AA17])" office:value-type="float" office:value="26" calcext:value-type="float">
            <text:p>26</text:p>
          </table:table-cell>
          <table:table-cell table:style-name="ce235" table:formula="of:=(MAX([.W17:.AA17])-MIN([.W17:.AA17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17])^2 + ([.AD17])^2); -INT(LOG10(ABS(SQRT(([.AC17])^2 + ([.AD17])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2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32" calcext:value-type="float">
            <text:p>3.32</text:p>
          </table:table-cell>
          <table:table-cell table:style-name="ce230" office:value-type="float" office:value="3.24" calcext:value-type="float">
            <text:p>3.24</text:p>
          </table:table-cell>
          <table:table-cell table:style-name="ce230" office:value-type="float" office:value="3.3" calcext:value-type="float">
            <text:p>3.30</text:p>
          </table:table-cell>
          <table:table-cell table:style-name="ce230" office:value-type="float" office:value="3.26" calcext:value-type="float">
            <text:p>3.26</text:p>
          </table:table-cell>
          <table:table-cell table:style-name="ce230" office:value-type="float" office:value="3.28" calcext:value-type="float">
            <text:p>3.28</text:p>
          </table:table-cell>
          <table:table-cell table:style-name="ce230" table:formula="of:=AVERAGE([.C18:.G18])" office:value-type="float" office:value="3.28" calcext:value-type="float">
            <text:p>3.28</text:p>
          </table:table-cell>
          <table:table-cell table:style-name="ce235" table:formula="of:=(MAX([.C18:.G18])-MIN([.C18:.G18]))/5" office:value-type="float" office:value="0.0159999999999999" calcext:value-type="float">
            <text:p>0.0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8])^2+([.J18])^2+([.K18]*[.H18])^2); -INT(LOG10(ABS(SQRT(([.I18])^2+([.J18])^2+([.K18]*[.H18])^2)))))" office:value-type="float" office:value="0.3" calcext:value-type="float">
            <text:p>0.3</text:p>
          </table:table-cell>
          <table:table-cell table:style-name="ce230" office:value-type="float" office:value="3.3" calcext:value-type="float">
            <text:p>3.30</text:p>
          </table:table-cell>
          <table:table-cell table:style-name="ce230" office:value-type="float" office:value="3.28" calcext:value-type="float">
            <text:p>3.28</text:p>
          </table:table-cell>
          <table:table-cell table:style-name="ce230" office:value-type="float" office:value="3.32" calcext:value-type="float">
            <text:p>3.32</text:p>
          </table:table-cell>
          <table:table-cell table:number-columns-repeated="2" table:style-name="ce230" office:value-type="float" office:value="3.28" calcext:value-type="float">
            <text:p>3.28</text:p>
          </table:table-cell>
          <table:table-cell table:style-name="ce230" table:formula="of:=AVERAGE([.M18:.Q18])" office:value-type="float" office:value="3.292" calcext:value-type="float">
            <text:p>3.29</text:p>
          </table:table-cell>
          <table:table-cell table:style-name="ce235" table:formula="of:=(MAX([.M18:.Q18])-MIN([.M18:.Q1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8])^2+([.T18])^2+([.U18]*[.R18])^2); -INT(LOG10(ABS(SQRT(([.S18])^2+([.T18])^2+([.U18]*[.R18])^2)))))" office:value-type="float" office:value="0.2" calcext:value-type="float">
            <text:p>0.2</text:p>
          </table:table-cell>
          <table:table-cell table:style-name="ce224" office:value-type="float" office:value="-14" calcext:value-type="float">
            <text:p>-14</text:p>
          </table:table-cell>
          <table:table-cell table:style-name="ce224" office:value-type="float" office:value="-18" calcext:value-type="float">
            <text:p>-18</text:p>
          </table:table-cell>
          <table:table-cell table:number-columns-repeated="2" table:style-name="ce224" office:value-type="float" office:value="-12" calcext:value-type="float">
            <text:p>-12</text:p>
          </table:table-cell>
          <table:table-cell table:style-name="ce224" office:value-type="float" office:value="-14" calcext:value-type="float">
            <text:p>-14</text:p>
          </table:table-cell>
          <table:table-cell table:style-name="ce224" table:formula="of:=AVERAGE([.W18:.AA18])" office:value-type="float" office:value="-14" calcext:value-type="float">
            <text:p>-14</text:p>
          </table:table-cell>
          <table:table-cell table:style-name="ce235" table:formula="of:=(MAX([.W18:.AA18])-MIN([.W18:.AA18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([.AC18])^2 + ([.AD18])^2); -INT(LOG10(ABS(SQRT(([.AC18])^2 + ([.AD18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32" calcext:value-type="float">
            <text:p>3.32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table:formula="of:=AVERAGE([.C19:.G19])" office:value-type="float" office:value="3.36" calcext:value-type="float">
            <text:p>3.36</text:p>
          </table:table-cell>
          <table:table-cell table:style-name="ce235" table:formula="of:=(MAX([.C19:.G19])-MIN([.C19:.G19]))/5" office:value-type="float" office:value="0.016" calcext:value-type="float">
            <text:p>0.01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19])^2+([.J19])^2+([.K19]*[.H19])^2); -INT(LOG10(ABS(SQRT(([.I19])^2+([.J19])^2+([.K19]*[.H19])^2)))))" office:value-type="float" office:value="0.3" calcext:value-type="float">
            <text:p>0.3</text:p>
          </table:table-cell>
          <table:table-cell table:number-columns-repeated="3" table:style-name="ce230" office:value-type="float" office:value="3.32" calcext:value-type="float">
            <text:p>3.32</text:p>
          </table:table-cell>
          <table:table-cell table:style-name="ce230" office:value-type="float" office:value="3.3" calcext:value-type="float">
            <text:p>3.30</text:p>
          </table:table-cell>
          <table:table-cell table:style-name="ce230" office:value-type="float" office:value="3.32" calcext:value-type="float">
            <text:p>3.32</text:p>
          </table:table-cell>
          <table:table-cell table:style-name="ce230" table:formula="of:=AVERAGE([.M19:.Q19])" office:value-type="float" office:value="3.316" calcext:value-type="float">
            <text:p>3.32</text:p>
          </table:table-cell>
          <table:table-cell table:style-name="ce235" table:formula="of:=(MAX([.M19:.Q19])-MIN([.M19:.Q19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19])^2+([.T19])^2+([.U19]*[.R19])^2); -INT(LOG10(ABS(SQRT(([.S19])^2+([.T19])^2+([.U19]*[.R19])^2)))))" office:value-type="float" office:value="0.2" calcext:value-type="float">
            <text:p>0.2</text:p>
          </table:table-cell>
          <table:table-cell table:style-name="ce224" office:value-type="float" office:value="-29" calcext:value-type="float">
            <text:p>-29</text:p>
          </table:table-cell>
          <table:table-cell table:style-name="ce224" office:value-type="float" office:value="-24" calcext:value-type="float">
            <text:p>-24</text:p>
          </table:table-cell>
          <table:table-cell table:style-name="ce224" office:value-type="float" office:value="-21" calcext:value-type="float">
            <text:p>-21</text:p>
          </table:table-cell>
          <table:table-cell table:style-name="ce224" office:value-type="float" office:value="-30" calcext:value-type="float">
            <text:p>-30</text:p>
          </table:table-cell>
          <table:table-cell table:style-name="ce224" office:value-type="float" office:value="-23" calcext:value-type="float">
            <text:p>-23</text:p>
          </table:table-cell>
          <table:table-cell table:style-name="ce224" table:formula="of:=AVERAGE([.W19:.AA19])" office:value-type="float" office:value="-25.4" calcext:value-type="float">
            <text:p>-25</text:p>
          </table:table-cell>
          <table:table-cell table:style-name="ce235" table:formula="of:=(MAX([.W19:.AA19])-MIN([.W19:.AA19]))/5" office:value-type="float" office:value="1.8" calcext:value-type="float">
            <text:p>1.8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19])^2 + ([.AD19])^2); -INT(LOG10(ABS(SQRT(([.AC19])^2 + ([.AD19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>
          <table:table-cell table:style-name="ce232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32" calcext:value-type="float">
            <text:p>3.32</text:p>
          </table:table-cell>
          <table:table-cell table:number-columns-repeated="2" table:style-name="ce230" office:value-type="float" office:value="3.36" calcext:value-type="float">
            <text:p>3.36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table:formula="of:=AVERAGE([.C20:.G20])" office:value-type="float" office:value="3.376" calcext:value-type="float">
            <text:p>3.38</text:p>
          </table:table-cell>
          <table:table-cell table:style-name="ce235" table:formula="of:=(MAX([.C20:.G20])-MIN([.C20:.G20]))/5" office:value-type="float" office:value="0.024" calcext:value-type="float">
            <text:p>0.0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I20])^2+([.J20])^2+([.K20]*[.H20])^2); -INT(LOG10(ABS(SQRT(([.I20])^2+([.J20])^2+([.K20]*[.H20])^2)))))" office:value-type="float" office:value="0.3" calcext:value-type="float">
            <text:p>0.3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34" calcext:value-type="float">
            <text:p>3.34</text:p>
          </table:table-cell>
          <table:table-cell table:number-columns-repeated="2" table:style-name="ce230" office:value-type="float" office:value="3.36" calcext:value-type="float">
            <text:p>3.36</text:p>
          </table:table-cell>
          <table:table-cell table:style-name="ce230" office:value-type="float" office:value="3.34" calcext:value-type="float">
            <text:p>3.34</text:p>
          </table:table-cell>
          <table:table-cell table:style-name="ce230" table:formula="of:=AVERAGE([.M20:.Q20])" office:value-type="float" office:value="3.352" calcext:value-type="float">
            <text:p>3.35</text:p>
          </table:table-cell>
          <table:table-cell table:style-name="ce235" table:formula="of:=(MAX([.M20:.Q20])-MIN([.M20:.Q20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([.S20])^2+([.T20])^2+([.U20]*[.R20])^2); -INT(LOG10(ABS(SQRT(([.S20])^2+([.T20])^2+([.U20]*[.R20])^2)))))" office:value-type="float" office:value="0.2" calcext:value-type="float">
            <text:p>0.2</text:p>
          </table:table-cell>
          <table:table-cell table:style-name="ce224" office:value-type="float" office:value="-33" calcext:value-type="float">
            <text:p>-33</text:p>
          </table:table-cell>
          <table:table-cell table:style-name="ce224" office:value-type="float" office:value="-36" calcext:value-type="float">
            <text:p>-36</text:p>
          </table:table-cell>
          <table:table-cell table:style-name="ce224" office:value-type="float" office:value="-32" calcext:value-type="float">
            <text:p>-32</text:p>
          </table:table-cell>
          <table:table-cell table:style-name="ce224" office:value-type="float" office:value="-29" calcext:value-type="float">
            <text:p>-29</text:p>
          </table:table-cell>
          <table:table-cell table:style-name="ce224" office:value-type="float" office:value="-30" calcext:value-type="float">
            <text:p>-30</text:p>
          </table:table-cell>
          <table:table-cell table:style-name="ce224" table:formula="of:=AVERAGE([.W20:.AA20])" office:value-type="float" office:value="-32" calcext:value-type="float">
            <text:p>-32</text:p>
          </table:table-cell>
          <table:table-cell table:style-name="ce235" table:formula="of:=(MAX([.W20:.AA20])-MIN([.W20:.AA20]))/5" office:value-type="float" office:value="1.4" calcext:value-type="float">
            <text:p>1.4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([.AC20])^2 + ([.AD20])^2); -INT(LOG10(ABS(SQRT(([.AC20])^2 + ([.AD20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>
          <table:table-cell table:style-name="ce225" office:value-type="string" calcext:value-type="string" table:number-columns-spanned="2" table:number-rows-spanned="1">
            <text:p>M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77" office:value-type="float" office:value="2" calcext:value-type="float">
            <text:p>2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office:value-type="float" office:value="3.16" calcext:value-type="float">
            <text:p>3.16</text:p>
          </table:table-cell>
          <table:table-cell table:style-name="ce230" office:value-type="float" office:value="3.08" calcext:value-type="float">
            <text:p>3.08</text:p>
          </table:table-cell>
          <table:table-cell table:style-name="ce230" office:value-type="float" office:value="3.16" calcext:value-type="float">
            <text:p>3.16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table:formula="of:=AVERAGE([.C22:.G22])" office:value-type="float" office:value="3.128" calcext:value-type="float">
            <text:p>3.13</text:p>
          </table:table-cell>
          <table:table-cell table:style-name="ce235" table:formula="of:=(MAX([.C22:.G22])-MIN([.C22:.G22]))/5" office:value-type="float" office:value="0.016" calcext:value-type="float">
            <text:p>0.01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6" table:formula="of:=ROUND(SQRT(([.I22])^2+([.J22])^2+([.K22]*[.H22])^2); -INT(LOG10(ABS(SQRT(([.I22])^2+([.J22])^2+([.K22]*[.H22])^2)))))" office:value-type="float" office:value="0.3" calcext:value-type="float">
            <text:p>0.3</text:p>
          </table:table-cell>
          <table:table-cell table:style-name="ce286" office:value-type="float" office:value="3.34" calcext:value-type="float">
            <text:p>3.34</text:p>
          </table:table-cell>
          <table:table-cell table:number-columns-repeated="2" table:style-name="ce230" office:value-type="float" office:value="3.34" calcext:value-type="float">
            <text:p>3.34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34" calcext:value-type="float">
            <text:p>3.34</text:p>
          </table:table-cell>
          <table:table-cell table:style-name="ce230" table:formula="of:=AVERAGE([.M22:.Q22])" office:value-type="float" office:value="3.344" calcext:value-type="float">
            <text:p>3.34</text:p>
          </table:table-cell>
          <table:table-cell table:style-name="ce235" table:formula="of:=(MAX([.M22:.Q22])-MIN([.M22:.Q22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6" table:formula="of:=ROUND(SQRT(([.S22])^2+([.T22])^2+([.U22]*[.R22])^2); -INT(LOG10(ABS(SQRT(([.S22])^2+([.T22])^2+([.U22]*[.R22])^2)))))" office:value-type="float" office:value="0.2" calcext:value-type="float">
            <text:p>0.2</text:p>
          </table:table-cell>
          <table:table-cell table:style-name="ce273" office:value-type="float" office:value="-34" calcext:value-type="float">
            <text:p>-34.0</text:p>
          </table:table-cell>
          <table:table-cell table:style-name="ce223" office:value-type="float" office:value="-34" calcext:value-type="float">
            <text:p>-34.0</text:p>
          </table:table-cell>
          <table:table-cell table:style-name="ce223" office:value-type="float" office:value="-38.4" calcext:value-type="float">
            <text:p>-38.4</text:p>
          </table:table-cell>
          <table:table-cell table:style-name="ce223" office:value-type="float" office:value="-38.8" calcext:value-type="float">
            <text:p>-38.8</text:p>
          </table:table-cell>
          <table:table-cell table:style-name="ce223" office:value-type="float" office:value="-36" calcext:value-type="float">
            <text:p>-36.0</text:p>
          </table:table-cell>
          <table:table-cell table:style-name="ce223" table:formula="of:=AVERAGE([.W22:.AA22])" office:value-type="float" office:value="-36.24" calcext:value-type="float">
            <text:p>-36.2</text:p>
          </table:table-cell>
          <table:table-cell table:style-name="ce235" table:formula="of:=(MAX([.W22:.AA22])-MIN([.W22:.AA22]))/5" office:value-type="float" office:value="0.959999999999999" calcext:value-type="float">
            <text:p>0.959999999999999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6" table:formula="of:=ROUND(SQRT(([.AC22])^2 + ([.AD22])^2); -INT(LOG10(ABS(SQRT(([.AC22])^2 + ([.AD22])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2">
          <table:table-cell table:style-name="ce226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2.56" calcext:value-type="float">
            <text:p>2.56</text:p>
          </table:table-cell>
          <table:table-cell table:style-name="ce230" office:value-type="float" office:value="2.48" calcext:value-type="float">
            <text:p>2.48</text:p>
          </table:table-cell>
          <table:table-cell table:number-columns-repeated="3" table:style-name="ce230" office:value-type="float" office:value="2.4" calcext:value-type="float">
            <text:p>2.40</text:p>
          </table:table-cell>
          <table:table-cell table:style-name="ce230" table:formula="of:=AVERAGE([.C23:.G23])" office:value-type="float" office:value="2.448" calcext:value-type="float">
            <text:p>2.45</text:p>
          </table:table-cell>
          <table:table-cell table:style-name="ce235" table:formula="of:=(MAX([.C23:.G23])-MIN([.C23:.G23]))/5" office:value-type="float" office:value="0.032" calcext:value-type="float">
            <text:p>0.0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I23])^2+([.J23])^2+([.K23]*[.H23])^2); -INT(LOG10(ABS(SQRT(([.I23])^2+([.J23])^2+([.K23]*[.H23])^2)))))" office:value-type="float" office:value="0.2" calcext:value-type="float">
            <text:p>0.2</text:p>
          </table:table-cell>
          <table:table-cell table:style-name="ce286" office:value-type="float" office:value="3.16" calcext:value-type="float">
            <text:p>3.16</text:p>
          </table:table-cell>
          <table:table-cell table:style-name="ce230" office:value-type="float" office:value="3.2" calcext:value-type="float">
            <text:p>3.20</text:p>
          </table:table-cell>
          <table:table-cell table:number-columns-repeated="2" table:style-name="ce230" office:value-type="float" office:value="3.16" calcext:value-type="float">
            <text:p>3.16</text:p>
          </table:table-cell>
          <table:table-cell table:style-name="ce230" office:value-type="float" office:value="3.18" calcext:value-type="float">
            <text:p>3.18</text:p>
          </table:table-cell>
          <table:table-cell table:style-name="ce230" table:formula="of:=AVERAGE([.M23:.Q23])" office:value-type="float" office:value="3.172" calcext:value-type="float">
            <text:p>3.17</text:p>
          </table:table-cell>
          <table:table-cell table:style-name="ce235" table:formula="of:=(MAX([.M23:.Q23])-MIN([.M23:.Q23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S23])^2+([.T23])^2+([.U23]*[.R23])^2); -INT(LOG10(ABS(SQRT(([.S23])^2+([.T23])^2+([.U23]*[.R23])^2)))))" office:value-type="float" office:value="0.2" calcext:value-type="float">
            <text:p>0.2</text:p>
          </table:table-cell>
          <table:table-cell table:style-name="ce273" office:value-type="float" office:value="-35.2" calcext:value-type="float">
            <text:p>-35.2</text:p>
          </table:table-cell>
          <table:table-cell table:style-name="ce223" office:value-type="float" office:value="-34.8" calcext:value-type="float">
            <text:p>-34.8</text:p>
          </table:table-cell>
          <table:table-cell table:style-name="ce223" office:value-type="float" office:value="-36" calcext:value-type="float">
            <text:p>-36.0</text:p>
          </table:table-cell>
          <table:table-cell table:style-name="ce223" office:value-type="float" office:value="-36.8" calcext:value-type="float">
            <text:p>-36.8</text:p>
          </table:table-cell>
          <table:table-cell table:style-name="ce223" office:value-type="float" office:value="-36.4" calcext:value-type="float">
            <text:p>-36.4</text:p>
          </table:table-cell>
          <table:table-cell table:style-name="ce223" table:formula="of:=AVERAGE([.W23:.AA23])" office:value-type="float" office:value="-35.84" calcext:value-type="float">
            <text:p>-35.8</text:p>
          </table:table-cell>
          <table:table-cell table:style-name="ce235" table:formula="of:=(MAX([.W23:.AA23])-MIN([.W23:.AA23]))/5" office:value-type="float" office:value="0.4" calcext:value-type="float">
            <text:p>0.4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([.AC23])^2 + ([.AD23])^2); -INT(LOG10(ABS(SQRT(([.AC23])^2 + ([.AD23])^2)))))" office:value-type="float" office:value="0.4" calcext:value-type="float">
            <text:p>0.4</text:p>
          </table:table-cell>
          <table:table-cell table:number-columns-repeated="16353"/>
        </table:table-row>
        <table:table-row table:style-name="ro2">
          <table:table-cell table:style-name="ce226" office:value-type="float" office:value="6" calcext:value-type="float">
            <text:p>6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number-columns-repeated="3" table:style-name="ce230" office:value-type="float" office:value="1.88" calcext:value-type="float">
            <text:p>1.88</text:p>
          </table:table-cell>
          <table:table-cell table:style-name="ce230" office:value-type="float" office:value="1.9" calcext:value-type="float">
            <text:p>1.90</text:p>
          </table:table-cell>
          <table:table-cell table:style-name="ce230" office:value-type="float" office:value="1.88" calcext:value-type="float">
            <text:p>1.88</text:p>
          </table:table-cell>
          <table:table-cell table:style-name="ce230" table:formula="of:=AVERAGE([.C24:.G24])" office:value-type="float" office:value="1.884" calcext:value-type="float">
            <text:p>1.88</text:p>
          </table:table-cell>
          <table:table-cell table:style-name="ce235" table:formula="of:=(MAX([.C24:.G24])-MIN([.C24:.G24]))/5" office:value-type="float" office:value="0.004" calcext:value-type="float">
            <text:p>0.00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I24])^2+([.J24])^2+([.K24]*[.H24])^2); -INT(LOG10(ABS(SQRT(([.I24])^2+([.J24])^2+([.K24]*[.H24])^2)))))" office:value-type="float" office:value="0.2" calcext:value-type="float">
            <text:p>0.2</text:p>
          </table:table-cell>
          <table:table-cell table:style-name="ce286" office:value-type="float" office:value="3.16" calcext:value-type="float">
            <text:p>3.16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office:value-type="float" office:value="3.16" calcext:value-type="float">
            <text:p>3.16</text:p>
          </table:table-cell>
          <table:table-cell table:style-name="ce230" office:value-type="float" office:value="3.14" calcext:value-type="float">
            <text:p>3.14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table:formula="of:=AVERAGE([.M24:.Q24])" office:value-type="float" office:value="3.14" calcext:value-type="float">
            <text:p>3.14</text:p>
          </table:table-cell>
          <table:table-cell table:style-name="ce235" table:formula="of:=(MAX([.M24:.Q24])-MIN([.M24:.Q24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S24])^2+([.T24])^2+([.U24]*[.R24])^2); -INT(LOG10(ABS(SQRT(([.S24])^2+([.T24])^2+([.U24]*[.R24])^2)))))" office:value-type="float" office:value="0.2" calcext:value-type="float">
            <text:p>0.2</text:p>
          </table:table-cell>
          <table:table-cell table:style-name="ce273" office:value-type="float" office:value="-30.4" calcext:value-type="float">
            <text:p>-30.4</text:p>
          </table:table-cell>
          <table:table-cell table:style-name="ce223" office:value-type="float" office:value="-32.2" calcext:value-type="float">
            <text:p>-32.2</text:p>
          </table:table-cell>
          <table:table-cell table:style-name="ce223" office:value-type="float" office:value="-23.4" calcext:value-type="float">
            <text:p>-23.4</text:p>
          </table:table-cell>
          <table:table-cell table:style-name="ce223" office:value-type="float" office:value="-31.6" calcext:value-type="float">
            <text:p>-31.6</text:p>
          </table:table-cell>
          <table:table-cell table:style-name="ce223" office:value-type="float" office:value="-32.4" calcext:value-type="float">
            <text:p>-32.4</text:p>
          </table:table-cell>
          <table:table-cell table:style-name="ce223" table:formula="of:=AVERAGE([.W24:.AA24])" office:value-type="float" office:value="-30" calcext:value-type="float">
            <text:p>-30.0</text:p>
          </table:table-cell>
          <table:table-cell table:style-name="ce235" table:formula="of:=(MAX([.W24:.AA24])-MIN([.W24:.AA24]))/5" office:value-type="float" office:value="1.8" calcext:value-type="float">
            <text:p>1.8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([.AC24])^2 + ([.AD24])^2); -INT(LOG10(ABS(SQRT(([.AC24])^2 + ([.AD24])^2)))))" office:value-type="float" office:value="2" calcext:value-type="float">
            <text:p>2</text:p>
          </table:table-cell>
          <table:table-cell table:number-columns-repeated="16353"/>
        </table:table-row>
        <table:table-row table:style-name="ro2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1.48" calcext:value-type="float">
            <text:p>1.48</text:p>
          </table:table-cell>
          <table:table-cell table:style-name="ce230" office:value-type="float" office:value="1.5" calcext:value-type="float">
            <text:p>1.50</text:p>
          </table:table-cell>
          <table:table-cell table:number-columns-repeated="2" table:style-name="ce230" office:value-type="float" office:value="1.48" calcext:value-type="float">
            <text:p>1.48</text:p>
          </table:table-cell>
          <table:table-cell table:style-name="ce230" office:value-type="float" office:value="1.46" calcext:value-type="float">
            <text:p>1.46</text:p>
          </table:table-cell>
          <table:table-cell table:style-name="ce230" table:formula="of:=AVERAGE([.C25:.G25])" office:value-type="float" office:value="1.48" calcext:value-type="float">
            <text:p>1.48</text:p>
          </table:table-cell>
          <table:table-cell table:style-name="ce235" table:formula="of:=(MAX([.C25:.G25])-MIN([.C25:.G25]))/5" office:value-type="float" office:value="0.00800000000000001" calcext:value-type="float">
            <text:p>0.0080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I25])^2+([.J25])^2+([.K25]*[.H25])^2); -INT(LOG10(ABS(SQRT(([.I25])^2+([.J25])^2+([.K25]*[.H25])^2)))))" office:value-type="float" office:value="0.2" calcext:value-type="float">
            <text:p>0.2</text:p>
          </table:table-cell>
          <table:table-cell table:style-name="ce286" office:value-type="float" office:value="3.12" calcext:value-type="float">
            <text:p>3.12</text:p>
          </table:table-cell>
          <table:table-cell table:style-name="ce230" office:value-type="float" office:value="3.16" calcext:value-type="float">
            <text:p>3.16</text:p>
          </table:table-cell>
          <table:table-cell table:number-columns-repeated="2" table:style-name="ce230" office:value-type="float" office:value="3.14" calcext:value-type="float">
            <text:p>3.14</text:p>
          </table:table-cell>
          <table:table-cell table:style-name="ce230" office:value-type="float" office:value="3.12" calcext:value-type="float">
            <text:p>3.12</text:p>
          </table:table-cell>
          <table:table-cell table:style-name="ce230" table:formula="of:=AVERAGE([.M25:.Q25])" office:value-type="float" office:value="3.136" calcext:value-type="float">
            <text:p>3.14</text:p>
          </table:table-cell>
          <table:table-cell table:style-name="ce235" table:formula="of:=(MAX([.M25:.Q25])-MIN([.M25:.Q2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([.S25])^2+([.T25])^2+([.U25]*[.R25])^2); -INT(LOG10(ABS(SQRT(([.S25])^2+([.T25])^2+([.U25]*[.R25])^2)))))" office:value-type="float" office:value="0.2" calcext:value-type="float">
            <text:p>0.2</text:p>
          </table:table-cell>
          <table:table-cell table:style-name="ce273" office:value-type="float" office:value="-28.2" calcext:value-type="float">
            <text:p>-28.2</text:p>
          </table:table-cell>
          <table:table-cell table:style-name="ce223" office:value-type="float" office:value="-28" calcext:value-type="float">
            <text:p>-28.0</text:p>
          </table:table-cell>
          <table:table-cell table:style-name="ce223" office:value-type="float" office:value="-27.6" calcext:value-type="float">
            <text:p>-27.6</text:p>
          </table:table-cell>
          <table:table-cell table:number-columns-repeated="2" table:style-name="ce223" office:value-type="float" office:value="-28.4" calcext:value-type="float">
            <text:p>-28.4</text:p>
          </table:table-cell>
          <table:table-cell table:style-name="ce223" table:formula="of:=AVERAGE([.W25:.AA25])" office:value-type="float" office:value="-28.12" calcext:value-type="float">
            <text:p>-28.1</text:p>
          </table:table-cell>
          <table:table-cell table:style-name="ce235" table:formula="of:=(MAX([.W25:.AA25])-MIN([.W25:.AA25]))/5" office:value-type="float" office:value="0.159999999999999" calcext:value-type="float">
            <text:p>0.159999999999999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([.AC25])^2 + ([.AD25])^2); -INT(LOG10(ABS(SQRT(([.AC25])^2 + ([.AD25])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2">
          <table:table-cell table:style-name="ce259" office:value-type="float" office:value="10" calcext:value-type="float">
            <text:p>10.000</text:p>
          </table:table-cell>
          <table:table-cell table:style-name="ce237" table:formula="of:=0.1" office:value-type="float" office:value="0.1" calcext:value-type="float">
            <text:p>0.1</text:p>
          </table:table-cell>
          <table:table-cell table:number-columns-repeated="2" table:style-name="ce257" office:value-type="float" office:value="1.22" calcext:value-type="float">
            <text:p>1.22</text:p>
          </table:table-cell>
          <table:table-cell table:style-name="ce257" office:value-type="float" office:value="1.23" calcext:value-type="float">
            <text:p>1.23</text:p>
          </table:table-cell>
          <table:table-cell table:style-name="ce257" office:value-type="float" office:value="1.22" calcext:value-type="float">
            <text:p>1.22</text:p>
          </table:table-cell>
          <table:table-cell table:style-name="ce257" office:value-type="float" office:value="1.23" calcext:value-type="float">
            <text:p>1.23</text:p>
          </table:table-cell>
          <table:table-cell table:style-name="ce257" table:formula="of:=AVERAGE([.C26:.G26])" office:value-type="float" office:value="1.224" calcext:value-type="float">
            <text:p>1.22</text:p>
          </table:table-cell>
          <table:table-cell table:style-name="ce237" table:formula="of:=(MAX([.C26:.G26])-MIN([.C26:.G26]))/5" office:value-type="float" office:value="0.002" calcext:value-type="float">
            <text:p>0.002</text:p>
          </table:table-cell>
          <table:table-cell table:style-name="ce237" table:formula="of:=0.1" office:value-type="float" office:value="0.1" calcext:value-type="float">
            <text:p>0.1</text:p>
          </table:table-cell>
          <table:table-cell table:style-name="ce285" table:formula="of:=5%" office:value-type="percentage" office:value="0.05" calcext:value-type="percentage">
            <text:p>5%</text:p>
          </table:table-cell>
          <table:table-cell table:style-name="ce237" table:formula="of:=ROUND(SQRT(([.I26])^2+([.J26])^2+([.K26]*[.H26])^2); -INT(LOG10(ABS(SQRT(([.I26])^2+([.J26])^2+([.K26]*[.H26])^2)))))" office:value-type="float" office:value="0.1" calcext:value-type="float">
            <text:p>0.1</text:p>
          </table:table-cell>
          <table:table-cell table:style-name="ce287" office:value-type="float" office:value="3.32" calcext:value-type="float">
            <text:p>3.32</text:p>
          </table:table-cell>
          <table:table-cell table:style-name="ce257" office:value-type="float" office:value="3.34" calcext:value-type="float">
            <text:p>3.34</text:p>
          </table:table-cell>
          <table:table-cell table:style-name="ce257" office:value-type="float" office:value="3.36" calcext:value-type="float">
            <text:p>3.36</text:p>
          </table:table-cell>
          <table:table-cell table:style-name="ce257" office:value-type="float" office:value="3.34" calcext:value-type="float">
            <text:p>3.34</text:p>
          </table:table-cell>
          <table:table-cell table:style-name="ce257" office:value-type="float" office:value="3.32" calcext:value-type="float">
            <text:p>3.32</text:p>
          </table:table-cell>
          <table:table-cell table:style-name="ce257" table:formula="of:=AVERAGE([.M26:.Q26])" office:value-type="float" office:value="3.336" calcext:value-type="float">
            <text:p>3.34</text:p>
          </table:table-cell>
          <table:table-cell table:style-name="ce237" table:formula="of:=(MAX([.M26:.Q26])-MIN([.M26:.Q26]))/5" office:value-type="float" office:value="0.00800000000000001" calcext:value-type="float">
            <text:p>0.00800000000000001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85" table:formula="of:=5%" office:value-type="percentage" office:value="0.05" calcext:value-type="percentage">
            <text:p>5%</text:p>
          </table:table-cell>
          <table:table-cell table:style-name="ce237" table:formula="of:=ROUND(SQRT(([.S26])^2+([.T26])^2+([.U26]*[.R26])^2); -INT(LOG10(ABS(SQRT(([.S26])^2+([.T26])^2+([.U26]*[.R26])^2)))))" office:value-type="float" office:value="0.2" calcext:value-type="float">
            <text:p>0.2</text:p>
          </table:table-cell>
          <table:table-cell table:style-name="ce274" office:value-type="float" office:value="-25" calcext:value-type="float">
            <text:p>-25.0</text:p>
          </table:table-cell>
          <table:table-cell table:style-name="ce243" office:value-type="float" office:value="-24.4" calcext:value-type="float">
            <text:p>-24.4</text:p>
          </table:table-cell>
          <table:table-cell table:style-name="ce243" office:value-type="float" office:value="-24.6" calcext:value-type="float">
            <text:p>-24.6</text:p>
          </table:table-cell>
          <table:table-cell table:style-name="ce243" office:value-type="float" office:value="-25" calcext:value-type="float">
            <text:p>-25.0</text:p>
          </table:table-cell>
          <table:table-cell table:style-name="ce243" office:value-type="float" office:value="-24.8" calcext:value-type="float">
            <text:p>-24.8</text:p>
          </table:table-cell>
          <table:table-cell table:style-name="ce243" table:formula="of:=AVERAGE([.W26:.AA26])" office:value-type="float" office:value="-24.76" calcext:value-type="float">
            <text:p>-24.8</text:p>
          </table:table-cell>
          <table:table-cell table:style-name="ce237" table:formula="of:=(MAX([.W26:.AA26])-MIN([.W26:.AA26]))/5" office:value-type="float" office:value="0.12" calcext:value-type="float">
            <text:p>0.12</text:p>
          </table:table-cell>
          <table:table-cell table:style-name="ce289" table:formula="of:=0.2" office:value-type="float" office:value="0.2" calcext:value-type="float">
            <text:p>0.2</text:p>
          </table:table-cell>
          <table:table-cell table:style-name="ce237" table:formula="of:=ROUND(SQRT(([.AC26])^2 + ([.AD26])^2); -INT(LOG10(ABS(SQRT(([.AC26])^2 + ([.AD26])^2)))))" office:value-type="float" office:value="0.2" calcext:value-type="float">
            <text:p>0.2</text:p>
          </table:table-cell>
          <table:table-cell table:number-columns-repeated="1635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L" table:style-name="ta2">
        <table:table-column table:style-name="co1" table:number-columns-repeated="3" table:default-cell-style-name="ce221"/>
        <table:table-column table:style-name="co4" table:default-cell-style-name="ce221"/>
        <table:table-column table:style-name="co1" table:number-columns-repeated="3" table:default-cell-style-name="ce221"/>
        <table:table-column table:style-name="co3" table:number-columns-repeated="16377" table:default-cell-style-name="ce221"/>
        <table:table-row table:style-name="ro2"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20" office:value-type="string" calcext:value-type="string" table:number-columns-spanned="1" table:number-rows-spanned="2">
            <text:p>X<text:span text:style-name="T3">L</text:span></text:p>
          </table:table-cell>
          <table:table-cell table:style-name="ce234" office:value-type="string" calcext:value-type="string" table:number-columns-spanned="1" table:number-rows-spanned="2">
            <text:p>Abs.</text:p>
          </table:table-cell>
          <table:table-cell/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20" office:value-type="string" calcext:value-type="string" table:number-columns-spanned="1" table:number-rows-spanned="2">
            <text:p>X<text:span text:style-name="T3">L</text:span></text:p>
          </table:table-cell>
          <table:table-cell table:style-name="ce234" office:value-type="string" calcext:value-type="string" table:number-columns-spanned="1" table:number-rows-spanned="2">
            <text:p>Abs.</text:p>
          </table:table-cell>
          <table:table-cell table:number-columns-repeated="16377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16377"/>
        </table:table-row>
        <table:table-row table:style-name="ro2">
          <table:table-cell table:style-name="ce261" office:value-type="string" calcext:value-type="string">
            <text:p>m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77"/>
        </table:table-row>
        <table:table-row table:style-name="ro2">
          <table:table-cell table:style-name="ce262" office:value-type="float" office:value="200" calcext:value-type="float">
            <text:p>200.0</text:p>
          </table:table-cell>
          <table:table-cell table:style-name="ce70" office:value-type="float" office:value="3.05" calcext:value-type="float">
            <text:p>3.05</text:p>
          </table:table-cell>
          <table:table-cell table:style-name="ce71" office:value-type="float" office:value="0.3" calcext:value-type="float">
            <text:p>0.3</text:p>
          </table:table-cell>
          <table:table-cell/>
          <table:table-cell table:style-name="ce265" office:value-type="float" office:value="2" calcext:value-type="float">
            <text:p>2.000</text:p>
          </table:table-cell>
          <table:table-cell table:style-name="ce236" office:value-type="float" office:value="3.39" calcext:value-type="float">
            <text:p>3.39</text:p>
          </table:table-cell>
          <table:table-cell table:style-name="ce72" office:value-type="float" office:value="0.3" calcext:value-type="float">
            <text:p>0.3</text:p>
          </table:table-cell>
          <table:table-cell table:number-columns-repeated="16377"/>
        </table:table-row>
        <table:table-row table:style-name="ro2">
          <table:table-cell table:style-name="ce262" office:value-type="float" office:value="400" calcext:value-type="float">
            <text:p>400.0</text:p>
          </table:table-cell>
          <table:table-cell table:style-name="ce291" office:value-type="float" office:value="2.94" calcext:value-type="float">
            <text:p>2.94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4" calcext:value-type="float">
            <text:p>4.000</text:p>
          </table:table-cell>
          <table:table-cell table:style-name="ce235" office:value-type="float" office:value="4.03" calcext:value-type="float">
            <text:p>4.03</text:p>
          </table:table-cell>
          <table:table-cell table:style-name="ce75" office:value-type="float" office:value="0.4" calcext:value-type="float">
            <text:p>0.4</text:p>
          </table:table-cell>
          <table:table-cell table:number-columns-repeated="16377"/>
        </table:table-row>
        <table:table-row table:style-name="ro2">
          <table:table-cell table:style-name="ce262" office:value-type="float" office:value="600" calcext:value-type="float">
            <text:p>600.0</text:p>
          </table:table-cell>
          <table:table-cell table:style-name="ce235" office:value-type="float" office:value="2.94" calcext:value-type="float">
            <text:p>2.94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6" calcext:value-type="float">
            <text:p>6.000</text:p>
          </table:table-cell>
          <table:table-cell table:style-name="ce235" office:value-type="float" office:value="4.84" calcext:value-type="float">
            <text:p>4.84</text:p>
          </table:table-cell>
          <table:table-cell table:style-name="ce75" office:value-type="float" office:value="0.4" calcext:value-type="float">
            <text:p>0.4</text:p>
          </table:table-cell>
          <table:table-cell table:number-columns-repeated="16377"/>
        </table:table-row>
        <table:table-row table:style-name="ro2">
          <table:table-cell table:style-name="ce262" office:value-type="float" office:value="800" calcext:value-type="float">
            <text:p>800.0</text:p>
          </table:table-cell>
          <table:table-cell table:style-name="ce235" office:value-type="float" office:value="2.88" calcext:value-type="float">
            <text:p>2.88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8" calcext:value-type="float">
            <text:p>8.000</text:p>
          </table:table-cell>
          <table:table-cell table:style-name="ce235" office:value-type="float" office:value="5.81" calcext:value-type="float">
            <text:p>5.81</text:p>
          </table:table-cell>
          <table:table-cell table:style-name="ce75" office:value-type="float" office:value="0.5" calcext:value-type="float">
            <text:p>0.5</text:p>
          </table:table-cell>
          <table:table-cell table:number-columns-repeated="16377"/>
        </table:table-row>
        <table:table-row table:style-name="ro2">
          <table:table-cell table:style-name="ce263" office:value-type="float" office:value="1000" calcext:value-type="float">
            <text:p>1000</text:p>
          </table:table-cell>
          <table:table-cell table:style-name="ce230" office:value-type="float" office:value="2.9" calcext:value-type="float">
            <text:p>2.90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6" office:value-type="float" office:value="10" calcext:value-type="float">
            <text:p>10.00</text:p>
          </table:table-cell>
          <table:table-cell table:style-name="ce235" office:value-type="float" office:value="6.68" calcext:value-type="float">
            <text:p>6.68</text:p>
          </table:table-cell>
          <table:table-cell table:style-name="ce75" office:value-type="float" office:value="0.5" calcext:value-type="float">
            <text:p>0.5</text:p>
          </table:table-cell>
          <table:table-cell table:number-columns-repeated="16377"/>
        </table:table-row>
        <table:table-row table:style-name="ro2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77"/>
        </table:table-row>
        <table:table-row table:style-name="ro2">
          <table:table-cell table:style-name="ce265" office:value-type="float" office:value="2" calcext:value-type="float">
            <text:p>2.000</text:p>
          </table:table-cell>
          <table:table-cell table:style-name="ce235" office:value-type="float" office:value="2.91" calcext:value-type="float">
            <text:p>2.91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6" office:value-type="float" office:value="20" calcext:value-type="float">
            <text:p>20.00</text:p>
          </table:table-cell>
          <table:table-cell table:style-name="ce235" office:value-type="float" office:value="11.6" calcext:value-type="float">
            <text:p>11.6</text:p>
          </table:table-cell>
          <table:table-cell table:style-name="ce75" office:value-type="float" office:value="0.9" calcext:value-type="float">
            <text:p>0.9</text:p>
          </table:table-cell>
          <table:table-cell table:number-columns-repeated="16377"/>
        </table:table-row>
        <table:table-row table:style-name="ro2">
          <table:table-cell table:style-name="ce265" office:value-type="float" office:value="4" calcext:value-type="float">
            <text:p>4.000</text:p>
          </table:table-cell>
          <table:table-cell table:style-name="ce235" office:value-type="float" office:value="2.89" calcext:value-type="float">
            <text:p>2.89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6" office:value-type="float" office:value="40" calcext:value-type="float">
            <text:p>40.00</text:p>
          </table:table-cell>
          <table:table-cell table:style-name="ce235" office:value-type="float" office:value="21.6" calcext:value-type="float">
            <text:p>21.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65" office:value-type="float" office:value="6" calcext:value-type="float">
            <text:p>6.000</text:p>
          </table:table-cell>
          <table:table-cell table:style-name="ce235" office:value-type="float" office:value="2.93" calcext:value-type="float">
            <text:p>2.93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6" office:value-type="float" office:value="60" calcext:value-type="float">
            <text:p>60.00</text:p>
          </table:table-cell>
          <table:table-cell table:style-name="ce235" office:value-type="float" office:value="31.3" calcext:value-type="float">
            <text:p>31.3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65" office:value-type="float" office:value="8" calcext:value-type="float">
            <text:p>8.000</text:p>
          </table:table-cell>
          <table:table-cell table:style-name="ce235" office:value-type="float" office:value="2.92" calcext:value-type="float">
            <text:p>2.92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6" office:value-type="float" office:value="80" calcext:value-type="float">
            <text:p>80.00</text:p>
          </table:table-cell>
          <table:table-cell table:style-name="ce235" office:value-type="float" office:value="40.8" calcext:value-type="float">
            <text:p>40.8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table:style-name="ce265" office:value-type="float" office:value="10" calcext:value-type="float">
            <text:p>10.000</text:p>
          </table:table-cell>
          <table:table-cell table:style-name="ce235" office:value-type="float" office:value="2.88" calcext:value-type="float">
            <text:p>2.88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2" office:value-type="float" office:value="100" calcext:value-type="float">
            <text:p>100.0</text:p>
          </table:table-cell>
          <table:table-cell table:style-name="ce235" office:value-type="float" office:value="50.6" calcext:value-type="float">
            <text:p>50.6</text:p>
          </table:table-cell>
          <table:table-cell table:style-name="ce75" office:value-type="float" office:value="9" calcext:value-type="float">
            <text:p>9</text:p>
          </table:table-cell>
          <table:table-cell table:number-columns-repeated="16377"/>
        </table:table-row>
        <table:table-row table:style-name="ro2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/>
          <table:table-cell table:style-name="ce264" office:value-type="string" calcext:value-type="string">
            <text:p>k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77"/>
        </table:table-row>
        <table:table-row table:style-name="ro2">
          <table:table-cell table:style-name="ce266" office:value-type="float" office:value="20" calcext:value-type="float">
            <text:p>20.00</text:p>
          </table:table-cell>
          <table:table-cell table:style-name="ce235" office:value-type="float" office:value="2.89" calcext:value-type="float">
            <text:p>2.89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2" office:value-type="float" office:value="200" calcext:value-type="float">
            <text:p>200.0</text:p>
          </table:table-cell>
          <table:table-cell table:style-name="ce235" office:value-type="float" office:value="96.3" calcext:value-type="float">
            <text:p>96.3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16377"/>
        </table:table-row>
        <table:table-row table:style-name="ro2">
          <table:table-cell table:style-name="ce266" office:value-type="float" office:value="40" calcext:value-type="float">
            <text:p>40.00</text:p>
          </table:table-cell>
          <table:table-cell table:style-name="ce235" office:value-type="float" office:value="2.85" calcext:value-type="float">
            <text:p>2.85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2" office:value-type="float" office:value="400" calcext:value-type="float">
            <text:p>400.0</text:p>
          </table:table-cell>
          <table:table-cell table:style-name="ce235" office:value-type="float" office:value="178" calcext:value-type="float">
            <text:p>178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16377"/>
        </table:table-row>
        <table:table-row table:style-name="ro2">
          <table:table-cell table:style-name="ce266" office:value-type="float" office:value="60" calcext:value-type="float">
            <text:p>60.00</text:p>
          </table:table-cell>
          <table:table-cell table:style-name="ce235" office:value-type="float" office:value="2.87" calcext:value-type="float">
            <text:p>2.87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2" office:value-type="float" office:value="600" calcext:value-type="float">
            <text:p>600.0</text:p>
          </table:table-cell>
          <table:table-cell table:style-name="ce235" office:value-type="float" office:value="239" calcext:value-type="float">
            <text:p>239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16377"/>
        </table:table-row>
        <table:table-row table:style-name="ro2">
          <table:table-cell table:style-name="ce266" office:value-type="float" office:value="80" calcext:value-type="float">
            <text:p>80.00</text:p>
          </table:table-cell>
          <table:table-cell table:style-name="ce235" office:value-type="float" office:value="2.86" calcext:value-type="float">
            <text:p>2.86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2" office:value-type="float" office:value="800" calcext:value-type="float">
            <text:p>800.0</text:p>
          </table:table-cell>
          <table:table-cell table:style-name="ce235" office:value-type="float" office:value="305" calcext:value-type="float">
            <text:p>305</text:p>
          </table:table-cell>
          <table:table-cell table:style-name="ce75" office:value-type="float" office:value="40" calcext:value-type="float">
            <text:p>40</text:p>
          </table:table-cell>
          <table:table-cell table:number-columns-repeated="16377"/>
        </table:table-row>
        <table:table-row table:style-name="ro2">
          <table:table-cell table:style-name="ce262" office:value-type="float" office:value="100" calcext:value-type="float">
            <text:p>100.0</text:p>
          </table:table-cell>
          <table:table-cell table:style-name="ce235" office:value-type="float" office:value="3.08" calcext:value-type="float">
            <text:p>3.08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3" office:value-type="float" office:value="1000" calcext:value-type="float">
            <text:p>1000</text:p>
          </table:table-cell>
          <table:table-cell table:style-name="ce235" office:value-type="float" office:value="331" calcext:value-type="float">
            <text:p>331</text:p>
          </table:table-cell>
          <table:table-cell table:style-name="ce75" office:value-type="float" office:value="40" calcext:value-type="float">
            <text:p>40</text:p>
          </table:table-cell>
          <table:table-cell table:number-columns-repeated="16377"/>
        </table:table-row>
        <table:table-row table:style-name="ro2">
          <table:table-cell table:style-name="ce264" office:value-type="string" calcext:value-type="string">
            <text:p>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/>
          <table:table-cell table:style-name="ce264" office:value-type="string" calcext:value-type="string">
            <text:p>MHz</text:p>
          </table:table-cell>
          <table:table-cell table:style-name="ce239" office:value-type="string" calcext:value-type="string" table:number-columns-spanned="2" table:number-rows-spanned="1">
            <text:p>Ω</text:p>
          </table:table-cell>
          <table:covered-table-cell/>
          <table:table-cell table:number-columns-repeated="16377"/>
        </table:table-row>
        <table:table-row table:style-name="ro2">
          <table:table-cell table:style-name="ce267" office:value-type="float" office:value="200" calcext:value-type="float">
            <text:p>200.0</text:p>
          </table:table-cell>
          <table:table-cell table:style-name="ce236" office:value-type="float" office:value="3.06" calcext:value-type="float">
            <text:p>3.06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2" calcext:value-type="float">
            <text:p>2.000</text:p>
          </table:table-cell>
          <table:table-cell table:style-name="ce235" office:value-type="float" office:value="178" calcext:value-type="float">
            <text:p>178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16377"/>
        </table:table-row>
        <table:table-row table:style-name="ro2">
          <table:table-cell table:style-name="ce262" office:value-type="float" office:value="400" calcext:value-type="float">
            <text:p>400.0</text:p>
          </table:table-cell>
          <table:table-cell table:style-name="ce235" office:value-type="float" office:value="3.09" calcext:value-type="float">
            <text:p>3.09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4" calcext:value-type="float">
            <text:p>4.000</text:p>
          </table:table-cell>
          <table:table-cell table:style-name="ce235" office:value-type="float" office:value="87.2" calcext:value-type="float">
            <text:p>87.2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16377"/>
        </table:table-row>
        <table:table-row table:style-name="ro2">
          <table:table-cell table:style-name="ce262" office:value-type="float" office:value="600" calcext:value-type="float">
            <text:p>600.0</text:p>
          </table:table-cell>
          <table:table-cell table:style-name="ce230" office:value-type="float" office:value="3.1" calcext:value-type="float">
            <text:p>3.10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6" calcext:value-type="float">
            <text:p>6.000</text:p>
          </table:table-cell>
          <table:table-cell table:style-name="ce235" office:value-type="float" office:value="56.7" calcext:value-type="float">
            <text:p>56.7</text:p>
          </table:table-cell>
          <table:table-cell table:style-name="ce75" office:value-type="float" office:value="9" calcext:value-type="float">
            <text:p>9</text:p>
          </table:table-cell>
          <table:table-cell table:number-columns-repeated="16377"/>
        </table:table-row>
        <table:table-row table:style-name="ro2">
          <table:table-cell table:style-name="ce262" office:value-type="float" office:value="800" calcext:value-type="float">
            <text:p>800.0</text:p>
          </table:table-cell>
          <table:table-cell table:style-name="ce235" office:value-type="float" office:value="3.14" calcext:value-type="float">
            <text:p>3.14</text:p>
          </table:table-cell>
          <table:table-cell table:style-name="ce74" office:value-type="float" office:value="0.3" calcext:value-type="float">
            <text:p>0.3</text:p>
          </table:table-cell>
          <table:table-cell/>
          <table:table-cell table:style-name="ce265" office:value-type="float" office:value="8" calcext:value-type="float">
            <text:p>8.000</text:p>
          </table:table-cell>
          <table:table-cell table:style-name="ce235" office:value-type="float" office:value="41.5" calcext:value-type="float">
            <text:p>41.5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16377"/>
        </table:table-row>
        <table:table-row table:style-name="ro2">
          <table:table-cell table:style-name="ce268" office:value-type="float" office:value="1000" calcext:value-type="float">
            <text:p>1000</text:p>
          </table:table-cell>
          <table:table-cell table:style-name="ce237" office:value-type="float" office:value="3.16" calcext:value-type="float">
            <text:p>3.16</text:p>
          </table:table-cell>
          <table:table-cell table:style-name="ce76" office:value-type="float" office:value="0.3" calcext:value-type="float">
            <text:p>0.3</text:p>
          </table:table-cell>
          <table:table-cell/>
          <table:table-cell table:style-name="ce276" office:value-type="float" office:value="10" calcext:value-type="float">
            <text:p>10.000</text:p>
          </table:table-cell>
          <table:table-cell table:style-name="ce237" office:value-type="float" office:value="33.1" calcext:value-type="float">
            <text:p>33.1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16377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rV" table:style-name="ta1">
        <table:table-column table:style-name="co1" table:default-cell-style-name="ce221"/>
        <table:table-column table:style-name="co2" table:number-columns-repeated="21" table:default-cell-style-name="ce221"/>
        <table:table-column table:style-name="co3" table:number-columns-repeated="16362" table:default-cell-style-name="ce221"/>
        <table:table-row table:style-name="ro1">
          <table:table-cell table:style-name="ce220" office:value-type="string" calcext:value-type="string" table:number-columns-spanned="1" table:number-rows-spanned="2">
            <text:p>Freq.</text:p>
          </table:table-cell>
          <table:table-cell table:style-name="ce234" office:value-type="string" calcext:value-type="string" table:number-columns-spanned="1" table:number-rows-spanned="2">
            <text:p>Read.</text:p>
          </table:table-cell>
          <table:table-cell table:style-name="ce220" office:value-type="string" calcext:value-type="string" table:number-columns-spanned="6" table:number-rows-spanned="1">
            <text:p>Voltage across capacitor/inductor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20" office:value-type="string" calcext:value-type="string" table:number-columns-spanned="6" table:number-rows-spanned="1">
            <text:p>Voltage across resistor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number-columns-repeated="16362"/>
        </table:table-row>
        <table:table-row table:style-name="ro1">
          <table:covered-table-cell table:number-columns-repeated="2"/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34" office:value-type="string" calcext:value-type="string">
            <text:p>Abs.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234" office:value-type="string" calcext:value-type="string">
            <text:p>Read.</text:p>
          </table:table-cell>
          <table:table-cell table:style-name="ce234" office:value-type="string" calcext:value-type="string">
            <text:p>Calib.</text:p>
          </table:table-cell>
          <table:table-cell table:style-name="ce234" office:value-type="string" calcext:value-type="string">
            <text:p>Abs.</text:p>
          </table:table-cell>
          <table:table-cell table:number-columns-repeated="16362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 <text:s/>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number-columns-repeated="16362"/>
        </table:table-row>
        <table:table-row table:style-name="ro1">
          <table:table-cell table:style-name="ce256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56" office:value-type="float" office:value="3.54" calcext:value-type="float">
            <text:p>3.54</text:p>
          </table:table-cell>
          <table:table-cell table:number-columns-repeated="4" table:style-name="ce256" office:value-type="float" office:value="3.56" calcext:value-type="float">
            <text:p>3.56</text:p>
          </table:table-cell>
          <table:table-cell table:style-name="ce230" table:formula="of:=AVERAGE([.C4:.G4])" office:value-type="float" office:value="3.556" calcext:value-type="float">
            <text:p>3.56</text:p>
          </table:table-cell>
          <table:table-cell table:style-name="ce235" table:formula="of:=(MAX([.C4:.G4])-MIN([.C4:.G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4])^2 + [.J4]^2 + ([.K4]*[.H4])^2); -INT(LOG10(ABS(SQRT(([.I4])^2 + [.J4]^2 + ([.K4]*[.H4])^2)))))" office:value-type="float" office:value="0.4" calcext:value-type="float">
            <text:p>0.4</text:p>
          </table:table-cell>
          <table:table-cell table:style-name="ce231" office:value-type="float" office:value="10" calcext:value-type="float">
            <text:p>10.0</text:p>
          </table:table-cell>
          <table:table-cell table:style-name="ce231" office:value-type="float" office:value="8.8" calcext:value-type="float">
            <text:p>8.8</text:p>
          </table:table-cell>
          <table:table-cell table:style-name="ce231" office:value-type="float" office:value="9" calcext:value-type="float">
            <text:p>9.0</text:p>
          </table:table-cell>
          <table:table-cell table:style-name="ce231" office:value-type="float" office:value="8.8" calcext:value-type="float">
            <text:p>8.8</text:p>
          </table:table-cell>
          <table:table-cell table:style-name="ce231" office:value-type="float" office:value="8.6" calcext:value-type="float">
            <text:p>8.6</text:p>
          </table:table-cell>
          <table:table-cell table:style-name="ce231" table:formula="of:=AVERAGE([.M4:.Q4])" office:value-type="float" office:value="9.04" calcext:value-type="float">
            <text:p>9.0</text:p>
          </table:table-cell>
          <table:table-cell table:style-name="ce235" table:formula="of:=(MAX([.M4:.Q4])-MIN([.M4:.Q4]))/5" office:value-type="float" office:value="0.28" calcext:value-type="float">
            <text:p>0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4]^2 + [.T4]^2 + ([.U4]*[.R4])^2); -INT(LOG10(ABS(SQRT([.S4]^2 + [.T4]^2 + ([.U4]*[.R4])^2)))))" office:value-type="float" office:value="0.6" calcext:value-type="float">
            <text:p>0.6</text:p>
          </table:table-cell>
          <table:table-cell table:number-columns-repeated="16362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3.5" calcext:value-type="float">
            <text:p>3.50</text:p>
          </table:table-cell>
          <table:table-cell table:style-name="ce230" office:value-type="float" office:value="3.54" calcext:value-type="float">
            <text:p>3.5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5" calcext:value-type="float">
            <text:p>3.50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table:formula="of:=AVERAGE([.C5:.G5])" office:value-type="float" office:value="3.5" calcext:value-type="float">
            <text:p>3.50</text:p>
          </table:table-cell>
          <table:table-cell table:style-name="ce235" table:formula="of:=(MAX([.C5:.G5])-MIN([.C5:.G5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5])^2 + [.J5]^2 + ([.K5]*[.H5])^2); -INT(LOG10(ABS(SQRT(([.I5])^2 + [.J5]^2 + ([.K5]*[.H5])^2)))))" office:value-type="float" office:value="0.4" calcext:value-type="float">
            <text:p>0.4</text:p>
          </table:table-cell>
          <table:table-cell table:style-name="ce223" office:value-type="float" office:value="16" calcext:value-type="float">
            <text:p>16.0</text:p>
          </table:table-cell>
          <table:table-cell table:style-name="ce223" office:value-type="float" office:value="17.2" calcext:value-type="float">
            <text:p>17.2</text:p>
          </table:table-cell>
          <table:table-cell table:style-name="ce223" office:value-type="float" office:value="16.8" calcext:value-type="float">
            <text:p>16.8</text:p>
          </table:table-cell>
          <table:table-cell table:style-name="ce223" office:value-type="float" office:value="16.4" calcext:value-type="float">
            <text:p>16.4</text:p>
          </table:table-cell>
          <table:table-cell table:style-name="ce223" office:value-type="float" office:value="16.6" calcext:value-type="float">
            <text:p>16.6</text:p>
          </table:table-cell>
          <table:table-cell table:style-name="ce223" table:formula="of:=AVERAGE([.M5:.Q5])" office:value-type="float" office:value="16.6" calcext:value-type="float">
            <text:p>16.6</text:p>
          </table:table-cell>
          <table:table-cell table:style-name="ce235" table:formula="of:=(MAX([.M5:.Q5])-MIN([.M5:.Q5]))/5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5]^2 + [.T5]^2 + ([.U5]*[.R5])^2); -INT(LOG10(ABS(SQRT([.S5]^2 + [.T5]^2 + ([.U5]*[.R5])^2)))))" office:value-type="float" office:value="0.9" calcext:value-type="float">
            <text:p>0.9</text:p>
          </table:table-cell>
          <table:table-cell table:number-columns-repeated="16362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30" office:value-type="float" office:value="3.48" calcext:value-type="float">
            <text:p>3.48</text:p>
          </table:table-cell>
          <table:table-cell table:style-name="ce230" office:value-type="float" office:value="3.46" calcext:value-type="float">
            <text:p>3.46</text:p>
          </table:table-cell>
          <table:table-cell table:number-columns-repeated="2" table:style-name="ce230" office:value-type="float" office:value="3.48" calcext:value-type="float">
            <text:p>3.48</text:p>
          </table:table-cell>
          <table:table-cell table:style-name="ce230" table:formula="of:=AVERAGE([.C6:.G6])" office:value-type="float" office:value="3.476" calcext:value-type="float">
            <text:p>3.48</text:p>
          </table:table-cell>
          <table:table-cell table:style-name="ce235" table:formula="of:=(MAX([.C6:.G6])-MIN([.C6:.G6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6])^2 + [.J6]^2 + ([.K6]*[.H6])^2); -INT(LOG10(ABS(SQRT(([.I6])^2 + [.J6]^2 + ([.K6]*[.H6])^2)))))" office:value-type="float" office:value="0.4" calcext:value-type="float">
            <text:p>0.4</text:p>
          </table:table-cell>
          <table:table-cell table:number-columns-repeated="2" table:style-name="ce223" office:value-type="float" office:value="24.8" calcext:value-type="float">
            <text:p>24.8</text:p>
          </table:table-cell>
          <table:table-cell table:number-columns-repeated="3" table:style-name="ce223" office:value-type="float" office:value="25" calcext:value-type="float">
            <text:p>25.0</text:p>
          </table:table-cell>
          <table:table-cell table:style-name="ce223" table:formula="of:=AVERAGE([.M6:.Q6])" office:value-type="float" office:value="24.92" calcext:value-type="float">
            <text:p>24.9</text:p>
          </table:table-cell>
          <table:table-cell table:style-name="ce235" table:formula="of:=(MAX([.M6:.Q6])-MIN([.M6:.Q6]))/5" office:value-type="float" office:value="0.0399999999999999" calcext:value-type="float">
            <text:p>0.039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6]^2 + [.T6]^2 + ([.U6]*[.R6])^2); -INT(LOG10(ABS(SQRT([.S6]^2 + [.T6]^2 + ([.U6]*[.R6])^2))))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6" calcext:value-type="float">
            <text:p>3.46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table:formula="of:=AVERAGE([.C7:.G7])" office:value-type="float" office:value="3.444" calcext:value-type="float">
            <text:p>3.44</text:p>
          </table:table-cell>
          <table:table-cell table:style-name="ce235" table:formula="of:=(MAX([.C7:.G7])-MIN([.C7:.G7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7])^2 + [.J7]^2 + ([.K7]*[.H7])^2); -INT(LOG10(ABS(SQRT(([.I7])^2 + [.J7]^2 + ([.K7]*[.H7])^2)))))" office:value-type="float" office:value="0.4" calcext:value-type="float">
            <text:p>0.4</text:p>
          </table:table-cell>
          <table:table-cell table:style-name="ce223" office:value-type="float" office:value="34.8" calcext:value-type="float">
            <text:p>34.8</text:p>
          </table:table-cell>
          <table:table-cell table:number-columns-repeated="2" table:style-name="ce223" office:value-type="float" office:value="34.4" calcext:value-type="float">
            <text:p>34.4</text:p>
          </table:table-cell>
          <table:table-cell table:style-name="ce223" office:value-type="float" office:value="34.2" calcext:value-type="float">
            <text:p>34.2</text:p>
          </table:table-cell>
          <table:table-cell table:style-name="ce223" office:value-type="float" office:value="35.4" calcext:value-type="float">
            <text:p>35.4</text:p>
          </table:table-cell>
          <table:table-cell table:style-name="ce223" table:formula="of:=AVERAGE([.M7:.Q7])" office:value-type="float" office:value="34.64" calcext:value-type="float">
            <text:p>34.6</text:p>
          </table:table-cell>
          <table:table-cell table:style-name="ce235" table:formula="of:=(MAX([.M7:.Q7])-MIN([.M7:.Q7]))/5" office:value-type="float" office:value="0.239999999999999" calcext:value-type="float">
            <text:p>0.23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7]^2 + [.T7]^2 + ([.U7]*[.R7])^2); -INT(LOG10(ABS(SQRT([.S7]^2 + [.T7]^2 + ([.U7]*[.R7])^2)))))" office:value-type="float" office:value="2" calcext:value-type="float">
            <text:p>2</text:p>
          </table:table-cell>
          <table:table-cell table:number-columns-repeated="16362"/>
        </table:table-row>
        <table:table-row table:style-name="ro1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2" calcext:value-type="float">
            <text:p>3.42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table:formula="of:=AVERAGE([.C8:.G8])" office:value-type="float" office:value="3.444" calcext:value-type="float">
            <text:p>3.44</text:p>
          </table:table-cell>
          <table:table-cell table:style-name="ce235" table:formula="of:=(MAX([.C8:.G8])-MIN([.C8:.G8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8])^2 + [.J8]^2 + ([.K8]*[.H8])^2); -INT(LOG10(ABS(SQRT(([.I8])^2 + [.J8]^2 + ([.K8]*[.H8])^2)))))" office:value-type="float" office:value="0.4" calcext:value-type="float">
            <text:p>0.4</text:p>
          </table:table-cell>
          <table:table-cell table:style-name="ce223" office:value-type="float" office:value="46" calcext:value-type="float">
            <text:p>46.0</text:p>
          </table:table-cell>
          <table:table-cell table:style-name="ce223" office:value-type="float" office:value="46.8" calcext:value-type="float">
            <text:p>46.8</text:p>
          </table:table-cell>
          <table:table-cell table:number-columns-repeated="2" table:style-name="ce223" office:value-type="float" office:value="46" calcext:value-type="float">
            <text:p>46.0</text:p>
          </table:table-cell>
          <table:table-cell table:style-name="ce223" office:value-type="float" office:value="45.6" calcext:value-type="float">
            <text:p>45.6</text:p>
          </table:table-cell>
          <table:table-cell table:style-name="ce223" table:formula="of:=AVERAGE([.M8:.Q8])" office:value-type="float" office:value="46.08" calcext:value-type="float">
            <text:p>46.1</text:p>
          </table:table-cell>
          <table:table-cell table:style-name="ce235" table:formula="of:=(MAX([.M8:.Q8])-MIN([.M8:.Q8]))/5" office:value-type="float" office:value="0.239999999999999" calcext:value-type="float">
            <text:p>0.23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8]^2 + [.T8]^2 + ([.U8]*[.R8])^2); -INT(LOG10(ABS(SQRT([.S8]^2 + [.T8]^2 + ([.U8]*[.R8])^2)))))" office:value-type="float" office:value="2" calcext:value-type="float">
            <text:p>2</text:p>
          </table:table-cell>
          <table:table-cell table:number-columns-repeated="16362"/>
        </table:table-row>
        <table:table-row table:style-name="ro1">
          <table:table-cell table:style-name="ce298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25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number-columns-repeated="16362"/>
        </table:table-row>
        <table:table-row table:style-name="ro1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" calcext:value-type="float">
            <text:p>3.40</text:p>
          </table:table-cell>
          <table:table-cell table:number-columns-repeated="2" table:style-name="ce230" office:value-type="float" office:value="3.38" calcext:value-type="float">
            <text:p>3.38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38" calcext:value-type="float">
            <text:p>3.38</text:p>
          </table:table-cell>
          <table:table-cell table:style-name="ce230" table:formula="of:=AVERAGE([.C10:.G10])" office:value-type="float" office:value="3.388" calcext:value-type="float">
            <text:p>3.39</text:p>
          </table:table-cell>
          <table:table-cell table:style-name="ce235" table:formula="of:=(MAX([.C10:.G10])-MIN([.C10:.G10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0])^2 + [.J10]^2 + ([.K10]*[.H10])^2); -INT(LOG10(ABS(SQRT(([.I10])^2 + [.J10]^2 + ([.K10]*[.H10])^2)))))" office:value-type="float" office:value="0.4" calcext:value-type="float">
            <text:p>0.4</text:p>
          </table:table-cell>
          <table:table-cell table:style-name="ce224" office:value-type="float" office:value="190" calcext:value-type="float">
            <text:p>190</text:p>
          </table:table-cell>
          <table:table-cell table:number-columns-repeated="2" table:style-name="ce224" office:value-type="float" office:value="192" calcext:value-type="float">
            <text:p>192</text:p>
          </table:table-cell>
          <table:table-cell table:style-name="ce224" office:value-type="float" office:value="188" calcext:value-type="float">
            <text:p>188</text:p>
          </table:table-cell>
          <table:table-cell table:style-name="ce224" office:value-type="float" office:value="192" calcext:value-type="float">
            <text:p>192</text:p>
          </table:table-cell>
          <table:table-cell table:style-name="ce224" table:formula="of:=AVERAGE([.M10:.Q10])" office:value-type="float" office:value="190.8" calcext:value-type="float">
            <text:p>191</text:p>
          </table:table-cell>
          <table:table-cell table:style-name="ce235" table:formula="of:=(MAX([.M10:.Q10])-MIN([.M10:.Q10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0]^2 + [.T10]^2 + ([.U10]*[.R10])^2); -INT(LOG10(ABS(SQRT([.S10]^2 + [.T10]^2 + ([.U10]*[.R10])^2)))))" office:value-type="float" office:value="10" calcext:value-type="float">
            <text:p>10</text:p>
          </table:table-cell>
          <table:table-cell table:number-columns-repeated="16362"/>
        </table:table-row>
        <table:table-row table:style-name="ro1">
          <table:table-cell table:style-name="ce223" office:value-type="float" office:value="210" calcext:value-type="float">
            <text:p>21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38" calcext:value-type="float">
            <text:p>3.38</text:p>
          </table:table-cell>
          <table:table-cell table:number-columns-repeated="2" table:style-name="ce230" office:value-type="float" office:value="3.36" calcext:value-type="float">
            <text:p>3.36</text:p>
          </table:table-cell>
          <table:table-cell table:number-columns-repeated="2" table:style-name="ce230" office:value-type="float" office:value="3.38" calcext:value-type="float">
            <text:p>3.38</text:p>
          </table:table-cell>
          <table:table-cell table:style-name="ce230" table:formula="of:=AVERAGE([.C11:.G11])" office:value-type="float" office:value="3.372" calcext:value-type="float">
            <text:p>3.37</text:p>
          </table:table-cell>
          <table:table-cell table:style-name="ce235" table:formula="of:=(MAX([.C11:.G11])-MIN([.C11:.G11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1])^2 + [.J11]^2 + ([.K11]*[.H11])^2); -INT(LOG10(ABS(SQRT(([.I11])^2 + [.J11]^2 + ([.K11]*[.H11])^2)))))" office:value-type="float" office:value="0.4" calcext:value-type="float">
            <text:p>0.4</text:p>
          </table:table-cell>
          <table:table-cell table:style-name="ce224" office:value-type="float" office:value="238" calcext:value-type="float">
            <text:p>238</text:p>
          </table:table-cell>
          <table:table-cell table:style-name="ce224" office:value-type="float" office:value="240" calcext:value-type="float">
            <text:p>240</text:p>
          </table:table-cell>
          <table:table-cell table:style-name="ce224" office:value-type="float" office:value="236" calcext:value-type="float">
            <text:p>236</text:p>
          </table:table-cell>
          <table:table-cell table:style-name="ce224" office:value-type="float" office:value="238" calcext:value-type="float">
            <text:p>238</text:p>
          </table:table-cell>
          <table:table-cell table:style-name="ce224" office:value-type="float" office:value="232" calcext:value-type="float">
            <text:p>232</text:p>
          </table:table-cell>
          <table:table-cell table:style-name="ce224" table:formula="of:=AVERAGE([.M11:.Q11])" office:value-type="float" office:value="236.8" calcext:value-type="float">
            <text:p>237</text:p>
          </table:table-cell>
          <table:table-cell table:style-name="ce235" table:formula="of:=(MAX([.M11:.Q11])-MIN([.M11:.Q11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1]^2 + [.T11]^2 + ([.U11]*[.R11])^2); -INT(LOG10(ABS(SQRT([.S11]^2 + [.T11]^2 + ([.U11]*[.R11])^2)))))" office:value-type="float" office:value="10" calcext:value-type="float">
            <text:p>10</text:p>
          </table:table-cell>
          <table:table-cell table:number-columns-repeated="16362"/>
        </table:table-row>
        <table:table-row table:style-name="ro1">
          <table:table-cell table:style-name="ce223" office:value-type="float" office:value="220" calcext:value-type="float">
            <text:p>22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32" calcext:value-type="float">
            <text:p>3.32</text:p>
          </table:table-cell>
          <table:table-cell table:style-name="ce230" office:value-type="float" office:value="3.34" calcext:value-type="float">
            <text:p>3.34</text:p>
          </table:table-cell>
          <table:table-cell table:number-columns-repeated="2" table:style-name="ce230" office:value-type="float" office:value="3.32" calcext:value-type="float">
            <text:p>3.32</text:p>
          </table:table-cell>
          <table:table-cell table:style-name="ce230" table:formula="of:=AVERAGE([.C12:.G12])" office:value-type="float" office:value="3.324" calcext:value-type="float">
            <text:p>3.32</text:p>
          </table:table-cell>
          <table:table-cell table:style-name="ce235" table:formula="of:=(MAX([.C12:.G12])-MIN([.C12:.G12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2])^2 + [.J12]^2 + ([.K12]*[.H12])^2); -INT(LOG10(ABS(SQRT(([.I12])^2 + [.J12]^2 + ([.K12]*[.H12])^2)))))" office:value-type="float" office:value="0.4" calcext:value-type="float">
            <text:p>0.4</text:p>
          </table:table-cell>
          <table:table-cell table:style-name="ce224" office:value-type="float" office:value="306" calcext:value-type="float">
            <text:p>306</text:p>
          </table:table-cell>
          <table:table-cell table:style-name="ce224" office:value-type="float" office:value="302" calcext:value-type="float">
            <text:p>302</text:p>
          </table:table-cell>
          <table:table-cell table:number-columns-repeated="3" table:style-name="ce224" office:value-type="float" office:value="304" calcext:value-type="float">
            <text:p>304</text:p>
          </table:table-cell>
          <table:table-cell table:style-name="ce224" table:formula="of:=AVERAGE([.M12:.Q12])" office:value-type="float" office:value="304" calcext:value-type="float">
            <text:p>304</text:p>
          </table:table-cell>
          <table:table-cell table:style-name="ce235" table:formula="of:=(MAX([.M12:.Q12])-MIN([.M12:.Q12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2]^2 + [.T12]^2 + ([.U12]*[.R12])^2); -INT(LOG10(ABS(SQRT([.S12]^2 + [.T12]^2 + ([.U12]*[.R12])^2)))))"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 table:style-name="ce223" office:value-type="float" office:value="230" calcext:value-type="float">
            <text:p>23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office:value-type="float" office:value="3.22" calcext:value-type="float">
            <text:p>3.22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office:value-type="float" office:value="3.22" calcext:value-type="float">
            <text:p>3.22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table:formula="of:=AVERAGE([.C13:.G13])" office:value-type="float" office:value="3.208" calcext:value-type="float">
            <text:p>3.21</text:p>
          </table:table-cell>
          <table:table-cell table:style-name="ce235" table:formula="of:=(MAX([.C13:.G13])-MIN([.C13:.G13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3])^2 + [.J13]^2 + ([.K13]*[.H13])^2); -INT(LOG10(ABS(SQRT(([.I13])^2 + [.J13]^2 + ([.K13]*[.H13])^2)))))" office:value-type="float" office:value="0.4" calcext:value-type="float">
            <text:p>0.4</text:p>
          </table:table-cell>
          <table:table-cell table:style-name="ce224" office:value-type="float" office:value="408" calcext:value-type="float">
            <text:p>408</text:p>
          </table:table-cell>
          <table:table-cell table:style-name="ce224" office:value-type="float" office:value="412" calcext:value-type="float">
            <text:p>412</text:p>
          </table:table-cell>
          <table:table-cell table:number-columns-repeated="3" table:style-name="ce224" office:value-type="float" office:value="408" calcext:value-type="float">
            <text:p>408</text:p>
          </table:table-cell>
          <table:table-cell table:style-name="ce224" table:formula="of:=AVERAGE([.M13:.Q13])" office:value-type="float" office:value="408.8" calcext:value-type="float">
            <text:p>409</text:p>
          </table:table-cell>
          <table:table-cell table:style-name="ce235" table:formula="of:=(MAX([.M13:.Q13])-MIN([.M13:.Q13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3]^2 + [.T13]^2 + ([.U13]*[.R13])^2); -INT(LOG10(ABS(SQRT([.S13]^2 + [.T13]^2 + ([.U13]*[.R13])^2)))))"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 table:style-name="ce223" office:value-type="float" office:value="240" calcext:value-type="float">
            <text:p>24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2.92" calcext:value-type="float">
            <text:p>2.92</text:p>
          </table:table-cell>
          <table:table-cell table:style-name="ce230" office:value-type="float" office:value="2.9" calcext:value-type="float">
            <text:p>2.90</text:p>
          </table:table-cell>
          <table:table-cell table:number-columns-repeated="2" table:style-name="ce230" office:value-type="float" office:value="2.92" calcext:value-type="float">
            <text:p>2.92</text:p>
          </table:table-cell>
          <table:table-cell table:style-name="ce230" table:formula="of:=AVERAGE([.C14:.G14])" office:value-type="float" office:value="2.916" calcext:value-type="float">
            <text:p>2.92</text:p>
          </table:table-cell>
          <table:table-cell table:style-name="ce235" table:formula="of:=(MAX([.C14:.G14])-MIN([.C14:.G14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4])^2 + [.J14]^2 + ([.K14]*[.H14])^2); -INT(LOG10(ABS(SQRT(([.I14])^2 + [.J14]^2 + ([.K14]*[.H14])^2)))))" office:value-type="float" office:value="0.3" calcext:value-type="float">
            <text:p>0.3</text:p>
          </table:table-cell>
          <table:table-cell table:style-name="ce224" office:value-type="float" office:value="604" calcext:value-type="float">
            <text:p>604</text:p>
          </table:table-cell>
          <table:table-cell table:style-name="ce224" office:value-type="float" office:value="608" calcext:value-type="float">
            <text:p>608</text:p>
          </table:table-cell>
          <table:table-cell table:number-columns-repeated="3" table:style-name="ce224" office:value-type="float" office:value="604" calcext:value-type="float">
            <text:p>604</text:p>
          </table:table-cell>
          <table:table-cell table:style-name="ce224" table:formula="of:=AVERAGE([.M14:.Q14])" office:value-type="float" office:value="604.8" calcext:value-type="float">
            <text:p>605</text:p>
          </table:table-cell>
          <table:table-cell table:style-name="ce235" table:formula="of:=(MAX([.M14:.Q14])-MIN([.M14:.Q14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4]^2 + [.T14]^2 + ([.U14]*[.R14])^2); -INT(LOG10(ABS(SQRT([.S14]^2 + [.T14]^2 + ([.U14]*[.R14])^2)))))" office:value-type="float" office:value="30" calcext:value-type="float">
            <text:p>30</text:p>
          </table:table-cell>
          <table:table-cell table:number-columns-repeated="16362"/>
        </table:table-row>
        <table:table-row table:style-name="ro1">
          <table:table-cell table:style-name="ce223" office:value-type="float" office:value="250" calcext:value-type="float">
            <text:p>25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2.5" calcext:value-type="float">
            <text:p>2.50</text:p>
          </table:table-cell>
          <table:table-cell table:style-name="ce230" office:value-type="float" office:value="2.52" calcext:value-type="float">
            <text:p>2.52</text:p>
          </table:table-cell>
          <table:table-cell table:style-name="ce230" office:value-type="float" office:value="2.5" calcext:value-type="float">
            <text:p>2.50</text:p>
          </table:table-cell>
          <table:table-cell table:style-name="ce230" office:value-type="float" office:value="2.48" calcext:value-type="float">
            <text:p>2.48</text:p>
          </table:table-cell>
          <table:table-cell table:style-name="ce230" table:formula="of:=AVERAGE([.C15:.G15])" office:value-type="float" office:value="2.5" calcext:value-type="float">
            <text:p>2.50</text:p>
          </table:table-cell>
          <table:table-cell table:style-name="ce235" table:formula="of:=(MAX([.C15:.G15])-MIN([.C15:.G1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5])^2 + [.J15]^2 + ([.K15]*[.H15])^2); -INT(LOG10(ABS(SQRT(([.I15])^2 + [.J15]^2 + ([.K15]*[.H15])^2)))))" office:value-type="float" office:value="0.3" calcext:value-type="float">
            <text:p>0.3</text:p>
          </table:table-cell>
          <table:table-cell table:style-name="ce224" office:value-type="float" office:value="768" calcext:value-type="float">
            <text:p>768</text:p>
          </table:table-cell>
          <table:table-cell table:style-name="ce224" office:value-type="float" office:value="772" calcext:value-type="float">
            <text:p>772</text:p>
          </table:table-cell>
          <table:table-cell table:style-name="ce224" office:value-type="float" office:value="768" calcext:value-type="float">
            <text:p>768</text:p>
          </table:table-cell>
          <table:table-cell table:number-columns-repeated="2" table:style-name="ce224" office:value-type="float" office:value="764" calcext:value-type="float">
            <text:p>764</text:p>
          </table:table-cell>
          <table:table-cell table:style-name="ce224" table:formula="of:=AVERAGE([.M15:.Q15])" office:value-type="float" office:value="767.2" calcext:value-type="float">
            <text:p>767</text:p>
          </table:table-cell>
          <table:table-cell table:style-name="ce235" table:formula="of:=(MAX([.M15:.Q15])-MIN([.M15:.Q15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5]^2 + [.T15]^2 + ([.U15]*[.R15])^2); -INT(LOG10(ABS(SQRT([.S15]^2 + [.T15]^2 + ([.U15]*[.R15])^2)))))" office:value-type="float" office:value="40" calcext:value-type="float">
            <text:p>40</text:p>
          </table:table-cell>
          <table:table-cell table:number-columns-repeated="16362"/>
        </table:table-row>
        <table:table-row table:style-name="ro1">
          <table:table-cell table:style-name="ce223" office:value-type="float" office:value="260" calcext:value-type="float">
            <text:p>26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2.68" calcext:value-type="float">
            <text:p>2.68</text:p>
          </table:table-cell>
          <table:table-cell table:style-name="ce230" office:value-type="float" office:value="2.66" calcext:value-type="float">
            <text:p>2.66</text:p>
          </table:table-cell>
          <table:table-cell table:style-name="ce230" office:value-type="float" office:value="2.64" calcext:value-type="float">
            <text:p>2.64</text:p>
          </table:table-cell>
          <table:table-cell table:style-name="ce230" office:value-type="float" office:value="2.66" calcext:value-type="float">
            <text:p>2.66</text:p>
          </table:table-cell>
          <table:table-cell table:style-name="ce230" office:value-type="float" office:value="2.64" calcext:value-type="float">
            <text:p>2.64</text:p>
          </table:table-cell>
          <table:table-cell table:style-name="ce230" table:formula="of:=AVERAGE([.C16:.G16])" office:value-type="float" office:value="2.656" calcext:value-type="float">
            <text:p>2.66</text:p>
          </table:table-cell>
          <table:table-cell table:style-name="ce235" table:formula="of:=(MAX([.C16:.G16])-MIN([.C16:.G1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6])^2 + [.J16]^2 + ([.K16]*[.H16])^2); -INT(LOG10(ABS(SQRT(([.I16])^2 + [.J16]^2 + ([.K16]*[.H16])^2)))))" office:value-type="float" office:value="0.3" calcext:value-type="float">
            <text:p>0.3</text:p>
          </table:table-cell>
          <table:table-cell table:style-name="ce224" office:value-type="float" office:value="704" calcext:value-type="float">
            <text:p>704</text:p>
          </table:table-cell>
          <table:table-cell table:style-name="ce224" office:value-type="float" office:value="712" calcext:value-type="float">
            <text:p>712</text:p>
          </table:table-cell>
          <table:table-cell table:style-name="ce224" office:value-type="float" office:value="704" calcext:value-type="float">
            <text:p>704</text:p>
          </table:table-cell>
          <table:table-cell table:style-name="ce224" office:value-type="float" office:value="708" calcext:value-type="float">
            <text:p>708</text:p>
          </table:table-cell>
          <table:table-cell table:style-name="ce224" office:value-type="float" office:value="704" calcext:value-type="float">
            <text:p>704</text:p>
          </table:table-cell>
          <table:table-cell table:style-name="ce224" table:formula="of:=AVERAGE([.M16:.Q16])" office:value-type="float" office:value="706.4" calcext:value-type="float">
            <text:p>706</text:p>
          </table:table-cell>
          <table:table-cell table:style-name="ce235" table:formula="of:=(MAX([.M16:.Q16])-MIN([.M16:.Q16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6]^2 + [.T16]^2 + ([.U16]*[.R16])^2); -INT(LOG10(ABS(SQRT([.S16]^2 + [.T16]^2 + ([.U16]*[.R16])^2)))))" office:value-type="float" office:value="40" calcext:value-type="float">
            <text:p>40</text:p>
          </table:table-cell>
          <table:table-cell table:number-columns-repeated="16362"/>
        </table:table-row>
        <table:table-row table:style-name="ro1">
          <table:table-cell table:style-name="ce225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22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number-columns-repeated="16362"/>
        </table:table-row>
        <table:table-row table:style-name="ro1">
          <table:table-cell table:style-name="ce231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42" calcext:value-type="float">
            <text:p>3.42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table:formula="of:=AVERAGE([.C18:.G18])" office:value-type="float" office:value="3.412" calcext:value-type="float">
            <text:p>3.41</text:p>
          </table:table-cell>
          <table:table-cell table:style-name="ce235" table:formula="of:=(MAX([.C18:.G18])-MIN([.C18:.G1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8])^2 + [.J18]^2 + ([.K18]*[.H18])^2); -INT(LOG10(ABS(SQRT(([.I18])^2 + [.J18]^2 + ([.K18]*[.H18])^2)))))" office:value-type="float" office:value="0.4" calcext:value-type="float">
            <text:p>0.4</text:p>
          </table:table-cell>
          <table:table-cell table:style-name="ce223" office:value-type="float" office:value="108.8" calcext:value-type="float">
            <text:p>108.8</text:p>
          </table:table-cell>
          <table:table-cell table:style-name="ce223" office:value-type="float" office:value="109.6" calcext:value-type="float">
            <text:p>109.6</text:p>
          </table:table-cell>
          <table:table-cell table:style-name="ce223" office:value-type="float" office:value="108.8" calcext:value-type="float">
            <text:p>108.8</text:p>
          </table:table-cell>
          <table:table-cell table:style-name="ce223" office:value-type="float" office:value="110.4" calcext:value-type="float">
            <text:p>110.4</text:p>
          </table:table-cell>
          <table:table-cell table:style-name="ce223" office:value-type="float" office:value="111.2" calcext:value-type="float">
            <text:p>111.2</text:p>
          </table:table-cell>
          <table:table-cell table:style-name="ce223" table:formula="of:=AVERAGE([.M18:.Q18])" office:value-type="float" office:value="109.76" calcext:value-type="float">
            <text:p>109.8</text:p>
          </table:table-cell>
          <table:table-cell table:style-name="ce235" table:formula="of:=(MAX([.M18:.Q18])-MIN([.M18:.Q18]))/5" office:value-type="float" office:value="0.480000000000001" calcext:value-type="float">
            <text:p>0.48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8]^2 + [.T18]^2 + ([.U18]*[.R18])^2); -INT(LOG10(ABS(SQRT([.S18]^2 + [.T18]^2 + ([.U18]*[.R18])^2)))))" office:value-type="float" office:value="6" calcext:value-type="float">
            <text:p>6</text:p>
          </table:table-cell>
          <table:table-cell table:number-columns-repeated="16362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2" calcext:value-type="float">
            <text:p>3.42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2" calcext:value-type="float">
            <text:p>3.42</text:p>
          </table:table-cell>
          <table:table-cell table:style-name="ce230" table:formula="of:=AVERAGE([.C19:.G19])" office:value-type="float" office:value="3.432" calcext:value-type="float">
            <text:p>3.43</text:p>
          </table:table-cell>
          <table:table-cell table:style-name="ce235" table:formula="of:=(MAX([.C19:.G19])-MIN([.C19:.G19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19])^2 + [.J19]^2 + ([.K19]*[.H19])^2); -INT(LOG10(ABS(SQRT(([.I19])^2 + [.J19]^2 + ([.K19]*[.H19])^2)))))" office:value-type="float" office:value="0.4" calcext:value-type="float">
            <text:p>0.4</text:p>
          </table:table-cell>
          <table:table-cell table:number-columns-repeated="2" table:style-name="ce223" office:value-type="float" office:value="50.8" calcext:value-type="float">
            <text:p>50.8</text:p>
          </table:table-cell>
          <table:table-cell table:style-name="ce223" office:value-type="float" office:value="50" calcext:value-type="float">
            <text:p>50.0</text:p>
          </table:table-cell>
          <table:table-cell table:style-name="ce223" office:value-type="float" office:value="50.8" calcext:value-type="float">
            <text:p>50.8</text:p>
          </table:table-cell>
          <table:table-cell table:style-name="ce223" office:value-type="float" office:value="50" calcext:value-type="float">
            <text:p>50.0</text:p>
          </table:table-cell>
          <table:table-cell table:style-name="ce223" table:formula="of:=AVERAGE([.M19:.Q19])" office:value-type="float" office:value="50.48" calcext:value-type="float">
            <text:p>50.5</text:p>
          </table:table-cell>
          <table:table-cell table:style-name="ce235" table:formula="of:=(MAX([.M19:.Q19])-MIN([.M19:.Q19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19]^2 + [.T19]^2 + ([.U19]*[.R19])^2); -INT(LOG10(ABS(SQRT([.S19]^2 + [.T19]^2 + ([.U19]*[.R19])^2)))))"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2" calcext:value-type="float">
            <text:p>3.42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table:formula="of:=AVERAGE([.C20:.G20])" office:value-type="float" office:value="3.436" calcext:value-type="float">
            <text:p>3.44</text:p>
          </table:table-cell>
          <table:table-cell table:style-name="ce235" table:formula="of:=(MAX([.C20:.G20])-MIN([.C20:.G20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0])^2 + [.J20]^2 + ([.K20]*[.H20])^2); -INT(LOG10(ABS(SQRT(([.I20])^2 + [.J20]^2 + ([.K20]*[.H20])^2)))))" office:value-type="float" office:value="0.4" calcext:value-type="float">
            <text:p>0.4</text:p>
          </table:table-cell>
          <table:table-cell table:style-name="ce223" office:value-type="float" office:value="34.8" calcext:value-type="float">
            <text:p>34.8</text:p>
          </table:table-cell>
          <table:table-cell table:number-columns-repeated="2" table:style-name="ce223" office:value-type="float" office:value="34" calcext:value-type="float">
            <text:p>34.0</text:p>
          </table:table-cell>
          <table:table-cell table:style-name="ce223" office:value-type="float" office:value="35.2" calcext:value-type="float">
            <text:p>35.2</text:p>
          </table:table-cell>
          <table:table-cell table:style-name="ce223" office:value-type="float" office:value="34" calcext:value-type="float">
            <text:p>34.0</text:p>
          </table:table-cell>
          <table:table-cell table:style-name="ce223" table:formula="of:=AVERAGE([.M20:.Q20])" office:value-type="float" office:value="34.4" calcext:value-type="float">
            <text:p>34.4</text:p>
          </table:table-cell>
          <table:table-cell table:style-name="ce235" table:formula="of:=(MAX([.M20:.Q20])-MIN([.M20:.Q20]))/5" office:value-type="float" office:value="0.240000000000001" calcext:value-type="float">
            <text:p>0.2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20]^2 + [.T20]^2 + ([.U20]*[.R20])^2); -INT(LOG10(ABS(SQRT([.S20]^2 + [.T20]^2 + ([.U20]*[.R20])^2)))))" office:value-type="float" office:value="2" calcext:value-type="float">
            <text:p>2</text:p>
          </table:table-cell>
          <table:table-cell table:number-columns-repeated="16362"/>
        </table:table-row>
        <table:table-row table:style-name="ro1">
          <table:table-cell table:style-name="ce224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48" calcext:value-type="float">
            <text:p>3.48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6" calcext:value-type="float">
            <text:p>3.46</text:p>
          </table:table-cell>
          <table:table-cell table:style-name="ce230" table:formula="of:=AVERAGE([.C21:.G21])" office:value-type="float" office:value="3.46" calcext:value-type="float">
            <text:p>3.46</text:p>
          </table:table-cell>
          <table:table-cell table:style-name="ce235" table:formula="of:=(MAX([.C21:.G21])-MIN([.C21:.G2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1])^2 + [.J21]^2 + ([.K21]*[.H21])^2); -INT(LOG10(ABS(SQRT(([.I21])^2 + [.J21]^2 + ([.K21]*[.H21])^2)))))" office:value-type="float" office:value="0.4" calcext:value-type="float">
            <text:p>0.4</text:p>
          </table:table-cell>
          <table:table-cell table:number-columns-repeated="2" table:style-name="ce223" office:value-type="float" office:value="29.6" calcext:value-type="float">
            <text:p>29.6</text:p>
          </table:table-cell>
          <table:table-cell table:style-name="ce223" office:value-type="float" office:value="28.8" calcext:value-type="float">
            <text:p>28.8</text:p>
          </table:table-cell>
          <table:table-cell table:style-name="ce223" office:value-type="float" office:value="28.4" calcext:value-type="float">
            <text:p>28.4</text:p>
          </table:table-cell>
          <table:table-cell table:style-name="ce223" office:value-type="float" office:value="29.2" calcext:value-type="float">
            <text:p>29.2</text:p>
          </table:table-cell>
          <table:table-cell table:style-name="ce223" table:formula="of:=AVERAGE([.M21:.Q21])" office:value-type="float" office:value="29.12" calcext:value-type="float">
            <text:p>29.1</text:p>
          </table:table-cell>
          <table:table-cell table:style-name="ce235" table:formula="of:=(MAX([.M21:.Q21])-MIN([.M21:.Q21]))/5" office:value-type="float" office:value="0.240000000000001" calcext:value-type="float">
            <text:p>0.2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21]^2 + [.T21]^2 + ([.U21]*[.R21])^2); -INT(LOG10(ABS(SQRT([.S21]^2 + [.T21]^2 + ([.U21]*[.R21])^2)))))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table:style-name="ce232" office:value-type="float" office:value="2000" calcext:value-type="float">
            <text:p>2000</text:p>
          </table:table-cell>
          <table:table-cell table:style-name="ce235" table:formula="of:=100" office:value-type="float" office:value="100" calcext:value-type="float">
            <text:p>100</text:p>
          </table:table-cell>
          <table:table-cell table:style-name="ce230" office:value-type="float" office:value="3.56" calcext:value-type="float">
            <text:p>3.56</text:p>
          </table:table-cell>
          <table:table-cell table:style-name="ce230" office:value-type="float" office:value="3.54" calcext:value-type="float">
            <text:p>3.54</text:p>
          </table:table-cell>
          <table:table-cell table:style-name="ce230" office:value-type="float" office:value="3.56" calcext:value-type="float">
            <text:p>3.56</text:p>
          </table:table-cell>
          <table:table-cell table:style-name="ce230" office:value-type="float" office:value="3.54" calcext:value-type="float">
            <text:p>3.54</text:p>
          </table:table-cell>
          <table:table-cell table:style-name="ce230" office:value-type="float" office:value="3.56" calcext:value-type="float">
            <text:p>3.56</text:p>
          </table:table-cell>
          <table:table-cell table:style-name="ce230" table:formula="of:=AVERAGE([.C22:.G22])" office:value-type="float" office:value="3.552" calcext:value-type="float">
            <text:p>3.55</text:p>
          </table:table-cell>
          <table:table-cell table:style-name="ce235" table:formula="of:=(MAX([.C22:.G22])-MIN([.C22:.G22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2])^2 + [.J22]^2 + ([.K22]*[.H22])^2); -INT(LOG10(ABS(SQRT(([.I22])^2 + [.J22]^2 + ([.K22]*[.H22])^2)))))" office:value-type="float" office:value="0.4" calcext:value-type="float">
            <text:p>0.4</text:p>
          </table:table-cell>
          <table:table-cell table:number-columns-repeated="2" table:style-name="ce223" office:value-type="float" office:value="79.2" calcext:value-type="float">
            <text:p>79.2</text:p>
          </table:table-cell>
          <table:table-cell table:style-name="ce223" office:value-type="float" office:value="78.4" calcext:value-type="float">
            <text:p>78.4</text:p>
          </table:table-cell>
          <table:table-cell table:style-name="ce223" office:value-type="float" office:value="81.6" calcext:value-type="float">
            <text:p>81.6</text:p>
          </table:table-cell>
          <table:table-cell table:style-name="ce223" office:value-type="float" office:value="79.2" calcext:value-type="float">
            <text:p>79.2</text:p>
          </table:table-cell>
          <table:table-cell table:style-name="ce223" table:formula="of:=AVERAGE([.M22:.Q22])" office:value-type="float" office:value="79.52" calcext:value-type="float">
            <text:p>79.5</text:p>
          </table:table-cell>
          <table:table-cell table:style-name="ce235" table:formula="of:=(MAX([.M22:.Q22])-MIN([.M22:.Q22]))/5" office:value-type="float" office:value="0.639999999999998" calcext:value-type="float">
            <text:p>0.63999999999999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S22]^2 + [.T22]^2 + ([.U22]*[.R22])^2); -INT(LOG10(ABS(SQRT([.S22]^2 + [.T22]^2 + ([.U22]*[.R22])^2)))))" office:value-type="float" office:value="4" calcext:value-type="float">
            <text:p>4</text:p>
          </table:table-cell>
          <table:table-cell table:number-columns-repeated="16362"/>
        </table:table-row>
        <table:table-row table:style-name="ro1">
          <table:table-cell table:style-name="ce225" office:value-type="string" calcext:value-type="string" table:number-columns-spanned="2" table:number-rows-spanned="1">
            <text:p>M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V <text:s/></text:p>
          </table:table-cell>
          <table:covered-table-cell table:number-columns-repeated="9"/>
          <table:table-cell table:number-columns-repeated="16362"/>
        </table:table-row>
        <table:table-row table:style-name="ro1">
          <table:table-cell table:style-name="ce277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4.04" calcext:value-type="float">
            <text:p>4.04</text:p>
          </table:table-cell>
          <table:table-cell table:style-name="ce230" office:value-type="float" office:value="4.06" calcext:value-type="float">
            <text:p>4.06</text:p>
          </table:table-cell>
          <table:table-cell table:number-columns-repeated="2" table:style-name="ce230" office:value-type="float" office:value="4.04" calcext:value-type="float">
            <text:p>4.04</text:p>
          </table:table-cell>
          <table:table-cell table:style-name="ce230" office:value-type="float" office:value="4.06" calcext:value-type="float">
            <text:p>4.06</text:p>
          </table:table-cell>
          <table:table-cell table:style-name="ce230" table:formula="of:=AVERAGE([.C24:.G24])" office:value-type="float" office:value="4.048" calcext:value-type="float">
            <text:p>4.05</text:p>
          </table:table-cell>
          <table:table-cell table:style-name="ce235" table:formula="of:=(MAX([.C24:.G24])-MIN([.C24:.G24]))/5" office:value-type="float" office:value="0.00399999999999992" calcext:value-type="float">
            <text:p>0.00399999999999992</text:p>
          </table:table-cell>
          <table:table-cell table:style-name="ce288" table:formula="of:=0.02" office:value-type="float" office:value="0.02" calcext:value-type="float">
            <text:p>0.02</text:p>
          </table:table-cell>
          <table:table-cell table:style-name="ce303" table:formula="of:=SQRT((10)^2 + (5)^2)%" office:value-type="percentage" office:value="0.11180339887499" calcext:value-type="percentage">
            <text:p>11.2%</text:p>
          </table:table-cell>
          <table:table-cell table:style-name="ce236" table:formula="of:=ROUND(SQRT(([.I24])^2 + [.J24]^2 + ([.K24]*[.H24])^2); -INT(LOG10(ABS(SQRT(([.I24])^2 + [.J24]^2 + ([.K24]*[.H24])^2)))))" office:value-type="float" office:value="0.5" calcext:value-type="float">
            <text:p>0.5</text:p>
          </table:table-cell>
          <table:table-cell table:style-name="ce305" office:value-type="float" office:value="0.366" calcext:value-type="float">
            <text:p>0.366</text:p>
          </table:table-cell>
          <table:table-cell table:style-name="ce226" office:value-type="float" office:value="0.368" calcext:value-type="float">
            <text:p>0.368</text:p>
          </table:table-cell>
          <table:table-cell table:style-name="ce226" office:value-type="float" office:value="0.366" calcext:value-type="float">
            <text:p>0.366</text:p>
          </table:table-cell>
          <table:table-cell table:style-name="ce226" office:value-type="float" office:value="0.364" calcext:value-type="float">
            <text:p>0.364</text:p>
          </table:table-cell>
          <table:table-cell table:style-name="ce226" office:value-type="float" office:value="0.366" calcext:value-type="float">
            <text:p>0.366</text:p>
          </table:table-cell>
          <table:table-cell table:style-name="ce226" table:formula="of:=AVERAGE([.M24:.Q24])" office:value-type="float" office:value="0.366" calcext:value-type="float">
            <text:p>0.366</text:p>
          </table:table-cell>
          <table:table-cell table:style-name="ce235" table:formula="of:=(MAX([.M24:.Q24])-MIN([.M24:.Q24]))/5" office:value-type="float" office:value="0.000800000000000001" calcext:value-type="float">
            <text:p>0.000800000000000001</text:p>
          </table:table-cell>
          <table:table-cell table:style-name="ce235" office:value-type="float" office:value="0.002" calcext:value-type="float">
            <text:p>0.0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6" table:formula="of:=ROUND(SQRT([.S24]^2 + [.T24]^2 + ([.U24]*[.R24])^2); -INT(LOG10(ABS(SQRT([.S24]^2 + [.T24]^2 + ([.U24]*[.R24])^2)))))" office:value-type="float" office:value="0.02" calcext:value-type="float">
            <text:p>0.02</text:p>
          </table:table-cell>
          <table:table-cell table:number-columns-repeated="16362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6.12" calcext:value-type="float">
            <text:p>6.12</text:p>
          </table:table-cell>
          <table:table-cell table:style-name="ce230" office:value-type="float" office:value="6.08" calcext:value-type="float">
            <text:p>6.08</text:p>
          </table:table-cell>
          <table:table-cell table:number-columns-repeated="2" table:style-name="ce230" office:value-type="float" office:value="6.12" calcext:value-type="float">
            <text:p>6.12</text:p>
          </table:table-cell>
          <table:table-cell table:style-name="ce230" office:value-type="float" office:value="6.08" calcext:value-type="float">
            <text:p>6.08</text:p>
          </table:table-cell>
          <table:table-cell table:style-name="ce230" table:formula="of:=AVERAGE([.C25:.G25])" office:value-type="float" office:value="6.104" calcext:value-type="float">
            <text:p>6.10</text:p>
          </table:table-cell>
          <table:table-cell table:style-name="ce235" table:formula="of:=(MAX([.C25:.G25])-MIN([.C25:.G25]))/5" office:value-type="float" office:value="0.00800000000000001" calcext:value-type="float">
            <text:p>0.00800000000000001</text:p>
          </table:table-cell>
          <table:table-cell table:style-name="ce288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5])^2 + [.J25]^2 + ([.K25]*[.H25])^2); -INT(LOG10(ABS(SQRT(([.I25])^2 + [.J25]^2 + ([.K25]*[.H25])^2)))))" office:value-type="float" office:value="0.7" calcext:value-type="float">
            <text:p>0.7</text:p>
          </table:table-cell>
          <table:table-cell table:style-name="ce286" office:value-type="float" office:value="1.84" calcext:value-type="float">
            <text:p>1.84</text:p>
          </table:table-cell>
          <table:table-cell table:style-name="ce230" office:value-type="float" office:value="1.82" calcext:value-type="float">
            <text:p>1.82</text:p>
          </table:table-cell>
          <table:table-cell table:number-columns-repeated="3" table:style-name="ce230" office:value-type="float" office:value="1.84" calcext:value-type="float">
            <text:p>1.84</text:p>
          </table:table-cell>
          <table:table-cell table:style-name="ce230" table:formula="of:=AVERAGE([.M25:.Q25])" office:value-type="float" office:value="1.836" calcext:value-type="float">
            <text:p>1.84</text:p>
          </table:table-cell>
          <table:table-cell table:style-name="ce235" table:formula="of:=(MAX([.M25:.Q25])-MIN([.M25:.Q25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[.S25]^2 + [.T25]^2 + ([.U25]*[.R25])^2); -INT(LOG10(ABS(SQRT([.S25]^2 + [.T25]^2 + ([.U25]*[.R25])^2)))))" office:value-type="float" office:value="0.09" calcext:value-type="float">
            <text:p>0.09</text:p>
          </table:table-cell>
          <table:table-cell table:number-columns-repeated="16362"/>
        </table:table-row>
        <table:table-row table:style-name="ro1">
          <table:table-cell table:style-name="ce230" office:value-type="float" office:value="12" calcext:value-type="float">
            <text:p>12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3.08" calcext:value-type="float">
            <text:p>3.08</text:p>
          </table:table-cell>
          <table:table-cell table:style-name="ce230" office:value-type="float" office:value="3" calcext:value-type="float">
            <text:p>3.00</text:p>
          </table:table-cell>
          <table:table-cell table:style-name="ce230" office:value-type="float" office:value="3.04" calcext:value-type="float">
            <text:p>3.04</text:p>
          </table:table-cell>
          <table:table-cell table:style-name="ce230" office:value-type="float" office:value="3" calcext:value-type="float">
            <text:p>3.00</text:p>
          </table:table-cell>
          <table:table-cell table:style-name="ce230" office:value-type="float" office:value="3.04" calcext:value-type="float">
            <text:p>3.04</text:p>
          </table:table-cell>
          <table:table-cell table:style-name="ce230" table:formula="of:=AVERAGE([.C26:.G26])" office:value-type="float" office:value="3.032" calcext:value-type="float">
            <text:p>3.03</text:p>
          </table:table-cell>
          <table:table-cell table:style-name="ce235" table:formula="of:=(MAX([.C26:.G26])-MIN([.C26:.G26]))/5" office:value-type="float" office:value="0.016" calcext:value-type="float">
            <text:p>0.016</text:p>
          </table:table-cell>
          <table:table-cell table:style-name="ce288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6])^2 + [.J26]^2 + ([.K26]*[.H26])^2); -INT(LOG10(ABS(SQRT(([.I26])^2 + [.J26]^2 + ([.K26]*[.H26])^2)))))" office:value-type="float" office:value="0.3" calcext:value-type="float">
            <text:p>0.3</text:p>
          </table:table-cell>
          <table:table-cell table:style-name="ce286" office:value-type="float" office:value="1.52" calcext:value-type="float">
            <text:p>1.52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2" calcext:value-type="float">
            <text:p>1.52</text:p>
          </table:table-cell>
          <table:table-cell table:number-columns-repeated="2" table:style-name="ce230" office:value-type="float" office:value="1.54" calcext:value-type="float">
            <text:p>1.54</text:p>
          </table:table-cell>
          <table:table-cell table:style-name="ce230" table:formula="of:=AVERAGE([.M26:.Q26])" office:value-type="float" office:value="1.536" calcext:value-type="float">
            <text:p>1.54</text:p>
          </table:table-cell>
          <table:table-cell table:style-name="ce235" table:formula="of:=(MAX([.M26:.Q26])-MIN([.M26:.Q26]))/5" office:value-type="float" office:value="0.00800000000000001" calcext:value-type="float">
            <text:p>0.00800000000000001</text:p>
          </table:table-cell>
          <table:table-cell table:style-name="ce235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[.S26]^2 + [.T26]^2 + ([.U26]*[.R26])^2); -INT(LOG10(ABS(SQRT([.S26]^2 + [.T26]^2 + ([.U26]*[.R26])^2)))))" office:value-type="float" office:value="0.08" calcext:value-type="float">
            <text:p>0.08</text:p>
          </table:table-cell>
          <table:table-cell table:number-columns-repeated="16362"/>
        </table:table-row>
        <table:table-row table:style-name="ro1">
          <table:table-cell table:style-name="ce230" office:value-type="float" office:value="16" calcext:value-type="float">
            <text:p>16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6" calcext:value-type="float">
            <text:p>1.56</text:p>
          </table:table-cell>
          <table:table-cell table:style-name="ce230" office:value-type="float" office:value="1.54" calcext:value-type="float">
            <text:p>1.54</text:p>
          </table:table-cell>
          <table:table-cell table:style-name="ce230" table:formula="of:=AVERAGE([.C27:.G27])" office:value-type="float" office:value="1.56" calcext:value-type="float">
            <text:p>1.56</text:p>
          </table:table-cell>
          <table:table-cell table:style-name="ce235" table:formula="of:=(MAX([.C27:.G27])-MIN([.C27:.G27]))/5" office:value-type="float" office:value="0.012" calcext:value-type="float">
            <text:p>0.012</text:p>
          </table:table-cell>
          <table:table-cell table:style-name="ce288" table:formula="of:=0.02" office:value-type="float" office:value="0.02" calcext:value-type="float">
            <text:p>0.02</text:p>
          </table:table-cell>
          <table:table-cell table:style-name="ce302" table:formula="of:=SQRT((10)^2 + (5)^2)%" office:value-type="percentage" office:value="0.11180339887499" calcext:value-type="percentage">
            <text:p>11.2%</text:p>
          </table:table-cell>
          <table:table-cell table:style-name="ce235" table:formula="of:=ROUND(SQRT(([.I27])^2 + [.J27]^2 + ([.K27]*[.H27])^2); -INT(LOG10(ABS(SQRT(([.I27])^2 + [.J27]^2 + ([.K27]*[.H27])^2)))))" office:value-type="float" office:value="0.2" calcext:value-type="float">
            <text:p>0.2</text:p>
          </table:table-cell>
          <table:table-cell table:style-name="ce286" office:value-type="float" office:value="1" calcext:value-type="float">
            <text:p>1.00</text:p>
          </table:table-cell>
          <table:table-cell table:style-name="ce226" office:value-type="float" office:value="0.992" calcext:value-type="float">
            <text:p>0.992</text:p>
          </table:table-cell>
          <table:table-cell table:style-name="ce230" office:value-type="float" office:value="1.01" calcext:value-type="float">
            <text:p>1.01</text:p>
          </table:table-cell>
          <table:table-cell table:number-columns-repeated="2" table:style-name="ce226" office:value-type="float" office:value="0.992" calcext:value-type="float">
            <text:p>0.992</text:p>
          </table:table-cell>
          <table:table-cell table:style-name="ce226" table:formula="of:=AVERAGE([.M27:.Q27])" office:value-type="float" office:value="0.9972" calcext:value-type="float">
            <text:p>0.997</text:p>
          </table:table-cell>
          <table:table-cell table:style-name="ce235" table:formula="of:=(MAX([.M27:.Q27])-MIN([.M27:.Q27]))/5" office:value-type="float" office:value="0.0036" calcext:value-type="float">
            <text:p>0.0036</text:p>
          </table:table-cell>
          <table:table-cell table:style-name="ce235" office:value-type="float" office:value="0.02" calcext:value-type="float">
            <text:p>0.02</text:p>
          </table:table-cell>
          <table:table-cell table:style-name="ce284" table:formula="of:=5%" office:value-type="percentage" office:value="0.05" calcext:value-type="percentage">
            <text:p>5%</text:p>
          </table:table-cell>
          <table:table-cell table:style-name="ce235" table:formula="of:=ROUND(SQRT([.S27]^2 + [.T27]^2 + ([.U27]*[.R27])^2); -INT(LOG10(ABS(SQRT([.S27]^2 + [.T27]^2 + ([.U27]*[.R27])^2)))))" office:value-type="float" office:value="0.05" calcext:value-type="float">
            <text:p>0.05</text:p>
          </table:table-cell>
          <table:table-cell table:number-columns-repeated="16362"/>
        </table:table-row>
        <table:table-row table:style-name="ro1">
          <table:table-cell table:style-name="ce259" office:value-type="float" office:value="20" calcext:value-type="float">
            <text:p>20.000</text:p>
          </table:table-cell>
          <table:table-cell table:style-name="ce237" table:formula="of:=1" office:value-type="float" office:value="1" calcext:value-type="float">
            <text:p>1</text:p>
          </table:table-cell>
          <table:table-cell table:style-name="ce257" office:value-type="float" office:value="1" calcext:value-type="float">
            <text:p>1.00</text:p>
          </table:table-cell>
          <table:table-cell table:style-name="ce237" office:value-type="float" office:value="1.04" calcext:value-type="float">
            <text:p>1.04</text:p>
          </table:table-cell>
          <table:table-cell table:style-name="ce237" office:value-type="float" office:value="1.02" calcext:value-type="float">
            <text:p>1.02</text:p>
          </table:table-cell>
          <table:table-cell table:style-name="ce237" office:value-type="float" office:value="0.98" calcext:value-type="float">
            <text:p>0.98</text:p>
          </table:table-cell>
          <table:table-cell table:style-name="ce237" office:value-type="float" office:value="1.02" calcext:value-type="float">
            <text:p>1.02</text:p>
          </table:table-cell>
          <table:table-cell table:style-name="ce257" table:formula="of:=AVERAGE([.C28:.G28])" office:value-type="float" office:value="1.012" calcext:value-type="float">
            <text:p>1.01</text:p>
          </table:table-cell>
          <table:table-cell table:style-name="ce237" table:formula="of:=(MAX([.C28:.G28])-MIN([.C28:.G28]))/5" office:value-type="float" office:value="0.012" calcext:value-type="float">
            <text:p>0.012</text:p>
          </table:table-cell>
          <table:table-cell table:style-name="ce289" table:formula="of:=0.02" office:value-type="float" office:value="0.02" calcext:value-type="float">
            <text:p>0.02</text:p>
          </table:table-cell>
          <table:table-cell table:style-name="ce304" table:formula="of:=SQRT((10)^2 + (5)^2)%" office:value-type="percentage" office:value="0.11180339887499" calcext:value-type="percentage">
            <text:p>11.2%</text:p>
          </table:table-cell>
          <table:table-cell table:style-name="ce237" table:formula="of:=ROUND(SQRT(([.I28])^2 + [.J28]^2 + ([.K28]*[.H28])^2); -INT(LOG10(ABS(SQRT(([.I28])^2 + [.J28]^2 + ([.K28]*[.H28])^2)))))" office:value-type="float" office:value="0.1" calcext:value-type="float">
            <text:p>0.1</text:p>
          </table:table-cell>
          <table:table-cell table:style-name="ce306" office:value-type="float" office:value="0.664" calcext:value-type="float">
            <text:p>0.664</text:p>
          </table:table-cell>
          <table:table-cell table:style-name="ce259" office:value-type="float" office:value="0.672" calcext:value-type="float">
            <text:p>0.672</text:p>
          </table:table-cell>
          <table:table-cell table:style-name="ce259" office:value-type="float" office:value="0.652" calcext:value-type="float">
            <text:p>0.652</text:p>
          </table:table-cell>
          <table:table-cell table:style-name="ce259" office:value-type="float" office:value="0.656" calcext:value-type="float">
            <text:p>0.656</text:p>
          </table:table-cell>
          <table:table-cell table:style-name="ce259" office:value-type="float" office:value="0.648" calcext:value-type="float">
            <text:p>0.648</text:p>
          </table:table-cell>
          <table:table-cell table:style-name="ce259" table:formula="of:=AVERAGE([.M28:.Q28])" office:value-type="float" office:value="0.6584" calcext:value-type="float">
            <text:p>0.658</text:p>
          </table:table-cell>
          <table:table-cell table:style-name="ce237" table:formula="of:=(MAX([.M28:.Q28])-MIN([.M28:.Q28]))/5" office:value-type="float" office:value="0.0048" calcext:value-type="float">
            <text:p>0.0048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85" table:formula="of:=5%" office:value-type="percentage" office:value="0.05" calcext:value-type="percentage">
            <text:p>5%</text:p>
          </table:table-cell>
          <table:table-cell table:style-name="ce237" table:formula="of:=ROUND(SQRT([.S28]^2 + [.T28]^2 + ([.U28]*[.R28])^2); -INT(LOG10(ABS(SQRT([.S28]^2 + [.T28]^2 + ([.U28]*[.R28])^2)))))" office:value-type="float" office:value="0.03" calcext:value-type="float">
            <text:p>0.0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99" table:number-columns-repeated="5"/>
          <table:table-cell table:style-name="ce301"/>
          <table:table-cell table:style-name="ce299" table:number-columns-repeated="9"/>
          <table:table-cell table:style-name="ce307"/>
          <table:table-cell table:number-columns-repeated="16367"/>
        </table:table-row>
        <table:table-row table:style-name="ro1" table:number-rows-repeated="2">
          <table:table-cell/>
          <table:table-cell table:style-name="ce300" table:number-columns-repeated="5"/>
          <table:table-cell table:style-name="ce301"/>
          <table:table-cell table:style-name="ce299" table:number-columns-repeated="10"/>
          <table:table-cell table:number-columns-repeated="16367"/>
        </table:table-row>
        <table:table-row table:style-name="ro1" table:number-rows-repeated="2">
          <table:table-cell/>
          <table:table-cell table:style-name="ce299" table:number-columns-repeated="16"/>
          <table:table-cell table:number-columns-repeated="16367"/>
        </table:table-row>
        <table:table-row table:style-name="ro1" table:number-rows-repeated="14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299" table:number-columns-repeated="11"/>
          <table:table-cell table:style-name="ce300" table:number-columns-repeated="5"/>
          <table:table-cell table:number-columns-repeated="16367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rPh" table:style-name="ta1">
        <table:table-column table:style-name="co1" table:default-cell-style-name="ce221"/>
        <table:table-column table:style-name="co2" table:number-columns-repeated="19" table:default-cell-style-name="ce221"/>
        <table:table-column table:style-name="co3" table:number-columns-repeated="16364" table:default-cell-style-name="ce221"/>
        <table:table-row table:style-name="ro1">
          <table:table-cell table:style-name="ce279" office:value-type="string" calcext:value-type="string" table:number-columns-spanned="1" table:number-rows-spanned="2">
            <text:p>Freq.</text:p>
          </table:table-cell>
          <table:table-cell table:style-name="ce280" office:value-type="string" calcext:value-type="string" table:number-columns-spanned="1" table:number-rows-spanned="2">
            <text:p>Read.</text:p>
          </table:table-cell>
          <table:table-cell table:style-name="ce279" office:value-type="string" calcext:value-type="string" table:number-columns-spanned="6" table:number-rows-spanned="1">
            <text:p>V<text:span text:style-name="T3">LC</text:span> to V<text:span text:style-name="T3">R</text:span> time difference</text:p>
          </table:table-cell>
          <table:covered-table-cell table:number-columns-repeated="5"/>
          <table:table-cell table:style-name="ce280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style-name="ce279" office:value-type="string" calcext:value-type="string" table:number-columns-spanned="6" table:number-rows-spanned="1">
            <text:p>V<text:span text:style-name="T3">C</text:span> to V<text:span text:style-name="T3">L</text:span> time difference</text:p>
          </table:table-cell>
          <table:covered-table-cell table:number-columns-repeated="5"/>
          <table:table-cell table:style-name="ce280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64"/>
        </table:table-row>
        <table:table-row table:style-name="ro1">
          <table:covered-table-cell table:number-columns-repeated="2"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2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2" office:value-type="string" calcext:value-type="string">
            <text:p>Comb.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2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2" office:value-type="string" calcext:value-type="string">
            <text:p>Comb.</text:p>
          </table:table-cell>
          <table:table-cell table:number-columns-repeated="16364"/>
        </table:table-row>
        <table:table-row table:style-name="ro1">
          <table:table-cell table:style-name="ce308" office:value-type="string" calcext:value-type="string" table:number-columns-spanned="2" table:number-rows-spanned="1">
            <text:p>kHz</text:p>
          </table:table-cell>
          <table:covered-table-cell/>
          <table:table-cell table:style-name="ce31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style-name="ce313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64"/>
        </table:table-row>
        <table:table-row table:style-name="ro1">
          <table:table-cell table:style-name="ce256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1" office:value-type="float" office:value="11.9" calcext:value-type="float">
            <text:p>11.9</text:p>
          </table:table-cell>
          <table:table-cell table:style-name="ce231" office:value-type="float" office:value="12.2" calcext:value-type="float">
            <text:p>12.2</text:p>
          </table:table-cell>
          <table:table-cell table:style-name="ce231" office:value-type="float" office:value="11.7" calcext:value-type="float">
            <text:p>11.7</text:p>
          </table:table-cell>
          <table:table-cell table:style-name="ce231" office:value-type="float" office:value="12.4" calcext:value-type="float">
            <text:p>12.4</text:p>
          </table:table-cell>
          <table:table-cell table:style-name="ce231" office:value-type="float" office:value="11.9" calcext:value-type="float">
            <text:p>11.9</text:p>
          </table:table-cell>
          <table:table-cell table:style-name="ce223" table:formula="of:=AVERAGE([.C4:.G4])" office:value-type="float" office:value="12.02" calcext:value-type="float">
            <text:p>12.0</text:p>
          </table:table-cell>
          <table:table-cell table:style-name="ce235" table:formula="of:=(MAX([.C4:.G4])-MIN([.C4:.G4]))/5" office:value-type="float" office:value="0.14" calcext:value-type="float">
            <text:p>0.1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I4]^2+[.J4]^2); -INT(LOG10(ABS(SQRT([.I4]^2+[.J4]^2)))))" office:value-type="float" office:value="0.2" calcext:value-type="float">
            <text:p>0.2</text:p>
          </table:table-cell>
          <table:table-cell table:style-name="ce231" office:value-type="float" office:value="23.4" calcext:value-type="float">
            <text:p>23.4</text:p>
          </table:table-cell>
          <table:table-cell table:style-name="ce231" office:value-type="float" office:value="23.2" calcext:value-type="float">
            <text:p>23.2</text:p>
          </table:table-cell>
          <table:table-cell table:style-name="ce231" office:value-type="float" office:value="24" calcext:value-type="float">
            <text:p>24.0</text:p>
          </table:table-cell>
          <table:table-cell table:style-name="ce231" office:value-type="float" office:value="23.6" calcext:value-type="float">
            <text:p>23.6</text:p>
          </table:table-cell>
          <table:table-cell table:style-name="ce231" office:value-type="float" office:value="23.8" calcext:value-type="float">
            <text:p>23.8</text:p>
          </table:table-cell>
          <table:table-cell table:style-name="ce223" table:formula="of:=AVERAGE([.L4:.P4])" office:value-type="float" office:value="23.6" calcext:value-type="float">
            <text:p>23.6</text:p>
          </table:table-cell>
          <table:table-cell table:style-name="ce235" table:formula="of:=(MAX([.L4:.P4])-MIN([.L4:.P4]))/5" office:value-type="float" office:value="0.16" calcext:value-type="float">
            <text:p>0.1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R4]^2+[.S4]^2); -INT(LOG10(ABS(SQRT([.R4]^2+[.S4]^2)))))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5.88" calcext:value-type="float">
            <text:p>5.88</text:p>
          </table:table-cell>
          <table:table-cell table:style-name="ce230" office:value-type="float" office:value="6.12" calcext:value-type="float">
            <text:p>6.12</text:p>
          </table:table-cell>
          <table:table-cell table:style-name="ce230" office:value-type="float" office:value="5.92" calcext:value-type="float">
            <text:p>5.92</text:p>
          </table:table-cell>
          <table:table-cell table:style-name="ce230" office:value-type="float" office:value="6.12" calcext:value-type="float">
            <text:p>6.12</text:p>
          </table:table-cell>
          <table:table-cell table:style-name="ce230" office:value-type="float" office:value="5.88" calcext:value-type="float">
            <text:p>5.88</text:p>
          </table:table-cell>
          <table:table-cell table:style-name="ce230" table:formula="of:=AVERAGE([.C5:.G5])" office:value-type="float" office:value="5.984" calcext:value-type="float">
            <text:p>5.98</text:p>
          </table:table-cell>
          <table:table-cell table:style-name="ce235" table:formula="of:=(MAX([.C5:.G5])-MIN([.C5:.G5]))/5" office:value-type="float" office:value="0.048" calcext:value-type="float">
            <text:p>0.04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I5]^2+[.J5]^2); -INT(LOG10(ABS(SQRT([.I5]^2+[.J5]^2)))))" office:value-type="float" office:value="0.05" calcext:value-type="float">
            <text:p>0.05</text:p>
          </table:table-cell>
          <table:table-cell table:number-columns-repeated="2" table:style-name="ce223" office:value-type="float" office:value="12.1" calcext:value-type="float">
            <text:p>12.1</text:p>
          </table:table-cell>
          <table:table-cell table:style-name="ce223" office:value-type="float" office:value="12.3" calcext:value-type="float">
            <text:p>12.3</text:p>
          </table:table-cell>
          <table:table-cell table:style-name="ce223" office:value-type="float" office:value="12" calcext:value-type="float">
            <text:p>12.0</text:p>
          </table:table-cell>
          <table:table-cell table:style-name="ce223" office:value-type="float" office:value="12.2" calcext:value-type="float">
            <text:p>12.2</text:p>
          </table:table-cell>
          <table:table-cell table:style-name="ce223" table:formula="of:=AVERAGE([.L5:.P5])" office:value-type="float" office:value="12.14" calcext:value-type="float">
            <text:p>12.1</text:p>
          </table:table-cell>
          <table:table-cell table:style-name="ce235" table:formula="of:=(MAX([.L5:.P5])-MIN([.L5:.P5]))/5" office:value-type="float" office:value="0.0600000000000001" calcext:value-type="float">
            <text:p>0.0600000000000001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5" table:formula="of:=ROUND(SQRT([.R5]^2+[.S5]^2); -INT(LOG10(ABS(SQRT([.R5]^2+[.S5]^2)))))" office:value-type="float" office:value="0.1" calcext:value-type="float">
            <text:p>0.1</text:p>
          </table:table-cell>
          <table:table-cell table:number-columns-repeated="16364"/>
        </table:table-row>
        <table:table-row table:style-name="ro1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4.04" calcext:value-type="float">
            <text:p>4.04</text:p>
          </table:table-cell>
          <table:table-cell table:style-name="ce230" office:value-type="float" office:value="4.08" calcext:value-type="float">
            <text:p>4.08</text:p>
          </table:table-cell>
          <table:table-cell table:style-name="ce230" office:value-type="float" office:value="4.04" calcext:value-type="float">
            <text:p>4.04</text:p>
          </table:table-cell>
          <table:table-cell table:style-name="ce230" office:value-type="float" office:value="3.98" calcext:value-type="float">
            <text:p>3.98</text:p>
          </table:table-cell>
          <table:table-cell table:style-name="ce230" office:value-type="float" office:value="4.12" calcext:value-type="float">
            <text:p>4.12</text:p>
          </table:table-cell>
          <table:table-cell table:style-name="ce230" table:formula="of:=AVERAGE([.C6:.G6])" office:value-type="float" office:value="4.052" calcext:value-type="float">
            <text:p>4.05</text:p>
          </table:table-cell>
          <table:table-cell table:style-name="ce235" table:formula="of:=(MAX([.C6:.G6])-MIN([.C6:.G6]))/5" office:value-type="float" office:value="0.028" calcext:value-type="float">
            <text:p>0.02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I6]^2+[.J6]^2); -INT(LOG10(ABS(SQRT([.I6]^2+[.J6]^2)))))" office:value-type="float" office:value="0.03" calcext:value-type="float">
            <text:p>0.03</text:p>
          </table:table-cell>
          <table:table-cell table:style-name="ce230" office:value-type="float" office:value="8.16" calcext:value-type="float">
            <text:p>8.16</text:p>
          </table:table-cell>
          <table:table-cell table:style-name="ce230" office:value-type="float" office:value="8.2" calcext:value-type="float">
            <text:p>8.20</text:p>
          </table:table-cell>
          <table:table-cell table:number-columns-repeated="3" table:style-name="ce230" office:value-type="float" office:value="8.1" calcext:value-type="float">
            <text:p>8.10</text:p>
          </table:table-cell>
          <table:table-cell table:style-name="ce230" table:formula="of:=AVERAGE([.L6:.P6])" office:value-type="float" office:value="8.132" calcext:value-type="float">
            <text:p>8.13</text:p>
          </table:table-cell>
          <table:table-cell table:style-name="ce235" table:formula="of:=(MAX([.L6:.P6])-MIN([.L6:.P6]))/5" office:value-type="float" office:value="0.0199999999999999" calcext:value-type="float">
            <text:p>0.019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6]^2+[.S6]^2); -INT(LOG10(ABS(SQRT([.R6]^2+[.S6]^2)))))" office:value-type="float" office:value="0.03" calcext:value-type="float">
            <text:p>0.03</text:p>
          </table:table-cell>
          <table:table-cell table:number-columns-repeated="16364"/>
        </table:table-row>
        <table:table-row table:style-name="ro1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3.06" calcext:value-type="float">
            <text:p>3.06</text:p>
          </table:table-cell>
          <table:table-cell table:style-name="ce230" office:value-type="float" office:value="3.04" calcext:value-type="float">
            <text:p>3.04</text:p>
          </table:table-cell>
          <table:table-cell table:style-name="ce230" office:value-type="float" office:value="3" calcext:value-type="float">
            <text:p>3.00</text:p>
          </table:table-cell>
          <table:table-cell table:number-columns-repeated="2" table:style-name="ce230" office:value-type="float" office:value="3.04" calcext:value-type="float">
            <text:p>3.04</text:p>
          </table:table-cell>
          <table:table-cell table:style-name="ce230" table:formula="of:=AVERAGE([.C7:.G7])" office:value-type="float" office:value="3.036" calcext:value-type="float">
            <text:p>3.04</text:p>
          </table:table-cell>
          <table:table-cell table:style-name="ce235" table:formula="of:=(MAX([.C7:.G7])-MIN([.C7:.G7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I7]^2+[.J7]^2); -INT(LOG10(ABS(SQRT([.I7]^2+[.J7]^2)))))" office:value-type="float" office:value="0.02" calcext:value-type="float">
            <text:p>0.02</text:p>
          </table:table-cell>
          <table:table-cell table:number-columns-repeated="2" table:style-name="ce230" office:value-type="float" office:value="5.96" calcext:value-type="float">
            <text:p>5.96</text:p>
          </table:table-cell>
          <table:table-cell table:style-name="ce230" office:value-type="float" office:value="6" calcext:value-type="float">
            <text:p>6.00</text:p>
          </table:table-cell>
          <table:table-cell table:style-name="ce230" office:value-type="float" office:value="6.04" calcext:value-type="float">
            <text:p>6.04</text:p>
          </table:table-cell>
          <table:table-cell table:style-name="ce230" office:value-type="float" office:value="6.08" calcext:value-type="float">
            <text:p>6.08</text:p>
          </table:table-cell>
          <table:table-cell table:style-name="ce230" table:formula="of:=AVERAGE([.L7:.P7])" office:value-type="float" office:value="6.008" calcext:value-type="float">
            <text:p>6.01</text:p>
          </table:table-cell>
          <table:table-cell table:style-name="ce235" table:formula="of:=(MAX([.L7:.P7])-MIN([.L7:.P7]))/5" office:value-type="float" office:value="0.024" calcext:value-type="float">
            <text:p>0.02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7]^2+[.S7]^2); -INT(LOG10(ABS(SQRT([.R7]^2+[.S7]^2)))))" office:value-type="float" office:value="0.03" calcext:value-type="float">
            <text:p>0.03</text:p>
          </table:table-cell>
          <table:table-cell table:number-columns-repeated="16364"/>
        </table:table-row>
        <table:table-row table:style-name="ro1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2.42" calcext:value-type="float">
            <text:p>2.42</text:p>
          </table:table-cell>
          <table:table-cell table:style-name="ce230" office:value-type="float" office:value="2.46" calcext:value-type="float">
            <text:p>2.46</text:p>
          </table:table-cell>
          <table:table-cell table:number-columns-repeated="2" table:style-name="ce230" office:value-type="float" office:value="2.44" calcext:value-type="float">
            <text:p>2.44</text:p>
          </table:table-cell>
          <table:table-cell table:style-name="ce230" office:value-type="float" office:value="2.48" calcext:value-type="float">
            <text:p>2.48</text:p>
          </table:table-cell>
          <table:table-cell table:style-name="ce230" table:formula="of:=AVERAGE([.C8:.G8])" office:value-type="float" office:value="2.448" calcext:value-type="float">
            <text:p>2.45</text:p>
          </table:table-cell>
          <table:table-cell table:style-name="ce235" table:formula="of:=(MAX([.C8:.G8])-MIN([.C8:.G8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I8]^2+[.J8]^2); -INT(LOG10(ABS(SQRT([.I8]^2+[.J8]^2)))))" office:value-type="float" office:value="0.02" calcext:value-type="float">
            <text:p>0.02</text:p>
          </table:table-cell>
          <table:table-cell table:style-name="ce230" office:value-type="float" office:value="4.84" calcext:value-type="float">
            <text:p>4.84</text:p>
          </table:table-cell>
          <table:table-cell table:number-columns-repeated="2" table:style-name="ce230" office:value-type="float" office:value="4.88" calcext:value-type="float">
            <text:p>4.88</text:p>
          </table:table-cell>
          <table:table-cell table:style-name="ce230" office:value-type="float" office:value="4.84" calcext:value-type="float">
            <text:p>4.84</text:p>
          </table:table-cell>
          <table:table-cell table:style-name="ce230" office:value-type="float" office:value="4.88" calcext:value-type="float">
            <text:p>4.88</text:p>
          </table:table-cell>
          <table:table-cell table:style-name="ce230" table:formula="of:=AVERAGE([.L8:.P8])" office:value-type="float" office:value="4.864" calcext:value-type="float">
            <text:p>4.86</text:p>
          </table:table-cell>
          <table:table-cell table:style-name="ce235" table:formula="of:=(MAX([.L8:.P8])-MIN([.L8:.P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8]^2+[.S8]^2); -INT(LOG10(ABS(SQRT([.R8]^2+[.S8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309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style-name="ce255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64"/>
        </table:table-row>
        <table:table-row table:style-name="ro1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24" office:value-type="float" office:value="1110" calcext:value-type="float">
            <text:p>1110</text:p>
          </table:table-cell>
          <table:table-cell table:style-name="ce224" office:value-type="float" office:value="1112" calcext:value-type="float">
            <text:p>1112</text:p>
          </table:table-cell>
          <table:table-cell table:style-name="ce224" office:value-type="float" office:value="1108" calcext:value-type="float">
            <text:p>1108</text:p>
          </table:table-cell>
          <table:table-cell table:style-name="ce224" office:value-type="float" office:value="1116" calcext:value-type="float">
            <text:p>1116</text:p>
          </table:table-cell>
          <table:table-cell table:style-name="ce224" table:formula="of:=AVERAGE([.C10:.G10])" office:value-type="float" office:value="1111.2" calcext:value-type="float">
            <text:p>1111</text:p>
          </table:table-cell>
          <table:table-cell table:style-name="ce235" table:formula="of:=(MAX([.C10:.G10])-MIN([.C10:.G10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0]^2+[.J10]^2); -INT(LOG10(ABS(SQRT([.I10]^2+[.J10]^2)))))" office:value-type="float" office:value="3" calcext:value-type="float">
            <text:p>3</text:p>
          </table:table-cell>
          <table:table-cell table:number-columns-repeated="2" table:style-name="ce230" office:value-type="float" office:value="2.42" calcext:value-type="float">
            <text:p>2.42</text:p>
          </table:table-cell>
          <table:table-cell table:number-columns-repeated="2" table:style-name="ce230" office:value-type="float" office:value="2.4" calcext:value-type="float">
            <text:p>2.40</text:p>
          </table:table-cell>
          <table:table-cell table:style-name="ce230" office:value-type="float" office:value="2.38" calcext:value-type="float">
            <text:p>2.38</text:p>
          </table:table-cell>
          <table:table-cell table:style-name="ce230" table:formula="of:=AVERAGE([.L10:.P10])" office:value-type="float" office:value="2.404" calcext:value-type="float">
            <text:p>2.40</text:p>
          </table:table-cell>
          <table:table-cell table:style-name="ce235" table:formula="of:=(MAX([.L10:.P10])-MIN([.L10:.P1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10]^2+[.S10]^2); -INT(LOG10(ABS(SQRT([.R10]^2+[.S10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223" office:value-type="float" office:value="210" calcext:value-type="float">
            <text:p>21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1030" calcext:value-type="float">
            <text:p>1030</text:p>
          </table:table-cell>
          <table:table-cell table:style-name="ce224" office:value-type="float" office:value="1040" calcext:value-type="float">
            <text:p>1040</text:p>
          </table:table-cell>
          <table:table-cell table:number-columns-repeated="2" table:style-name="ce224" office:value-type="float" office:value="1030" calcext:value-type="float">
            <text:p>1030</text:p>
          </table:table-cell>
          <table:table-cell table:style-name="ce224" office:value-type="float" office:value="1020" calcext:value-type="float">
            <text:p>1020</text:p>
          </table:table-cell>
          <table:table-cell table:style-name="ce224" table:formula="of:=AVERAGE([.C11:.G11])" office:value-type="float" office:value="1030" calcext:value-type="float">
            <text:p>1030</text:p>
          </table:table-cell>
          <table:table-cell table:style-name="ce235" table:formula="of:=(MAX([.C11:.G11])-MIN([.C11:.G11]))/5" office:value-type="float" office:value="4" calcext:value-type="float">
            <text:p>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1]^2+[.J11]^2); -INT(LOG10(ABS(SQRT([.I11]^2+[.J11]^2)))))" office:value-type="float" office:value="4" calcext:value-type="float">
            <text:p>4</text:p>
          </table:table-cell>
          <table:table-cell table:style-name="ce230" office:value-type="float" office:value="2.28" calcext:value-type="float">
            <text:p>2.28</text:p>
          </table:table-cell>
          <table:table-cell table:style-name="ce230" office:value-type="float" office:value="2.22" calcext:value-type="float">
            <text:p>2.22</text:p>
          </table:table-cell>
          <table:table-cell table:number-columns-repeated="2" table:style-name="ce230" office:value-type="float" office:value="2.26" calcext:value-type="float">
            <text:p>2.26</text:p>
          </table:table-cell>
          <table:table-cell table:style-name="ce230" office:value-type="float" office:value="2.24" calcext:value-type="float">
            <text:p>2.24</text:p>
          </table:table-cell>
          <table:table-cell table:style-name="ce230" table:formula="of:=AVERAGE([.L11:.P11])" office:value-type="float" office:value="2.252" calcext:value-type="float">
            <text:p>2.25</text:p>
          </table:table-cell>
          <table:table-cell table:style-name="ce235" table:formula="of:=(MAX([.L11:.P11])-MIN([.L11:.P11]))/5" office:value-type="float" office:value="0.0119999999999999" calcext:value-type="float">
            <text:p>0.011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11]^2+[.S11]^2); -INT(LOG10(ABS(SQRT([.R11]^2+[.S11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223" office:value-type="float" office:value="220" calcext:value-type="float">
            <text:p>22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928" calcext:value-type="float">
            <text:p>928</text:p>
          </table:table-cell>
          <table:table-cell table:style-name="ce224" office:value-type="float" office:value="924" calcext:value-type="float">
            <text:p>924</text:p>
          </table:table-cell>
          <table:table-cell table:style-name="ce224" office:value-type="float" office:value="936" calcext:value-type="float">
            <text:p>936</text:p>
          </table:table-cell>
          <table:table-cell table:style-name="ce224" office:value-type="float" office:value="928" calcext:value-type="float">
            <text:p>928</text:p>
          </table:table-cell>
          <table:table-cell table:style-name="ce224" office:value-type="float" office:value="932" calcext:value-type="float">
            <text:p>932</text:p>
          </table:table-cell>
          <table:table-cell table:style-name="ce224" table:formula="of:=AVERAGE([.C12:.G12])" office:value-type="float" office:value="929.6" calcext:value-type="float">
            <text:p>930</text:p>
          </table:table-cell>
          <table:table-cell table:style-name="ce235" table:formula="of:=(MAX([.C12:.G12])-MIN([.C12:.G12]))/5" office:value-type="float" office:value="2.4" calcext:value-type="float">
            <text:p>2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2]^2+[.J12]^2); -INT(LOG10(ABS(SQRT([.I12]^2+[.J12]^2)))))" office:value-type="float" office:value="3" calcext:value-type="float">
            <text:p>3</text:p>
          </table:table-cell>
          <table:table-cell table:style-name="ce230" office:value-type="float" office:value="2.1" calcext:value-type="float">
            <text:p>2.10</text:p>
          </table:table-cell>
          <table:table-cell table:style-name="ce230" office:value-type="float" office:value="2.08" calcext:value-type="float">
            <text:p>2.08</text:p>
          </table:table-cell>
          <table:table-cell table:number-columns-repeated="2" table:style-name="ce230" office:value-type="float" office:value="2.1" calcext:value-type="float">
            <text:p>2.10</text:p>
          </table:table-cell>
          <table:table-cell table:style-name="ce230" office:value-type="float" office:value="2.08" calcext:value-type="float">
            <text:p>2.08</text:p>
          </table:table-cell>
          <table:table-cell table:style-name="ce230" table:formula="of:=AVERAGE([.L12:.P12])" office:value-type="float" office:value="2.092" calcext:value-type="float">
            <text:p>2.09</text:p>
          </table:table-cell>
          <table:table-cell table:style-name="ce235" table:formula="of:=(MAX([.L12:.P12])-MIN([.L12:.P12]))/5" office:value-type="float" office:value="0.004" calcext:value-type="float">
            <text:p>0.0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12]^2+[.S12]^2); -INT(LOG10(ABS(SQRT([.R12]^2+[.S12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223" office:value-type="float" office:value="230" calcext:value-type="float">
            <text:p>23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804" calcext:value-type="float">
            <text:p>804</text:p>
          </table:table-cell>
          <table:table-cell table:style-name="ce224" office:value-type="float" office:value="796" calcext:value-type="float">
            <text:p>796</text:p>
          </table:table-cell>
          <table:table-cell table:style-name="ce224" office:value-type="float" office:value="804" calcext:value-type="float">
            <text:p>804</text:p>
          </table:table-cell>
          <table:table-cell table:style-name="ce224" office:value-type="float" office:value="800" calcext:value-type="float">
            <text:p>800</text:p>
          </table:table-cell>
          <table:table-cell table:style-name="ce224" office:value-type="float" office:value="804" calcext:value-type="float">
            <text:p>804</text:p>
          </table:table-cell>
          <table:table-cell table:style-name="ce224" table:formula="of:=AVERAGE([.C13:.G13])" office:value-type="float" office:value="801.6" calcext:value-type="float">
            <text:p>802</text:p>
          </table:table-cell>
          <table:table-cell table:style-name="ce235" table:formula="of:=(MAX([.C13:.G13])-MIN([.C13:.G13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3]^2+[.J13]^2); -INT(LOG10(ABS(SQRT([.I13]^2+[.J13]^2)))))" office:value-type="float" office:value="3" calcext:value-type="float">
            <text:p>3</text:p>
          </table:table-cell>
          <table:table-cell table:number-columns-repeated="5" table:style-name="ce230" office:value-type="float" office:value="1.9" calcext:value-type="float">
            <text:p>1.90</text:p>
          </table:table-cell>
          <table:table-cell table:style-name="ce230" table:formula="of:=AVERAGE([.L13:.P13])" office:value-type="float" office:value="1.9" calcext:value-type="float">
            <text:p>1.90</text:p>
          </table:table-cell>
          <table:table-cell table:style-name="ce247" office:value-type="string" calcext:value-type="string">
            <text:p>0.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13]^2+[.S13]^2); -INT(LOG10(ABS(SQRT([.R13]^2+[.S13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223" office:value-type="float" office:value="240" calcext:value-type="float">
            <text:p>24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548" calcext:value-type="float">
            <text:p>548</text:p>
          </table:table-cell>
          <table:table-cell table:style-name="ce224" office:value-type="float" office:value="552" calcext:value-type="float">
            <text:p>552</text:p>
          </table:table-cell>
          <table:table-cell table:style-name="ce224" office:value-type="float" office:value="560" calcext:value-type="float">
            <text:p>560</text:p>
          </table:table-cell>
          <table:table-cell table:style-name="ce224" office:value-type="float" office:value="552" calcext:value-type="float">
            <text:p>552</text:p>
          </table:table-cell>
          <table:table-cell table:style-name="ce224" office:value-type="float" office:value="556" calcext:value-type="float">
            <text:p>556</text:p>
          </table:table-cell>
          <table:table-cell table:style-name="ce224" table:formula="of:=AVERAGE([.C14:.G14])" office:value-type="float" office:value="553.6" calcext:value-type="float">
            <text:p>554</text:p>
          </table:table-cell>
          <table:table-cell table:style-name="ce235" table:formula="of:=(MAX([.C14:.G14])-MIN([.C14:.G14]))/5" office:value-type="float" office:value="2.4" calcext:value-type="float">
            <text:p>2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4]^2+[.J14]^2); -INT(LOG10(ABS(SQRT([.I14]^2+[.J14]^2)))))" office:value-type="float" office:value="3" calcext:value-type="float">
            <text:p>3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1.5" calcext:value-type="float">
            <text:p>1.50</text:p>
          </table:table-cell>
          <table:table-cell table:style-name="ce230" office:value-type="float" office:value="1.48" calcext:value-type="float">
            <text:p>1.48</text:p>
          </table:table-cell>
          <table:table-cell table:number-columns-repeated="2" table:style-name="ce230" office:value-type="float" office:value="1.5" calcext:value-type="float">
            <text:p>1.50</text:p>
          </table:table-cell>
          <table:table-cell table:style-name="ce230" table:formula="of:=AVERAGE([.L14:.P14])" office:value-type="float" office:value="1.5" calcext:value-type="float">
            <text:p>1.50</text:p>
          </table:table-cell>
          <table:table-cell table:style-name="ce235" table:formula="of:=(MAX([.L14:.P14])-MIN([.L14:.P14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R14]^2+[.S14]^2); -INT(LOG10(ABS(SQRT([.R14]^2+[.S14]^2)))))" office:value-type="float" office:value="0.02" calcext:value-type="float">
            <text:p>0.02</text:p>
          </table:table-cell>
          <table:table-cell table:number-columns-repeated="16364"/>
        </table:table-row>
        <table:table-row table:style-name="ro1">
          <table:table-cell table:style-name="ce223" office:value-type="float" office:value="250" calcext:value-type="float">
            <text:p>25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76" calcext:value-type="float">
            <text:p>76</text:p>
          </table:table-cell>
          <table:table-cell table:number-columns-repeated="2" table:style-name="ce224" office:value-type="float" office:value="80" calcext:value-type="float">
            <text:p>80</text:p>
          </table:table-cell>
          <table:table-cell table:style-name="ce224" office:value-type="float" office:value="76" calcext:value-type="float">
            <text:p>76</text:p>
          </table:table-cell>
          <table:table-cell table:style-name="ce224" office:value-type="float" office:value="78" calcext:value-type="float">
            <text:p>78</text:p>
          </table:table-cell>
          <table:table-cell table:style-name="ce224" table:formula="of:=AVERAGE([.C15:.G15])" office:value-type="float" office:value="78" calcext:value-type="float">
            <text:p>78</text:p>
          </table:table-cell>
          <table:table-cell table:style-name="ce235" table:formula="of:=(MAX([.C15:.G15])-MIN([.C15:.G15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5]^2+[.J15]^2); -INT(LOG10(ABS(SQRT([.I15]^2+[.J15]^2)))))" office:value-type="float" office:value="2" calcext:value-type="float">
            <text:p>2</text:p>
          </table:table-cell>
          <table:table-cell table:style-name="ce226" office:value-type="float" office:value="0.77" calcext:value-type="float">
            <text:p>0.770</text:p>
          </table:table-cell>
          <table:table-cell table:number-columns-repeated="2" table:style-name="ce226" office:value-type="float" office:value="0.76" calcext:value-type="float">
            <text:p>0.760</text:p>
          </table:table-cell>
          <table:table-cell table:number-columns-repeated="2" table:style-name="ce226" office:value-type="float" office:value="0.73" calcext:value-type="float">
            <text:p>0.730</text:p>
          </table:table-cell>
          <table:table-cell table:style-name="ce226" table:formula="of:=AVERAGE([.L15:.P15])" office:value-type="float" office:value="0.75" calcext:value-type="float">
            <text:p>0.750</text:p>
          </table:table-cell>
          <table:table-cell table:style-name="ce235" table:formula="of:=(MAX([.L15:.P15])-MIN([.L15:.P15]))/5" office:value-type="float" office:value="0.00800000000000001" calcext:value-type="float">
            <text:p>0.00800000000000001</text:p>
          </table:table-cell>
          <table:table-cell table:style-name="ce235" table:formula="of:=0.01" office:value-type="float" office:value="0.01" calcext:value-type="float">
            <text:p>0.01</text:p>
          </table:table-cell>
          <table:table-cell table:style-name="ce235" table:formula="of:=ROUND(SQRT([.R15]^2+[.S15]^2); -INT(LOG10(ABS(SQRT([.R15]^2+[.S15]^2)))))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>
          <table:table-cell table:style-name="ce223" office:value-type="float" office:value="260" calcext:value-type="float">
            <text:p>26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-352" calcext:value-type="float">
            <text:p>-352</text:p>
          </table:table-cell>
          <table:table-cell table:style-name="ce224" office:value-type="float" office:value="-364" calcext:value-type="float">
            <text:p>-364</text:p>
          </table:table-cell>
          <table:table-cell table:style-name="ce224" office:value-type="float" office:value="-360" calcext:value-type="float">
            <text:p>-360</text:p>
          </table:table-cell>
          <table:table-cell table:number-columns-repeated="2" table:style-name="ce224" office:value-type="float" office:value="-364" calcext:value-type="float">
            <text:p>-364</text:p>
          </table:table-cell>
          <table:table-cell table:style-name="ce224" table:formula="of:=AVERAGE([.C16:.G16])" office:value-type="float" office:value="-360.8" calcext:value-type="float">
            <text:p>-361</text:p>
          </table:table-cell>
          <table:table-cell table:style-name="ce235" table:formula="of:=(MAX([.C16:.G16])-MIN([.C16:.G16]))/5" office:value-type="float" office:value="2.4" calcext:value-type="float">
            <text:p>2.4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6]^2+[.J16]^2); -INT(LOG10(ABS(SQRT([.I16]^2+[.J16]^2)))))" office:value-type="float" office:value="3" calcext:value-type="float">
            <text:p>3</text:p>
          </table:table-cell>
          <table:table-cell table:style-name="ce226" office:value-type="float" office:value="0.35" calcext:value-type="float">
            <text:p>0.350</text:p>
          </table:table-cell>
          <table:table-cell table:style-name="ce226" office:value-type="float" office:value="0.36" calcext:value-type="float">
            <text:p>0.360</text:p>
          </table:table-cell>
          <table:table-cell table:style-name="ce226" office:value-type="float" office:value="0.37" calcext:value-type="float">
            <text:p>0.370</text:p>
          </table:table-cell>
          <table:table-cell table:style-name="ce226" office:value-type="float" office:value="0.35" calcext:value-type="float">
            <text:p>0.350</text:p>
          </table:table-cell>
          <table:table-cell table:style-name="ce226" office:value-type="float" office:value="0.34" calcext:value-type="float">
            <text:p>0.340</text:p>
          </table:table-cell>
          <table:table-cell table:style-name="ce226" table:formula="of:=AVERAGE([.L16:.P16])" office:value-type="float" office:value="0.354" calcext:value-type="float">
            <text:p>0.354</text:p>
          </table:table-cell>
          <table:table-cell table:style-name="ce235" table:formula="of:=(MAX([.L16:.P16])-MIN([.L16:.P16]))/5" office:value-type="float" office:value="0.00599999999999999" calcext:value-type="float">
            <text:p>0.00599999999999999</text:p>
          </table:table-cell>
          <table:table-cell table:style-name="ce235" table:formula="of:=0.01" office:value-type="float" office:value="0.01" calcext:value-type="float">
            <text:p>0.01</text:p>
          </table:table-cell>
          <table:table-cell table:style-name="ce235" table:formula="of:=ROUND(SQRT([.R16]^2+[.S16]^2); -INT(LOG10(ABS(SQRT([.R16]^2+[.S16]^2)))))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>
          <table:table-cell table:style-name="ce308" office:value-type="string" calcext:value-type="string" table:number-columns-spanned="2" table:number-rows-spanned="1">
            <text:p>kHz</text:p>
          </table:table-cell>
          <table:covered-table-cell/>
          <table:table-cell table:style-name="ce239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style-name="ce222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64"/>
        </table:table-row>
        <table:table-row table:style-name="ro1">
          <table:table-cell table:style-name="ce231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-604" calcext:value-type="float">
            <text:p>-604</text:p>
          </table:table-cell>
          <table:table-cell table:style-name="ce224" office:value-type="float" office:value="-596" calcext:value-type="float">
            <text:p>-596</text:p>
          </table:table-cell>
          <table:table-cell table:number-columns-repeated="2" table:style-name="ce224" office:value-type="float" office:value="-600" calcext:value-type="float">
            <text:p>-600</text:p>
          </table:table-cell>
          <table:table-cell table:style-name="ce224" office:value-type="float" office:value="-598" calcext:value-type="float">
            <text:p>-598</text:p>
          </table:table-cell>
          <table:table-cell table:style-name="ce224" table:formula="of:=AVERAGE([.C18:.G18])" office:value-type="float" office:value="-599.6" calcext:value-type="float">
            <text:p>-600</text:p>
          </table:table-cell>
          <table:table-cell table:style-name="ce235" table:formula="of:=(MAX([.C18:.G18])-MIN([.C18:.G18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8]^2+[.J18]^2); -INT(LOG10(ABS(SQRT([.I18]^2+[.J18]^2)))))" office:value-type="float" office:value="3" calcext:value-type="float">
            <text:p>3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20" calcext:value-type="float">
            <text:p>20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12" calcext:value-type="float">
            <text:p>12</text:p>
          </table:table-cell>
          <table:table-cell table:style-name="ce283" office:value-type="float" office:value="8" calcext:value-type="float">
            <text:p>8</text:p>
          </table:table-cell>
          <table:table-cell table:style-name="ce283" table:formula="of:=AVERAGE([.L18:.P18])" office:value-type="float" office:value="11.6" calcext:value-type="float">
            <text:p>12</text:p>
          </table:table-cell>
          <table:table-cell table:style-name="ce260" table:formula="of:=(MAX([.L18:.P18])-MIN([.L18:.P18]))/5" office:value-type="float" office:value="2.4" calcext:value-type="float">
            <text:p>2.4</text:p>
          </table:table-cell>
          <table:table-cell table:style-name="ce260" table:formula="of:=2" office:value-type="float" office:value="2" calcext:value-type="float">
            <text:p>2</text:p>
          </table:table-cell>
          <table:table-cell table:style-name="ce235" table:formula="of:=ROUND(SQRT([.R18]^2+[.S18]^2); -INT(LOG10(ABS(SQRT([.R18]^2+[.S18]^2)))))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-460" calcext:value-type="float">
            <text:p>-460</text:p>
          </table:table-cell>
          <table:table-cell table:style-name="ce224" office:value-type="float" office:value="-450" calcext:value-type="float">
            <text:p>-450</text:p>
          </table:table-cell>
          <table:table-cell table:number-columns-repeated="3" table:style-name="ce224" office:value-type="float" office:value="-446" calcext:value-type="float">
            <text:p>-446</text:p>
          </table:table-cell>
          <table:table-cell table:style-name="ce224" table:formula="of:=AVERAGE([.C19:.G19])" office:value-type="float" office:value="-449.6" calcext:value-type="float">
            <text:p>-450</text:p>
          </table:table-cell>
          <table:table-cell table:style-name="ce235" table:formula="of:=(MAX([.C19:.G19])-MIN([.C19:.G19]))/5" office:value-type="float" office:value="2.8" calcext:value-type="float">
            <text:p>2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19]^2+[.J19]^2); -INT(LOG10(ABS(SQRT([.I19]^2+[.J19]^2)))))" office:value-type="float" office:value="3" calcext:value-type="float">
            <text:p>3</text:p>
          </table:table-cell>
          <table:table-cell table:number-columns-repeated="7" table:style-name="ce247" office:value-type="string" calcext:value-type="string">
            <text:p>0</text:p>
          </table:table-cell>
          <table:table-cell table:style-name="ce260" table:formula="of:=2" office:value-type="float" office:value="2" calcext:value-type="float">
            <text:p>2</text:p>
          </table:table-cell>
          <table:table-cell table:style-name="ce235" table:formula="of:=ROUND(SQRT([.R19]^2+[.S19]^2); -INT(LOG10(ABS(SQRT([.R19]^2+[.S19]^2)))))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-386" calcext:value-type="float">
            <text:p>-386</text:p>
          </table:table-cell>
          <table:table-cell table:style-name="ce224" office:value-type="float" office:value="-392" calcext:value-type="float">
            <text:p>-392</text:p>
          </table:table-cell>
          <table:table-cell table:style-name="ce224" office:value-type="float" office:value="-390" calcext:value-type="float">
            <text:p>-390</text:p>
          </table:table-cell>
          <table:table-cell table:style-name="ce224" office:value-type="float" office:value="-382" calcext:value-type="float">
            <text:p>-382</text:p>
          </table:table-cell>
          <table:table-cell table:style-name="ce224" office:value-type="float" office:value="-386" calcext:value-type="float">
            <text:p>-386</text:p>
          </table:table-cell>
          <table:table-cell table:style-name="ce224" table:formula="of:=AVERAGE([.C20:.G20])" office:value-type="float" office:value="-387.2" calcext:value-type="float">
            <text:p>-387</text:p>
          </table:table-cell>
          <table:table-cell table:style-name="ce235" table:formula="of:=(MAX([.C20:.G20])-MIN([.C20:.G20]))/5" office:value-type="float" office:value="2" calcext:value-type="float">
            <text:p>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20]^2+[.J20]^2); -INT(LOG10(ABS(SQRT([.I20]^2+[.J20]^2)))))" office:value-type="float" office:value="3" calcext:value-type="float">
            <text:p>3</text:p>
          </table:table-cell>
          <table:table-cell table:number-columns-repeated="7" table:style-name="ce247" office:value-type="string" calcext:value-type="string">
            <text:p>0</text:p>
          </table:table-cell>
          <table:table-cell table:style-name="ce260" table:formula="of:=2" office:value-type="float" office:value="2" calcext:value-type="float">
            <text:p>2</text:p>
          </table:table-cell>
          <table:table-cell table:style-name="ce235" table:formula="of:=ROUND(SQRT([.R20]^2+[.S20]^2); -INT(LOG10(ABS(SQRT([.R20]^2+[.S20]^2)))))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24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24" office:value-type="float" office:value="-374" calcext:value-type="float">
            <text:p>-374</text:p>
          </table:table-cell>
          <table:table-cell table:style-name="ce224" office:value-type="float" office:value="-378" calcext:value-type="float">
            <text:p>-378</text:p>
          </table:table-cell>
          <table:table-cell table:style-name="ce224" office:value-type="float" office:value="-362" calcext:value-type="float">
            <text:p>-362</text:p>
          </table:table-cell>
          <table:table-cell table:style-name="ce224" office:value-type="float" office:value="-370" calcext:value-type="float">
            <text:p>-370</text:p>
          </table:table-cell>
          <table:table-cell table:style-name="ce224" office:value-type="float" office:value="-374" calcext:value-type="float">
            <text:p>-374</text:p>
          </table:table-cell>
          <table:table-cell table:style-name="ce224" table:formula="of:=AVERAGE([.C21:.G21])" office:value-type="float" office:value="-371.6" calcext:value-type="float">
            <text:p>-372</text:p>
          </table:table-cell>
          <table:table-cell table:style-name="ce235" table:formula="of:=(MAX([.C21:.G21])-MIN([.C21:.G21]))/5" office:value-type="float" office:value="3.2" calcext:value-type="float">
            <text:p>3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I21]^2+[.J21]^2); -INT(LOG10(ABS(SQRT([.I21]^2+[.J21]^2)))))" office:value-type="float" office:value="4" calcext:value-type="float">
            <text:p>4</text:p>
          </table:table-cell>
          <table:table-cell table:number-columns-repeated="7" table:style-name="ce247" office:value-type="string" calcext:value-type="string">
            <text:p>0</text:p>
          </table:table-cell>
          <table:table-cell table:style-name="ce260" table:formula="of:=2" office:value-type="float" office:value="2" calcext:value-type="float">
            <text:p>2</text:p>
          </table:table-cell>
          <table:table-cell table:style-name="ce235" table:formula="of:=ROUND(SQRT([.R21]^2+[.S21]^2); -INT(LOG10(ABS(SQRT([.R21]^2+[.S21]^2)))))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32" office:value-type="float" office:value="2000" calcext:value-type="float">
            <text:p>2000</text:p>
          </table:table-cell>
          <table:table-cell table:style-name="ce235" table:formula="of:=100" office:value-type="float" office:value="100" calcext:value-type="float">
            <text:p>100</text:p>
          </table:table-cell>
          <table:table-cell table:style-name="ce224" office:value-type="float" office:value="225" calcext:value-type="float">
            <text:p>225</text:p>
          </table:table-cell>
          <table:table-cell table:style-name="ce224" office:value-type="float" office:value="227" calcext:value-type="float">
            <text:p>227</text:p>
          </table:table-cell>
          <table:table-cell table:style-name="ce224" office:value-type="float" office:value="225" calcext:value-type="float">
            <text:p>225</text:p>
          </table:table-cell>
          <table:table-cell table:style-name="ce224" office:value-type="float" office:value="226" calcext:value-type="float">
            <text:p>226</text:p>
          </table:table-cell>
          <table:table-cell table:style-name="ce224" office:value-type="float" office:value="220" calcext:value-type="float">
            <text:p>220</text:p>
          </table:table-cell>
          <table:table-cell table:style-name="ce224" table:formula="of:=AVERAGE([.C22:.G22])" office:value-type="float" office:value="224.6" calcext:value-type="float">
            <text:p>225</text:p>
          </table:table-cell>
          <table:table-cell table:style-name="ce235" table:formula="of:=(MAX([.C22:.G22])-MIN([.C22:.G22]))/5" office:value-type="float" office:value="1.4" calcext:value-type="float">
            <text:p>1.4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[.I22]^2+[.J22]^2); -INT(LOG10(ABS(SQRT([.I22]^2+[.J22]^2)))))" office:value-type="float" office:value="2" calcext:value-type="float">
            <text:p>2</text:p>
          </table:table-cell>
          <table:table-cell table:style-name="ce283" office:value-type="float" office:value="-8" calcext:value-type="float">
            <text:p>-8</text:p>
          </table:table-cell>
          <table:table-cell table:number-columns-repeated="2" table:style-name="ce283" office:value-type="float" office:value="-6" calcext:value-type="float">
            <text:p>-6</text:p>
          </table:table-cell>
          <table:table-cell table:style-name="ce283" office:value-type="float" office:value="-10" calcext:value-type="float">
            <text:p>-10</text:p>
          </table:table-cell>
          <table:table-cell table:style-name="ce283" office:value-type="float" office:value="-6" calcext:value-type="float">
            <text:p>-6</text:p>
          </table:table-cell>
          <table:table-cell table:style-name="ce283" table:formula="of:=AVERAGE([.L22:.P22])" office:value-type="float" office:value="-7.2" calcext:value-type="float">
            <text:p>-7</text:p>
          </table:table-cell>
          <table:table-cell table:style-name="ce260" table:formula="of:=(MAX([.L22:.P22])-MIN([.L22:.P22]))/5" office:value-type="float" office:value="0.8" calcext:value-type="float">
            <text:p>0.8</text:p>
          </table:table-cell>
          <table:table-cell table:style-name="ce260" table:formula="of:=2" office:value-type="float" office:value="2" calcext:value-type="float">
            <text:p>2</text:p>
          </table:table-cell>
          <table:table-cell table:style-name="ce235" table:formula="of:=ROUND(SQRT([.R22]^2+[.S22]^2); -INT(LOG10(ABS(SQRT([.R22]^2+[.S22]^2)))))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308" office:value-type="string" calcext:value-type="string" table:number-columns-spanned="2" table:number-rows-spanned="1">
            <text:p>MHz</text:p>
          </table:table-cell>
          <table:covered-table-cell/>
          <table:table-cell table:style-name="ce241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style-name="ce255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64"/>
        </table:table-row>
        <table:table-row table:style-name="ro1">
          <table:table-cell table:style-name="ce277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94" calcext:value-type="float">
            <text:p>94.0</text:p>
          </table:table-cell>
          <table:table-cell table:style-name="ce223" office:value-type="float" office:value="94.4" calcext:value-type="float">
            <text:p>94.4</text:p>
          </table:table-cell>
          <table:table-cell table:style-name="ce223" office:value-type="float" office:value="95.2" calcext:value-type="float">
            <text:p>95.2</text:p>
          </table:table-cell>
          <table:table-cell table:number-columns-repeated="2" table:style-name="ce223" office:value-type="float" office:value="94.8" calcext:value-type="float">
            <text:p>94.8</text:p>
          </table:table-cell>
          <table:table-cell table:style-name="ce223" table:formula="of:=AVERAGE([.C24:.G24])" office:value-type="float" office:value="94.64" calcext:value-type="float">
            <text:p>94.6</text:p>
          </table:table-cell>
          <table:table-cell table:style-name="ce235" table:formula="of:=(MAX([.C24:.G24])-MIN([.C24:.G24]))/5" office:value-type="float" office:value="0.240000000000001" calcext:value-type="float">
            <text:p>0.240000000000001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6" table:formula="of:=ROUND(SQRT([.I24]^2+[.J24]^2); -INT(LOG10(ABS(SQRT([.I24]^2+[.J24]^2)))))" office:value-type="float" office:value="0.3" calcext:value-type="float">
            <text:p>0.3</text:p>
          </table:table-cell>
          <table:table-cell table:style-name="ce272" office:value-type="float" office:value="-6" calcext:value-type="float">
            <text:p>-6</text:p>
          </table:table-cell>
          <table:table-cell table:style-name="ce224" office:value-type="float" office:value="-8" calcext:value-type="float">
            <text:p>-8</text:p>
          </table:table-cell>
          <table:table-cell table:style-name="ce224" office:value-type="float" office:value="-6" calcext:value-type="float">
            <text:p>-6</text:p>
          </table:table-cell>
          <table:table-cell table:style-name="ce224" office:value-type="float" office:value="-8" calcext:value-type="float">
            <text:p>-8</text:p>
          </table:table-cell>
          <table:table-cell table:style-name="ce224" office:value-type="float" office:value="-6" calcext:value-type="float">
            <text:p>-6</text:p>
          </table:table-cell>
          <table:table-cell table:style-name="ce224" table:formula="of:=AVERAGE([.L24:.P24])" office:value-type="float" office:value="-6.8" calcext:value-type="float">
            <text:p>-7</text:p>
          </table:table-cell>
          <table:table-cell table:style-name="ce235" table:formula="of:=(MAX([.L24:.P24])-MIN([.L24:.P24]))/5" office:value-type="float" office:value="0.4" calcext:value-type="float">
            <text:p>0.4</text:p>
          </table:table-cell>
          <table:table-cell table:style-name="ce288" table:formula="of:=2" office:value-type="float" office:value="2" calcext:value-type="float">
            <text:p>2</text:p>
          </table:table-cell>
          <table:table-cell table:style-name="ce236" table:formula="of:=ROUND(SQRT([.R24]^2+[.S24]^2); -INT(LOG10(ABS(SQRT([.R24]^2+[.S24]^2)))))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23" office:value-type="float" office:value="33.8" calcext:value-type="float">
            <text:p>33.8</text:p>
          </table:table-cell>
          <table:table-cell table:number-columns-repeated="2" table:style-name="ce223" office:value-type="float" office:value="34" calcext:value-type="float">
            <text:p>34.0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office:value-type="float" office:value="34" calcext:value-type="float">
            <text:p>34.0</text:p>
          </table:table-cell>
          <table:table-cell table:style-name="ce223" table:formula="of:=AVERAGE([.C25:.G25])" office:value-type="float" office:value="33.88" calcext:value-type="float">
            <text:p>33.9</text:p>
          </table:table-cell>
          <table:table-cell table:style-name="ce235" table:formula="of:=(MAX([.C25:.G25])-MIN([.C25:.G25]))/5" office:value-type="float" office:value="0.0799999999999997" calcext:value-type="float">
            <text:p>0.0799999999999997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[.I25]^2+[.J25]^2); -INT(LOG10(ABS(SQRT([.I25]^2+[.J25]^2)))))" office:value-type="float" office:value="0.2" calcext:value-type="float">
            <text:p>0.2</text:p>
          </table:table-cell>
          <table:table-cell table:style-name="ce273" office:value-type="float" office:value="-6.8" calcext:value-type="float">
            <text:p>-6.8</text:p>
          </table:table-cell>
          <table:table-cell table:style-name="ce223" office:value-type="float" office:value="-7.2" calcext:value-type="float">
            <text:p>-7.2</text:p>
          </table:table-cell>
          <table:table-cell table:style-name="ce223" office:value-type="float" office:value="-5.2" calcext:value-type="float">
            <text:p>-5.2</text:p>
          </table:table-cell>
          <table:table-cell table:style-name="ce223" office:value-type="float" office:value="-6" calcext:value-type="float">
            <text:p>-6.0</text:p>
          </table:table-cell>
          <table:table-cell table:style-name="ce223" office:value-type="float" office:value="-6.4" calcext:value-type="float">
            <text:p>-6.4</text:p>
          </table:table-cell>
          <table:table-cell table:style-name="ce223" table:formula="of:=AVERAGE([.L25:.P25])" office:value-type="float" office:value="-6.32" calcext:value-type="float">
            <text:p>-6.3</text:p>
          </table:table-cell>
          <table:table-cell table:style-name="ce235" table:formula="of:=(MAX([.L25:.P25])-MIN([.L25:.P25]))/5" office:value-type="float" office:value="0.4" calcext:value-type="float">
            <text:p>0.4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[.R25]^2+[.S25]^2); -INT(LOG10(ABS(SQRT([.R25]^2+[.S25]^2)))))" office:value-type="float" office:value="0.4" calcext:value-type="float">
            <text:p>0.4</text:p>
          </table:table-cell>
          <table:table-cell table:number-columns-repeated="16364"/>
        </table:table-row>
        <table:table-row table:style-name="ro1">
          <table:table-cell table:style-name="ce230" office:value-type="float" office:value="12" calcext:value-type="float">
            <text:p>12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13.2" calcext:value-type="float">
            <text:p>13.2</text:p>
          </table:table-cell>
          <table:table-cell table:style-name="ce223" office:value-type="float" office:value="13.5" calcext:value-type="float">
            <text:p>13.5</text:p>
          </table:table-cell>
          <table:table-cell table:style-name="ce223" office:value-type="float" office:value="14.1" calcext:value-type="float">
            <text:p>14.1</text:p>
          </table:table-cell>
          <table:table-cell table:style-name="ce223" office:value-type="float" office:value="13.6" calcext:value-type="float">
            <text:p>13.6</text:p>
          </table:table-cell>
          <table:table-cell table:style-name="ce223" office:value-type="float" office:value="13.5" calcext:value-type="float">
            <text:p>13.5</text:p>
          </table:table-cell>
          <table:table-cell table:style-name="ce223" table:formula="of:=AVERAGE([.C26:.G26])" office:value-type="float" office:value="13.58" calcext:value-type="float">
            <text:p>13.6</text:p>
          </table:table-cell>
          <table:table-cell table:style-name="ce235" table:formula="of:=(MAX([.C26:.G26])-MIN([.C26:.G26]))/5" office:value-type="float" office:value="0.18" calcext:value-type="float">
            <text:p>0.18</text:p>
          </table:table-cell>
          <table:table-cell table:style-name="ce288" table:formula="of:=0.1" office:value-type="float" office:value="0.1" calcext:value-type="float">
            <text:p>0.1</text:p>
          </table:table-cell>
          <table:table-cell table:style-name="ce235" table:formula="of:=ROUND(SQRT([.I26]^2+[.J26]^2); -INT(LOG10(ABS(SQRT([.I26]^2+[.J26]^2)))))" office:value-type="float" office:value="0.2" calcext:value-type="float">
            <text:p>0.2</text:p>
          </table:table-cell>
          <table:table-cell table:style-name="ce273" office:value-type="float" office:value="-6.2" calcext:value-type="float">
            <text:p>-6.2</text:p>
          </table:table-cell>
          <table:table-cell table:style-name="ce223" office:value-type="float" office:value="-6" calcext:value-type="float">
            <text:p>-6.0</text:p>
          </table:table-cell>
          <table:table-cell table:style-name="ce223" office:value-type="float" office:value="-6.4" calcext:value-type="float">
            <text:p>-6.4</text:p>
          </table:table-cell>
          <table:table-cell table:style-name="ce223" office:value-type="float" office:value="-6.6" calcext:value-type="float">
            <text:p>-6.6</text:p>
          </table:table-cell>
          <table:table-cell table:style-name="ce223" office:value-type="float" office:value="-6.4" calcext:value-type="float">
            <text:p>-6.4</text:p>
          </table:table-cell>
          <table:table-cell table:style-name="ce223" table:formula="of:=AVERAGE([.L26:.P26])" office:value-type="float" office:value="-6.32" calcext:value-type="float">
            <text:p>-6.3</text:p>
          </table:table-cell>
          <table:table-cell table:style-name="ce235" table:formula="of:=(MAX([.L26:.P26])-MIN([.L26:.P26]))/5" office:value-type="float" office:value="0.12" calcext:value-type="float">
            <text:p>0.12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[.R26]^2+[.S26]^2); -INT(LOG10(ABS(SQRT([.R26]^2+[.S26]^2)))))" office:value-type="float" office:value="0.2" calcext:value-type="float">
            <text:p>0.2</text:p>
          </table:table-cell>
          <table:table-cell table:number-columns-repeated="16364"/>
        </table:table-row>
        <table:table-row table:style-name="ro1">
          <table:table-cell table:style-name="ce230" office:value-type="float" office:value="16" calcext:value-type="float">
            <text:p>16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23" office:value-type="float" office:value="5.5" calcext:value-type="float">
            <text:p>5.5</text:p>
          </table:table-cell>
          <table:table-cell table:style-name="ce223" office:value-type="float" office:value="5.9" calcext:value-type="float">
            <text:p>5.9</text:p>
          </table:table-cell>
          <table:table-cell table:style-name="ce223" office:value-type="float" office:value="5.8" calcext:value-type="float">
            <text:p>5.8</text:p>
          </table:table-cell>
          <table:table-cell table:style-name="ce223" office:value-type="float" office:value="5.7" calcext:value-type="float">
            <text:p>5.7</text:p>
          </table:table-cell>
          <table:table-cell table:style-name="ce223" office:value-type="float" office:value="5.9" calcext:value-type="float">
            <text:p>5.9</text:p>
          </table:table-cell>
          <table:table-cell table:style-name="ce223" table:formula="of:=AVERAGE([.C27:.G27])" office:value-type="float" office:value="5.76" calcext:value-type="float">
            <text:p>5.8</text:p>
          </table:table-cell>
          <table:table-cell table:style-name="ce235" table:formula="of:=(MAX([.C27:.G27])-MIN([.C27:.G27]))/5" office:value-type="float" office:value="0.0800000000000001" calcext:value-type="float">
            <text:p>0.0800000000000001</text:p>
          </table:table-cell>
          <table:table-cell table:style-name="ce288" table:formula="of:=0.1" office:value-type="float" office:value="0.1" calcext:value-type="float">
            <text:p>0.1</text:p>
          </table:table-cell>
          <table:table-cell table:style-name="ce235" table:formula="of:=ROUND(SQRT([.I27]^2+[.J27]^2); -INT(LOG10(ABS(SQRT([.I27]^2+[.J27]^2)))))" office:value-type="float" office:value="0.1" calcext:value-type="float">
            <text:p>0.1</text:p>
          </table:table-cell>
          <table:table-cell table:style-name="ce273" office:value-type="float" office:value="-6.8" calcext:value-type="float">
            <text:p>-6.8</text:p>
          </table:table-cell>
          <table:table-cell table:style-name="ce223" office:value-type="float" office:value="-6.2" calcext:value-type="float">
            <text:p>-6.2</text:p>
          </table:table-cell>
          <table:table-cell table:style-name="ce223" office:value-type="float" office:value="-7" calcext:value-type="float">
            <text:p>-7.0</text:p>
          </table:table-cell>
          <table:table-cell table:style-name="ce223" office:value-type="float" office:value="-6.8" calcext:value-type="float">
            <text:p>-6.8</text:p>
          </table:table-cell>
          <table:table-cell table:style-name="ce223" office:value-type="float" office:value="-6.6" calcext:value-type="float">
            <text:p>-6.6</text:p>
          </table:table-cell>
          <table:table-cell table:style-name="ce223" table:formula="of:=AVERAGE([.L27:.P27])" office:value-type="float" office:value="-6.68" calcext:value-type="float">
            <text:p>-6.7</text:p>
          </table:table-cell>
          <table:table-cell table:style-name="ce235" table:formula="of:=(MAX([.L27:.P27])-MIN([.L27:.P27]))/5" office:value-type="float" office:value="0.16" calcext:value-type="float">
            <text:p>0.16</text:p>
          </table:table-cell>
          <table:table-cell table:style-name="ce288" table:formula="of:=0.2" office:value-type="float" office:value="0.2" calcext:value-type="float">
            <text:p>0.2</text:p>
          </table:table-cell>
          <table:table-cell table:style-name="ce235" table:formula="of:=ROUND(SQRT([.R27]^2+[.S27]^2); -INT(LOG10(ABS(SQRT([.R27]^2+[.S27]^2)))))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table:style-name="ce259" office:value-type="float" office:value="20" calcext:value-type="float">
            <text:p>20.000</text:p>
          </table:table-cell>
          <table:table-cell table:style-name="ce237" table:formula="of:=1" office:value-type="float" office:value="1" calcext:value-type="float">
            <text:p>1</text:p>
          </table:table-cell>
          <table:table-cell table:style-name="ce243" office:value-type="float" office:value="1.3" calcext:value-type="float">
            <text:p>1.3</text:p>
          </table:table-cell>
          <table:table-cell table:style-name="ce243" office:value-type="float" office:value="1.6" calcext:value-type="float">
            <text:p>1.6</text:p>
          </table:table-cell>
          <table:table-cell table:style-name="ce243" office:value-type="float" office:value="2" calcext:value-type="float">
            <text:p>2.0</text:p>
          </table:table-cell>
          <table:table-cell table:style-name="ce243" office:value-type="float" office:value="1.9" calcext:value-type="float">
            <text:p>1.9</text:p>
          </table:table-cell>
          <table:table-cell table:style-name="ce243" office:value-type="float" office:value="1.7" calcext:value-type="float">
            <text:p>1.7</text:p>
          </table:table-cell>
          <table:table-cell table:style-name="ce243" table:formula="of:=AVERAGE([.C28:.G28])" office:value-type="float" office:value="1.7" calcext:value-type="float">
            <text:p>1.7</text:p>
          </table:table-cell>
          <table:table-cell table:style-name="ce237" table:formula="of:=(MAX([.C28:.G28])-MIN([.C28:.G28]))/5" office:value-type="float" office:value="0.14" calcext:value-type="float">
            <text:p>0.14</text:p>
          </table:table-cell>
          <table:table-cell table:style-name="ce289" table:formula="of:=0.1" office:value-type="float" office:value="0.1" calcext:value-type="float">
            <text:p>0.1</text:p>
          </table:table-cell>
          <table:table-cell table:style-name="ce237" table:formula="of:=ROUND(SQRT([.I28]^2+[.J28]^2); -INT(LOG10(ABS(SQRT([.I28]^2+[.J28]^2)))))" office:value-type="float" office:value="0.2" calcext:value-type="float">
            <text:p>0.2</text:p>
          </table:table-cell>
          <table:table-cell table:style-name="ce314" office:value-type="float" office:value="-6.8" calcext:value-type="float">
            <text:p>-6.8</text:p>
          </table:table-cell>
          <table:table-cell table:style-name="ce237" office:value-type="float" office:value="-6.6" calcext:value-type="float">
            <text:p>-6.6</text:p>
          </table:table-cell>
          <table:table-cell table:style-name="ce237" office:value-type="float" office:value="-6.8" calcext:value-type="float">
            <text:p>-6.8</text:p>
          </table:table-cell>
          <table:table-cell table:number-columns-repeated="2" table:style-name="ce243" office:value-type="float" office:value="-7" calcext:value-type="float">
            <text:p>-7.0</text:p>
          </table:table-cell>
          <table:table-cell table:style-name="ce243" table:formula="of:=AVERAGE([.L28:.P28])" office:value-type="float" office:value="-6.84" calcext:value-type="float">
            <text:p>-6.8</text:p>
          </table:table-cell>
          <table:table-cell table:style-name="ce237" table:formula="of:=(MAX([.L28:.P28])-MIN([.L28:.P28]))/5" office:value-type="float" office:value="0.0800000000000001" calcext:value-type="float">
            <text:p>0.0800000000000001</text:p>
          </table:table-cell>
          <table:table-cell table:style-name="ce289" table:formula="of:=0.2" office:value-type="float" office:value="0.2" calcext:value-type="float">
            <text:p>0.2</text:p>
          </table:table-cell>
          <table:table-cell table:style-name="ce237" table:formula="of:=ROUND(SQRT([.R28]^2+[.S28]^2); -INT(LOG10(ABS(SQRT([.R28]^2+[.S28]^2)))))" office:value-type="float" office:value="0.2" calcext:value-type="float">
            <text:p>0.2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99"/>
          <table:table-cell table:number-columns-repeated="16382"/>
        </table:table-row>
        <table:table-row table:style-name="ro1" table:number-rows-repeated="2">
          <table:table-cell/>
          <table:table-cell table:style-name="ce300"/>
          <table:table-cell table:number-columns-repeated="16382"/>
        </table:table-row>
        <table:table-row table:style-name="ro1" table:number-rows-repeated="2">
          <table:table-cell/>
          <table:table-cell table:style-name="ce299"/>
          <table:table-cell table:number-columns-repeated="16382"/>
        </table:table-row>
        <table:table-row table:style-name="ro1" table:number-rows-repeated="14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299"/>
          <table:table-cell table:number-columns-repeated="16382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" table:style-name="ta1">
        <table:table-column table:style-name="co6" table:default-cell-style-name="ce221"/>
        <table:table-column table:style-name="co2" table:number-columns-repeated="30" table:default-cell-style-name="ce221"/>
        <table:table-column table:style-name="co3" table:number-columns-repeated="16353" table:default-cell-style-name="ce221"/>
        <table:table-row table:style-name="ro2">
          <table:table-cell table:style-name="ce279" office:value-type="string" calcext:value-type="string" table:number-columns-spanned="1" table:number-rows-spanned="2">
            <text:p>Freq.</text:p>
          </table:table-cell>
          <table:table-cell table:style-name="ce280" office:value-type="string" calcext:value-type="string" table:number-columns-spanned="1" table:number-rows-spanned="2">
            <text:p>Read.</text:p>
          </table:table-cell>
          <table:table-cell table:style-name="ce279" office:value-type="string" calcext:value-type="string" table:number-columns-spanned="6" table:number-rows-spanned="1">
            <text:p>Voltage across capacitor/induc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olrage across resistor</text:p>
          </table:table-cell>
          <table:covered-table-cell table:number-columns-repeated="5"/>
          <table:table-cell table:style-name="ce280" office:value-type="string" calcext:value-type="string" table:number-columns-spanned="4" table:number-rows-spanned="1">
            <text:p>Uncertainites</text:p>
          </table:table-cell>
          <table:covered-table-cell table:number-columns-repeated="3"/>
          <table:table-cell table:style-name="ce279" office:value-type="string" calcext:value-type="string" table:number-columns-spanned="6" table:number-rows-spanned="1">
            <text:p>V<text:span text:style-name="T3">LC</text:span> to V<text:span text:style-name="T3">R</text:span> time difference</text:p>
          </table:table-cell>
          <table:covered-table-cell table:number-columns-repeated="5"/>
          <table:table-cell table:style-name="ce280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53"/>
        </table:table-row>
        <table:table-row table:style-name="ro2">
          <table:covered-table-cell table:number-columns-repeated="2"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2" office:value-type="string" calcext:value-type="string">
            <text:p>Calib.</text:p>
          </table:table-cell>
          <table:table-cell table:style-name="ce312" office:value-type="string" calcext:value-type="string">
            <text:p>Abs.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234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2" office:value-type="string" calcext:value-type="string">
            <text:p>Calib.</text:p>
          </table:table-cell>
          <table:table-cell table:style-name="ce312" office:value-type="string" calcext:value-type="string">
            <text:p>Abs.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2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2" office:value-type="string" calcext:value-type="string">
            <text:p>Comb.</text:p>
          </table:table-cell>
          <table:table-cell table:number-columns-repeated="16353"/>
        </table:table-row>
        <table:table-row table:style-name="ro2">
          <table:table-cell table:style-name="ce308" office:value-type="string" calcext:value-type="string" table:number-columns-spanned="2" table:number-rows-spanned="1">
            <text:p>kHz</text:p>
          </table:table-cell>
          <table:covered-table-cell/>
          <table:table-cell table:style-name="ce31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313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31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56" office:value-type="float" office:value="20" calcext:value-type="float">
            <text:p>2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56" office:value-type="float" office:value="2.92" calcext:value-type="float">
            <text:p>2.92</text:p>
          </table:table-cell>
          <table:table-cell table:style-name="ce256" office:value-type="float" office:value="2.88" calcext:value-type="float">
            <text:p>2.88</text:p>
          </table:table-cell>
          <table:table-cell table:number-columns-repeated="2" table:style-name="ce256" office:value-type="float" office:value="2.92" calcext:value-type="float">
            <text:p>2.92</text:p>
          </table:table-cell>
          <table:table-cell table:style-name="ce256" office:value-type="float" office:value="2.88" calcext:value-type="float">
            <text:p>2.88</text:p>
          </table:table-cell>
          <table:table-cell table:style-name="ce230" table:formula="of:=AVERAGE([.C4:.G4])" office:value-type="float" office:value="2.904" calcext:value-type="float">
            <text:p>2.90</text:p>
          </table:table-cell>
          <table:table-cell table:style-name="ce235" table:formula="of:=(MAX([.C4:.G4])-MIN([.C4:.G4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4]^2+[.J4]^2+([.K4]*[.H4])^2); -INT(LOG10(ABS(SQRT([.I4]^2+[.J4]^2+([.K4]*[.H4])^2)))))" office:value-type="float" office:value="0.3" calcext:value-type="float">
            <text:p>0.3</text:p>
          </table:table-cell>
          <table:table-cell table:style-name="ce242" office:value-type="float" office:value="112" calcext:value-type="float">
            <text:p>112</text:p>
          </table:table-cell>
          <table:table-cell table:number-columns-repeated="2" table:style-name="ce242" office:value-type="float" office:value="108" calcext:value-type="float">
            <text:p>108</text:p>
          </table:table-cell>
          <table:table-cell table:style-name="ce242" office:value-type="float" office:value="112" calcext:value-type="float">
            <text:p>112</text:p>
          </table:table-cell>
          <table:table-cell table:style-name="ce242" office:value-type="float" office:value="106" calcext:value-type="float">
            <text:p>106</text:p>
          </table:table-cell>
          <table:table-cell table:style-name="ce224" table:formula="of:=AVERAGE([.M4:.Q4])" office:value-type="float" office:value="109.2" calcext:value-type="float">
            <text:p>109</text:p>
          </table:table-cell>
          <table:table-cell table:style-name="ce235" table:formula="of:=(MAX([.M4:.Q4])-MIN([.M4:.Q4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4]^2+[.T4]^2+([.U4]*[.R4])^2); -INT(LOG10(ABS(SQRT([.S4]^2+[.T4]^2+([.U4]*[.R4])^2)))))" office:value-type="float" office:value="6" calcext:value-type="float">
            <text:p>6</text:p>
          </table:table-cell>
          <table:table-cell table:style-name="ce231" office:value-type="float" office:value="-8.4" calcext:value-type="float">
            <text:p>-8.4</text:p>
          </table:table-cell>
          <table:table-cell table:number-columns-repeated="2" table:style-name="ce231" office:value-type="float" office:value="-8.3" calcext:value-type="float">
            <text:p>-8.3</text:p>
          </table:table-cell>
          <table:table-cell table:number-columns-repeated="2" table:style-name="ce231" office:value-type="float" office:value="-8.4" calcext:value-type="float">
            <text:p>-8.4</text:p>
          </table:table-cell>
          <table:table-cell table:style-name="ce223" table:formula="of:=AVERAGE([.W4:.AA4])" office:value-type="float" office:value="-8.36" calcext:value-type="float">
            <text:p>-8.4</text:p>
          </table:table-cell>
          <table:table-cell table:style-name="ce235" table:formula="of:=(MAX([.W4:.AA4])-MIN([.W4:.AA4]))/5" office:value-type="float" office:value="0.0199999999999999" calcext:value-type="float">
            <text:p>0.0199999999999999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5" table:formula="of:=ROUND(SQRT([.AC4]^2+[.AD4]^2); -INT(LOG10(ABS(SQRT([.AC4]^2+[.AD4]^2)))))" office:value-type="float" office:value="0.1" calcext:value-type="float">
            <text:p>0.1</text:p>
          </table:table-cell>
          <table:table-cell table:number-columns-repeated="16353"/>
        </table:table-row>
        <table:table-row table:style-name="ro2">
          <table:table-cell table:style-name="ce230" office:value-type="float" office:value="40" calcext:value-type="float">
            <text:p>4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3" table:style-name="ce230" office:value-type="float" office:value="3.24" calcext:value-type="float">
            <text:p>3.24</text:p>
          </table:table-cell>
          <table:table-cell table:style-name="ce230" office:value-type="float" office:value="3.28" calcext:value-type="float">
            <text:p>3.28</text:p>
          </table:table-cell>
          <table:table-cell table:style-name="ce230" office:value-type="float" office:value="3.24" calcext:value-type="float">
            <text:p>3.24</text:p>
          </table:table-cell>
          <table:table-cell table:style-name="ce230" table:formula="of:=AVERAGE([.C5:.G5])" office:value-type="float" office:value="3.248" calcext:value-type="float">
            <text:p>3.25</text:p>
          </table:table-cell>
          <table:table-cell table:style-name="ce235" table:formula="of:=(MAX([.C5:.G5])-MIN([.C5:.G5]))/5" office:value-type="float" office:value="0.00799999999999992" calcext:value-type="float">
            <text:p>0.0079999999999999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5]^2+[.J5]^2+([.K5]*[.H5])^2); -INT(LOG10(ABS(SQRT([.I5]^2+[.J5]^2+([.K5]*[.H5])^2)))))" office:value-type="float" office:value="0.4" calcext:value-type="float">
            <text:p>0.4</text:p>
          </table:table-cell>
          <table:table-cell table:style-name="ce223" office:value-type="float" office:value="70.4" calcext:value-type="float">
            <text:p>70.4</text:p>
          </table:table-cell>
          <table:table-cell table:style-name="ce223" office:value-type="float" office:value="71.6" calcext:value-type="float">
            <text:p>71.6</text:p>
          </table:table-cell>
          <table:table-cell table:style-name="ce223" office:value-type="float" office:value="68.6" calcext:value-type="float">
            <text:p>68.6</text:p>
          </table:table-cell>
          <table:table-cell table:style-name="ce223" office:value-type="float" office:value="69.6" calcext:value-type="float">
            <text:p>69.6</text:p>
          </table:table-cell>
          <table:table-cell table:style-name="ce223" office:value-type="float" office:value="68.6" calcext:value-type="float">
            <text:p>68.6</text:p>
          </table:table-cell>
          <table:table-cell table:style-name="ce223" table:formula="of:=AVERAGE([.M5:.Q5])" office:value-type="float" office:value="69.76" calcext:value-type="float">
            <text:p>69.8</text:p>
          </table:table-cell>
          <table:table-cell table:style-name="ce235" table:formula="of:=(MAX([.M5:.Q5])-MIN([.M5:.Q5]))/5" office:value-type="float" office:value="0.6" calcext:value-type="float">
            <text:p>0.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5]^2+[.T5]^2+([.U5]*[.R5])^2); -INT(LOG10(ABS(SQRT([.S5]^2+[.T5]^2+([.U5]*[.R5])^2)))))" office:value-type="float" office:value="4" calcext:value-type="float">
            <text:p>4</text:p>
          </table:table-cell>
          <table:table-cell table:style-name="ce223" office:value-type="float" office:value="-5" calcext:value-type="float">
            <text:p>-5.0</text:p>
          </table:table-cell>
          <table:table-cell table:style-name="ce223" office:value-type="float" office:value="-5.1" calcext:value-type="float">
            <text:p>-5.1</text:p>
          </table:table-cell>
          <table:table-cell table:style-name="ce223" office:value-type="float" office:value="-5" calcext:value-type="float">
            <text:p>-5.0</text:p>
          </table:table-cell>
          <table:table-cell table:number-columns-repeated="2" table:style-name="ce223" office:value-type="float" office:value="-5.1" calcext:value-type="float">
            <text:p>-5.1</text:p>
          </table:table-cell>
          <table:table-cell table:style-name="ce223" table:formula="of:=AVERAGE([.W5:.AA5])" office:value-type="float" office:value="-5.06" calcext:value-type="float">
            <text:p>-5.1</text:p>
          </table:table-cell>
          <table:table-cell table:style-name="ce235" table:formula="of:=(MAX([.W5:.AA5])-MIN([.W5:.AA5]))/5" office:value-type="float" office:value="0.0199999999999999" calcext:value-type="float">
            <text:p>0.0199999999999999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5" table:formula="of:=ROUND(SQRT([.AC5]^2+[.AD5]^2); -INT(LOG10(ABS(SQRT([.AC5]^2+[.AD5]^2)))))" office:value-type="float" office:value="0.1" calcext:value-type="float">
            <text:p>0.1</text:p>
          </table:table-cell>
          <table:table-cell table:number-columns-repeated="16353"/>
        </table:table-row>
        <table:table-row table:style-name="ro2">
          <table:table-cell table:style-name="ce230" office:value-type="float" office:value="60" calcext:value-type="float">
            <text:p>6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32" calcext:value-type="float">
            <text:p>3.32</text:p>
          </table:table-cell>
          <table:table-cell table:style-name="ce230" office:value-type="float" office:value="3.36" calcext:value-type="float">
            <text:p>3.36</text:p>
          </table:table-cell>
          <table:table-cell table:style-name="ce230" office:value-type="float" office:value="3.32" calcext:value-type="float">
            <text:p>3.32</text:p>
          </table:table-cell>
          <table:table-cell table:style-name="ce230" table:formula="of:=AVERAGE([.C6:.G6])" office:value-type="float" office:value="3.352" calcext:value-type="float">
            <text:p>3.35</text:p>
          </table:table-cell>
          <table:table-cell table:style-name="ce235" table:formula="of:=(MAX([.C6:.G6])-MIN([.C6:.G6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6]^2+[.J6]^2+([.K6]*[.H6])^2); -INT(LOG10(ABS(SQRT([.I6]^2+[.J6]^2+([.K6]*[.H6])^2)))))" office:value-type="float" office:value="0.4" calcext:value-type="float">
            <text:p>0.4</text:p>
          </table:table-cell>
          <table:table-cell table:style-name="ce223" office:value-type="float" office:value="51.2" calcext:value-type="float">
            <text:p>51.2</text:p>
          </table:table-cell>
          <table:table-cell table:style-name="ce223" office:value-type="float" office:value="58.4" calcext:value-type="float">
            <text:p>58.4</text:p>
          </table:table-cell>
          <table:table-cell table:style-name="ce223" office:value-type="float" office:value="57.6" calcext:value-type="float">
            <text:p>57.6</text:p>
          </table:table-cell>
          <table:table-cell table:number-columns-repeated="2" table:style-name="ce223" office:value-type="float" office:value="55.2" calcext:value-type="float">
            <text:p>55.2</text:p>
          </table:table-cell>
          <table:table-cell table:style-name="ce223" table:formula="of:=AVERAGE([.M6:.Q6])" office:value-type="float" office:value="55.52" calcext:value-type="float">
            <text:p>55.5</text:p>
          </table:table-cell>
          <table:table-cell table:style-name="ce235" table:formula="of:=(MAX([.M6:.Q6])-MIN([.M6:.Q6]))/5" office:value-type="float" office:value="1.44" calcext:value-type="float">
            <text:p>1.4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6]^2+[.T6]^2+([.U6]*[.R6])^2); -INT(LOG10(ABS(SQRT([.S6]^2+[.T6]^2+([.U6]*[.R6])^2)))))" office:value-type="float" office:value="3" calcext:value-type="float">
            <text:p>3</text:p>
          </table:table-cell>
          <table:table-cell table:style-name="ce230" office:value-type="float" office:value="-3.6" calcext:value-type="float">
            <text:p>-3.60</text:p>
          </table:table-cell>
          <table:table-cell table:number-columns-repeated="2" table:style-name="ce230" office:value-type="float" office:value="-3.56" calcext:value-type="float">
            <text:p>-3.56</text:p>
          </table:table-cell>
          <table:table-cell table:style-name="ce230" office:value-type="float" office:value="-3.64" calcext:value-type="float">
            <text:p>-3.64</text:p>
          </table:table-cell>
          <table:table-cell table:style-name="ce230" office:value-type="float" office:value="-3.6" calcext:value-type="float">
            <text:p>-3.60</text:p>
          </table:table-cell>
          <table:table-cell table:style-name="ce230" table:formula="of:=AVERAGE([.W6:.AA6])" office:value-type="float" office:value="-3.592" calcext:value-type="float">
            <text:p>-3.59</text:p>
          </table:table-cell>
          <table:table-cell table:style-name="ce235" table:formula="of:=(MAX([.W6:.AA6])-MIN([.W6:.AA6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6]^2+[.AD6]^2); -INT(LOG10(ABS(SQRT([.AC6]^2+[.AD6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30" office:value-type="float" office:value="80" calcext:value-type="float">
            <text:p>80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number-columns-repeated="2" table:style-name="ce230" office:value-type="float" office:value="3.4" calcext:value-type="float">
            <text:p>3.40</text:p>
          </table:table-cell>
          <table:table-cell table:style-name="ce230" office:value-type="float" office:value="3.44" calcext:value-type="float">
            <text:p>3.44</text:p>
          </table:table-cell>
          <table:table-cell table:number-columns-repeated="2" table:style-name="ce230" office:value-type="float" office:value="3.4" calcext:value-type="float">
            <text:p>3.40</text:p>
          </table:table-cell>
          <table:table-cell table:style-name="ce230" table:formula="of:=AVERAGE([.C7:.G7])" office:value-type="float" office:value="3.408" calcext:value-type="float">
            <text:p>3.41</text:p>
          </table:table-cell>
          <table:table-cell table:style-name="ce235" table:formula="of:=(MAX([.C7:.G7])-MIN([.C7:.G7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7]^2+[.J7]^2+([.K7]*[.H7])^2); -INT(LOG10(ABS(SQRT([.I7]^2+[.J7]^2+([.K7]*[.H7])^2)))))" office:value-type="float" office:value="0.4" calcext:value-type="float">
            <text:p>0.4</text:p>
          </table:table-cell>
          <table:table-cell table:style-name="ce223" office:value-type="float" office:value="40.8" calcext:value-type="float">
            <text:p>40.8</text:p>
          </table:table-cell>
          <table:table-cell table:number-columns-repeated="2" table:style-name="ce223" office:value-type="float" office:value="48.4" calcext:value-type="float">
            <text:p>48.4</text:p>
          </table:table-cell>
          <table:table-cell table:style-name="ce223" office:value-type="float" office:value="40.8" calcext:value-type="float">
            <text:p>40.8</text:p>
          </table:table-cell>
          <table:table-cell table:style-name="ce223" office:value-type="float" office:value="43.4" calcext:value-type="float">
            <text:p>43.4</text:p>
          </table:table-cell>
          <table:table-cell table:style-name="ce223" table:formula="of:=AVERAGE([.M7:.Q7])" office:value-type="float" office:value="44.36" calcext:value-type="float">
            <text:p>44.4</text:p>
          </table:table-cell>
          <table:table-cell table:style-name="ce235" table:formula="of:=(MAX([.M7:.Q7])-MIN([.M7:.Q7]))/5" office:value-type="float" office:value="1.52" calcext:value-type="float">
            <text:p>1.5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7]^2+[.T7]^2+([.U7]*[.R7])^2); -INT(LOG10(ABS(SQRT([.S7]^2+[.T7]^2+([.U7]*[.R7])^2)))))" office:value-type="float" office:value="3" calcext:value-type="float">
            <text:p>3</text:p>
          </table:table-cell>
          <table:table-cell table:style-name="ce230" office:value-type="float" office:value="-2.76" calcext:value-type="float">
            <text:p>-2.76</text:p>
          </table:table-cell>
          <table:table-cell table:style-name="ce230" office:value-type="float" office:value="-2.72" calcext:value-type="float">
            <text:p>-2.72</text:p>
          </table:table-cell>
          <table:table-cell table:number-columns-repeated="2" table:style-name="ce230" office:value-type="float" office:value="-2.8" calcext:value-type="float">
            <text:p>-2.80</text:p>
          </table:table-cell>
          <table:table-cell table:style-name="ce230" office:value-type="float" office:value="-2.84" calcext:value-type="float">
            <text:p>-2.84</text:p>
          </table:table-cell>
          <table:table-cell table:style-name="ce230" table:formula="of:=AVERAGE([.W7:.AA7])" office:value-type="float" office:value="-2.784" calcext:value-type="float">
            <text:p>-2.78</text:p>
          </table:table-cell>
          <table:table-cell table:style-name="ce235" table:formula="of:=(MAX([.W7:.AA7])-MIN([.W7:.AA7]))/5" office:value-type="float" office:value="0.0239999999999999" calcext:value-type="float">
            <text:p>0.023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7]^2+[.AD7]^2); -INT(LOG10(ABS(SQRT([.AC7]^2+[.AD7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23" office:value-type="float" office:value="100" calcext:value-type="float">
            <text:p>100.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3.4" calcext:value-type="float">
            <text:p>3.40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table:formula="of:=AVERAGE([.C8:.G8])" office:value-type="float" office:value="3.432" calcext:value-type="float">
            <text:p>3.43</text:p>
          </table:table-cell>
          <table:table-cell table:style-name="ce235" table:formula="of:=(MAX([.C8:.G8])-MIN([.C8:.G8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8]^2+[.J8]^2+([.K8]*[.H8])^2); -INT(LOG10(ABS(SQRT([.I8]^2+[.J8]^2+([.K8]*[.H8])^2)))))" office:value-type="float" office:value="0.4" calcext:value-type="float">
            <text:p>0.4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office:value-type="float" office:value="34.8" calcext:value-type="float">
            <text:p>34.8</text:p>
          </table:table-cell>
          <table:table-cell table:style-name="ce223" office:value-type="float" office:value="31.6" calcext:value-type="float">
            <text:p>31.6</text:p>
          </table:table-cell>
          <table:table-cell table:style-name="ce223" office:value-type="float" office:value="32.4" calcext:value-type="float">
            <text:p>32.4</text:p>
          </table:table-cell>
          <table:table-cell table:style-name="ce223" office:value-type="float" office:value="33.6" calcext:value-type="float">
            <text:p>33.6</text:p>
          </table:table-cell>
          <table:table-cell table:style-name="ce223" table:formula="of:=AVERAGE([.M8:.Q8])" office:value-type="float" office:value="33.2" calcext:value-type="float">
            <text:p>33.2</text:p>
          </table:table-cell>
          <table:table-cell table:style-name="ce235" table:formula="of:=(MAX([.M8:.Q8])-MIN([.M8:.Q8]))/5" office:value-type="float" office:value="0.639999999999999" calcext:value-type="float">
            <text:p>0.63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8]^2+[.T8]^2+([.U8]*[.R8])^2); -INT(LOG10(ABS(SQRT([.S8]^2+[.T8]^2+([.U8]*[.R8])^2)))))" office:value-type="float" office:value="2" calcext:value-type="float">
            <text:p>2</text:p>
          </table:table-cell>
          <table:table-cell table:number-columns-repeated="2" table:style-name="ce230" office:value-type="float" office:value="-2.32" calcext:value-type="float">
            <text:p>-2.32</text:p>
          </table:table-cell>
          <table:table-cell table:style-name="ce230" office:value-type="float" office:value="-2.34" calcext:value-type="float">
            <text:p>-2.34</text:p>
          </table:table-cell>
          <table:table-cell table:style-name="ce230" office:value-type="float" office:value="-2.28" calcext:value-type="float">
            <text:p>-2.28</text:p>
          </table:table-cell>
          <table:table-cell table:style-name="ce230" office:value-type="float" office:value="-2.26" calcext:value-type="float">
            <text:p>-2.26</text:p>
          </table:table-cell>
          <table:table-cell table:style-name="ce230" table:formula="of:=AVERAGE([.W8:.AA8])" office:value-type="float" office:value="-2.304" calcext:value-type="float">
            <text:p>-2.30</text:p>
          </table:table-cell>
          <table:table-cell table:style-name="ce235" table:formula="of:=(MAX([.W8:.AA8])-MIN([.W8:.AA8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8]^2+[.AD8]^2); -INT(LOG10(ABS(SQRT([.AC8]^2+[.AD8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309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25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μ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23" office:value-type="float" office:value="200" calcext:value-type="float">
            <text:p>2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8" calcext:value-type="float">
            <text:p>3.48</text:p>
          </table:table-cell>
          <table:table-cell table:number-columns-repeated="3"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table:formula="of:=AVERAGE([.C10:.G10])" office:value-type="float" office:value="3.456" calcext:value-type="float">
            <text:p>3.46</text:p>
          </table:table-cell>
          <table:table-cell table:style-name="ce235" table:formula="of:=(MAX([.C10:.G10])-MIN([.C10:.G1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0]^2+[.J10]^2+([.K10]*[.H10])^2); -INT(LOG10(ABS(SQRT([.I10]^2+[.J10]^2+([.K10]*[.H10])^2)))))" office:value-type="float" office:value="0.4" calcext:value-type="float">
            <text:p>0.4</text:p>
          </table:table-cell>
          <table:table-cell table:style-name="ce223" office:value-type="float" office:value="13.6" calcext:value-type="float">
            <text:p>13.6</text:p>
          </table:table-cell>
          <table:table-cell table:style-name="ce223" office:value-type="float" office:value="16.4" calcext:value-type="float">
            <text:p>16.4</text:p>
          </table:table-cell>
          <table:table-cell table:style-name="ce223" office:value-type="float" office:value="11.6" calcext:value-type="float">
            <text:p>11.6</text:p>
          </table:table-cell>
          <table:table-cell table:style-name="ce223" office:value-type="float" office:value="12" calcext:value-type="float">
            <text:p>12.0</text:p>
          </table:table-cell>
          <table:table-cell table:style-name="ce223" office:value-type="float" office:value="10.4" calcext:value-type="float">
            <text:p>10.4</text:p>
          </table:table-cell>
          <table:table-cell table:style-name="ce223" table:formula="of:=AVERAGE([.M10:.Q10])" office:value-type="float" office:value="12.8" calcext:value-type="float">
            <text:p>12.8</text:p>
          </table:table-cell>
          <table:table-cell table:style-name="ce235" table:formula="of:=(MAX([.M10:.Q10])-MIN([.M10:.Q10]))/5" office:value-type="float" office:value="1.2" calcext:value-type="float">
            <text:p>1.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0]^2+[.T10]^2+([.U10]*[.R10])^2); -INT(LOG10(ABS(SQRT([.S10]^2+[.T10]^2+([.U10]*[.R10])^2)))))" office:value-type="float" office:value="1" calcext:value-type="float">
            <text:p>1</text:p>
          </table:table-cell>
          <table:table-cell table:style-name="ce230" office:value-type="float" office:value="-1.24" calcext:value-type="float">
            <text:p>-1.24</text:p>
          </table:table-cell>
          <table:table-cell table:style-name="ce230" office:value-type="float" office:value="-1.28" calcext:value-type="float">
            <text:p>-1.28</text:p>
          </table:table-cell>
          <table:table-cell table:style-name="ce230" office:value-type="float" office:value="-1.27" calcext:value-type="float">
            <text:p>-1.27</text:p>
          </table:table-cell>
          <table:table-cell table:style-name="ce230" office:value-type="float" office:value="-1.2" calcext:value-type="float">
            <text:p>-1.20</text:p>
          </table:table-cell>
          <table:table-cell table:style-name="ce230" office:value-type="float" office:value="-1.21" calcext:value-type="float">
            <text:p>-1.21</text:p>
          </table:table-cell>
          <table:table-cell table:style-name="ce230" table:formula="of:=AVERAGE([.W10:.AA10])" office:value-type="float" office:value="-1.24" calcext:value-type="float">
            <text:p>-1.24</text:p>
          </table:table-cell>
          <table:table-cell table:style-name="ce235" table:formula="of:=(MAX([.W10:.AA10])-MIN([.W10:.AA10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0]^2+[.AD10]^2); -INT(LOG10(ABS(SQRT([.AC10]^2+[.AD10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23" office:value-type="float" office:value="210" calcext:value-type="float">
            <text:p>21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4" calcext:value-type="float">
            <text:p>3.44</text:p>
          </table:table-cell>
          <table:table-cell table:number-columns-repeated="2" table:style-name="ce230" office:value-type="float" office:value="3.48" calcext:value-type="float">
            <text:p>3.48</text:p>
          </table:table-cell>
          <table:table-cell table:style-name="ce230" table:formula="of:=AVERAGE([.C11:.G11])" office:value-type="float" office:value="3.464" calcext:value-type="float">
            <text:p>3.46</text:p>
          </table:table-cell>
          <table:table-cell table:style-name="ce235" table:formula="of:=(MAX([.C11:.G11])-MIN([.C11:.G1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1]^2+[.J11]^2+([.K11]*[.H11])^2); -INT(LOG10(ABS(SQRT([.I11]^2+[.J11]^2+([.K11]*[.H11])^2)))))" office:value-type="float" office:value="0.4" calcext:value-type="float">
            <text:p>0.4</text:p>
          </table:table-cell>
          <table:table-cell table:style-name="ce230" office:value-type="float" office:value="6.4" calcext:value-type="float">
            <text:p>6.40</text:p>
          </table:table-cell>
          <table:table-cell table:number-columns-repeated="2" table:style-name="ce230" office:value-type="float" office:value="5.84" calcext:value-type="float">
            <text:p>5.84</text:p>
          </table:table-cell>
          <table:table-cell table:style-name="ce230" office:value-type="float" office:value="6.4" calcext:value-type="float">
            <text:p>6.40</text:p>
          </table:table-cell>
          <table:table-cell table:style-name="ce230" office:value-type="float" office:value="6.2" calcext:value-type="float">
            <text:p>6.20</text:p>
          </table:table-cell>
          <table:table-cell table:style-name="ce230" table:formula="of:=AVERAGE([.M11:.Q11])" office:value-type="float" office:value="6.136" calcext:value-type="float">
            <text:p>6.14</text:p>
          </table:table-cell>
          <table:table-cell table:style-name="ce235" table:formula="of:=(MAX([.M11:.Q11])-MIN([.M11:.Q11]))/5" office:value-type="float" office:value="0.112" calcext:value-type="float">
            <text:p>0.1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1]^2+[.T11]^2+([.U11]*[.R11])^2); -INT(LOG10(ABS(SQRT([.S11]^2+[.T11]^2+([.U11]*[.R11])^2)))))" office:value-type="float" office:value="0.3" calcext:value-type="float">
            <text:p>0.3</text:p>
          </table:table-cell>
          <table:table-cell table:style-name="ce230" office:value-type="float" office:value="-1.22" calcext:value-type="float">
            <text:p>-1.22</text:p>
          </table:table-cell>
          <table:table-cell table:style-name="ce230" office:value-type="float" office:value="-1.18" calcext:value-type="float">
            <text:p>-1.18</text:p>
          </table:table-cell>
          <table:table-cell table:style-name="ce230" office:value-type="float" office:value="-1.14" calcext:value-type="float">
            <text:p>-1.14</text:p>
          </table:table-cell>
          <table:table-cell table:style-name="ce230" office:value-type="float" office:value="-1.06" calcext:value-type="float">
            <text:p>-1.06</text:p>
          </table:table-cell>
          <table:table-cell table:style-name="ce230" office:value-type="float" office:value="-1.08" calcext:value-type="float">
            <text:p>-1.08</text:p>
          </table:table-cell>
          <table:table-cell table:style-name="ce230" table:formula="of:=AVERAGE([.W11:.AA11])" office:value-type="float" office:value="-1.136" calcext:value-type="float">
            <text:p>-1.14</text:p>
          </table:table-cell>
          <table:table-cell table:style-name="ce235" table:formula="of:=(MAX([.W11:.AA11])-MIN([.W11:.AA11]))/5" office:value-type="float" office:value="0.032" calcext:value-type="float">
            <text:p>0.03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1]^2+[.AD11]^2); -INT(LOG10(ABS(SQRT([.AC11]^2+[.AD11]^2)))))" office:value-type="float" office:value="0.04" calcext:value-type="float">
            <text:p>0.04</text:p>
          </table:table-cell>
          <table:table-cell table:number-columns-repeated="16353"/>
        </table:table-row>
        <table:table-row table:style-name="ro2">
          <table:table-cell table:style-name="ce223" office:value-type="float" office:value="220" calcext:value-type="float">
            <text:p>22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table:formula="of:=AVERAGE([.C12:.G12])" office:value-type="float" office:value="3.456" calcext:value-type="float">
            <text:p>3.46</text:p>
          </table:table-cell>
          <table:table-cell table:style-name="ce235" table:formula="of:=(MAX([.C12:.G12])-MIN([.C12:.G12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2]^2+[.J12]^2+([.K12]*[.H12])^2); -INT(LOG10(ABS(SQRT([.I12]^2+[.J12]^2+([.K12]*[.H12])^2)))))" office:value-type="float" office:value="0.4" calcext:value-type="float">
            <text:p>0.4</text:p>
          </table:table-cell>
          <table:table-cell table:style-name="ce230" office:value-type="float" office:value="5.4" calcext:value-type="float">
            <text:p>5.40</text:p>
          </table:table-cell>
          <table:table-cell table:style-name="ce230" office:value-type="float" office:value="5.8" calcext:value-type="float">
            <text:p>5.80</text:p>
          </table:table-cell>
          <table:table-cell table:style-name="ce230" office:value-type="float" office:value="5" calcext:value-type="float">
            <text:p>5.00</text:p>
          </table:table-cell>
          <table:table-cell table:style-name="ce230" office:value-type="float" office:value="5.2" calcext:value-type="float">
            <text:p>5.20</text:p>
          </table:table-cell>
          <table:table-cell table:style-name="ce230" office:value-type="float" office:value="5" calcext:value-type="float">
            <text:p>5.00</text:p>
          </table:table-cell>
          <table:table-cell table:style-name="ce230" table:formula="of:=AVERAGE([.M12:.Q12])" office:value-type="float" office:value="5.28" calcext:value-type="float">
            <text:p>5.28</text:p>
          </table:table-cell>
          <table:table-cell table:style-name="ce235" table:formula="of:=(MAX([.M12:.Q12])-MIN([.M12:.Q12]))/5" office:value-type="float" office:value="0.16" calcext:value-type="float">
            <text:p>0.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2]^2+[.T12]^2+([.U12]*[.R12])^2); -INT(LOG10(ABS(SQRT([.S12]^2+[.T12]^2+([.U12]*[.R12])^2)))))" office:value-type="float" office:value="0.3" calcext:value-type="float">
            <text:p>0.3</text:p>
          </table:table-cell>
          <table:table-cell table:style-name="ce230" office:value-type="float" office:value="-1" calcext:value-type="float">
            <text:p>-1.00</text:p>
          </table:table-cell>
          <table:table-cell table:style-name="ce230" office:value-type="float" office:value="-1.02" calcext:value-type="float">
            <text:p>-1.02</text:p>
          </table:table-cell>
          <table:table-cell table:style-name="ce230" office:value-type="float" office:value="-1" calcext:value-type="float">
            <text:p>-1.00</text:p>
          </table:table-cell>
          <table:table-cell table:style-name="ce230" office:value-type="float" office:value="-0.96" calcext:value-type="float">
            <text:p>-0.96</text:p>
          </table:table-cell>
          <table:table-cell table:style-name="ce230" office:value-type="float" office:value="-1.04" calcext:value-type="float">
            <text:p>-1.04</text:p>
          </table:table-cell>
          <table:table-cell table:style-name="ce230" table:formula="of:=AVERAGE([.W12:.AA12])" office:value-type="float" office:value="-1.004" calcext:value-type="float">
            <text:p>-1.00</text:p>
          </table:table-cell>
          <table:table-cell table:style-name="ce235" table:formula="of:=(MAX([.W12:.AA12])-MIN([.W12:.AA12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2]^2+[.AD12]^2); -INT(LOG10(ABS(SQRT([.AC12]^2+[.AD12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23" office:value-type="float" office:value="230" calcext:value-type="float">
            <text:p>23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" calcext:value-type="float">
            <text:p>3.40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52" calcext:value-type="float">
            <text:p>3.52</text:p>
          </table:table-cell>
          <table:table-cell table:style-name="ce230" table:formula="of:=AVERAGE([.C13:.G13])" office:value-type="float" office:value="3.464" calcext:value-type="float">
            <text:p>3.46</text:p>
          </table:table-cell>
          <table:table-cell table:style-name="ce235" table:formula="of:=(MAX([.C13:.G13])-MIN([.C13:.G13]))/5" office:value-type="float" office:value="0.024" calcext:value-type="float">
            <text:p>0.02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3]^2+[.J13]^2+([.K13]*[.H13])^2); -INT(LOG10(ABS(SQRT([.I13]^2+[.J13]^2+([.K13]*[.H13])^2)))))" office:value-type="float" office:value="0.4" calcext:value-type="float">
            <text:p>0.4</text:p>
          </table:table-cell>
          <table:table-cell table:number-columns-repeated="3" table:style-name="ce230" office:value-type="float" office:value="4.4" calcext:value-type="float">
            <text:p>4.40</text:p>
          </table:table-cell>
          <table:table-cell table:style-name="ce230" office:value-type="float" office:value="4.2" calcext:value-type="float">
            <text:p>4.20</text:p>
          </table:table-cell>
          <table:table-cell table:style-name="ce230" office:value-type="float" office:value="4.4" calcext:value-type="float">
            <text:p>4.40</text:p>
          </table:table-cell>
          <table:table-cell table:style-name="ce230" table:formula="of:=AVERAGE([.M13:.Q13])" office:value-type="float" office:value="4.36" calcext:value-type="float">
            <text:p>4.36</text:p>
          </table:table-cell>
          <table:table-cell table:style-name="ce235" table:formula="of:=(MAX([.M13:.Q13])-MIN([.M13:.Q13]))/5" office:value-type="float" office:value="0.04" calcext:value-type="float">
            <text:p>0.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3]^2+[.T13]^2+([.U13]*[.R13])^2); -INT(LOG10(ABS(SQRT([.S13]^2+[.T13]^2+([.U13]*[.R13])^2)))))" office:value-type="float" office:value="0.2" calcext:value-type="float">
            <text:p>0.2</text:p>
          </table:table-cell>
          <table:table-cell table:number-columns-repeated="2" table:style-name="ce230" office:value-type="float" office:value="-0.88" calcext:value-type="float">
            <text:p>-0.88</text:p>
          </table:table-cell>
          <table:table-cell table:style-name="ce230" office:value-type="float" office:value="-0.9" calcext:value-type="float">
            <text:p>-0.90</text:p>
          </table:table-cell>
          <table:table-cell table:style-name="ce230" office:value-type="float" office:value="-0.94" calcext:value-type="float">
            <text:p>-0.94</text:p>
          </table:table-cell>
          <table:table-cell table:style-name="ce230" office:value-type="float" office:value="-0.92" calcext:value-type="float">
            <text:p>-0.92</text:p>
          </table:table-cell>
          <table:table-cell table:style-name="ce230" table:formula="of:=AVERAGE([.W13:.AA13])" office:value-type="float" office:value="-0.904" calcext:value-type="float">
            <text:p>-0.90</text:p>
          </table:table-cell>
          <table:table-cell table:style-name="ce235" table:formula="of:=(MAX([.W13:.AA13])-MIN([.W13:.AA13]))/5" office:value-type="float" office:value="0.012" calcext:value-type="float">
            <text:p>0.0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3]^2+[.AD13]^2); -INT(LOG10(ABS(SQRT([.AC13]^2+[.AD13]^2)))))" office:value-type="float" office:value="0.02" calcext:value-type="float">
            <text:p>0.02</text:p>
          </table:table-cell>
          <table:table-cell table:number-columns-repeated="16353"/>
        </table:table-row>
        <table:table-row table:style-name="ro2">
          <table:table-cell table:style-name="ce223" office:value-type="float" office:value="240" calcext:value-type="float">
            <text:p>24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52" calcext:value-type="float">
            <text:p>3.52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table:formula="of:=AVERAGE([.C14:.G14])" office:value-type="float" office:value="3.472" calcext:value-type="float">
            <text:p>3.47</text:p>
          </table:table-cell>
          <table:table-cell table:style-name="ce235" table:formula="of:=(MAX([.C14:.G14])-MIN([.C14:.G14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4]^2+[.J14]^2+([.K14]*[.H14])^2); -INT(LOG10(ABS(SQRT([.I14]^2+[.J14]^2+([.K14]*[.H14])^2)))))" office:value-type="float" office:value="0.4" calcext:value-type="float">
            <text:p>0.4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office:value-type="float" office:value="3.4" calcext:value-type="float">
            <text:p>3.40</text:p>
          </table:table-cell>
          <table:table-cell table:number-columns-repeated="3" table:style-name="ce230" office:value-type="float" office:value="3.6" calcext:value-type="float">
            <text:p>3.60</text:p>
          </table:table-cell>
          <table:table-cell table:style-name="ce230" table:formula="of:=AVERAGE([.M14:.Q14])" office:value-type="float" office:value="3.48" calcext:value-type="float">
            <text:p>3.48</text:p>
          </table:table-cell>
          <table:table-cell table:style-name="ce235" table:formula="of:=(MAX([.M14:.Q14])-MIN([.M14:.Q14]))/5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4]^2+[.T14]^2+([.U14]*[.R14])^2); -INT(LOG10(ABS(SQRT([.S14]^2+[.T14]^2+([.U14]*[.R14])^2)))))" office:value-type="float" office:value="0.2" calcext:value-type="float">
            <text:p>0.2</text:p>
          </table:table-cell>
          <table:table-cell table:style-name="ce230" office:value-type="float" office:value="-0.88" calcext:value-type="float">
            <text:p>-0.88</text:p>
          </table:table-cell>
          <table:table-cell table:style-name="ce230" office:value-type="float" office:value="-0.8" calcext:value-type="float">
            <text:p>-0.80</text:p>
          </table:table-cell>
          <table:table-cell table:style-name="ce230" office:value-type="float" office:value="-0.84" calcext:value-type="float">
            <text:p>-0.84</text:p>
          </table:table-cell>
          <table:table-cell table:style-name="ce230" office:value-type="float" office:value="-0.88" calcext:value-type="float">
            <text:p>-0.88</text:p>
          </table:table-cell>
          <table:table-cell table:style-name="ce230" office:value-type="float" office:value="-0.84" calcext:value-type="float">
            <text:p>-0.84</text:p>
          </table:table-cell>
          <table:table-cell table:style-name="ce230" table:formula="of:=AVERAGE([.W14:.AA14])" office:value-type="float" office:value="-0.848" calcext:value-type="float">
            <text:p>-0.85</text:p>
          </table:table-cell>
          <table:table-cell table:style-name="ce235" table:formula="of:=(MAX([.W14:.AA14])-MIN([.W14:.AA14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4]^2+[.AD14]^2); -INT(LOG10(ABS(SQRT([.AC14]^2+[.AD14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23" office:value-type="float" office:value="250" calcext:value-type="float">
            <text:p>25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8" calcext:value-type="float">
            <text:p>3.48</text:p>
          </table:table-cell>
          <table:table-cell table:number-columns-repeated="3"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table:formula="of:=AVERAGE([.C15:.G15])" office:value-type="float" office:value="3.456" calcext:value-type="float">
            <text:p>3.46</text:p>
          </table:table-cell>
          <table:table-cell table:style-name="ce235" table:formula="of:=(MAX([.C15:.G15])-MIN([.C15:.G1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5]^2+[.J15]^2+([.K15]*[.H15])^2); -INT(LOG10(ABS(SQRT([.I15]^2+[.J15]^2+([.K15]*[.H15])^2)))))" office:value-type="float" office:value="0.4" calcext:value-type="float">
            <text:p>0.4</text:p>
          </table:table-cell>
          <table:table-cell table:style-name="ce230" office:value-type="float" office:value="2.88" calcext:value-type="float">
            <text:p>2.88</text:p>
          </table:table-cell>
          <table:table-cell table:style-name="ce230" office:value-type="float" office:value="2.8" calcext:value-type="float">
            <text:p>2.80</text:p>
          </table:table-cell>
          <table:table-cell table:style-name="ce230" office:value-type="float" office:value="2.64" calcext:value-type="float">
            <text:p>2.64</text:p>
          </table:table-cell>
          <table:table-cell table:style-name="ce230" office:value-type="float" office:value="2.96" calcext:value-type="float">
            <text:p>2.96</text:p>
          </table:table-cell>
          <table:table-cell table:style-name="ce230" office:value-type="float" office:value="2.88" calcext:value-type="float">
            <text:p>2.88</text:p>
          </table:table-cell>
          <table:table-cell table:style-name="ce230" table:formula="of:=AVERAGE([.M15:.Q15])" office:value-type="float" office:value="2.832" calcext:value-type="float">
            <text:p>2.83</text:p>
          </table:table-cell>
          <table:table-cell table:style-name="ce235" table:formula="of:=(MAX([.M15:.Q15])-MIN([.M15:.Q15]))/5" office:value-type="float" office:value="0.064" calcext:value-type="float">
            <text:p>0.06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5]^2+[.T15]^2+([.U15]*[.R15])^2); -INT(LOG10(ABS(SQRT([.S15]^2+[.T15]^2+([.U15]*[.R15])^2)))))" office:value-type="float" office:value="0.2" calcext:value-type="float">
            <text:p>0.2</text:p>
          </table:table-cell>
          <table:table-cell table:style-name="ce230" office:value-type="float" office:value="-0.64" calcext:value-type="float">
            <text:p>-0.64</text:p>
          </table:table-cell>
          <table:table-cell table:style-name="ce230" office:value-type="float" office:value="-0.7" calcext:value-type="float">
            <text:p>-0.70</text:p>
          </table:table-cell>
          <table:table-cell table:style-name="ce230" office:value-type="float" office:value="-0.62" calcext:value-type="float">
            <text:p>-0.62</text:p>
          </table:table-cell>
          <table:table-cell table:style-name="ce230" office:value-type="float" office:value="-0.72" calcext:value-type="float">
            <text:p>-0.72</text:p>
          </table:table-cell>
          <table:table-cell table:style-name="ce230" office:value-type="float" office:value="-0.6" calcext:value-type="float">
            <text:p>-0.60</text:p>
          </table:table-cell>
          <table:table-cell table:style-name="ce230" table:formula="of:=AVERAGE([.W15:.AA15])" office:value-type="float" office:value="-0.656" calcext:value-type="float">
            <text:p>-0.66</text:p>
          </table:table-cell>
          <table:table-cell table:style-name="ce235" table:formula="of:=(MAX([.W15:.AA15])-MIN([.W15:.AA15]))/5" office:value-type="float" office:value="0.024" calcext:value-type="float">
            <text:p>0.02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5]^2+[.AD15]^2); -INT(LOG10(ABS(SQRT([.AC15]^2+[.AD15]^2)))))" office:value-type="float" office:value="0.03" calcext:value-type="float">
            <text:p>0.03</text:p>
          </table:table-cell>
          <table:table-cell table:number-columns-repeated="16353"/>
        </table:table-row>
        <table:table-row table:style-name="ro2">
          <table:table-cell table:style-name="ce223" office:value-type="float" office:value="260" calcext:value-type="float">
            <text:p>26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52" calcext:value-type="float">
            <text:p>3.52</text:p>
          </table:table-cell>
          <table:table-cell table:number-columns-repeated="2" table:style-name="ce230" office:value-type="float" office:value="3.48" calcext:value-type="float">
            <text:p>3.48</text:p>
          </table:table-cell>
          <table:table-cell table:style-name="ce230" table:formula="of:=AVERAGE([.C16:.G16])" office:value-type="float" office:value="3.48" calcext:value-type="float">
            <text:p>3.48</text:p>
          </table:table-cell>
          <table:table-cell table:style-name="ce235" table:formula="of:=(MAX([.C16:.G16])-MIN([.C16:.G16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6]^2+[.J16]^2+([.K16]*[.H16])^2); -INT(LOG10(ABS(SQRT([.I16]^2+[.J16]^2+([.K16]*[.H16])^2)))))" office:value-type="float" office:value="0.4" calcext:value-type="float">
            <text:p>0.4</text:p>
          </table:table-cell>
          <table:table-cell table:style-name="ce230" office:value-type="float" office:value="2.56" calcext:value-type="float">
            <text:p>2.56</text:p>
          </table:table-cell>
          <table:table-cell table:style-name="ce230" office:value-type="float" office:value="2.64" calcext:value-type="float">
            <text:p>2.64</text:p>
          </table:table-cell>
          <table:table-cell table:style-name="ce230" office:value-type="float" office:value="2.24" calcext:value-type="float">
            <text:p>2.24</text:p>
          </table:table-cell>
          <table:table-cell table:style-name="ce230" office:value-type="float" office:value="2.4" calcext:value-type="float">
            <text:p>2.40</text:p>
          </table:table-cell>
          <table:table-cell table:style-name="ce230" office:value-type="float" office:value="2.48" calcext:value-type="float">
            <text:p>2.48</text:p>
          </table:table-cell>
          <table:table-cell table:style-name="ce230" table:formula="of:=AVERAGE([.M16:.Q16])" office:value-type="float" office:value="2.464" calcext:value-type="float">
            <text:p>2.46</text:p>
          </table:table-cell>
          <table:table-cell table:style-name="ce235" table:formula="of:=(MAX([.M16:.Q16])-MIN([.M16:.Q16]))/5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6]^2+[.T16]^2+([.U16]*[.R16])^2); -INT(LOG10(ABS(SQRT([.S16]^2+[.T16]^2+([.U16]*[.R16])^2)))))" office:value-type="float" office:value="0.1" calcext:value-type="float">
            <text:p>0.1</text:p>
          </table:table-cell>
          <table:table-cell table:number-columns-repeated="5" table:style-name="ce230" office:value-type="float" office:value="0" calcext:value-type="float">
            <text:p>0.00</text:p>
          </table:table-cell>
          <table:table-cell table:style-name="ce230" table:formula="of:=AVERAGE([.W16:.AA16])" office:value-type="float" office:value="0" calcext:value-type="float">
            <text:p>0.00</text:p>
          </table:table-cell>
          <table:table-cell table:style-name="ce247" office:value-type="string" calcext:value-type="string">
            <text:p>0.000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AC16]^2+[.AD16]^2); -INT(LOG10(ABS(SQRT([.AC16]^2+[.AD16]^2)))))" office:value-type="float" office:value="0.02" calcext:value-type="float">
            <text:p>0.02</text:p>
          </table:table-cell>
          <table:table-cell table:number-columns-repeated="16353"/>
        </table:table-row>
        <table:table-row table:style-name="ro2">
          <table:table-cell table:style-name="ce308" office:value-type="string" calcext:value-type="string" table:number-columns-spanned="2" table:number-rows-spanned="1">
            <text:p>k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22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39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31" office:value-type="float" office:value="400" calcext:value-type="float">
            <text:p>4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48" calcext:value-type="float">
            <text:p>3.48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table:formula="of:=AVERAGE([.C18:.G18])" office:value-type="float" office:value="3.456" calcext:value-type="float">
            <text:p>3.46</text:p>
          </table:table-cell>
          <table:table-cell table:style-name="ce235" table:formula="of:=(MAX([.C18:.G18])-MIN([.C18:.G18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8]^2+[.J18]^2+([.K18]*[.H18])^2); -INT(LOG10(ABS(SQRT([.I18]^2+[.J18]^2+([.K18]*[.H18])^2)))))" office:value-type="float" office:value="0.4" calcext:value-type="float">
            <text:p>0.4</text:p>
          </table:table-cell>
          <table:table-cell table:style-name="ce223" office:value-type="float" office:value="11" calcext:value-type="float">
            <text:p>11.0</text:p>
          </table:table-cell>
          <table:table-cell table:number-columns-repeated="2" table:style-name="ce223" office:value-type="float" office:value="11.2" calcext:value-type="float">
            <text:p>11.2</text:p>
          </table:table-cell>
          <table:table-cell table:style-name="ce223" office:value-type="float" office:value="11" calcext:value-type="float">
            <text:p>11.0</text:p>
          </table:table-cell>
          <table:table-cell table:style-name="ce223" office:value-type="float" office:value="10.6" calcext:value-type="float">
            <text:p>10.6</text:p>
          </table:table-cell>
          <table:table-cell table:style-name="ce223" table:formula="of:=AVERAGE([.M18:.Q18])" office:value-type="float" office:value="11" calcext:value-type="float">
            <text:p>11.0</text:p>
          </table:table-cell>
          <table:table-cell table:style-name="ce235" table:formula="of:=(MAX([.M18:.Q18])-MIN([.M18:.Q18]))/5" office:value-type="float" office:value="0.12" calcext:value-type="float">
            <text:p>0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8]^2+[.T18]^2+([.U18]*[.R18])^2); -INT(LOG10(ABS(SQRT([.S18]^2+[.T18]^2+([.U18]*[.R18])^2)))))" office:value-type="float" office:value="0.6" calcext:value-type="float">
            <text:p>0.6</text:p>
          </table:table-cell>
          <table:table-cell table:style-name="ce224" office:value-type="float" office:value="590" calcext:value-type="float">
            <text:p>590</text:p>
          </table:table-cell>
          <table:table-cell table:style-name="ce224" office:value-type="float" office:value="600" calcext:value-type="float">
            <text:p>600</text:p>
          </table:table-cell>
          <table:table-cell table:style-name="ce224" office:value-type="float" office:value="590" calcext:value-type="float">
            <text:p>590</text:p>
          </table:table-cell>
          <table:table-cell table:number-columns-repeated="2" table:style-name="ce224" office:value-type="float" office:value="620" calcext:value-type="float">
            <text:p>620</text:p>
          </table:table-cell>
          <table:table-cell table:style-name="ce224" table:formula="of:=AVERAGE([.W18:.AA18])" office:value-type="float" office:value="604" calcext:value-type="float">
            <text:p>604</text:p>
          </table:table-cell>
          <table:table-cell table:style-name="ce235" table:formula="of:=(MAX([.W18:.AA18])-MIN([.W18:.AA18]))/5" office:value-type="float" office:value="6" calcext:value-type="float">
            <text:p>6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5" table:formula="of:=ROUND(SQRT([.AC18]^2+[.AD18]^2); -INT(LOG10(ABS(SQRT([.AC18]^2+[.AD18]^2)))))" office:value-type="float" office:value="10" calcext:value-type="float">
            <text:p>10</text:p>
          </table:table-cell>
          <table:table-cell table:number-columns-repeated="16353"/>
        </table:table-row>
        <table:table-row table:style-name="ro2">
          <table:table-cell table:style-name="ce223" office:value-type="float" office:value="600" calcext:value-type="float">
            <text:p>6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style-name="ce230" office:value-type="float" office:value="3.52" calcext:value-type="float">
            <text:p>3.52</text:p>
          </table:table-cell>
          <table:table-cell table:style-name="ce230" office:value-type="float" office:value="3.44" calcext:value-type="float">
            <text:p>3.44</text:p>
          </table:table-cell>
          <table:table-cell table:number-columns-repeated="3" table:style-name="ce230" office:value-type="float" office:value="3.48" calcext:value-type="float">
            <text:p>3.48</text:p>
          </table:table-cell>
          <table:table-cell table:style-name="ce230" table:formula="of:=AVERAGE([.C19:.G19])" office:value-type="float" office:value="3.48" calcext:value-type="float">
            <text:p>3.48</text:p>
          </table:table-cell>
          <table:table-cell table:style-name="ce235" table:formula="of:=(MAX([.C19:.G19])-MIN([.C19:.G19]))/5" office:value-type="float" office:value="0.016" calcext:value-type="float">
            <text:p>0.01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19]^2+[.J19]^2+([.K19]*[.H19])^2); -INT(LOG10(ABS(SQRT([.I19]^2+[.J19]^2+([.K19]*[.H19])^2)))))" office:value-type="float" office:value="0.4" calcext:value-type="float">
            <text:p>0.4</text:p>
          </table:table-cell>
          <table:table-cell table:style-name="ce223" office:value-type="float" office:value="21.2" calcext:value-type="float">
            <text:p>21.2</text:p>
          </table:table-cell>
          <table:table-cell table:style-name="ce223" office:value-type="float" office:value="20.4" calcext:value-type="float">
            <text:p>20.4</text:p>
          </table:table-cell>
          <table:table-cell table:style-name="ce223" office:value-type="float" office:value="20.8" calcext:value-type="float">
            <text:p>20.8</text:p>
          </table:table-cell>
          <table:table-cell table:style-name="ce223" office:value-type="float" office:value="21.6" calcext:value-type="float">
            <text:p>21.6</text:p>
          </table:table-cell>
          <table:table-cell table:style-name="ce223" office:value-type="float" office:value="20" calcext:value-type="float">
            <text:p>20.0</text:p>
          </table:table-cell>
          <table:table-cell table:style-name="ce223" table:formula="of:=AVERAGE([.M19:.Q19])" office:value-type="float" office:value="20.8" calcext:value-type="float">
            <text:p>20.8</text:p>
          </table:table-cell>
          <table:table-cell table:style-name="ce235" table:formula="of:=(MAX([.M19:.Q19])-MIN([.M19:.Q19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19]^2+[.T19]^2+([.U19]*[.R19])^2); -INT(LOG10(ABS(SQRT([.S19]^2+[.T19]^2+([.U19]*[.R19])^2)))))" office:value-type="float" office:value="1" calcext:value-type="float">
            <text:p>1</text:p>
          </table:table-cell>
          <table:table-cell table:number-columns-repeated="2" table:style-name="ce224" office:value-type="float" office:value="396" calcext:value-type="float">
            <text:p>396</text:p>
          </table:table-cell>
          <table:table-cell table:style-name="ce224" office:value-type="float" office:value="392" calcext:value-type="float">
            <text:p>392</text:p>
          </table:table-cell>
          <table:table-cell table:style-name="ce224" office:value-type="float" office:value="396" calcext:value-type="float">
            <text:p>396</text:p>
          </table:table-cell>
          <table:table-cell table:style-name="ce224" office:value-type="float" office:value="412" calcext:value-type="float">
            <text:p>412</text:p>
          </table:table-cell>
          <table:table-cell table:style-name="ce224" table:formula="of:=AVERAGE([.W19:.AA19])" office:value-type="float" office:value="398.4" calcext:value-type="float">
            <text:p>398</text:p>
          </table:table-cell>
          <table:table-cell table:style-name="ce235" table:formula="of:=(MAX([.W19:.AA19])-MIN([.W19:.AA19]))/5" office:value-type="float" office:value="4" calcext:value-type="float">
            <text:p>4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[.AC19]^2+[.AD19]^2); -INT(LOG10(ABS(SQRT([.AC19]^2+[.AD19]^2)))))" office:value-type="float" office:value="6" calcext:value-type="float">
            <text:p>6</text:p>
          </table:table-cell>
          <table:table-cell table:number-columns-repeated="16353"/>
        </table:table-row>
        <table:table-row table:style-name="ro2">
          <table:table-cell table:style-name="ce223" office:value-type="float" office:value="800" calcext:value-type="float">
            <text:p>800.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office:value-type="float" office:value="3.48" calcext:value-type="float">
            <text:p>3.48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style-name="ce230" table:formula="of:=AVERAGE([.C20:.G20])" office:value-type="float" office:value="3.448" calcext:value-type="float">
            <text:p>3.45</text:p>
          </table:table-cell>
          <table:table-cell table:style-name="ce235" table:formula="of:=(MAX([.C20:.G20])-MIN([.C20:.G20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0]^2+[.J20]^2+([.K20]*[.H20])^2); -INT(LOG10(ABS(SQRT([.I20]^2+[.J20]^2+([.K20]*[.H20])^2)))))" office:value-type="float" office:value="0.4" calcext:value-type="float">
            <text:p>0.4</text:p>
          </table:table-cell>
          <table:table-cell table:style-name="ce223" office:value-type="float" office:value="30" calcext:value-type="float">
            <text:p>30.0</text:p>
          </table:table-cell>
          <table:table-cell table:style-name="ce223" office:value-type="float" office:value="29.6" calcext:value-type="float">
            <text:p>29.6</text:p>
          </table:table-cell>
          <table:table-cell table:number-columns-repeated="2" table:style-name="ce223" office:value-type="float" office:value="29.2" calcext:value-type="float">
            <text:p>29.2</text:p>
          </table:table-cell>
          <table:table-cell table:style-name="ce223" office:value-type="float" office:value="30" calcext:value-type="float">
            <text:p>30.0</text:p>
          </table:table-cell>
          <table:table-cell table:style-name="ce223" table:formula="of:=AVERAGE([.M20:.Q20])" office:value-type="float" office:value="29.6" calcext:value-type="float">
            <text:p>29.6</text:p>
          </table:table-cell>
          <table:table-cell table:style-name="ce235" table:formula="of:=(MAX([.M20:.Q20])-MIN([.M20:.Q20]))/5" office:value-type="float" office:value="0.16" calcext:value-type="float">
            <text:p>0.16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0]^2+[.T20]^2+([.U20]*[.R20])^2); -INT(LOG10(ABS(SQRT([.S20]^2+[.T20]^2+([.U20]*[.R20])^2)))))" office:value-type="float" office:value="2" calcext:value-type="float">
            <text:p>2</text:p>
          </table:table-cell>
          <table:table-cell table:number-columns-repeated="2" table:style-name="ce224" office:value-type="float" office:value="288" calcext:value-type="float">
            <text:p>288</text:p>
          </table:table-cell>
          <table:table-cell table:number-columns-repeated="2" table:style-name="ce224" office:value-type="float" office:value="284" calcext:value-type="float">
            <text:p>284</text:p>
          </table:table-cell>
          <table:table-cell table:style-name="ce224" office:value-type="float" office:value="280" calcext:value-type="float">
            <text:p>280</text:p>
          </table:table-cell>
          <table:table-cell table:style-name="ce224" table:formula="of:=AVERAGE([.W20:.AA20])" office:value-type="float" office:value="284.8" calcext:value-type="float">
            <text:p>285</text:p>
          </table:table-cell>
          <table:table-cell table:style-name="ce235" table:formula="of:=(MAX([.W20:.AA20])-MIN([.W20:.AA20]))/5" office:value-type="float" office:value="1.6" calcext:value-type="float">
            <text:p>1.6</text:p>
          </table:table-cell>
          <table:table-cell table:style-name="ce235" table:formula="of:=4" office:value-type="float" office:value="4" calcext:value-type="float">
            <text:p>4</text:p>
          </table:table-cell>
          <table:table-cell table:style-name="ce235" table:formula="of:=ROUND(SQRT([.AC20]^2+[.AD20]^2); -INT(LOG10(ABS(SQRT([.AC20]^2+[.AD20]^2)))))" office:value-type="float" office:value="4" calcext:value-type="float">
            <text:p>4</text:p>
          </table:table-cell>
          <table:table-cell table:number-columns-repeated="16353"/>
        </table:table-row>
        <table:table-row table:style-name="ro2">
          <table:table-cell table:style-name="ce224" office:value-type="float" office:value="1000" calcext:value-type="float">
            <text:p>1000</text:p>
          </table:table-cell>
          <table:table-cell table:style-name="ce235" table:formula="of:=10" office:value-type="float" office:value="10" calcext:value-type="float">
            <text:p>10</text:p>
          </table:table-cell>
          <table:table-cell table:number-columns-repeated="2" table:style-name="ce230" office:value-type="float" office:value="3.44" calcext:value-type="float">
            <text:p>3.44</text:p>
          </table:table-cell>
          <table:table-cell table:number-columns-repeated="2" table:style-name="ce230" office:value-type="float" office:value="3.4" calcext:value-type="float">
            <text:p>3.40</text:p>
          </table:table-cell>
          <table:table-cell table:style-name="ce230" office:value-type="float" office:value="3.44" calcext:value-type="float">
            <text:p>3.44</text:p>
          </table:table-cell>
          <table:table-cell table:style-name="ce230" table:formula="of:=AVERAGE([.C21:.G21])" office:value-type="float" office:value="3.424" calcext:value-type="float">
            <text:p>3.42</text:p>
          </table:table-cell>
          <table:table-cell table:style-name="ce235" table:formula="of:=(MAX([.C21:.G21])-MIN([.C21:.G21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1]^2+[.J21]^2+([.K21]*[.H21])^2); -INT(LOG10(ABS(SQRT([.I21]^2+[.J21]^2+([.K21]*[.H21])^2)))))" office:value-type="float" office:value="0.4" calcext:value-type="float">
            <text:p>0.4</text:p>
          </table:table-cell>
          <table:table-cell table:style-name="ce223" office:value-type="float" office:value="40.8" calcext:value-type="float">
            <text:p>40.8</text:p>
          </table:table-cell>
          <table:table-cell table:style-name="ce223" office:value-type="float" office:value="40.6" calcext:value-type="float">
            <text:p>40.6</text:p>
          </table:table-cell>
          <table:table-cell table:style-name="ce223" office:value-type="float" office:value="41.6" calcext:value-type="float">
            <text:p>41.6</text:p>
          </table:table-cell>
          <table:table-cell table:style-name="ce223" office:value-type="float" office:value="40.4" calcext:value-type="float">
            <text:p>40.4</text:p>
          </table:table-cell>
          <table:table-cell table:style-name="ce223" office:value-type="float" office:value="40.8" calcext:value-type="float">
            <text:p>40.8</text:p>
          </table:table-cell>
          <table:table-cell table:style-name="ce223" table:formula="of:=AVERAGE([.M21:.Q21])" office:value-type="float" office:value="40.84" calcext:value-type="float">
            <text:p>40.8</text:p>
          </table:table-cell>
          <table:table-cell table:style-name="ce235" table:formula="of:=(MAX([.M21:.Q21])-MIN([.M21:.Q21]))/5" office:value-type="float" office:value="0.240000000000001" calcext:value-type="float">
            <text:p>0.2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1]^2+[.T21]^2+([.U21]*[.R21])^2); -INT(LOG10(ABS(SQRT([.S21]^2+[.T21]^2+([.U21]*[.R21])^2)))))" office:value-type="float" office:value="2" calcext:value-type="float">
            <text:p>2</text:p>
          </table:table-cell>
          <table:table-cell table:style-name="ce224" office:value-type="float" office:value="222" calcext:value-type="float">
            <text:p>222</text:p>
          </table:table-cell>
          <table:table-cell table:style-name="ce224" office:value-type="float" office:value="224" calcext:value-type="float">
            <text:p>224</text:p>
          </table:table-cell>
          <table:table-cell table:style-name="ce224" office:value-type="float" office:value="230" calcext:value-type="float">
            <text:p>230</text:p>
          </table:table-cell>
          <table:table-cell table:style-name="ce224" office:value-type="float" office:value="226" calcext:value-type="float">
            <text:p>226</text:p>
          </table:table-cell>
          <table:table-cell table:style-name="ce224" office:value-type="float" office:value="224" calcext:value-type="float">
            <text:p>224</text:p>
          </table:table-cell>
          <table:table-cell table:style-name="ce224" table:formula="of:=AVERAGE([.W21:.AA21])" office:value-type="float" office:value="225.2" calcext:value-type="float">
            <text:p>225</text:p>
          </table:table-cell>
          <table:table-cell table:style-name="ce235" table:formula="of:=(MAX([.W21:.AA21])-MIN([.W21:.AA21]))/5" office:value-type="float" office:value="1.6" calcext:value-type="float">
            <text:p>1.6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AC21]^2+[.AD21]^2); -INT(LOG10(ABS(SQRT([.AC21]^2+[.AD21]^2)))))" office:value-type="float" office:value="3" calcext:value-type="float">
            <text:p>3</text:p>
          </table:table-cell>
          <table:table-cell table:number-columns-repeated="16353"/>
        </table:table-row>
        <table:table-row table:style-name="ro2">
          <table:table-cell table:style-name="ce232" office:value-type="float" office:value="2000" calcext:value-type="float">
            <text:p>2000</text:p>
          </table:table-cell>
          <table:table-cell table:style-name="ce235" table:formula="of:=100" office:value-type="float" office:value="100" calcext:value-type="float">
            <text:p>100</text:p>
          </table:table-cell>
          <table:table-cell table:style-name="ce230" office:value-type="float" office:value="3.2" calcext:value-type="float">
            <text:p>3.20</text:p>
          </table:table-cell>
          <table:table-cell table:style-name="ce230" office:value-type="float" office:value="3.28" calcext:value-type="float">
            <text:p>3.28</text:p>
          </table:table-cell>
          <table:table-cell table:number-columns-repeated="2" table:style-name="ce230" office:value-type="float" office:value="3.2" calcext:value-type="float">
            <text:p>3.20</text:p>
          </table:table-cell>
          <table:table-cell table:style-name="ce230" office:value-type="float" office:value="3.24" calcext:value-type="float">
            <text:p>3.24</text:p>
          </table:table-cell>
          <table:table-cell table:style-name="ce230" table:formula="of:=AVERAGE([.C22:.G22])" office:value-type="float" office:value="3.224" calcext:value-type="float">
            <text:p>3.22</text:p>
          </table:table-cell>
          <table:table-cell table:style-name="ce235" table:formula="of:=(MAX([.C22:.G22])-MIN([.C22:.G22]))/5" office:value-type="float" office:value="0.0159999999999999" calcext:value-type="float">
            <text:p>0.015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2]^2+[.J22]^2+([.K22]*[.H22])^2); -INT(LOG10(ABS(SQRT([.I22]^2+[.J22]^2+([.K22]*[.H22])^2)))))" office:value-type="float" office:value="0.4" calcext:value-type="float">
            <text:p>0.4</text:p>
          </table:table-cell>
          <table:table-cell table:style-name="ce223" office:value-type="float" office:value="76" calcext:value-type="float">
            <text:p>76.0</text:p>
          </table:table-cell>
          <table:table-cell table:style-name="ce223" office:value-type="float" office:value="76.4" calcext:value-type="float">
            <text:p>76.4</text:p>
          </table:table-cell>
          <table:table-cell table:style-name="ce223" office:value-type="float" office:value="77.4" calcext:value-type="float">
            <text:p>77.4</text:p>
          </table:table-cell>
          <table:table-cell table:style-name="ce223" office:value-type="float" office:value="76.8" calcext:value-type="float">
            <text:p>76.8</text:p>
          </table:table-cell>
          <table:table-cell table:style-name="ce223" office:value-type="float" office:value="75.4" calcext:value-type="float">
            <text:p>75.4</text:p>
          </table:table-cell>
          <table:table-cell table:style-name="ce223" table:formula="of:=AVERAGE([.M22:.Q22])" office:value-type="float" office:value="76.4" calcext:value-type="float">
            <text:p>76.4</text:p>
          </table:table-cell>
          <table:table-cell table:style-name="ce235" table:formula="of:=(MAX([.M22:.Q22])-MIN([.M22:.Q22]))/5" office:value-type="float" office:value="0.4" calcext:value-type="float">
            <text:p>0.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2]^2+[.T22]^2+([.U22]*[.R22])^2); -INT(LOG10(ABS(SQRT([.S22]^2+[.T22]^2+([.U22]*[.R22])^2)))))" office:value-type="float" office:value="4" calcext:value-type="float">
            <text:p>4</text:p>
          </table:table-cell>
          <table:table-cell table:style-name="ce224" office:value-type="float" office:value="108" calcext:value-type="float">
            <text:p>108</text:p>
          </table:table-cell>
          <table:table-cell table:style-name="ce224" office:value-type="float" office:value="104" calcext:value-type="float">
            <text:p>104</text:p>
          </table:table-cell>
          <table:table-cell table:style-name="ce224" office:value-type="float" office:value="103" calcext:value-type="float">
            <text:p>103</text:p>
          </table:table-cell>
          <table:table-cell table:style-name="ce224" office:value-type="float" office:value="105" calcext:value-type="float">
            <text:p>105</text:p>
          </table:table-cell>
          <table:table-cell table:style-name="ce224" office:value-type="float" office:value="103" calcext:value-type="float">
            <text:p>103</text:p>
          </table:table-cell>
          <table:table-cell table:style-name="ce224" table:formula="of:=AVERAGE([.W22:.AA22])" office:value-type="float" office:value="104.6" calcext:value-type="float">
            <text:p>105</text:p>
          </table:table-cell>
          <table:table-cell table:style-name="ce235" table:formula="of:=(MAX([.W22:.AA22])-MIN([.W22:.AA22]))/5" office:value-type="float" office:value="1" calcext:value-type="float">
            <text:p>1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[.AC22]^2+[.AD22]^2); -INT(LOG10(ABS(SQRT([.AC22]^2+[.AD22]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2">
          <table:table-cell table:style-name="ce308" office:value-type="string" calcext:value-type="string" table:number-columns-spanned="2" table:number-rows-spanned="1">
            <text:p>MHz</text:p>
          </table:table-cell>
          <table:covered-table-cell/>
          <table:table-cell table:style-name="ce241" office:value-type="string" calcext:value-type="string" table:number-columns-spanned="10" table:number-rows-spanned="1">
            <text:p>V</text:p>
          </table:table-cell>
          <table:covered-table-cell table:number-columns-repeated="9"/>
          <table:table-cell table:style-name="ce255" office:value-type="string" calcext:value-type="string" table:number-columns-spanned="10" table:number-rows-spanned="1">
            <text:p>mV</text:p>
          </table:table-cell>
          <table:covered-table-cell table:number-columns-repeated="9"/>
          <table:table-cell table:style-name="ce241" office:value-type="string" calcext:value-type="string" table:number-columns-spanned="9" table:number-rows-spanned="1">
            <text:p>ns</text:p>
          </table:table-cell>
          <table:covered-table-cell table:number-columns-repeated="8"/>
          <table:table-cell table:number-columns-repeated="16353"/>
        </table:table-row>
        <table:table-row table:style-name="ro2">
          <table:table-cell table:style-name="ce277" office:value-type="float" office:value="4" calcext:value-type="float">
            <text:p>4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2.72" calcext:value-type="float">
            <text:p>2.72</text:p>
          </table:table-cell>
          <table:table-cell table:style-name="ce230" office:value-type="float" office:value="2.76" calcext:value-type="float">
            <text:p>2.76</text:p>
          </table:table-cell>
          <table:table-cell table:number-columns-repeated="2" table:style-name="ce230" office:value-type="float" office:value="2.72" calcext:value-type="float">
            <text:p>2.72</text:p>
          </table:table-cell>
          <table:table-cell table:style-name="ce230" office:value-type="float" office:value="2.76" calcext:value-type="float">
            <text:p>2.76</text:p>
          </table:table-cell>
          <table:table-cell table:style-name="ce230" table:formula="of:=AVERAGE([.C24:.G24])" office:value-type="float" office:value="2.736" calcext:value-type="float">
            <text:p>2.74</text:p>
          </table:table-cell>
          <table:table-cell table:style-name="ce235" table:formula="of:=(MAX([.C24:.G24])-MIN([.C24:.G24]))/5" office:value-type="float" office:value="0.00799999999999992" calcext:value-type="float">
            <text:p>0.0079999999999999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4]^2+[.J24]^2+([.K24]*[.H24])^2); -INT(LOG10(ABS(SQRT([.I24]^2+[.J24]^2+([.K24]*[.H24])^2)))))" office:value-type="float" office:value="0.3" calcext:value-type="float">
            <text:p>0.3</text:p>
          </table:table-cell>
          <table:table-cell table:style-name="ce223" office:value-type="float" office:value="119.2" calcext:value-type="float">
            <text:p>119.2</text:p>
          </table:table-cell>
          <table:table-cell table:style-name="ce223" office:value-type="float" office:value="118.4" calcext:value-type="float">
            <text:p>118.4</text:p>
          </table:table-cell>
          <table:table-cell table:number-columns-repeated="2" table:style-name="ce223" office:value-type="float" office:value="117.6" calcext:value-type="float">
            <text:p>117.6</text:p>
          </table:table-cell>
          <table:table-cell table:style-name="ce223" office:value-type="float" office:value="119.2" calcext:value-type="float">
            <text:p>119.2</text:p>
          </table:table-cell>
          <table:table-cell table:style-name="ce223" table:formula="of:=AVERAGE([.M24:.Q24])" office:value-type="float" office:value="118.4" calcext:value-type="float">
            <text:p>118.4</text:p>
          </table:table-cell>
          <table:table-cell table:style-name="ce235" table:formula="of:=(MAX([.M24:.Q24])-MIN([.M24:.Q24]))/5" office:value-type="float" office:value="0.320000000000002" calcext:value-type="float">
            <text:p>0.32000000000000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4]^2+[.T24]^2+([.U24]*[.R24])^2); -INT(LOG10(ABS(SQRT([.S24]^2+[.T24]^2+([.U24]*[.R24])^2)))))" office:value-type="float" office:value="6" calcext:value-type="float">
            <text:p>6</text:p>
          </table:table-cell>
          <table:table-cell table:style-name="ce224" office:value-type="float" office:value="42" calcext:value-type="float">
            <text:p>42</text:p>
          </table:table-cell>
          <table:table-cell table:number-columns-repeated="2" table:style-name="ce224" office:value-type="float" office:value="38" calcext:value-type="float">
            <text:p>38</text:p>
          </table:table-cell>
          <table:table-cell table:number-columns-repeated="2" table:style-name="ce224" office:value-type="float" office:value="39" calcext:value-type="float">
            <text:p>39</text:p>
          </table:table-cell>
          <table:table-cell table:style-name="ce224" table:formula="of:=AVERAGE([.W24:.AA24])" office:value-type="float" office:value="39.2" calcext:value-type="float">
            <text:p>39</text:p>
          </table:table-cell>
          <table:table-cell table:style-name="ce235" table:formula="of:=(MAX([.W24:.AA24])-MIN([.W24:.AA24]))/5" office:value-type="float" office:value="0.8" calcext:value-type="float">
            <text:p>0.8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5" table:formula="of:=ROUND(SQRT([.AC24]^2+[.AD24]^2); -INT(LOG10(ABS(SQRT([.AC24]^2+[.AD24]^2)))))" office:value-type="float" office:value="1" calcext:value-type="float">
            <text:p>1</text:p>
          </table:table-cell>
          <table:table-cell table:number-columns-repeated="16353"/>
        </table:table-row>
        <table:table-row table:style-name="ro2">
          <table:table-cell table:style-name="ce226" office:value-type="float" office:value="8" calcext:value-type="float">
            <text:p>8.000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0" office:value-type="float" office:value="2.2" calcext:value-type="float">
            <text:p>2.20</text:p>
          </table:table-cell>
          <table:table-cell table:style-name="ce230" office:value-type="float" office:value="2.16" calcext:value-type="float">
            <text:p>2.16</text:p>
          </table:table-cell>
          <table:table-cell table:style-name="ce230" office:value-type="float" office:value="2.2" calcext:value-type="float">
            <text:p>2.20</text:p>
          </table:table-cell>
          <table:table-cell table:number-columns-repeated="2" table:style-name="ce230" office:value-type="float" office:value="2.16" calcext:value-type="float">
            <text:p>2.16</text:p>
          </table:table-cell>
          <table:table-cell table:style-name="ce230" table:formula="of:=AVERAGE([.C25:.G25])" office:value-type="float" office:value="2.176" calcext:value-type="float">
            <text:p>2.18</text:p>
          </table:table-cell>
          <table:table-cell table:style-name="ce235" table:formula="of:=(MAX([.C25:.G25])-MIN([.C25:.G25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5]^2+[.J25]^2+([.K25]*[.H25])^2); -INT(LOG10(ABS(SQRT([.I25]^2+[.J25]^2+([.K25]*[.H25])^2)))))" office:value-type="float" office:value="0.2" calcext:value-type="float">
            <text:p>0.2</text:p>
          </table:table-cell>
          <table:table-cell table:style-name="ce224" office:value-type="float" office:value="158" calcext:value-type="float">
            <text:p>158</text:p>
          </table:table-cell>
          <table:table-cell table:style-name="ce224" office:value-type="float" office:value="156" calcext:value-type="float">
            <text:p>156</text:p>
          </table:table-cell>
          <table:table-cell table:style-name="ce224" office:value-type="float" office:value="158" calcext:value-type="float">
            <text:p>158</text:p>
          </table:table-cell>
          <table:table-cell table:style-name="ce224" office:value-type="float" office:value="156" calcext:value-type="float">
            <text:p>156</text:p>
          </table:table-cell>
          <table:table-cell table:style-name="ce224" office:value-type="float" office:value="154" calcext:value-type="float">
            <text:p>154</text:p>
          </table:table-cell>
          <table:table-cell table:style-name="ce224" table:formula="of:=AVERAGE([.M25:.Q25])" office:value-type="float" office:value="156.4" calcext:value-type="float">
            <text:p>156</text:p>
          </table:table-cell>
          <table:table-cell table:style-name="ce235" table:formula="of:=(MAX([.M25:.Q25])-MIN([.M25:.Q25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5]^2+[.T25]^2+([.U25]*[.R25])^2); -INT(LOG10(ABS(SQRT([.S25]^2+[.T25]^2+([.U25]*[.R25])^2)))))" office:value-type="float" office:value="8" calcext:value-type="float">
            <text:p>8</text:p>
          </table:table-cell>
          <table:table-cell table:number-columns-repeated="2" table:style-name="ce223" office:value-type="float" office:value="11.6" calcext:value-type="float">
            <text:p>11.6</text:p>
          </table:table-cell>
          <table:table-cell table:style-name="ce223" office:value-type="float" office:value="12" calcext:value-type="float">
            <text:p>12.0</text:p>
          </table:table-cell>
          <table:table-cell table:style-name="ce223" office:value-type="float" office:value="10.8" calcext:value-type="float">
            <text:p>10.8</text:p>
          </table:table-cell>
          <table:table-cell table:style-name="ce223" office:value-type="float" office:value="11.2" calcext:value-type="float">
            <text:p>11.2</text:p>
          </table:table-cell>
          <table:table-cell table:style-name="ce223" table:formula="of:=AVERAGE([.W25:.AA25])" office:value-type="float" office:value="11.44" calcext:value-type="float">
            <text:p>11.4</text:p>
          </table:table-cell>
          <table:table-cell table:style-name="ce235" table:formula="of:=(MAX([.W25:.AA25])-MIN([.W25:.AA25]))/5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AC25]^2+[.AD25]^2); -INT(LOG10(ABS(SQRT([.AC25]^2+[.AD25]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2">
          <table:table-cell table:style-name="ce230" office:value-type="float" office:value="12" calcext:value-type="float">
            <text:p>12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2.12" calcext:value-type="float">
            <text:p>2.12</text:p>
          </table:table-cell>
          <table:table-cell table:number-columns-repeated="3" table:style-name="ce230" office:value-type="float" office:value="2.16" calcext:value-type="float">
            <text:p>2.16</text:p>
          </table:table-cell>
          <table:table-cell table:style-name="ce230" office:value-type="float" office:value="2.12" calcext:value-type="float">
            <text:p>2.12</text:p>
          </table:table-cell>
          <table:table-cell table:style-name="ce230" table:formula="of:=AVERAGE([.C26:.G26])" office:value-type="float" office:value="2.144" calcext:value-type="float">
            <text:p>2.14</text:p>
          </table:table-cell>
          <table:table-cell table:style-name="ce235" table:formula="of:=(MAX([.C26:.G26])-MIN([.C26:.G26]))/5" office:value-type="float" office:value="0.00800000000000001" calcext:value-type="float">
            <text:p>0.0080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6]^2+[.J26]^2+([.K26]*[.H26])^2); -INT(LOG10(ABS(SQRT([.I26]^2+[.J26]^2+([.K26]*[.H26])^2)))))" office:value-type="float" office:value="0.2" calcext:value-type="float">
            <text:p>0.2</text:p>
          </table:table-cell>
          <table:table-cell table:style-name="ce224" office:value-type="float" office:value="176" calcext:value-type="float">
            <text:p>176</text:p>
          </table:table-cell>
          <table:table-cell table:style-name="ce224" office:value-type="float" office:value="180" calcext:value-type="float">
            <text:p>180</text:p>
          </table:table-cell>
          <table:table-cell table:style-name="ce224" office:value-type="float" office:value="174" calcext:value-type="float">
            <text:p>174</text:p>
          </table:table-cell>
          <table:table-cell table:number-columns-repeated="2" table:style-name="ce224" office:value-type="float" office:value="178" calcext:value-type="float">
            <text:p>178</text:p>
          </table:table-cell>
          <table:table-cell table:style-name="ce224" table:formula="of:=AVERAGE([.M26:.Q26])" office:value-type="float" office:value="177.2" calcext:value-type="float">
            <text:p>177</text:p>
          </table:table-cell>
          <table:table-cell table:style-name="ce235" table:formula="of:=(MAX([.M26:.Q26])-MIN([.M26:.Q26]))/5" office:value-type="float" office:value="1.2" calcext:value-type="float">
            <text:p>1.2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6]^2+[.T26]^2+([.U26]*[.R26])^2); -INT(LOG10(ABS(SQRT([.S26]^2+[.T26]^2+([.U26]*[.R26])^2)))))" office:value-type="float" office:value="9" calcext:value-type="float">
            <text:p>9</text:p>
          </table:table-cell>
          <table:table-cell table:style-name="ce223" office:value-type="float" office:value="2.4" calcext:value-type="float">
            <text:p>2.4</text:p>
          </table:table-cell>
          <table:table-cell table:style-name="ce223" office:value-type="float" office:value="2.6" calcext:value-type="float">
            <text:p>2.6</text:p>
          </table:table-cell>
          <table:table-cell table:style-name="ce223" office:value-type="float" office:value="1.4" calcext:value-type="float">
            <text:p>1.4</text:p>
          </table:table-cell>
          <table:table-cell table:style-name="ce223" office:value-type="float" office:value="2.8" calcext:value-type="float">
            <text:p>2.8</text:p>
          </table:table-cell>
          <table:table-cell table:style-name="ce223" office:value-type="float" office:value="2.4" calcext:value-type="float">
            <text:p>2.4</text:p>
          </table:table-cell>
          <table:table-cell table:style-name="ce223" table:formula="of:=AVERAGE([.W26:.AA26])" office:value-type="float" office:value="2.32" calcext:value-type="float">
            <text:p>2.3</text:p>
          </table:table-cell>
          <table:table-cell table:style-name="ce235" table:formula="of:=(MAX([.W26:.AA26])-MIN([.W26:.AA26]))/5" office:value-type="float" office:value="0.28" calcext:value-type="float">
            <text:p>0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AC26]^2+[.AD26]^2); -INT(LOG10(ABS(SQRT([.AC26]^2+[.AD26]^2)))))" office:value-type="float" office:value="0.3" calcext:value-type="float">
            <text:p>0.3</text:p>
          </table:table-cell>
          <table:table-cell table:number-columns-repeated="16353"/>
        </table:table-row>
        <table:table-row table:style-name="ro2">
          <table:table-cell table:style-name="ce230" office:value-type="float" office:value="16" calcext:value-type="float">
            <text:p>16.00</text:p>
          </table:table-cell>
          <table:table-cell table:style-name="ce235" table:formula="of:=1" office:value-type="float" office:value="1" calcext:value-type="float">
            <text:p>1</text:p>
          </table:table-cell>
          <table:table-cell table:style-name="ce230" office:value-type="float" office:value="2.4" calcext:value-type="float">
            <text:p>2.40</text:p>
          </table:table-cell>
          <table:table-cell table:style-name="ce230" office:value-type="float" office:value="2.44" calcext:value-type="float">
            <text:p>2.44</text:p>
          </table:table-cell>
          <table:table-cell table:style-name="ce230" office:value-type="float" office:value="2.32" calcext:value-type="float">
            <text:p>2.32</text:p>
          </table:table-cell>
          <table:table-cell table:style-name="ce230" office:value-type="float" office:value="2.44" calcext:value-type="float">
            <text:p>2.44</text:p>
          </table:table-cell>
          <table:table-cell table:style-name="ce230" office:value-type="float" office:value="2.36" calcext:value-type="float">
            <text:p>2.36</text:p>
          </table:table-cell>
          <table:table-cell table:style-name="ce230" table:formula="of:=AVERAGE([.C27:.G27])" office:value-type="float" office:value="2.392" calcext:value-type="float">
            <text:p>2.39</text:p>
          </table:table-cell>
          <table:table-cell table:style-name="ce235" table:formula="of:=(MAX([.C27:.G27])-MIN([.C27:.G27]))/5" office:value-type="float" office:value="0.024" calcext:value-type="float">
            <text:p>0.02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02" table:formula="of:=SQRT(10^2+5^2)%" office:value-type="percentage" office:value="0.11180339887499" calcext:value-type="percentage">
            <text:p>11.2%</text:p>
          </table:table-cell>
          <table:table-cell table:style-name="ce235" table:formula="of:=ROUND(SQRT([.I27]^2+[.J27]^2+([.K27]*[.H27])^2); -INT(LOG10(ABS(SQRT([.I27]^2+[.J27]^2+([.K27]*[.H27])^2)))))" office:value-type="float" office:value="0.3" calcext:value-type="float">
            <text:p>0.3</text:p>
          </table:table-cell>
          <table:table-cell table:style-name="ce224" office:value-type="float" office:value="190" calcext:value-type="float">
            <text:p>190</text:p>
          </table:table-cell>
          <table:table-cell table:style-name="ce224" office:value-type="float" office:value="192" calcext:value-type="float">
            <text:p>192</text:p>
          </table:table-cell>
          <table:table-cell table:style-name="ce224" office:value-type="float" office:value="190" calcext:value-type="float">
            <text:p>190</text:p>
          </table:table-cell>
          <table:table-cell table:style-name="ce224" office:value-type="float" office:value="192" calcext:value-type="float">
            <text:p>192</text:p>
          </table:table-cell>
          <table:table-cell table:style-name="ce224" office:value-type="float" office:value="188" calcext:value-type="float">
            <text:p>188</text:p>
          </table:table-cell>
          <table:table-cell table:style-name="ce224" table:formula="of:=AVERAGE([.M27:.Q27])" office:value-type="float" office:value="190.4" calcext:value-type="float">
            <text:p>190</text:p>
          </table:table-cell>
          <table:table-cell table:style-name="ce235" table:formula="of:=(MAX([.M27:.Q27])-MIN([.M27:.Q27]))/5" office:value-type="float" office:value="0.8" calcext:value-type="float">
            <text:p>0.8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52" table:formula="of:=ROUND(SQRT([.S27]^2+[.T27]^2+([.U27]*[.R27])^2); -INT(LOG10(ABS(SQRT([.S27]^2+[.T27]^2+([.U27]*[.R27])^2)))))" office:value-type="float" office:value="10" calcext:value-type="float">
            <text:p>10</text:p>
          </table:table-cell>
          <table:table-cell table:style-name="ce223" office:value-type="float" office:value="-2.1" calcext:value-type="float">
            <text:p>-2.1</text:p>
          </table:table-cell>
          <table:table-cell table:style-name="ce223" office:value-type="float" office:value="-2" calcext:value-type="float">
            <text:p>-2.0</text:p>
          </table:table-cell>
          <table:table-cell table:number-columns-repeated="2" table:style-name="ce223" office:value-type="float" office:value="-2.1" calcext:value-type="float">
            <text:p>-2.1</text:p>
          </table:table-cell>
          <table:table-cell table:style-name="ce223" office:value-type="float" office:value="-2" calcext:value-type="float">
            <text:p>-2.0</text:p>
          </table:table-cell>
          <table:table-cell table:style-name="ce223" table:formula="of:=AVERAGE([.W27:.AA27])" office:value-type="float" office:value="-2.06" calcext:value-type="float">
            <text:p>-2.1</text:p>
          </table:table-cell>
          <table:table-cell table:style-name="ce235" table:formula="of:=(MAX([.W27:.AA27])-MIN([.W27:.AA27]))/5" office:value-type="float" office:value="0.02" calcext:value-type="float">
            <text:p>0.02</text:p>
          </table:table-cell>
          <table:table-cell table:style-name="ce235" table:formula="of:=0.1" office:value-type="float" office:value="0.1" calcext:value-type="float">
            <text:p>0.1</text:p>
          </table:table-cell>
          <table:table-cell table:style-name="ce235" table:formula="of:=ROUND(SQRT([.AC27]^2+[.AD27]^2); -INT(LOG10(ABS(SQRT([.AC27]^2+[.AD27]^2)))))" office:value-type="float" office:value="0.1" calcext:value-type="float">
            <text:p>0.1</text:p>
          </table:table-cell>
          <table:table-cell table:number-columns-repeated="16353"/>
        </table:table-row>
        <table:table-row table:style-name="ro2">
          <table:table-cell table:style-name="ce259" office:value-type="float" office:value="20" calcext:value-type="float">
            <text:p>20.000</text:p>
          </table:table-cell>
          <table:table-cell table:style-name="ce237" table:formula="of:=1" office:value-type="float" office:value="1" calcext:value-type="float">
            <text:p>1</text:p>
          </table:table-cell>
          <table:table-cell table:style-name="ce237" office:value-type="float" office:value="2.92" calcext:value-type="float">
            <text:p>2.92</text:p>
          </table:table-cell>
          <table:table-cell table:number-columns-repeated="2" table:style-name="ce237" office:value-type="float" office:value="2.88" calcext:value-type="float">
            <text:p>2.88</text:p>
          </table:table-cell>
          <table:table-cell table:style-name="ce237" office:value-type="float" office:value="2.92" calcext:value-type="float">
            <text:p>2.92</text:p>
          </table:table-cell>
          <table:table-cell table:style-name="ce237" office:value-type="float" office:value="2.88" calcext:value-type="float">
            <text:p>2.88</text:p>
          </table:table-cell>
          <table:table-cell table:style-name="ce257" table:formula="of:=AVERAGE([.C28:.G28])" office:value-type="float" office:value="2.896" calcext:value-type="float">
            <text:p>2.90</text:p>
          </table:table-cell>
          <table:table-cell table:style-name="ce237" table:formula="of:=(MAX([.C28:.G28])-MIN([.C28:.G28]))/5" office:value-type="float" office:value="0.00800000000000001" calcext:value-type="float">
            <text:p>0.00800000000000001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304" table:formula="of:=SQRT(10^2+5^2)%" office:value-type="percentage" office:value="0.11180339887499" calcext:value-type="percentage">
            <text:p>11.2%</text:p>
          </table:table-cell>
          <table:table-cell table:style-name="ce237" table:formula="of:=ROUND(SQRT([.I28]^2+[.J28]^2+([.K28]*[.H28])^2); -INT(LOG10(ABS(SQRT([.I28]^2+[.J28]^2+([.K28]*[.H28])^2)))))" office:value-type="float" office:value="0.3" calcext:value-type="float">
            <text:p>0.3</text:p>
          </table:table-cell>
          <table:table-cell table:style-name="ce232" office:value-type="float" office:value="182" calcext:value-type="float">
            <text:p>182</text:p>
          </table:table-cell>
          <table:table-cell table:style-name="ce232" office:value-type="float" office:value="188" calcext:value-type="float">
            <text:p>188</text:p>
          </table:table-cell>
          <table:table-cell table:number-columns-repeated="3" table:style-name="ce232" office:value-type="float" office:value="182" calcext:value-type="float">
            <text:p>182</text:p>
          </table:table-cell>
          <table:table-cell table:style-name="ce232" table:formula="of:=AVERAGE([.M28:.Q28])" office:value-type="float" office:value="183.2" calcext:value-type="float">
            <text:p>183</text:p>
          </table:table-cell>
          <table:table-cell table:style-name="ce237" table:formula="of:=(MAX([.M28:.Q28])-MIN([.M28:.Q28]))/5" office:value-type="float" office:value="1.2" calcext:value-type="float">
            <text:p>1.2</text:p>
          </table:table-cell>
          <table:table-cell table:style-name="ce237" table:formula="of:=2" office:value-type="float" office:value="2" calcext:value-type="float">
            <text:p>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54" table:formula="of:=ROUND(SQRT([.S28]^2+[.T28]^2+([.U28]*[.R28])^2); -INT(LOG10(ABS(SQRT([.S28]^2+[.T28]^2+([.U28]*[.R28])^2)))))" office:value-type="float" office:value="9" calcext:value-type="float">
            <text:p>9</text:p>
          </table:table-cell>
          <table:table-cell table:style-name="ce243" office:value-type="float" office:value="-4" calcext:value-type="float">
            <text:p>-4.0</text:p>
          </table:table-cell>
          <table:table-cell table:style-name="ce243" office:value-type="float" office:value="-4.2" calcext:value-type="float">
            <text:p>-4.2</text:p>
          </table:table-cell>
          <table:table-cell table:style-name="ce243" office:value-type="float" office:value="-3.9" calcext:value-type="float">
            <text:p>-3.9</text:p>
          </table:table-cell>
          <table:table-cell table:style-name="ce243" office:value-type="float" office:value="-4.2" calcext:value-type="float">
            <text:p>-4.2</text:p>
          </table:table-cell>
          <table:table-cell table:style-name="ce243" office:value-type="float" office:value="-4" calcext:value-type="float">
            <text:p>-4.0</text:p>
          </table:table-cell>
          <table:table-cell table:style-name="ce243" table:formula="of:=AVERAGE([.W28:.AA28])" office:value-type="float" office:value="-4.06" calcext:value-type="float">
            <text:p>-4.1</text:p>
          </table:table-cell>
          <table:table-cell table:style-name="ce237" table:formula="of:=(MAX([.W28:.AA28])-MIN([.W28:.AA28]))/5" office:value-type="float" office:value="0.0600000000000001" calcext:value-type="float">
            <text:p>0.0600000000000001</text:p>
          </table:table-cell>
          <table:table-cell table:style-name="ce237" table:formula="of:=0.1" office:value-type="float" office:value="0.1" calcext:value-type="float">
            <text:p>0.1</text:p>
          </table:table-cell>
          <table:table-cell table:style-name="ce237" table:formula="of:=ROUND(SQRT([.AC28]^2+[.AD28]^2); -INT(LOG10(ABS(SQRT([.AC28]^2+[.AD28]^2)))))" office:value-type="float" office:value="0.1" calcext:value-type="float">
            <text:p>0.1</text:p>
          </table:table-cell>
          <table:table-cell table:number-columns-repeated="1635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99" table:number-columns-repeated="5"/>
          <table:table-cell table:number-columns-repeated="16378"/>
        </table:table-row>
        <table:table-row table:style-name="ro2">
          <table:table-cell/>
          <table:table-cell table:style-name="ce300" table:number-columns-repeated="5"/>
          <table:table-cell table:number-columns-repeated="16378"/>
        </table:table-row>
        <table:table-row table:style-name="ro2">
          <table:table-cell/>
          <table:table-cell table:style-name="ce300" table:number-columns-repeated="5"/>
          <table:table-cell table:style-name="ce301"/>
          <table:table-cell table:style-name="ce299" table:number-columns-repeated="10"/>
          <table:table-cell table:number-columns-repeated="16367"/>
        </table:table-row>
        <table:table-row table:style-name="ro2" table:number-rows-repeated="2">
          <table:table-cell/>
          <table:table-cell table:style-name="ce299" table:number-columns-repeated="16"/>
          <table:table-cell table:number-columns-repeated="16367"/>
        </table:table-row>
        <table:table-row table:style-name="ro2" table:number-rows-repeated="17">
          <table:table-cell table:number-columns-repeated="16384"/>
        </table:table-row>
        <table:table-row table:style-name="ro2">
          <table:table-cell/>
          <table:table-cell table:style-name="ce299" table:number-columns-repeated="11"/>
          <table:table-cell table:style-name="ce300" table:number-columns-repeated="5"/>
          <table:table-cell table:number-columns-repeated="16367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D1v" table:style-name="ta1">
        <table:table-column table:style-name="co2" table:number-columns-repeated="10" table:default-cell-style-name="ce221"/>
        <table:table-column table:style-name="co3" table:number-columns-repeated="6" table:default-cell-style-name="ce221"/>
        <table:table-column table:style-name="co3" table:default-cell-style-name="Default"/>
        <table:table-column table:style-name="co3" table:number-columns-repeated="16366" table:default-cell-style-name="ce221"/>
        <table:table-column table:style-name="co5" table:default-cell-style-name="ce221"/>
        <table:table-row table:style-name="ro2">
          <table:table-cell table:style-name="ce315" office:value-type="string" calcext:value-type="string" table:number-columns-spanned="1" table:number-rows-spanned="2">
            <text:p>Peak</text:p>
          </table:table-cell>
          <table:table-cell table:style-name="ce220" office:value-type="string" calcext:value-type="string" table:number-columns-spanned="6" table:number-rows-spanned="1">
            <text:p>Voltage at each peak/trough (mV)</text:p>
          </table:table-cell>
          <table:covered-table-cell table:number-columns-repeated="5"/>
          <table:table-cell table:style-name="ce234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74"/>
        </table:table-row>
        <table:table-row table:style-name="ro2">
          <table:covered-table-cell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2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18" office:value-type="string" calcext:value-type="string">
            <text:p>Abs.</text:p>
          </table:table-cell>
          <table:table-cell table:number-columns-repeated="16374"/>
        </table:table-row>
        <table:table-row table:style-name="ro2">
          <table:table-cell table:style-name="ce316" office:value-type="float" office:value="1" calcext:value-type="float">
            <text:p>1</text:p>
          </table:table-cell>
          <table:table-cell table:style-name="ce235" office:value-type="float" office:value="-98" calcext:value-type="float">
            <text:p>-98</text:p>
          </table:table-cell>
          <table:table-cell table:style-name="ce235" office:value-type="float" office:value="-100" calcext:value-type="float">
            <text:p>-100</text:p>
          </table:table-cell>
          <table:table-cell table:number-columns-repeated="3" table:style-name="ce235" office:value-type="float" office:value="-98" calcext:value-type="float">
            <text:p>-98</text:p>
          </table:table-cell>
          <table:table-cell table:style-name="ce242" table:formula="of:=AVERAGE([.B3:.F3])" office:value-type="float" office:value="-98.4" calcext:value-type="float">
            <text:p>-98</text:p>
          </table:table-cell>
          <table:table-cell table:style-name="ce236" table:formula="of:=(MAX([.B3:.F3])-MIN([.B3:.F3]))/5" office:value-type="float" office:value="0.4" calcext:value-type="float">
            <text:p>0.4</text:p>
          </table:table-cell>
          <table:table-cell table:style-name="ce236" table:formula="of:=2" office:value-type="float" office:value="2" calcext:value-type="float">
            <text:p>2</text:p>
          </table:table-cell>
          <table:table-cell table:style-name="ce236" table:formula="of:=ROUND(SQRT([.H3]^2+[.I3]^2); -INT(LOG10(ABS(SQRT([.H3]^2+[.I3]^2)))))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91" office:value-type="float" office:value="2" calcext:value-type="float">
            <text:p>2</text:p>
          </table:table-cell>
          <table:table-cell table:number-columns-repeated="5" table:style-name="ce235" office:value-type="float" office:value="84" calcext:value-type="float">
            <text:p>84</text:p>
          </table:table-cell>
          <table:table-cell table:style-name="ce235" table:formula="of:=AVERAGE([.B4:.F4])" office:value-type="float" office:value="84" calcext:value-type="float">
            <text:p>84</text:p>
          </table:table-cell>
          <table:table-cell table:style-name="ce235" table:formula="of:=(MAX([.B4:.F4])-MIN([.B4:.F4]))/5" office:value-type="float" office:value="0" calcext:value-type="float">
            <text:p>0</text:p>
          </table:table-cell>
          <table:table-cell table:style-name="ce235" table:formula="of:=2" office:value-type="float" office:value="2" calcext:value-type="float">
            <text:p>2</text:p>
          </table:table-cell>
          <table:table-cell table:style-name="ce235" table:formula="of:=ROUND(SQRT([.H4]^2+[.I4]^2); -INT(LOG10(ABS(SQRT([.H4]^2+[.I4]^2)))))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91" office:value-type="float" office:value="3" calcext:value-type="float">
            <text:p>3</text:p>
          </table:table-cell>
          <table:table-cell table:number-columns-repeated="2" table:style-name="ce235" office:value-type="float" office:value="-66" calcext:value-type="float">
            <text:p>-66</text:p>
          </table:table-cell>
          <table:table-cell table:number-columns-repeated="2" table:style-name="ce235" office:value-type="float" office:value="-65.6" calcext:value-type="float">
            <text:p>-65.6</text:p>
          </table:table-cell>
          <table:table-cell table:style-name="ce235" office:value-type="float" office:value="-66.4" calcext:value-type="float">
            <text:p>-66.4</text:p>
          </table:table-cell>
          <table:table-cell table:style-name="ce223" table:formula="of:=AVERAGE([.B5:.F5])" office:value-type="float" office:value="-65.92" calcext:value-type="float">
            <text:p>-65.9</text:p>
          </table:table-cell>
          <table:table-cell table:style-name="ce235" table:formula="of:=(MAX([.B5:.F5])-MIN([.B5:.F5]))/5" office:value-type="float" office:value="0.160000000000002" calcext:value-type="float">
            <text:p>0.16000000000000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5]^2+[.I5]^2); -INT(LOG10(ABS(SQRT([.H5]^2+[.I5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4" calcext:value-type="float">
            <text:p>4</text:p>
          </table:table-cell>
          <table:table-cell table:number-columns-repeated="2" table:style-name="ce235" office:value-type="float" office:value="58" calcext:value-type="float">
            <text:p>58</text:p>
          </table:table-cell>
          <table:table-cell table:style-name="ce235" office:value-type="float" office:value="57.6" calcext:value-type="float">
            <text:p>57.6</text:p>
          </table:table-cell>
          <table:table-cell table:number-columns-repeated="2" table:style-name="ce235" office:value-type="float" office:value="58.4" calcext:value-type="float">
            <text:p>58.4</text:p>
          </table:table-cell>
          <table:table-cell table:style-name="ce223" table:formula="of:=AVERAGE([.B6:.F6])" office:value-type="float" office:value="58.08" calcext:value-type="float">
            <text:p>58.1</text:p>
          </table:table-cell>
          <table:table-cell table:style-name="ce235" table:formula="of:=(MAX([.B6:.F6])-MIN([.B6:.F6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6]^2+[.I6]^2); -INT(LOG10(ABS(SQRT([.H6]^2+[.I6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5" calcext:value-type="float">
            <text:p>5</text:p>
          </table:table-cell>
          <table:table-cell table:style-name="ce235" office:value-type="float" office:value="-44" calcext:value-type="float">
            <text:p>-44</text:p>
          </table:table-cell>
          <table:table-cell table:style-name="ce235" office:value-type="float" office:value="-45.6" calcext:value-type="float">
            <text:p>-45.6</text:p>
          </table:table-cell>
          <table:table-cell table:number-columns-repeated="3" table:style-name="ce235" office:value-type="float" office:value="-44.8" calcext:value-type="float">
            <text:p>-44.8</text:p>
          </table:table-cell>
          <table:table-cell table:style-name="ce223" table:formula="of:=AVERAGE([.B7:.F7])" office:value-type="float" office:value="-44.8" calcext:value-type="float">
            <text:p>-44.8</text:p>
          </table:table-cell>
          <table:table-cell table:style-name="ce235" table:formula="of:=(MAX([.B7:.F7])-MIN([.B7:.F7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7]^2+[.I7]^2); -INT(LOG10(ABS(SQRT([.H7]^2+[.I7]^2)))))" office:value-type="float" office:value="0.4" calcext:value-type="float">
            <text:p>0.4</text:p>
          </table:table-cell>
          <table:table-cell table:number-columns-repeated="16374"/>
        </table:table-row>
        <table:table-row table:style-name="ro2">
          <table:table-cell table:style-name="ce291" office:value-type="float" office:value="6" calcext:value-type="float">
            <text:p>6</text:p>
          </table:table-cell>
          <table:table-cell table:style-name="ce235" office:value-type="float" office:value="42" calcext:value-type="float">
            <text:p>42</text:p>
          </table:table-cell>
          <table:table-cell table:style-name="ce235" office:value-type="float" office:value="41.6" calcext:value-type="float">
            <text:p>41.6</text:p>
          </table:table-cell>
          <table:table-cell table:style-name="ce235" office:value-type="float" office:value="40.8" calcext:value-type="float">
            <text:p>40.8</text:p>
          </table:table-cell>
          <table:table-cell table:number-columns-repeated="2" table:style-name="ce235" office:value-type="float" office:value="41.6" calcext:value-type="float">
            <text:p>41.6</text:p>
          </table:table-cell>
          <table:table-cell table:style-name="ce223" table:formula="of:=AVERAGE([.B8:.F8])" office:value-type="float" office:value="41.52" calcext:value-type="float">
            <text:p>41.5</text:p>
          </table:table-cell>
          <table:table-cell table:style-name="ce235" table:formula="of:=(MAX([.B8:.F8])-MIN([.B8:.F8]))/5" office:value-type="float" office:value="0.240000000000001" calcext:value-type="float">
            <text:p>0.240000000000001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8]^2+[.I8]^2); -INT(LOG10(ABS(SQRT([.H8]^2+[.I8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7" calcext:value-type="float">
            <text:p>7</text:p>
          </table:table-cell>
          <table:table-cell table:style-name="ce235" office:value-type="float" office:value="-30" calcext:value-type="float">
            <text:p>-30</text:p>
          </table:table-cell>
          <table:table-cell table:style-name="ce235" office:value-type="float" office:value="-29.6" calcext:value-type="float">
            <text:p>-29.6</text:p>
          </table:table-cell>
          <table:table-cell table:style-name="ce235" office:value-type="float" office:value="-30.8" calcext:value-type="float">
            <text:p>-30.8</text:p>
          </table:table-cell>
          <table:table-cell table:number-columns-repeated="2" table:style-name="ce235" office:value-type="float" office:value="-31.2" calcext:value-type="float">
            <text:p>-31.2</text:p>
          </table:table-cell>
          <table:table-cell table:style-name="ce223" table:formula="of:=AVERAGE([.B9:.F9])" office:value-type="float" office:value="-30.56" calcext:value-type="float">
            <text:p>-30.6</text:p>
          </table:table-cell>
          <table:table-cell table:style-name="ce235" table:formula="of:=(MAX([.B9:.F9])-MIN([.B9:.F9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9]^2+[.I9]^2); -INT(LOG10(ABS(SQRT([.H9]^2+[.I9]^2)))))" office:value-type="float" office:value="0.4" calcext:value-type="float">
            <text:p>0.4</text:p>
          </table:table-cell>
          <table:table-cell table:number-columns-repeated="16374"/>
        </table:table-row>
        <table:table-row table:style-name="ro2">
          <table:table-cell table:style-name="ce291" office:value-type="float" office:value="8" calcext:value-type="float">
            <text:p>8</text:p>
          </table:table-cell>
          <table:table-cell table:style-name="ce235" office:value-type="float" office:value="32" calcext:value-type="float">
            <text:p>32</text:p>
          </table:table-cell>
          <table:table-cell table:style-name="ce235" office:value-type="float" office:value="28.8" calcext:value-type="float">
            <text:p>28.8</text:p>
          </table:table-cell>
          <table:table-cell table:style-name="ce235" office:value-type="float" office:value="30.4" calcext:value-type="float">
            <text:p>30.4</text:p>
          </table:table-cell>
          <table:table-cell table:number-columns-repeated="2" table:style-name="ce223" office:value-type="float" office:value="30" calcext:value-type="float">
            <text:p>30.0</text:p>
          </table:table-cell>
          <table:table-cell table:style-name="ce223" table:formula="of:=AVERAGE([.B10:.F10])" office:value-type="float" office:value="30.24" calcext:value-type="float">
            <text:p>30.2</text:p>
          </table:table-cell>
          <table:table-cell table:style-name="ce235" table:formula="of:=(MAX([.B10:.F10])-MIN([.B10:.F10]))/5" office:value-type="float" office:value="0.64" calcext:value-type="float">
            <text:p>0.6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0]^2+[.I10]^2); -INT(LOG10(ABS(SQRT([.H10]^2+[.I10]^2)))))" office:value-type="float" office:value="0.7" calcext:value-type="float">
            <text:p>0.7</text:p>
          </table:table-cell>
          <table:table-cell table:number-columns-repeated="16374"/>
        </table:table-row>
        <table:table-row table:style-name="ro2">
          <table:table-cell table:style-name="ce291" office:value-type="float" office:value="9" calcext:value-type="float">
            <text:p>9</text:p>
          </table:table-cell>
          <table:table-cell table:style-name="ce235" office:value-type="float" office:value="-20" calcext:value-type="float">
            <text:p>-20</text:p>
          </table:table-cell>
          <table:table-cell table:style-name="ce235" office:value-type="float" office:value="-21.6" calcext:value-type="float">
            <text:p>-21.6</text:p>
          </table:table-cell>
          <table:table-cell table:style-name="ce235" office:value-type="float" office:value="-20.4" calcext:value-type="float">
            <text:p>-20.4</text:p>
          </table:table-cell>
          <table:table-cell table:style-name="ce235" office:value-type="float" office:value="-20.8" calcext:value-type="float">
            <text:p>-20.8</text:p>
          </table:table-cell>
          <table:table-cell table:style-name="ce235" office:value-type="float" office:value="-21.2" calcext:value-type="float">
            <text:p>-21.2</text:p>
          </table:table-cell>
          <table:table-cell table:style-name="ce235" table:formula="of:=AVERAGE([.B11:.F11])" office:value-type="float" office:value="-20.8" calcext:value-type="float">
            <text:p>-20.8</text:p>
          </table:table-cell>
          <table:table-cell table:style-name="ce235" table:formula="of:=(MAX([.B11:.F11])-MIN([.B11:.F11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1]^2+[.I11]^2); -INT(LOG10(ABS(SQRT([.H11]^2+[.I11]^2)))))" office:value-type="float" office:value="0.4" calcext:value-type="float">
            <text:p>0.4</text:p>
          </table:table-cell>
          <table:table-cell table:number-columns-repeated="16374"/>
        </table:table-row>
        <table:table-row table:style-name="ro2">
          <table:table-cell table:style-name="ce291" office:value-type="float" office:value="10" calcext:value-type="float">
            <text:p>10</text:p>
          </table:table-cell>
          <table:table-cell table:style-name="ce235" office:value-type="float" office:value="21.6" calcext:value-type="float">
            <text:p>21.6</text:p>
          </table:table-cell>
          <table:table-cell table:number-columns-repeated="2" table:style-name="ce235" office:value-type="float" office:value="22.4" calcext:value-type="float">
            <text:p>22.4</text:p>
          </table:table-cell>
          <table:table-cell table:style-name="ce235" office:value-type="float" office:value="22" calcext:value-type="float">
            <text:p>22</text:p>
          </table:table-cell>
          <table:table-cell table:style-name="ce235" office:value-type="float" office:value="21.6" calcext:value-type="float">
            <text:p>21.6</text:p>
          </table:table-cell>
          <table:table-cell table:style-name="ce223" table:formula="of:=AVERAGE([.B12:.F12])" office:value-type="float" office:value="22" calcext:value-type="float">
            <text:p>22.0</text:p>
          </table:table-cell>
          <table:table-cell table:style-name="ce235" table:formula="of:=(MAX([.B12:.F12])-MIN([.B12:.F12]))/5" office:value-type="float" office:value="0.159999999999999" calcext:value-type="float">
            <text:p>0.159999999999999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2]^2+[.I12]^2); -INT(LOG10(ABS(SQRT([.H12]^2+[.I12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11" calcext:value-type="float">
            <text:p>11</text:p>
          </table:table-cell>
          <table:table-cell table:style-name="ce235" office:value-type="float" office:value="-12.8" calcext:value-type="float">
            <text:p>-12.8</text:p>
          </table:table-cell>
          <table:table-cell table:style-name="ce235" office:value-type="float" office:value="-13.6" calcext:value-type="float">
            <text:p>-13.6</text:p>
          </table:table-cell>
          <table:table-cell table:style-name="ce223" office:value-type="float" office:value="-14" calcext:value-type="float">
            <text:p>-14.0</text:p>
          </table:table-cell>
          <table:table-cell table:style-name="ce235" office:value-type="float" office:value="-15.2" calcext:value-type="float">
            <text:p>-15.2</text:p>
          </table:table-cell>
          <table:table-cell table:style-name="ce235" office:value-type="float" office:value="-14.4" calcext:value-type="float">
            <text:p>-14.4</text:p>
          </table:table-cell>
          <table:table-cell table:style-name="ce223" table:formula="of:=AVERAGE([.B13:.F13])" office:value-type="float" office:value="-14" calcext:value-type="float">
            <text:p>-14.0</text:p>
          </table:table-cell>
          <table:table-cell table:style-name="ce235" table:formula="of:=(MAX([.B13:.F13])-MIN([.B13:.F13]))/5" office:value-type="float" office:value="0.48" calcext:value-type="float">
            <text:p>0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3]^2+[.I13]^2); -INT(LOG10(ABS(SQRT([.H13]^2+[.I13]^2)))))" office:value-type="float" office:value="0.5" calcext:value-type="float">
            <text:p>0.5</text:p>
          </table:table-cell>
          <table:table-cell table:number-columns-repeated="16374"/>
        </table:table-row>
        <table:table-row table:style-name="ro2">
          <table:table-cell table:style-name="ce291" office:value-type="float" office:value="12" calcext:value-type="float">
            <text:p>12</text:p>
          </table:table-cell>
          <table:table-cell table:style-name="ce235" office:value-type="float" office:value="16.8" calcext:value-type="float">
            <text:p>16.8</text:p>
          </table:table-cell>
          <table:table-cell table:style-name="ce223" office:value-type="float" office:value="16" calcext:value-type="float">
            <text:p>16.0</text:p>
          </table:table-cell>
          <table:table-cell table:number-columns-repeated="2" table:style-name="ce235" office:value-type="float" office:value="16.4" calcext:value-type="float">
            <text:p>16.4</text:p>
          </table:table-cell>
          <table:table-cell table:style-name="ce235" office:value-type="float" office:value="15.6" calcext:value-type="float">
            <text:p>15.6</text:p>
          </table:table-cell>
          <table:table-cell table:style-name="ce223" table:formula="of:=AVERAGE([.B14:.F14])" office:value-type="float" office:value="16.24" calcext:value-type="float">
            <text:p>16.2</text:p>
          </table:table-cell>
          <table:table-cell table:style-name="ce235" table:formula="of:=(MAX([.B14:.F14])-MIN([.B14:.F14]))/5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4]^2+[.I14]^2); -INT(LOG10(ABS(SQRT([.H14]^2+[.I14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13" calcext:value-type="float">
            <text:p>13</text:p>
          </table:table-cell>
          <table:table-cell table:style-name="ce223" office:value-type="float" office:value="-8" calcext:value-type="float">
            <text:p>-8.0</text:p>
          </table:table-cell>
          <table:table-cell table:style-name="ce223" office:value-type="float" office:value="-8.4" calcext:value-type="float">
            <text:p>-8.4</text:p>
          </table:table-cell>
          <table:table-cell table:style-name="ce223" office:value-type="float" office:value="-8.8" calcext:value-type="float">
            <text:p>-8.8</text:p>
          </table:table-cell>
          <table:table-cell table:style-name="ce223" office:value-type="float" office:value="-9.2" calcext:value-type="float">
            <text:p>-9.2</text:p>
          </table:table-cell>
          <table:table-cell table:style-name="ce223" office:value-type="float" office:value="-8.8" calcext:value-type="float">
            <text:p>-8.8</text:p>
          </table:table-cell>
          <table:table-cell table:style-name="ce223" table:formula="of:=AVERAGE([.B15:.F15])" office:value-type="float" office:value="-8.64" calcext:value-type="float">
            <text:p>-8.6</text:p>
          </table:table-cell>
          <table:table-cell table:style-name="ce230" table:formula="of:=(MAX([.B15:.F15])-MIN([.B15:.F15]))/5" office:value-type="float" office:value="0.24" calcext:value-type="float">
            <text:p>0.24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5]^2+[.I15]^2); -INT(LOG10(ABS(SQRT([.H15]^2+[.I15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14" calcext:value-type="float">
            <text:p>14</text:p>
          </table:table-cell>
          <table:table-cell table:style-name="ce223" office:value-type="float" office:value="13.2" calcext:value-type="float">
            <text:p>13.2</text:p>
          </table:table-cell>
          <table:table-cell table:style-name="ce223" office:value-type="float" office:value="11.8" calcext:value-type="float">
            <text:p>11.8</text:p>
          </table:table-cell>
          <table:table-cell table:style-name="ce223" office:value-type="float" office:value="12.4" calcext:value-type="float">
            <text:p>12.4</text:p>
          </table:table-cell>
          <table:table-cell table:style-name="ce223" office:value-type="float" office:value="14" calcext:value-type="float">
            <text:p>14.0</text:p>
          </table:table-cell>
          <table:table-cell table:style-name="ce223" office:value-type="float" office:value="11.6" calcext:value-type="float">
            <text:p>11.6</text:p>
          </table:table-cell>
          <table:table-cell table:style-name="ce223" table:formula="of:=AVERAGE([.B16:.F16])" office:value-type="float" office:value="12.6" calcext:value-type="float">
            <text:p>12.6</text:p>
          </table:table-cell>
          <table:table-cell table:style-name="ce230" table:formula="of:=(MAX([.B16:.F16])-MIN([.B16:.F16]))/5" office:value-type="float" office:value="0.48" calcext:value-type="float">
            <text:p>0.4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6]^2+[.I16]^2); -INT(LOG10(ABS(SQRT([.H16]^2+[.I16]^2)))))" office:value-type="float" office:value="0.5" calcext:value-type="float">
            <text:p>0.5</text:p>
          </table:table-cell>
          <table:table-cell table:number-columns-repeated="16374"/>
        </table:table-row>
        <table:table-row table:style-name="ro2">
          <table:table-cell table:style-name="ce291" office:value-type="float" office:value="15" calcext:value-type="float">
            <text:p>15</text:p>
          </table:table-cell>
          <table:table-cell table:number-columns-repeated="2" table:style-name="ce223" office:value-type="float" office:value="-4.8" calcext:value-type="float">
            <text:p>-4.8</text:p>
          </table:table-cell>
          <table:table-cell table:style-name="ce223" office:value-type="float" office:value="-6" calcext:value-type="float">
            <text:p>-6.0</text:p>
          </table:table-cell>
          <table:table-cell table:style-name="ce223" office:value-type="float" office:value="-6.4" calcext:value-type="float">
            <text:p>-6.4</text:p>
          </table:table-cell>
          <table:table-cell table:style-name="ce223" office:value-type="float" office:value="-6" calcext:value-type="float">
            <text:p>-6.0</text:p>
          </table:table-cell>
          <table:table-cell table:style-name="ce223" table:formula="of:=AVERAGE([.B17:.F17])" office:value-type="float" office:value="-5.6" calcext:value-type="float">
            <text:p>-5.6</text:p>
          </table:table-cell>
          <table:table-cell table:style-name="ce230" table:formula="of:=(MAX([.B17:.F17])-MIN([.B17:.F17]))/5" office:value-type="float" office:value="0.32" calcext:value-type="float">
            <text:p>0.3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7]^2+[.I17]^2); -INT(LOG10(ABS(SQRT([.H17]^2+[.I17]^2)))))" office:value-type="float" office:value="0.4" calcext:value-type="float">
            <text:p>0.4</text:p>
          </table:table-cell>
          <table:table-cell table:number-columns-repeated="16374"/>
        </table:table-row>
        <table:table-row table:style-name="ro2">
          <table:table-cell table:style-name="ce291" office:value-type="float" office:value="16" calcext:value-type="float">
            <text:p>16</text:p>
          </table:table-cell>
          <table:table-cell table:style-name="ce223" office:value-type="float" office:value="10" calcext:value-type="float">
            <text:p>10.0</text:p>
          </table:table-cell>
          <table:table-cell table:style-name="ce223" office:value-type="float" office:value="9" calcext:value-type="float">
            <text:p>9.0</text:p>
          </table:table-cell>
          <table:table-cell table:style-name="ce223" office:value-type="float" office:value="10.2" calcext:value-type="float">
            <text:p>10.2</text:p>
          </table:table-cell>
          <table:table-cell table:style-name="ce223" office:value-type="float" office:value="9.6" calcext:value-type="float">
            <text:p>9.6</text:p>
          </table:table-cell>
          <table:table-cell table:style-name="ce223" office:value-type="float" office:value="8.8" calcext:value-type="float">
            <text:p>8.8</text:p>
          </table:table-cell>
          <table:table-cell table:style-name="ce223" table:formula="of:=AVERAGE([.B18:.F18])" office:value-type="float" office:value="9.52" calcext:value-type="float">
            <text:p>9.5</text:p>
          </table:table-cell>
          <table:table-cell table:style-name="ce230" table:formula="of:=(MAX([.B18:.F18])-MIN([.B18:.F18]))/5" office:value-type="float" office:value="0.28" calcext:value-type="float">
            <text:p>0.28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8]^2+[.I18]^2); -INT(LOG10(ABS(SQRT([.H18]^2+[.I18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style-name="ce291" office:value-type="float" office:value="17" calcext:value-type="float">
            <text:p>17</text:p>
          </table:table-cell>
          <table:table-cell table:number-columns-repeated="2" table:style-name="ce223" office:value-type="float" office:value="-2.8" calcext:value-type="float">
            <text:p>-2.8</text:p>
          </table:table-cell>
          <table:table-cell table:style-name="ce223" office:value-type="float" office:value="-3.4" calcext:value-type="float">
            <text:p>-3.4</text:p>
          </table:table-cell>
          <table:table-cell table:style-name="ce223" office:value-type="float" office:value="-3.2" calcext:value-type="float">
            <text:p>-3.2</text:p>
          </table:table-cell>
          <table:table-cell table:style-name="ce223" office:value-type="float" office:value="-2.8" calcext:value-type="float">
            <text:p>-2.8</text:p>
          </table:table-cell>
          <table:table-cell table:style-name="ce223" table:formula="of:=AVERAGE([.B19:.F19])" office:value-type="float" office:value="-3" calcext:value-type="float">
            <text:p>-3.0</text:p>
          </table:table-cell>
          <table:table-cell table:style-name="ce230" table:formula="of:=(MAX([.B19:.F19])-MIN([.B19:.F19]))/5" office:value-type="float" office:value="0.12" calcext:value-type="float">
            <text:p>0.12</text:p>
          </table:table-cell>
          <table:table-cell table:style-name="ce235" table:formula="of:=0.2" office:value-type="float" office:value="0.2" calcext:value-type="float">
            <text:p>0.2</text:p>
          </table:table-cell>
          <table:table-cell table:style-name="ce235" table:formula="of:=ROUND(SQRT([.H19]^2+[.I19]^2); -INT(LOG10(ABS(SQRT([.H19]^2+[.I19]^2)))))" office:value-type="float" office:value="0.2" calcext:value-type="float">
            <text:p>0.2</text:p>
          </table:table-cell>
          <table:table-cell table:number-columns-repeated="16374"/>
        </table:table-row>
        <table:table-row table:style-name="ro2">
          <table:table-cell table:style-name="ce317" office:value-type="float" office:value="18" calcext:value-type="float">
            <text:p>18</text:p>
          </table:table-cell>
          <table:table-cell table:style-name="ce243" office:value-type="float" office:value="8" calcext:value-type="float">
            <text:p>8.0</text:p>
          </table:table-cell>
          <table:table-cell table:number-columns-repeated="2" table:style-name="ce243" office:value-type="float" office:value="6.8" calcext:value-type="float">
            <text:p>6.8</text:p>
          </table:table-cell>
          <table:table-cell table:style-name="ce243" office:value-type="float" office:value="8" calcext:value-type="float">
            <text:p>8.0</text:p>
          </table:table-cell>
          <table:table-cell table:style-name="ce243" office:value-type="float" office:value="7.6" calcext:value-type="float">
            <text:p>7.6</text:p>
          </table:table-cell>
          <table:table-cell table:style-name="ce243" table:formula="of:=AVERAGE([.B20:.F20])" office:value-type="float" office:value="7.44" calcext:value-type="float">
            <text:p>7.4</text:p>
          </table:table-cell>
          <table:table-cell table:style-name="ce257" table:formula="of:=(MAX([.B20:.F20])-MIN([.B20:.F20]))/5" office:value-type="float" office:value="0.24" calcext:value-type="float">
            <text:p>0.24</text:p>
          </table:table-cell>
          <table:table-cell table:style-name="ce237" table:formula="of:=0.2" office:value-type="float" office:value="0.2" calcext:value-type="float">
            <text:p>0.2</text:p>
          </table:table-cell>
          <table:table-cell table:style-name="ce237" table:formula="of:=ROUND(SQRT([.H20]^2+[.I20]^2); -INT(LOG10(ABS(SQRT([.H20]^2+[.I20]^2)))))" office:value-type="float" office:value="0.3" calcext:value-type="float">
            <text:p>0.3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D2v" table:style-name="ta1">
        <table:table-column table:style-name="co2" table:number-columns-repeated="11" table:default-cell-style-name="ce221"/>
        <table:table-column table:style-name="co3" table:number-columns-repeated="16373" table:default-cell-style-name="ce221"/>
        <table:table-row table:style-name="ro2">
          <table:table-cell table:style-name="ce220" office:value-type="string" calcext:value-type="string" table:number-columns-spanned="1" table:number-rows-spanned="2">
            <text:p>Peak</text:p>
          </table:table-cell>
          <table:table-cell table:style-name="ce220" office:value-type="string" calcext:value-type="string" table:number-columns-spanned="6" table:number-rows-spanned="1">
            <text:p>Voltage at each peak/trough (mV)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ties</text:p>
          </table:table-cell>
          <table:covered-table-cell table:number-columns-repeated="3"/>
          <table:table-cell table:number-columns-repeated="16373"/>
        </table:table-row>
        <table:table-row table:style-name="ro2">
          <table:covered-table-cell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9" office:value-type="string" calcext:value-type="string">
            <text:p>Rand.</text:p>
          </table:table-cell>
          <table:table-cell table:style-name="ce312" office:value-type="string" calcext:value-type="string">
            <text:p>Read.</text:p>
          </table:table-cell>
          <table:table-cell table:style-name="ce320" office:value-type="string" calcext:value-type="string">
            <text:p>Calib.</text:p>
          </table:table-cell>
          <table:table-cell table:style-name="ce318" office:value-type="string" calcext:value-type="string">
            <text:p>Abs.</text:p>
          </table:table-cell>
          <table:table-cell table:number-columns-repeated="16373"/>
        </table:table-row>
        <table:table-row table:style-name="ro2">
          <table:table-cell table:style-name="ce316" office:value-type="float" office:value="1" calcext:value-type="float">
            <text:p>1</text:p>
          </table:table-cell>
          <table:table-cell table:style-name="ce256" office:value-type="float" office:value="-0.16" calcext:value-type="float">
            <text:p>-0.16</text:p>
          </table:table-cell>
          <table:table-cell table:style-name="ce256" office:value-type="float" office:value="-0.88" calcext:value-type="float">
            <text:p>-0.88</text:p>
          </table:table-cell>
          <table:table-cell table:number-columns-repeated="2" table:style-name="ce256" office:value-type="float" office:value="-0.8" calcext:value-type="float">
            <text:p>-0.80</text:p>
          </table:table-cell>
          <table:table-cell table:style-name="ce230" office:value-type="float" office:value="-0.8" calcext:value-type="float">
            <text:p>-0.80</text:p>
          </table:table-cell>
          <table:table-cell table:style-name="ce256" table:formula="of:=AVERAGE([.B3:.F3])" office:value-type="float" office:value="-0.688" calcext:value-type="float">
            <text:p>-0.69</text:p>
          </table:table-cell>
          <table:table-cell table:style-name="ce236" table:formula="of:=(MAX([.B3:.F3])-MIN([.B3:.F3]))/5" office:value-type="float" office:value="0.144" calcext:value-type="float">
            <text:p>0.14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9" table:formula="of:=5%" office:value-type="percentage" office:value="0.05" calcext:value-type="percentage">
            <text:p>5%</text:p>
          </table:table-cell>
          <table:table-cell table:style-name="ce236" table:formula="of:=ROUND(SQRT([.H3]^2+[.I3]^2+([.J3]*[.G3])^2); -INT(LOG10(ABS(SQRT([.H3]^2+[.I3]^2+([.J3]*[.G3])^2)))))" office:value-type="float" office:value="0.1" calcext:value-type="float">
            <text:p>0.1</text:p>
          </table:table-cell>
          <table:table-cell table:number-columns-repeated="16373"/>
        </table:table-row>
        <table:table-row table:style-name="ro2">
          <table:table-cell table:style-name="ce291" office:value-type="float" office:value="2" calcext:value-type="float">
            <text:p>2</text:p>
          </table:table-cell>
          <table:table-cell table:style-name="ce230" office:value-type="float" office:value="1.68" calcext:value-type="float">
            <text:p>1.68</text:p>
          </table:table-cell>
          <table:table-cell table:style-name="ce230" office:value-type="float" office:value="2.32" calcext:value-type="float">
            <text:p>2.32</text:p>
          </table:table-cell>
          <table:table-cell table:style-name="ce230" office:value-type="float" office:value="2" calcext:value-type="float">
            <text:p>2.00</text:p>
          </table:table-cell>
          <table:table-cell table:style-name="ce230" office:value-type="float" office:value="1.92" calcext:value-type="float">
            <text:p>1.92</text:p>
          </table:table-cell>
          <table:table-cell table:style-name="ce230" office:value-type="float" office:value="0.88" calcext:value-type="float">
            <text:p>0.88</text:p>
          </table:table-cell>
          <table:table-cell table:style-name="ce235" table:formula="of:=AVERAGE([.B4:.F4])" office:value-type="float" office:value="1.76" calcext:value-type="float">
            <text:p>1.76</text:p>
          </table:table-cell>
          <table:table-cell table:style-name="ce235" table:formula="of:=(MAX([.B4:.F4])-MIN([.B4:.F4]))/5" office:value-type="float" office:value="0.288" calcext:value-type="float">
            <text:p>0.28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4]^2+[.I4]^2+([.J4]*[.G4])^2); -INT(LOG10(ABS(SQRT([.H4]^2+[.I4]^2+([.J4]*[.G4])^2)))))" office:value-type="float" office:value="0.3" calcext:value-type="float">
            <text:p>0.3</text:p>
          </table:table-cell>
          <table:table-cell table:number-columns-repeated="16373"/>
        </table:table-row>
        <table:table-row table:style-name="ro2">
          <table:table-cell table:style-name="ce291" office:value-type="float" office:value="3" calcext:value-type="float">
            <text:p>3</text:p>
          </table:table-cell>
          <table:table-cell table:style-name="ce230" office:value-type="float" office:value="0" calcext:value-type="float">
            <text:p>0.00</text:p>
          </table:table-cell>
          <table:table-cell table:style-name="ce230" office:value-type="float" office:value="-0.96" calcext:value-type="float">
            <text:p>-0.96</text:p>
          </table:table-cell>
          <table:table-cell table:style-name="ce230" office:value-type="float" office:value="-0.88" calcext:value-type="float">
            <text:p>-0.88</text:p>
          </table:table-cell>
          <table:table-cell table:style-name="ce230" office:value-type="float" office:value="-0.72" calcext:value-type="float">
            <text:p>-0.72</text:p>
          </table:table-cell>
          <table:table-cell table:style-name="ce230" office:value-type="float" office:value="-0.56" calcext:value-type="float">
            <text:p>-0.56</text:p>
          </table:table-cell>
          <table:table-cell table:style-name="ce230" table:formula="of:=AVERAGE([.B5:.F5])" office:value-type="float" office:value="-0.624" calcext:value-type="float">
            <text:p>-0.62</text:p>
          </table:table-cell>
          <table:table-cell table:style-name="ce235" table:formula="of:=(MAX([.B5:.F5])-MIN([.B5:.F5]))/5" office:value-type="float" office:value="0.192" calcext:value-type="float">
            <text:p>0.19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5]^2+[.I5]^2+([.J5]*[.G5])^2); -INT(LOG10(ABS(SQRT([.H5]^2+[.I5]^2+([.J5]*[.G5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4" calcext:value-type="float">
            <text:p>4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84" calcext:value-type="float">
            <text:p>1.84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0.8" calcext:value-type="float">
            <text:p>0.80</text:p>
          </table:table-cell>
          <table:table-cell table:style-name="ce230" table:formula="of:=AVERAGE([.B6:.F6])" office:value-type="float" office:value="1.472" calcext:value-type="float">
            <text:p>1.47</text:p>
          </table:table-cell>
          <table:table-cell table:style-name="ce235" table:formula="of:=(MAX([.B6:.F6])-MIN([.B6:.F6]))/5" office:value-type="float" office:value="0.208" calcext:value-type="float">
            <text:p>0.2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6]^2+[.I6]^2+([.J6]*[.G6])^2); -INT(LOG10(ABS(SQRT([.H6]^2+[.I6]^2+([.J6]*[.G6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5" calcext:value-type="float">
            <text:p>5</text:p>
          </table:table-cell>
          <table:table-cell table:style-name="ce230" office:value-type="float" office:value="0" calcext:value-type="float">
            <text:p>0.00</text:p>
          </table:table-cell>
          <table:table-cell table:style-name="ce230" office:value-type="float" office:value="-0.64" calcext:value-type="float">
            <text:p>-0.64</text:p>
          </table:table-cell>
          <table:table-cell table:number-columns-repeated="2" table:style-name="ce230" office:value-type="float" office:value="-0.56" calcext:value-type="float">
            <text:p>-0.56</text:p>
          </table:table-cell>
          <table:table-cell table:style-name="ce230" office:value-type="float" office:value="-0.48" calcext:value-type="float">
            <text:p>-0.48</text:p>
          </table:table-cell>
          <table:table-cell table:style-name="ce230" table:formula="of:=AVERAGE([.B7:.F7])" office:value-type="float" office:value="-0.448" calcext:value-type="float">
            <text:p>-0.45</text:p>
          </table:table-cell>
          <table:table-cell table:style-name="ce235" table:formula="of:=(MAX([.B7:.F7])-MIN([.B7:.F7]))/5" office:value-type="float" office:value="0.128" calcext:value-type="float">
            <text:p>0.12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7]^2+[.I7]^2+([.J7]*[.G7])^2); -INT(LOG10(ABS(SQRT([.H7]^2+[.I7]^2+([.J7]*[.G7])^2)))))" office:value-type="float" office:value="0.1" calcext:value-type="float">
            <text:p>0.1</text:p>
          </table:table-cell>
          <table:table-cell table:number-columns-repeated="16373"/>
        </table:table-row>
        <table:table-row table:style-name="ro2">
          <table:table-cell table:style-name="ce291" office:value-type="float" office:value="6" calcext:value-type="float">
            <text:p>6</text:p>
          </table:table-cell>
          <table:table-cell table:style-name="ce230" office:value-type="float" office:value="1.2" calcext:value-type="float">
            <text:p>1.20</text:p>
          </table:table-cell>
          <table:table-cell table:style-name="ce230" office:value-type="float" office:value="1.52" calcext:value-type="float">
            <text:p>1.52</text:p>
          </table:table-cell>
          <table:table-cell table:style-name="ce230" office:value-type="float" office:value="1.6" calcext:value-type="float">
            <text:p>1.60</text:p>
          </table:table-cell>
          <table:table-cell table:style-name="ce230" office:value-type="float" office:value="1.28" calcext:value-type="float">
            <text:p>1.28</text:p>
          </table:table-cell>
          <table:table-cell table:style-name="ce230" office:value-type="float" office:value="0.56" calcext:value-type="float">
            <text:p>0.56</text:p>
          </table:table-cell>
          <table:table-cell table:style-name="ce230" table:formula="of:=AVERAGE([.B8:.F8])" office:value-type="float" office:value="1.232" calcext:value-type="float">
            <text:p>1.23</text:p>
          </table:table-cell>
          <table:table-cell table:style-name="ce235" table:formula="of:=(MAX([.B8:.F8])-MIN([.B8:.F8]))/5" office:value-type="float" office:value="0.208" calcext:value-type="float">
            <text:p>0.2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8]^2+[.I8]^2+([.J8]*[.G8])^2); -INT(LOG10(ABS(SQRT([.H8]^2+[.I8]^2+([.J8]*[.G8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7" calcext:value-type="float">
            <text:p>7</text:p>
          </table:table-cell>
          <table:table-cell table:style-name="ce230" office:value-type="float" office:value="0" calcext:value-type="float">
            <text:p>0.00</text:p>
          </table:table-cell>
          <table:table-cell table:style-name="ce230" office:value-type="float" office:value="-0.4" calcext:value-type="float">
            <text:p>-0.40</text:p>
          </table:table-cell>
          <table:table-cell table:style-name="ce230" office:value-type="float" office:value="-0.56" calcext:value-type="float">
            <text:p>-0.56</text:p>
          </table:table-cell>
          <table:table-cell table:number-columns-repeated="2" table:style-name="ce230" office:value-type="float" office:value="-0.32" calcext:value-type="float">
            <text:p>-0.32</text:p>
          </table:table-cell>
          <table:table-cell table:style-name="ce230" table:formula="of:=AVERAGE([.B9:.F9])" office:value-type="float" office:value="-0.32" calcext:value-type="float">
            <text:p>-0.32</text:p>
          </table:table-cell>
          <table:table-cell table:style-name="ce235" table:formula="of:=(MAX([.B9:.F9])-MIN([.B9:.F9]))/5" office:value-type="float" office:value="0.112" calcext:value-type="float">
            <text:p>0.1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48" table:formula="of:=5%" office:value-type="percentage" office:value="0.05" calcext:value-type="percentage">
            <text:p>5%</text:p>
          </table:table-cell>
          <table:table-cell table:style-name="ce235" table:formula="of:=ROUND(SQRT([.H9]^2+[.I9]^2+([.J9]*[.G9])^2); -INT(LOG10(ABS(SQRT([.H9]^2+[.I9]^2+([.J9]*[.G9])^2)))))" office:value-type="float" office:value="0.1" calcext:value-type="float">
            <text:p>0.1</text:p>
          </table:table-cell>
          <table:table-cell table:number-columns-repeated="16373"/>
        </table:table-row>
        <table:table-row table:style-name="ro2">
          <table:table-cell table:style-name="ce317" office:value-type="float" office:value="8" calcext:value-type="float">
            <text:p>8</text:p>
          </table:table-cell>
          <table:table-cell table:style-name="ce257" office:value-type="float" office:value="1.28" calcext:value-type="float">
            <text:p>1.28</text:p>
          </table:table-cell>
          <table:table-cell table:style-name="ce257" office:value-type="float" office:value="1.2" calcext:value-type="float">
            <text:p>1.20</text:p>
          </table:table-cell>
          <table:table-cell table:style-name="ce257" office:value-type="float" office:value="1.36" calcext:value-type="float">
            <text:p>1.36</text:p>
          </table:table-cell>
          <table:table-cell table:style-name="ce257" office:value-type="float" office:value="1.04" calcext:value-type="float">
            <text:p>1.04</text:p>
          </table:table-cell>
          <table:table-cell table:style-name="ce257" office:value-type="float" office:value="0.56" calcext:value-type="float">
            <text:p>0.56</text:p>
          </table:table-cell>
          <table:table-cell table:style-name="ce257" table:formula="of:=AVERAGE([.B10:.F10])" office:value-type="float" office:value="1.088" calcext:value-type="float">
            <text:p>1.09</text:p>
          </table:table-cell>
          <table:table-cell table:style-name="ce237" table:formula="of:=(MAX([.B10:.F10])-MIN([.B10:.F10]))/5" office:value-type="float" office:value="0.16" calcext:value-type="float">
            <text:p>0.16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50" table:formula="of:=5%" office:value-type="percentage" office:value="0.05" calcext:value-type="percentage">
            <text:p>5%</text:p>
          </table:table-cell>
          <table:table-cell table:style-name="ce237" table:formula="of:=ROUND(SQRT([.H10]^2+[.I10]^2+([.J10]*[.G10])^2); -INT(LOG10(ABS(SQRT([.H10]^2+[.I10]^2+([.J10]*[.G10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D3v" table:style-name="ta1">
        <table:table-column table:style-name="co2" table:number-columns-repeated="11" table:default-cell-style-name="ce221"/>
        <table:table-column table:style-name="co3" table:number-columns-repeated="16373" table:default-cell-style-name="ce221"/>
        <table:table-row table:style-name="ro2">
          <table:table-cell table:style-name="ce315" office:value-type="string" calcext:value-type="string" table:number-columns-spanned="1" table:number-rows-spanned="2">
            <text:p>Peak</text:p>
          </table:table-cell>
          <table:table-cell table:style-name="ce220" office:value-type="string" calcext:value-type="string" table:number-columns-spanned="6" table:number-rows-spanned="1">
            <text:p>Voltage at each peak/trough (mV)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ties</text:p>
          </table:table-cell>
          <table:covered-table-cell table:number-columns-repeated="3"/>
          <table:table-cell table:number-columns-repeated="16373"/>
        </table:table-row>
        <table:table-row table:style-name="ro2">
          <table:covered-table-cell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Mean</text:p>
          </table:table-cell>
          <table:table-cell table:style-name="ce312" office:value-type="string" calcext:value-type="string">
            <text:p>Rand.</text:p>
          </table:table-cell>
          <table:table-cell table:style-name="ce318" office:value-type="string" calcext:value-type="string">
            <text:p>Read.</text:p>
          </table:table-cell>
          <table:table-cell table:style-name="ce312" office:value-type="string" calcext:value-type="string">
            <text:p>Calib.</text:p>
          </table:table-cell>
          <table:table-cell table:style-name="ce318" office:value-type="string" calcext:value-type="string">
            <text:p>Abs.</text:p>
          </table:table-cell>
          <table:table-cell table:number-columns-repeated="16373"/>
        </table:table-row>
        <table:table-row table:style-name="ro2">
          <table:table-cell table:style-name="ce316" office:value-type="float" office:value="1" calcext:value-type="float">
            <text:p>1</text:p>
          </table:table-cell>
          <table:table-cell table:style-name="ce231" office:value-type="float" office:value="-26" calcext:value-type="float">
            <text:p>-26.0</text:p>
          </table:table-cell>
          <table:table-cell table:number-columns-repeated="4" table:style-name="ce236" office:value-type="float" office:value="-25.6" calcext:value-type="float">
            <text:p>-25.6</text:p>
          </table:table-cell>
          <table:table-cell table:style-name="ce231" table:formula="of:=AVERAGE([.B3:.F3])" office:value-type="float" office:value="-25.68" calcext:value-type="float">
            <text:p>-25.7</text:p>
          </table:table-cell>
          <table:table-cell table:style-name="ce321" table:formula="of:=(MAX([.B3:.F3])-MIN([.B3:.F3]))/5" office:value-type="float" office:value="0.0799999999999997" calcext:value-type="float">
            <text:p>0.0799999999999997</text:p>
          </table:table-cell>
          <table:table-cell table:style-name="ce236" office:value-type="float" office:value="0.1" calcext:value-type="float">
            <text:p>0.1</text:p>
          </table:table-cell>
          <table:table-cell table:style-name="ce323" table:formula="of:=5%" office:value-type="percentage" office:value="0.05" calcext:value-type="percentage">
            <text:p>5%</text:p>
          </table:table-cell>
          <table:table-cell table:style-name="ce236" table:formula="of:=ROUND(SQRT([.H3]^2+[.I3]^2+([.J3]*[.G3])^2); -INT(LOG10(ABS(SQRT([.H3]^2+[.I3]^2+([.J3]*[.G3])^2)))))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291" office:value-type="float" office:value="2" calcext:value-type="float">
            <text:p>2</text:p>
          </table:table-cell>
          <table:table-cell table:number-columns-repeated="2" table:style-name="ce235" office:value-type="float" office:value="22.8" calcext:value-type="float">
            <text:p>22.8</text:p>
          </table:table-cell>
          <table:table-cell table:style-name="ce235" office:value-type="float" office:value="23.2" calcext:value-type="float">
            <text:p>23.2</text:p>
          </table:table-cell>
          <table:table-cell table:style-name="ce235" office:value-type="float" office:value="22.8" calcext:value-type="float">
            <text:p>22.8</text:p>
          </table:table-cell>
          <table:table-cell table:style-name="ce235" office:value-type="float" office:value="23.2" calcext:value-type="float">
            <text:p>23.2</text:p>
          </table:table-cell>
          <table:table-cell table:style-name="ce223" table:formula="of:=AVERAGE([.B4:.F4])" office:value-type="float" office:value="22.96" calcext:value-type="float">
            <text:p>23.0</text:p>
          </table:table-cell>
          <table:table-cell table:style-name="ce288" table:formula="of:=(MAX([.B4:.F4])-MIN([.B4:.F4]))/5" office:value-type="float" office:value="0.0799999999999997" calcext:value-type="float">
            <text:p>0.0799999999999997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4]^2+[.I4]^2+([.J4]*[.G4])^2); -INT(LOG10(ABS(SQRT([.H4]^2+[.I4]^2+([.J4]*[.G4])^2)))))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291" office:value-type="float" office:value="3" calcext:value-type="float">
            <text:p>3</text:p>
          </table:table-cell>
          <table:table-cell table:style-name="ce235" office:value-type="float" office:value="-18.8" calcext:value-type="float">
            <text:p>-18.8</text:p>
          </table:table-cell>
          <table:table-cell table:number-columns-repeated="2" table:style-name="ce235" office:value-type="float" office:value="-18.4" calcext:value-type="float">
            <text:p>-18.4</text:p>
          </table:table-cell>
          <table:table-cell table:number-columns-repeated="2" table:style-name="ce235" office:value-type="float" office:value="-18.8" calcext:value-type="float">
            <text:p>-18.8</text:p>
          </table:table-cell>
          <table:table-cell table:style-name="ce223" table:formula="of:=AVERAGE([.B5:.F5])" office:value-type="float" office:value="-18.64" calcext:value-type="float">
            <text:p>-18.6</text:p>
          </table:table-cell>
          <table:table-cell table:style-name="ce288" table:formula="of:=(MAX([.B5:.F5])-MIN([.B5:.F5]))/5" office:value-type="float" office:value="0.0800000000000004" calcext:value-type="float">
            <text:p>0.0800000000000004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5]^2+[.I5]^2+([.J5]*[.G5])^2); -INT(LOG10(ABS(SQRT([.H5]^2+[.I5]^2+([.J5]*[.G5])^2)))))" office:value-type="float" office:value="0.9" calcext:value-type="float">
            <text:p>0.9</text:p>
          </table:table-cell>
          <table:table-cell table:number-columns-repeated="16373"/>
        </table:table-row>
        <table:table-row table:style-name="ro2">
          <table:table-cell table:style-name="ce291" office:value-type="float" office:value="4" calcext:value-type="float">
            <text:p>4</text:p>
          </table:table-cell>
          <table:table-cell table:style-name="ce235" office:value-type="float" office:value="17.4" calcext:value-type="float">
            <text:p>17.4</text:p>
          </table:table-cell>
          <table:table-cell table:number-columns-repeated="2" table:style-name="ce235" office:value-type="float" office:value="17.2" calcext:value-type="float">
            <text:p>17.2</text:p>
          </table:table-cell>
          <table:table-cell table:style-name="ce235" office:value-type="float" office:value="17.4" calcext:value-type="float">
            <text:p>17.4</text:p>
          </table:table-cell>
          <table:table-cell table:style-name="ce235" office:value-type="float" office:value="17.2" calcext:value-type="float">
            <text:p>17.2</text:p>
          </table:table-cell>
          <table:table-cell table:style-name="ce223" table:formula="of:=AVERAGE([.B6:.F6])" office:value-type="float" office:value="17.28" calcext:value-type="float">
            <text:p>17.3</text:p>
          </table:table-cell>
          <table:table-cell table:style-name="ce288" table:formula="of:=(MAX([.B6:.F6])-MIN([.B6:.F6]))/5" office:value-type="float" office:value="0.0399999999999999" calcext:value-type="float">
            <text:p>0.0399999999999999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6]^2+[.I6]^2+([.J6]*[.G6])^2); -INT(LOG10(ABS(SQRT([.H6]^2+[.I6]^2+([.J6]*[.G6])^2)))))" office:value-type="float" office:value="0.9" calcext:value-type="float">
            <text:p>0.9</text:p>
          </table:table-cell>
          <table:table-cell table:number-columns-repeated="16373"/>
        </table:table-row>
        <table:table-row table:style-name="ro2">
          <table:table-cell table:style-name="ce291" office:value-type="float" office:value="5" calcext:value-type="float">
            <text:p>5</text:p>
          </table:table-cell>
          <table:table-cell table:style-name="ce235" office:value-type="float" office:value="-13.6" calcext:value-type="float">
            <text:p>-13.6</text:p>
          </table:table-cell>
          <table:table-cell table:style-name="ce223" office:value-type="float" office:value="-14" calcext:value-type="float">
            <text:p>-14.0</text:p>
          </table:table-cell>
          <table:table-cell table:style-name="ce235" office:value-type="float" office:value="-13.6" calcext:value-type="float">
            <text:p>-13.6</text:p>
          </table:table-cell>
          <table:table-cell table:style-name="ce235" office:value-type="float" office:value="-13.4" calcext:value-type="float">
            <text:p>-13.4</text:p>
          </table:table-cell>
          <table:table-cell table:style-name="ce235" office:value-type="float" office:value="-13.2" calcext:value-type="float">
            <text:p>-13.2</text:p>
          </table:table-cell>
          <table:table-cell table:style-name="ce223" table:formula="of:=AVERAGE([.B7:.F7])" office:value-type="float" office:value="-13.56" calcext:value-type="float">
            <text:p>-13.6</text:p>
          </table:table-cell>
          <table:table-cell table:style-name="ce288" table:formula="of:=(MAX([.B7:.F7])-MIN([.B7:.F7]))/5" office:value-type="float" office:value="0.16" calcext:value-type="float">
            <text:p>0.16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7]^2+[.I7]^2+([.J7]*[.G7])^2); -INT(LOG10(ABS(SQRT([.H7]^2+[.I7]^2+([.J7]*[.G7])^2)))))" office:value-type="float" office:value="0.7" calcext:value-type="float">
            <text:p>0.7</text:p>
          </table:table-cell>
          <table:table-cell table:number-columns-repeated="16373"/>
        </table:table-row>
        <table:table-row table:style-name="ro2">
          <table:table-cell table:style-name="ce291" office:value-type="float" office:value="6" calcext:value-type="float">
            <text:p>6</text:p>
          </table:table-cell>
          <table:table-cell table:style-name="ce235" office:value-type="float" office:value="12.8" calcext:value-type="float">
            <text:p>12.8</text:p>
          </table:table-cell>
          <table:table-cell table:style-name="ce235" office:value-type="float" office:value="13.2" calcext:value-type="float">
            <text:p>13.2</text:p>
          </table:table-cell>
          <table:table-cell table:style-name="ce235" office:value-type="float" office:value="13.4" calcext:value-type="float">
            <text:p>13.4</text:p>
          </table:table-cell>
          <table:table-cell table:number-columns-repeated="2" table:style-name="ce235" office:value-type="float" office:value="13.6" calcext:value-type="float">
            <text:p>13.6</text:p>
          </table:table-cell>
          <table:table-cell table:style-name="ce223" table:formula="of:=AVERAGE([.B8:.F8])" office:value-type="float" office:value="13.32" calcext:value-type="float">
            <text:p>13.3</text:p>
          </table:table-cell>
          <table:table-cell table:style-name="ce288" table:formula="of:=(MAX([.B8:.F8])-MIN([.B8:.F8]))/5" office:value-type="float" office:value="0.16" calcext:value-type="float">
            <text:p>0.16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8]^2+[.I8]^2+([.J8]*[.G8])^2); -INT(LOG10(ABS(SQRT([.H8]^2+[.I8]^2+([.J8]*[.G8])^2)))))" office:value-type="float" office:value="0.7" calcext:value-type="float">
            <text:p>0.7</text:p>
          </table:table-cell>
          <table:table-cell table:number-columns-repeated="16373"/>
        </table:table-row>
        <table:table-row table:style-name="ro2">
          <table:table-cell table:style-name="ce291" office:value-type="float" office:value="7" calcext:value-type="float">
            <text:p>7</text:p>
          </table:table-cell>
          <table:table-cell table:style-name="ce235" office:value-type="float" office:value="-10.2" calcext:value-type="float">
            <text:p>-10.2</text:p>
          </table:table-cell>
          <table:table-cell table:style-name="ce235" office:value-type="float" office:value="-9.6" calcext:value-type="float">
            <text:p>-9.6</text:p>
          </table:table-cell>
          <table:table-cell table:number-columns-repeated="3" table:style-name="ce235" office:value-type="float" office:value="-9.8" calcext:value-type="float">
            <text:p>-9.8</text:p>
          </table:table-cell>
          <table:table-cell table:style-name="ce223" table:formula="of:=AVERAGE([.B9:.F9])" office:value-type="float" office:value="-9.84" calcext:value-type="float">
            <text:p>-9.8</text:p>
          </table:table-cell>
          <table:table-cell table:style-name="ce288" table:formula="of:=(MAX([.B9:.F9])-MIN([.B9:.F9]))/5" office:value-type="float" office:value="0.12" calcext:value-type="float">
            <text:p>0.12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9]^2+[.I9]^2+([.J9]*[.G9])^2); -INT(LOG10(ABS(SQRT([.H9]^2+[.I9]^2+([.J9]*[.G9])^2)))))" office:value-type="float" office:value="0.5" calcext:value-type="float">
            <text:p>0.5</text:p>
          </table:table-cell>
          <table:table-cell table:number-columns-repeated="16373"/>
        </table:table-row>
        <table:table-row table:style-name="ro2">
          <table:table-cell table:style-name="ce291" office:value-type="float" office:value="8" calcext:value-type="float">
            <text:p>8</text:p>
          </table:table-cell>
          <table:table-cell table:style-name="ce223" office:value-type="float" office:value="10" calcext:value-type="float">
            <text:p>10.0</text:p>
          </table:table-cell>
          <table:table-cell table:style-name="ce235" office:value-type="float" office:value="10.2" calcext:value-type="float">
            <text:p>10.2</text:p>
          </table:table-cell>
          <table:table-cell table:style-name="ce223" office:value-type="float" office:value="10" calcext:value-type="float">
            <text:p>10.0</text:p>
          </table:table-cell>
          <table:table-cell table:style-name="ce235" office:value-type="float" office:value="9.8" calcext:value-type="float">
            <text:p>9.8</text:p>
          </table:table-cell>
          <table:table-cell table:style-name="ce235" office:value-type="float" office:value="10.2" calcext:value-type="float">
            <text:p>10.2</text:p>
          </table:table-cell>
          <table:table-cell table:style-name="ce223" table:formula="of:=AVERAGE([.B10:.F10])" office:value-type="float" office:value="10.04" calcext:value-type="float">
            <text:p>10.0</text:p>
          </table:table-cell>
          <table:table-cell table:style-name="ce288" table:formula="of:=(MAX([.B10:.F10])-MIN([.B10:.F10]))/5" office:value-type="float" office:value="0.0799999999999997" calcext:value-type="float">
            <text:p>0.0799999999999997</text:p>
          </table:table-cell>
          <table:table-cell table:style-name="ce235" office:value-type="float" office:value="0.1" calcext:value-type="float">
            <text:p>0.1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0]^2+[.I10]^2+([.J10]*[.G10])^2); -INT(LOG10(ABS(SQRT([.H10]^2+[.I10]^2+([.J10]*[.G10])^2)))))" office:value-type="float" office:value="0.5" calcext:value-type="float">
            <text:p>0.5</text:p>
          </table:table-cell>
          <table:table-cell table:number-columns-repeated="16373"/>
        </table:table-row>
        <table:table-row table:style-name="ro2">
          <table:table-cell table:style-name="ce291" office:value-type="float" office:value="9" calcext:value-type="float">
            <text:p>9</text:p>
          </table:table-cell>
          <table:table-cell table:style-name="ce230" office:value-type="float" office:value="-7.36" calcext:value-type="float">
            <text:p>-7.36</text:p>
          </table:table-cell>
          <table:table-cell table:style-name="ce230" office:value-type="float" office:value="-7.4" calcext:value-type="float">
            <text:p>-7.40</text:p>
          </table:table-cell>
          <table:table-cell table:style-name="ce230" office:value-type="float" office:value="-7" calcext:value-type="float">
            <text:p>-7.00</text:p>
          </table:table-cell>
          <table:table-cell table:number-columns-repeated="2" table:style-name="ce230" office:value-type="float" office:value="-7.6" calcext:value-type="float">
            <text:p>-7.60</text:p>
          </table:table-cell>
          <table:table-cell table:style-name="ce235" table:formula="of:=AVERAGE([.B11:.F11])" office:value-type="float" office:value="-7.392" calcext:value-type="float">
            <text:p>-7.392</text:p>
          </table:table-cell>
          <table:table-cell table:style-name="ce288" table:formula="of:=(MAX([.B11:.F11])-MIN([.B11:.F11]))/5" office:value-type="float" office:value="0.12" calcext:value-type="float">
            <text:p>0.12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1]^2+[.I11]^2+([.J11]*[.G11])^2); -INT(LOG10(ABS(SQRT([.H11]^2+[.I11]^2+([.J11]*[.G11])^2)))))" office:value-type="float" office:value="0.4" calcext:value-type="float">
            <text:p>0.4</text:p>
          </table:table-cell>
          <table:table-cell table:number-columns-repeated="16373"/>
        </table:table-row>
        <table:table-row table:style-name="ro2">
          <table:table-cell table:style-name="ce291" office:value-type="float" office:value="10" calcext:value-type="float">
            <text:p>10</text:p>
          </table:table-cell>
          <table:table-cell table:style-name="ce230" office:value-type="float" office:value="7.6" calcext:value-type="float">
            <text:p>7.60</text:p>
          </table:table-cell>
          <table:table-cell table:number-columns-repeated="2" table:style-name="ce230" office:value-type="float" office:value="7.8" calcext:value-type="float">
            <text:p>7.80</text:p>
          </table:table-cell>
          <table:table-cell table:number-columns-repeated="2" table:style-name="ce230" office:value-type="float" office:value="7.6" calcext:value-type="float">
            <text:p>7.60</text:p>
          </table:table-cell>
          <table:table-cell table:style-name="ce230" table:formula="of:=AVERAGE([.B12:.F12])" office:value-type="float" office:value="7.68" calcext:value-type="float">
            <text:p>7.68</text:p>
          </table:table-cell>
          <table:table-cell table:style-name="ce288" table:formula="of:=(MAX([.B12:.F12])-MIN([.B12:.F12]))/5" office:value-type="float" office:value="0.04" calcext:value-type="float">
            <text:p>0.0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2]^2+[.I12]^2+([.J12]*[.G12])^2); -INT(LOG10(ABS(SQRT([.H12]^2+[.I12]^2+([.J12]*[.G12])^2)))))" office:value-type="float" office:value="0.4" calcext:value-type="float">
            <text:p>0.4</text:p>
          </table:table-cell>
          <table:table-cell table:number-columns-repeated="16373"/>
        </table:table-row>
        <table:table-row table:style-name="ro2">
          <table:table-cell table:style-name="ce291" office:value-type="float" office:value="11" calcext:value-type="float">
            <text:p>11</text:p>
          </table:table-cell>
          <table:table-cell table:style-name="ce230" office:value-type="float" office:value="-5.6" calcext:value-type="float">
            <text:p>-5.60</text:p>
          </table:table-cell>
          <table:table-cell table:style-name="ce230" office:value-type="float" office:value="-5.36" calcext:value-type="float">
            <text:p>-5.36</text:p>
          </table:table-cell>
          <table:table-cell table:style-name="ce230" office:value-type="float" office:value="-5.6" calcext:value-type="float">
            <text:p>-5.60</text:p>
          </table:table-cell>
          <table:table-cell table:number-columns-repeated="2" table:style-name="ce230" office:value-type="float" office:value="-5.2" calcext:value-type="float">
            <text:p>-5.20</text:p>
          </table:table-cell>
          <table:table-cell table:style-name="ce230" table:formula="of:=AVERAGE([.B13:.F13])" office:value-type="float" office:value="-5.392" calcext:value-type="float">
            <text:p>-5.39</text:p>
          </table:table-cell>
          <table:table-cell table:style-name="ce288" table:formula="of:=(MAX([.B13:.F13])-MIN([.B13:.F13]))/5" office:value-type="float" office:value="0.0799999999999999" calcext:value-type="float">
            <text:p>0.0799999999999999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3]^2+[.I13]^2+([.J13]*[.G13])^2); -INT(LOG10(ABS(SQRT([.H13]^2+[.I13]^2+([.J13]*[.G13])^2)))))" office:value-type="float" office:value="0.3" calcext:value-type="float">
            <text:p>0.3</text:p>
          </table:table-cell>
          <table:table-cell table:number-columns-repeated="16373"/>
        </table:table-row>
        <table:table-row table:style-name="ro2">
          <table:table-cell table:style-name="ce291" office:value-type="float" office:value="12" calcext:value-type="float">
            <text:p>12</text:p>
          </table:table-cell>
          <table:table-cell table:style-name="ce230" office:value-type="float" office:value="6.24" calcext:value-type="float">
            <text:p>6.24</text:p>
          </table:table-cell>
          <table:table-cell table:style-name="ce230" office:value-type="float" office:value="6.08" calcext:value-type="float">
            <text:p>6.08</text:p>
          </table:table-cell>
          <table:table-cell table:number-columns-repeated="2" table:style-name="ce230" office:value-type="float" office:value="6.2" calcext:value-type="float">
            <text:p>6.20</text:p>
          </table:table-cell>
          <table:table-cell table:style-name="ce230" office:value-type="float" office:value="6.4" calcext:value-type="float">
            <text:p>6.40</text:p>
          </table:table-cell>
          <table:table-cell table:style-name="ce230" table:formula="of:=AVERAGE([.B14:.F14])" office:value-type="float" office:value="6.224" calcext:value-type="float">
            <text:p>6.22</text:p>
          </table:table-cell>
          <table:table-cell table:style-name="ce288" table:formula="of:=(MAX([.B14:.F14])-MIN([.B14:.F14]))/5" office:value-type="float" office:value="0.0640000000000001" calcext:value-type="float">
            <text:p>0.0640000000000001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4]^2+[.I14]^2+([.J14]*[.G14])^2); -INT(LOG10(ABS(SQRT([.H14]^2+[.I14]^2+([.J14]*[.G14])^2)))))" office:value-type="float" office:value="0.3" calcext:value-type="float">
            <text:p>0.3</text:p>
          </table:table-cell>
          <table:table-cell table:number-columns-repeated="16373"/>
        </table:table-row>
        <table:table-row table:style-name="ro2">
          <table:table-cell table:style-name="ce291" office:value-type="float" office:value="13" calcext:value-type="float">
            <text:p>13</text:p>
          </table:table-cell>
          <table:table-cell table:style-name="ce230" office:value-type="float" office:value="-3.84" calcext:value-type="float">
            <text:p>-3.84</text:p>
          </table:table-cell>
          <table:table-cell table:number-columns-repeated="2" table:style-name="ce230" office:value-type="float" office:value="-4" calcext:value-type="float">
            <text:p>-4.00</text:p>
          </table:table-cell>
          <table:table-cell table:style-name="ce230" office:value-type="float" office:value="-3.6" calcext:value-type="float">
            <text:p>-3.60</text:p>
          </table:table-cell>
          <table:table-cell table:style-name="ce230" office:value-type="float" office:value="-4" calcext:value-type="float">
            <text:p>-4.00</text:p>
          </table:table-cell>
          <table:table-cell table:style-name="ce230" table:formula="of:=AVERAGE([.B15:.F15])" office:value-type="float" office:value="-3.888" calcext:value-type="float">
            <text:p>-3.89</text:p>
          </table:table-cell>
          <table:table-cell table:style-name="ce266" table:formula="of:=(MAX([.B15:.F15])-MIN([.B15:.F15]))/5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5]^2+[.I15]^2+([.J15]*[.G15])^2); -INT(LOG10(ABS(SQRT([.H15]^2+[.I15]^2+([.J15]*[.G15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14" calcext:value-type="float">
            <text:p>14</text:p>
          </table:table-cell>
          <table:table-cell table:number-columns-repeated="2" table:style-name="ce230" office:value-type="float" office:value="4.64" calcext:value-type="float">
            <text:p>4.64</text:p>
          </table:table-cell>
          <table:table-cell table:style-name="ce230" office:value-type="float" office:value="4.8" calcext:value-type="float">
            <text:p>4.80</text:p>
          </table:table-cell>
          <table:table-cell table:style-name="ce230" office:value-type="float" office:value="5" calcext:value-type="float">
            <text:p>5.00</text:p>
          </table:table-cell>
          <table:table-cell table:style-name="ce230" office:value-type="float" office:value="4.6" calcext:value-type="float">
            <text:p>4.60</text:p>
          </table:table-cell>
          <table:table-cell table:style-name="ce230" table:formula="of:=AVERAGE([.B16:.F16])" office:value-type="float" office:value="4.736" calcext:value-type="float">
            <text:p>4.74</text:p>
          </table:table-cell>
          <table:table-cell table:style-name="ce266" table:formula="of:=(MAX([.B16:.F16])-MIN([.B16:.F16]))/5" office:value-type="float" office:value="0.0800000000000001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6]^2+[.I16]^2+([.J16]*[.G16])^2); -INT(LOG10(ABS(SQRT([.H16]^2+[.I16]^2+([.J16]*[.G16])^2)))))" office:value-type="float" office:value="0.3" calcext:value-type="float">
            <text:p>0.3</text:p>
          </table:table-cell>
          <table:table-cell table:number-columns-repeated="16373"/>
        </table:table-row>
        <table:table-row table:style-name="ro2">
          <table:table-cell table:style-name="ce291" office:value-type="float" office:value="15" calcext:value-type="float">
            <text:p>15</text:p>
          </table:table-cell>
          <table:table-cell table:style-name="ce230" office:value-type="float" office:value="-2.72" calcext:value-type="float">
            <text:p>-2.72</text:p>
          </table:table-cell>
          <table:table-cell table:style-name="ce230" office:value-type="float" office:value="-2.56" calcext:value-type="float">
            <text:p>-2.56</text:p>
          </table:table-cell>
          <table:table-cell table:style-name="ce230" office:value-type="float" office:value="-2.8" calcext:value-type="float">
            <text:p>-2.80</text:p>
          </table:table-cell>
          <table:table-cell table:style-name="ce230" office:value-type="float" office:value="-2.48" calcext:value-type="float">
            <text:p>-2.48</text:p>
          </table:table-cell>
          <table:table-cell table:style-name="ce230" office:value-type="float" office:value="-2.4" calcext:value-type="float">
            <text:p>-2.40</text:p>
          </table:table-cell>
          <table:table-cell table:style-name="ce230" table:formula="of:=AVERAGE([.B17:.F17])" office:value-type="float" office:value="-2.592" calcext:value-type="float">
            <text:p>-2.59</text:p>
          </table:table-cell>
          <table:table-cell table:style-name="ce266" table:formula="of:=(MAX([.B17:.F17])-MIN([.B17:.F17]))/5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7]^2+[.I17]^2+([.J17]*[.G17])^2); -INT(LOG10(ABS(SQRT([.H17]^2+[.I17]^2+([.J17]*[.G17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16" calcext:value-type="float">
            <text:p>16</text:p>
          </table:table-cell>
          <table:table-cell table:style-name="ce230" office:value-type="float" office:value="3.84" calcext:value-type="float">
            <text:p>3.84</text:p>
          </table:table-cell>
          <table:table-cell table:style-name="ce230" office:value-type="float" office:value="3.92" calcext:value-type="float">
            <text:p>3.92</text:p>
          </table:table-cell>
          <table:table-cell table:style-name="ce230" office:value-type="float" office:value="4" calcext:value-type="float">
            <text:p>4.00</text:p>
          </table:table-cell>
          <table:table-cell table:style-name="ce230" office:value-type="float" office:value="3.92" calcext:value-type="float">
            <text:p>3.92</text:p>
          </table:table-cell>
          <table:table-cell table:style-name="ce230" office:value-type="float" office:value="3.6" calcext:value-type="float">
            <text:p>3.60</text:p>
          </table:table-cell>
          <table:table-cell table:style-name="ce230" table:formula="of:=AVERAGE([.B18:.F18])" office:value-type="float" office:value="3.856" calcext:value-type="float">
            <text:p>3.86</text:p>
          </table:table-cell>
          <table:table-cell table:style-name="ce266" table:formula="of:=(MAX([.B18:.F18])-MIN([.B18:.F18]))/5" office:value-type="float" office:value="0.08" calcext:value-type="float">
            <text:p>0.0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8]^2+[.I18]^2+([.J18]*[.G18])^2); -INT(LOG10(ABS(SQRT([.H18]^2+[.I18]^2+([.J18]*[.G18])^2)))))" office:value-type="float" office:value="0.2" calcext:value-type="float">
            <text:p>0.2</text:p>
          </table:table-cell>
          <table:table-cell table:number-columns-repeated="16373"/>
        </table:table-row>
        <table:table-row table:style-name="ro2">
          <table:table-cell table:style-name="ce291" office:value-type="float" office:value="17" calcext:value-type="float">
            <text:p>17</text:p>
          </table:table-cell>
          <table:table-cell table:style-name="ce230" office:value-type="float" office:value="-1.84" calcext:value-type="float">
            <text:p>-1.84</text:p>
          </table:table-cell>
          <table:table-cell table:style-name="ce230" office:value-type="float" office:value="-1.68" calcext:value-type="float">
            <text:p>-1.68</text:p>
          </table:table-cell>
          <table:table-cell table:style-name="ce230" office:value-type="float" office:value="-2" calcext:value-type="float">
            <text:p>-2.00</text:p>
          </table:table-cell>
          <table:table-cell table:style-name="ce230" office:value-type="float" office:value="-1.76" calcext:value-type="float">
            <text:p>-1.76</text:p>
          </table:table-cell>
          <table:table-cell table:style-name="ce230" office:value-type="float" office:value="-1.92" calcext:value-type="float">
            <text:p>-1.92</text:p>
          </table:table-cell>
          <table:table-cell table:style-name="ce230" table:formula="of:=AVERAGE([.B19:.F19])" office:value-type="float" office:value="-1.84" calcext:value-type="float">
            <text:p>-1.84</text:p>
          </table:table-cell>
          <table:table-cell table:style-name="ce266" table:formula="of:=(MAX([.B19:.F19])-MIN([.B19:.F19]))/5" office:value-type="float" office:value="0.064" calcext:value-type="float">
            <text:p>0.06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324" table:formula="of:=5%" office:value-type="percentage" office:value="0.05" calcext:value-type="percentage">
            <text:p>5%</text:p>
          </table:table-cell>
          <table:table-cell table:style-name="ce235" table:formula="of:=ROUND(SQRT([.H19]^2+[.I19]^2+([.J19]*[.G19])^2); -INT(LOG10(ABS(SQRT([.H19]^2+[.I19]^2+([.J19]*[.G19])^2)))))" office:value-type="float" office:value="0.1" calcext:value-type="float">
            <text:p>0.1</text:p>
          </table:table-cell>
          <table:table-cell table:number-columns-repeated="16373"/>
        </table:table-row>
        <table:table-row table:style-name="ro2">
          <table:table-cell table:style-name="ce317" office:value-type="float" office:value="18" calcext:value-type="float">
            <text:p>18</text:p>
          </table:table-cell>
          <table:table-cell table:style-name="ce257" office:value-type="float" office:value="2.96" calcext:value-type="float">
            <text:p>2.96</text:p>
          </table:table-cell>
          <table:table-cell table:style-name="ce257" office:value-type="float" office:value="3.12" calcext:value-type="float">
            <text:p>3.12</text:p>
          </table:table-cell>
          <table:table-cell table:style-name="ce257" office:value-type="float" office:value="3.4" calcext:value-type="float">
            <text:p>3.40</text:p>
          </table:table-cell>
          <table:table-cell table:style-name="ce257" office:value-type="float" office:value="-3.2" calcext:value-type="float">
            <text:p>-3.20</text:p>
          </table:table-cell>
          <table:table-cell table:style-name="ce257" office:value-type="float" office:value="2.88" calcext:value-type="float">
            <text:p>2.88</text:p>
          </table:table-cell>
          <table:table-cell table:style-name="ce257" table:formula="of:=AVERAGE([.B20:.F20])" office:value-type="float" office:value="1.832" calcext:value-type="float">
            <text:p>1.83</text:p>
          </table:table-cell>
          <table:table-cell table:style-name="ce322" table:formula="of:=(MAX([.B20:.F20])-MIN([.B20:.F20]))/5" office:value-type="float" office:value="1.32" calcext:value-type="float">
            <text:p>1.32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325" table:formula="of:=5%" office:value-type="percentage" office:value="0.05" calcext:value-type="percentage">
            <text:p>5%</text:p>
          </table:table-cell>
          <table:table-cell table:style-name="ce237" table:formula="of:=ROUND(SQRT([.H20]^2+[.I20]^2+([.J20]*[.G20])^2); -INT(LOG10(ABS(SQRT([.H20]^2+[.I20]^2+([.J20]*[.G20])^2)))))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t" table:style-name="ta2">
        <table:table-column table:style-name="co2" table:number-columns-repeated="10" table:default-cell-style-name="ce221"/>
        <table:table-column table:style-name="co3" table:number-columns-repeated="15" table:default-cell-style-name="ce221"/>
        <table:table-column table:style-name="co2" table:number-columns-repeated="9" table:default-cell-style-name="ce221"/>
        <table:table-column table:style-name="co3" table:number-columns-repeated="16350" table:default-cell-style-name="ce221"/>
        <table:table-row table:style-name="ro2">
          <table:table-cell table:style-name="ce220" office:value-type="string" calcext:value-type="string" table:number-columns-spanned="1" table:number-rows-spanned="2">
            <text:p>R (Ω)</text:p>
          </table:table-cell>
          <table:table-cell table:style-name="ce220" office:value-type="string" calcext:value-type="string" table:number-columns-spanned="6" table:number-rows-spanned="1">
            <text:p>Voltage settling time (μs)</text:p>
          </table:table-cell>
          <table:covered-table-cell table:number-columns-repeated="5"/>
          <table:table-cell table:style-name="ce234" office:value-type="string" calcext:value-type="string" table:number-columns-spanned="3" table:number-rows-spanned="1">
            <text:p>Uncertainties</text:p>
          </table:table-cell>
          <table:covered-table-cell table:number-columns-repeated="2"/>
          <table:table-cell table:number-columns-repeated="16374"/>
        </table:table-row>
        <table:table-row table:style-name="ro2">
          <table:covered-table-cell/>
          <table:table-cell table:style-name="ce326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string" calcext:value-type="string">
            <text:p>Mean</text:p>
          </table:table-cell>
          <table:table-cell table:style-name="ce318" office:value-type="string" calcext:value-type="string">
            <text:p>Rand.</text:p>
          </table:table-cell>
          <table:table-cell table:style-name="ce318" office:value-type="string" calcext:value-type="string">
            <text:p>Read.</text:p>
          </table:table-cell>
          <table:table-cell table:style-name="ce318" office:value-type="string" calcext:value-type="string">
            <text:p>Abs.</text:p>
          </table:table-cell>
          <table:table-cell table:number-columns-repeated="16374"/>
        </table:table-row>
        <table:table-row table:style-name="ro2"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68.4" calcext:value-type="float">
            <text:p>68.4</text:p>
          </table:table-cell>
          <table:table-cell table:style-name="ce236" office:value-type="float" office:value="67.4" calcext:value-type="float">
            <text:p>67.4</text:p>
          </table:table-cell>
          <table:table-cell table:number-columns-repeated="2" table:style-name="ce236" office:value-type="float" office:value="64.8" calcext:value-type="float">
            <text:p>64.8</text:p>
          </table:table-cell>
          <table:table-cell table:style-name="ce236" office:value-type="float" office:value="61.9" calcext:value-type="float">
            <text:p>61.9</text:p>
          </table:table-cell>
          <table:table-cell table:style-name="ce231" table:formula="of:=AVERAGE([.B3:.F3])" office:value-type="float" office:value="65.46" calcext:value-type="float">
            <text:p>65.5</text:p>
          </table:table-cell>
          <table:table-cell table:style-name="ce236" table:formula="of:=(MAX([.B3:.F3])-MIN([.B3:.F3]))/5" office:value-type="float" office:value="1.3" calcext:value-type="float">
            <text:p>1.3</text:p>
          </table:table-cell>
          <table:table-cell table:style-name="ce236" table:formula="of:=0.02" office:value-type="float" office:value="0.02" calcext:value-type="float">
            <text:p>0.02</text:p>
          </table:table-cell>
          <table:table-cell table:style-name="ce236" table:formula="of:=ROUND(SQRT([.H3]^2+[.I3]^2); -INT(LOG10(ABS(SQRT([.H3]^2+[.I3]^2)))))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style-name="ce235" office:value-type="float" office:value="10" calcext:value-type="float">
            <text:p>10</text:p>
          </table:table-cell>
          <table:table-cell table:style-name="ce235" office:value-type="float" office:value="50.2" calcext:value-type="float">
            <text:p>50.2</text:p>
          </table:table-cell>
          <table:table-cell table:style-name="ce235" office:value-type="float" office:value="52.5" calcext:value-type="float">
            <text:p>52.5</text:p>
          </table:table-cell>
          <table:table-cell table:style-name="ce235" office:value-type="float" office:value="50.6" calcext:value-type="float">
            <text:p>50.6</text:p>
          </table:table-cell>
          <table:table-cell table:style-name="ce235" office:value-type="float" office:value="49.8" calcext:value-type="float">
            <text:p>49.8</text:p>
          </table:table-cell>
          <table:table-cell table:style-name="ce235" office:value-type="float" office:value="53.8" calcext:value-type="float">
            <text:p>53.8</text:p>
          </table:table-cell>
          <table:table-cell table:style-name="ce223" table:formula="of:=AVERAGE([.B4:.F4])" office:value-type="float" office:value="51.38" calcext:value-type="float">
            <text:p>51.4</text:p>
          </table:table-cell>
          <table:table-cell table:style-name="ce235" table:formula="of:=(MAX([.B4:.F4])-MIN([.B4:.F4]))/5" office:value-type="float" office:value="0.8" calcext:value-type="float">
            <text:p>0.8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H4]^2+[.I4]^2); -INT(LOG10(ABS(SQRT([.H4]^2+[.I4]^2)))))" office:value-type="float" office:value="0.8" calcext:value-type="float">
            <text:p>0.8</text:p>
          </table:table-cell>
          <table:table-cell table:number-columns-repeated="16374"/>
        </table:table-row>
        <table:table-row table:style-name="ro2">
          <table:table-cell table:style-name="ce235" office:value-type="float" office:value="39" calcext:value-type="float">
            <text:p>39</text:p>
          </table:table-cell>
          <table:table-cell table:style-name="ce235" office:value-type="float" office:value="45.7" calcext:value-type="float">
            <text:p>45.7</text:p>
          </table:table-cell>
          <table:table-cell table:style-name="ce235" office:value-type="float" office:value="50.4" calcext:value-type="float">
            <text:p>50.4</text:p>
          </table:table-cell>
          <table:table-cell table:style-name="ce235" office:value-type="float" office:value="44.7" calcext:value-type="float">
            <text:p>44.7</text:p>
          </table:table-cell>
          <table:table-cell table:style-name="ce235" office:value-type="float" office:value="40.2" calcext:value-type="float">
            <text:p>40.2</text:p>
          </table:table-cell>
          <table:table-cell table:style-name="ce235" office:value-type="float" office:value="47.4" calcext:value-type="float">
            <text:p>47.4</text:p>
          </table:table-cell>
          <table:table-cell table:style-name="ce223" table:formula="of:=AVERAGE([.B5:.F5])" office:value-type="float" office:value="45.68" calcext:value-type="float">
            <text:p>45.7</text:p>
          </table:table-cell>
          <table:table-cell table:style-name="ce235" table:formula="of:=(MAX([.B5:.F5])-MIN([.B5:.F5]))/5" office:value-type="float" office:value="2.04" calcext:value-type="float">
            <text:p>2.04</text:p>
          </table:table-cell>
          <table:table-cell table:style-name="ce235" table:formula="of:=0.01" office:value-type="float" office:value="0.01" calcext:value-type="float">
            <text:p>0.01</text:p>
          </table:table-cell>
          <table:table-cell table:style-name="ce235" table:formula="of:=ROUND(SQRT([.H5]^2+[.I5]^2); -INT(LOG10(ABS(SQRT([.H5]^2+[.I5]^2)))))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style-name="ce235" office:value-type="float" office:value="3300" calcext:value-type="float">
            <text:p>3300</text:p>
          </table:table-cell>
          <table:table-cell table:style-name="ce235" office:value-type="float" office:value="6.42" calcext:value-type="float">
            <text:p>6.42</text:p>
          </table:table-cell>
          <table:table-cell table:style-name="ce235" office:value-type="float" office:value="7.04" calcext:value-type="float">
            <text:p>7.04</text:p>
          </table:table-cell>
          <table:table-cell table:style-name="ce235" office:value-type="float" office:value="6.66" calcext:value-type="float">
            <text:p>6.66</text:p>
          </table:table-cell>
          <table:table-cell table:style-name="ce235" office:value-type="float" office:value="6.52" calcext:value-type="float">
            <text:p>6.52</text:p>
          </table:table-cell>
          <table:table-cell table:style-name="ce235" office:value-type="float" office:value="6.82" calcext:value-type="float">
            <text:p>6.82</text:p>
          </table:table-cell>
          <table:table-cell table:style-name="ce230" table:formula="of:=AVERAGE([.B6:.F6])" office:value-type="float" office:value="6.692" calcext:value-type="float">
            <text:p>6.69</text:p>
          </table:table-cell>
          <table:table-cell table:style-name="ce235" table:formula="of:=(MAX([.B6:.F6])-MIN([.B6:.F6]))/5" office:value-type="float" office:value="0.124" calcext:value-type="float">
            <text:p>0.124</text:p>
          </table:table-cell>
          <table:table-cell table:style-name="ce235" table:formula="of:=0.02" office:value-type="float" office:value="0.02" calcext:value-type="float">
            <text:p>0.02</text:p>
          </table:table-cell>
          <table:table-cell table:style-name="ce235" table:formula="of:=ROUND(SQRT([.H6]^2+[.I6]^2); -INT(LOG10(ABS(SQRT([.H6]^2+[.I6]^2)))))" office:value-type="float" office:value="0.1" calcext:value-type="float">
            <text:p>0.1</text:p>
          </table:table-cell>
          <table:table-cell table:number-columns-repeated="16374"/>
        </table:table-row>
        <table:table-row table:style-name="ro2">
          <table:table-cell table:style-name="ce237" office:value-type="float" office:value="4000" calcext:value-type="float">
            <text:p>4000</text:p>
          </table:table-cell>
          <table:table-cell table:style-name="ce237" office:value-type="float" office:value="7.98" calcext:value-type="float">
            <text:p>7.98</text:p>
          </table:table-cell>
          <table:table-cell table:style-name="ce237" office:value-type="float" office:value="8.56" calcext:value-type="float">
            <text:p>8.56</text:p>
          </table:table-cell>
          <table:table-cell table:style-name="ce257" office:value-type="float" office:value="8.5" calcext:value-type="float">
            <text:p>8.50</text:p>
          </table:table-cell>
          <table:table-cell table:style-name="ce237" office:value-type="float" office:value="8.36" calcext:value-type="float">
            <text:p>8.36</text:p>
          </table:table-cell>
          <table:table-cell table:style-name="ce237" office:value-type="float" office:value="8.42" calcext:value-type="float">
            <text:p>8.42</text:p>
          </table:table-cell>
          <table:table-cell table:style-name="ce257" table:formula="of:=AVERAGE([.B7:.F7])" office:value-type="float" office:value="8.364" calcext:value-type="float">
            <text:p>8.36</text:p>
          </table:table-cell>
          <table:table-cell table:style-name="ce237" table:formula="of:=(MAX([.B7:.F7])-MIN([.B7:.F7]))/5" office:value-type="float" office:value="0.116" calcext:value-type="float">
            <text:p>0.116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237" table:formula="of:=ROUND(SQRT([.H7]^2+[.I7]^2); -INT(LOG10(ABS(SQRT([.H7]^2+[.I7]^2)))))" office:value-type="float" office:value="0.1" calcext:value-type="float">
            <text:p>0.1</text:p>
          </table:table-cell>
          <table:table-cell table:number-columns-repeated="16374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Vol" table:style-name="ta2">
        <table:table-column table:style-name="co2" table:number-columns-repeated="8" table:default-cell-style-name="ce275"/>
        <table:table-column table:style-name="co7" table:default-cell-style-name="ce275"/>
        <table:table-column table:style-name="co2" table:default-cell-style-name="ce275"/>
        <table:table-column table:style-name="co7" table:default-cell-style-name="ce275"/>
        <table:table-column table:style-name="co3" table:number-columns-repeated="16373" table:default-cell-style-name="ce275"/>
        <table:table-row table:style-name="ro2">
          <table:table-cell table:style-name="ce220" office:value-type="string" calcext:value-type="string" table:number-columns-spanned="1" table:number-rows-spanned="2">
            <text:p>R (kΩ)</text:p>
          </table:table-cell>
          <table:table-cell table:style-name="ce220" office:value-type="string" calcext:value-type="string" table:number-columns-spanned="6" table:number-rows-spanned="1">
            <text:p>Peak voltage (V)</text:p>
          </table:table-cell>
          <table:covered-table-cell table:number-columns-repeated="5"/>
          <table:table-cell table:style-name="ce234" office:value-type="string" calcext:value-type="string" table:number-columns-spanned="4" table:number-rows-spanned="1">
            <text:p>Uncertainties</text:p>
          </table:table-cell>
          <table:covered-table-cell table:number-columns-repeated="3"/>
          <table:table-cell table:number-columns-repeated="16373"/>
        </table:table-row>
        <table:table-row table:style-name="ro3">
          <table:covered-table-cell/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string" calcext:value-type="string">
            <text:p>Mean</text:p>
          </table:table-cell>
          <table:table-cell table:style-name="ce318" office:value-type="string" calcext:value-type="string">
            <text:p>Rand.</text:p>
          </table:table-cell>
          <table:table-cell table:style-name="ce318" office:value-type="string" calcext:value-type="string">
            <text:p>Read.</text:p>
          </table:table-cell>
          <table:table-cell table:style-name="ce328" office:value-type="string" calcext:value-type="string">
            <text:p>Calib.</text:p>
          </table:table-cell>
          <table:table-cell table:style-name="ce328" office:value-type="string" calcext:value-type="string">
            <text:p>Abs.</text:p>
          </table:table-cell>
          <table:table-cell table:number-columns-repeated="16373"/>
        </table:table-row>
        <table:table-row table:style-name="ro3">
          <table:table-cell table:style-name="ce236" office:value-type="float" office:value="3.3" calcext:value-type="float">
            <text:p>3.3</text:p>
          </table:table-cell>
          <table:table-cell table:style-name="ce236" office:value-type="float" office:value="-2.92" calcext:value-type="float">
            <text:p>-2.92</text:p>
          </table:table-cell>
          <table:table-cell table:number-columns-repeated="2" table:style-name="ce236" office:value-type="float" office:value="-2.88" calcext:value-type="float">
            <text:p>-2.88</text:p>
          </table:table-cell>
          <table:table-cell table:style-name="ce236" office:value-type="float" office:value="-2.92" calcext:value-type="float">
            <text:p>-2.92</text:p>
          </table:table-cell>
          <table:table-cell table:style-name="ce256" office:value-type="float" office:value="-2.9" calcext:value-type="float">
            <text:p>-2.90</text:p>
          </table:table-cell>
          <table:table-cell table:style-name="ce256" table:formula="of:=AVERAGE([.B3:.F3])" office:value-type="float" office:value="-2.9" calcext:value-type="float">
            <text:p>-2.90</text:p>
          </table:table-cell>
          <table:table-cell table:style-name="ce236" table:formula="of:=(MAX([.B3:.F3])-MIN([.B3:.F3]))/5" office:value-type="float" office:value="0.00800000000000001" calcext:value-type="float">
            <text:p>0.00800000000000001</text:p>
          </table:table-cell>
          <table:table-cell table:style-name="ce236" table:formula="of:=0.02" office:value-type="float" office:value="0.02" calcext:value-type="float">
            <text:p>0.02</text:p>
          </table:table-cell>
          <table:table-cell table:style-name="ce329" office:value-type="percentage" office:value="0.01" calcext:value-type="percentage">
            <text:p>1%</text:p>
          </table:table-cell>
          <table:table-cell table:style-name="ce236" table:formula="of:=ROUND(SQRT([.H3]^2+[.I3]^2+([.J3]*[.G3])^2); -INT(LOG10(ABS(SQRT([.H3]^2+[.I3]^2+([.J3]*[.G3])^2)))))" office:value-type="float" office:value="0.04" calcext:value-type="float">
            <text:p>0.04</text:p>
          </table:table-cell>
          <table:table-cell table:number-columns-repeated="16373"/>
        </table:table-row>
        <table:table-row table:style-name="ro3">
          <table:table-cell table:style-name="ce237" office:value-type="float" office:value="4" calcext:value-type="float">
            <text:p>4</text:p>
          </table:table-cell>
          <table:table-cell table:style-name="ce257" office:value-type="float" office:value="-3.2" calcext:value-type="float">
            <text:p>-3.20</text:p>
          </table:table-cell>
          <table:table-cell table:style-name="ce237" office:value-type="float" office:value="-3.22" calcext:value-type="float">
            <text:p>-3.22</text:p>
          </table:table-cell>
          <table:table-cell table:number-columns-repeated="3" table:style-name="ce237" office:value-type="float" office:value="-3.18" calcext:value-type="float">
            <text:p>-3.18</text:p>
          </table:table-cell>
          <table:table-cell table:style-name="ce257" table:formula="of:=AVERAGE([.B4:.F4])" office:value-type="float" office:value="-3.192" calcext:value-type="float">
            <text:p>-3.19</text:p>
          </table:table-cell>
          <table:table-cell table:style-name="ce237" table:formula="of:=(MAX([.B4:.F4])-MIN([.B4:.F4]))/5" office:value-type="float" office:value="0.00800000000000001" calcext:value-type="float">
            <text:p>0.00800000000000001</text:p>
          </table:table-cell>
          <table:table-cell table:style-name="ce237" table:formula="of:=0.02" office:value-type="float" office:value="0.02" calcext:value-type="float">
            <text:p>0.02</text:p>
          </table:table-cell>
          <table:table-cell table:style-name="ce330" table:formula="of:=0.01*SQRT(2)" office:value-type="percentage" office:value="0.014142135623731" calcext:value-type="percentage">
            <text:p>1.4%</text:p>
          </table:table-cell>
          <table:table-cell table:style-name="ce237" table:formula="of:=ROUND(SQRT([.H4]^2+[.I4]^2+([.J4]*[.G4])^2); -INT(LOG10(ABS(SQRT([.H4]^2+[.I4]^2+([.J4]*[.G4])^2)))))" office:value-type="float" office:value="0.05" calcext:value-type="float">
            <text:p>0.05</text:p>
          </table:table-cell>
          <table:table-cell table:number-columns-repeated="1637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  <style:font-face style:name="Var(--Jp-Code-Font-Family)" svg:font-family="Var(--Jp-Code-Font-Family)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 zero-value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3:16:39.1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description/>
    <dc:subject/>
    <meta:initial-creator/>
    <meta:creation-date>2025-01-18T14:21:49Z</meta:creation-date>
    <dc:date>2025-02-08T13:19:36.110000000</dc:date>
    <meta:editing-cycles>15</meta:editing-cycles>
    <meta:editing-duration>PT26M24S</meta:editing-duration>
    <meta:print-date>2025-02-08T13:19:34.869000000</meta:print-date>
    <meta:printed-by>PDF files</meta:printed-by>
    <meta:document-statistic meta:table-count="14" meta:cell-count="5310" meta:object-count="0"/>
  </office:meta>
</office:document-meta>
</file>